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1126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3571in"/>
    </style:style>
    <style:style style:name="co4" style:family="table-column">
      <style:table-column-properties fo:break-before="auto" style:column-width="0.6693in"/>
    </style:style>
    <style:style style:name="co5" style:family="table-column">
      <style:table-column-properties fo:break-before="auto" style:column-width="0.8339in"/>
    </style:style>
    <style:style style:name="co6" style:family="table-column">
      <style:table-column-properties fo:break-before="auto" style:column-width="7.8209in"/>
    </style:style>
    <style:style style:name="co7" style:family="table-column">
      <style:table-column-properties fo:break-before="auto" style:column-width="1.3752in"/>
    </style:style>
    <style:style style:name="co8" style:family="table-column">
      <style:table-column-properties fo:break-before="auto" style:column-width="1.5417in"/>
    </style:style>
    <style:style style:name="co9" style:family="table-column">
      <style:table-column-properties fo:break-before="auto" style:column-width="10.4819in"/>
    </style:style>
    <style:style style:name="co10" style:family="table-column">
      <style:table-column-properties fo:break-before="auto" style:column-width="8.0429in"/>
    </style:style>
    <style:style style:name="co11" style:family="table-column">
      <style:table-column-properties fo:break-before="auto" style:column-width="0.3902in"/>
    </style:style>
    <style:style style:name="co12" style:family="table-column">
      <style:table-column-properties fo:break-before="auto" style:column-width="7.289in"/>
    </style:style>
    <style:style style:name="co13" style:family="table-column">
      <style:table-column-properties fo:break-before="auto" style:column-width="0.8035in"/>
    </style:style>
    <style:style style:name="co14" style:family="table-column">
      <style:table-column-properties fo:break-before="auto" style:column-width="0.4689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page" style:column-width="0.889in"/>
    </style:style>
    <style:style style:name="co17" style:family="table-column">
      <style:table-column-properties fo:break-before="auto" style:column-width="0.4236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953in" fo:break-before="auto" style:use-optimal-row-height="true"/>
    </style:style>
    <style:style style:name="ro7" style:family="table-row">
      <style:table-row-properties style:row-height="0.4602in" fo:break-before="auto" style:use-optimal-row-height="false"/>
    </style:style>
    <style:style style:name="ro8" style:family="table-row">
      <style:table-row-properties style:row-height="0.3701in" fo:break-before="auto" style:use-optimal-row-height="false"/>
    </style:style>
    <style:style style:name="ro9" style:family="table-row">
      <style:table-row-properties style:row-height="0.2in" fo:break-before="auto" style:use-optimal-row-height="false"/>
    </style:style>
    <style:style style:name="ta1" style:family="table" style:master-page-name="PageStyle_5f_Long_20_Method">
      <style:table-properties table:display="true" style:writing-mode="lr-tb"/>
    </style:style>
    <style:style style:name="ta2" style:family="table" style:master-page-name="PageStyle_5f_GodClass">
      <style:table-properties table:display="true" style:writing-mode="lr-tb"/>
    </style:style>
    <style:style style:name="ta3" style:family="table" style:master-page-name="PageStyle_5f_Feature_20_Envy">
      <style:table-properties table:display="true" style:writing-mode="lr-tb"/>
    </style:style>
    <style:style style:name="ta4" style:family="table" style:master-page-name="PageStyle_5f_Long_20_Parameter_20_List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10000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14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order="0.06pt solid #000000"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Default">
      <style:text-properties style:font-name="Times New Roman"/>
    </style:style>
    <style:style style:name="ce17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>
      <style:table-cell-properties fo:border="0.06pt solid #000000"/>
      <style:text-properties style:font-name="Times New Roma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fo:language="en" fo:country="US" style:text-underline-mode="continuous" style:text-overline-mode="continuous" style:text-line-through-mode="continuous" style:font-name-asian="DejaVu San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ong Metho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Long Metho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ão sei</text:p>
          </table:table-cell>
          <table:table-cell table:number-columns-repeated="1020"/>
        </table:table-row>
        <table:table-row table:style-name="ro2">
          <table:table-cell table:formula="of:=CONCATENATE([.F2];CHAR(10);&quot;- &quot;;[.G2])" office:value-type="string" office:string-value="net.sourceforge.ganttproject.GanttOptions.java&#10;- void save()" calcext:value-type="string">
            <text:p>net.sourceforge.ganttproject.GanttOptions.java<text:line-break/>- void save()</text:p>
          </table:table-cell>
          <table:table-cell table:number-columns-repeated="4"/>
          <table:table-cell table:style-name="ce2" office:value-type="string" calcext:value-type="string">
            <text:p>net.sourceforge.ganttproject.GanttOptions.java</text:p>
          </table:table-cell>
          <table:table-cell office:value-type="string" calcext:value-type="string">
            <text:p>void save()</text:p>
          </table:table-cell>
          <table:table-cell table:number-columns-repeated="1017"/>
        </table:table-row>
        <table:table-row table:style-name="ro3">
          <table:table-cell table:formula="of:=CONCATENATE([.F3];CHAR(10);&quot;- &quot;;[.G3])" office:value-type="string" office:string-value="net.sourceforge.ganttproject.GanttOptions.java&#10;- void startElement(String namespaceURI, String sName, String qName, Attributes attrs) throws SAXException" calcext:value-type="string">
            <text:p>net.sourceforge.ganttproject.GanttOptions.java<text:line-break/>- void startElement(String namespaceURI, String sName, String qName, Attributes attrs) throws SAXException</text:p>
          </table:table-cell>
          <table:table-cell table:number-columns-repeated="4"/>
          <table:table-cell table:style-name="ce2" office:value-type="string" calcext:value-type="string">
            <text:p>net.sourceforge.ganttproject.GanttOptions.java</text:p>
          </table:table-cell>
          <table:table-cell office:value-type="string" calcext:value-type="string">
            <text:p>void startElement(String namespaceURI, String sName, String qName, Attributes attrs) throws SAXException</text:p>
          </table:table-cell>
          <table:table-cell table:number-columns-repeated="1017"/>
        </table:table-row>
        <table:table-row table:style-name="ro3">
          <table:table-cell table:formula="of:=CONCATENATE([.F4];CHAR(10);&quot;- &quot;;[.G4])" office:value-type="string" office:string-value="net.sourceforge.ganttproject.GanttTree2.java&#10;- void pasteNode()" calcext:value-type="string">
            <text:p>net.sourceforge.ganttproject.GanttTree2.java<text:line-break/>- void pasteNode()</text:p>
          </table:table-cell>
          <table:table-cell table:number-columns-repeated="4"/>
          <table:table-cell table:style-name="ce2" office:value-type="string" calcext:value-type="string">
            <text:p>net.sourceforge.ganttproject.GanttTree2.java</text:p>
          </table:table-cell>
          <table:table-cell office:value-type="string" calcext:value-type="string">
            <text:p>void pasteNode()</text:p>
          </table:table-cell>
          <table:table-cell table:number-columns-repeated="1017"/>
        </table:table-row>
        <table:table-row table:style-name="ro3">
          <table:table-cell table:formula="of:=CONCATENATE([.F5];CHAR(10);&quot;- &quot;;[.G5])" office:value-type="string" office:string-value="net.sourceforge.ganttproject.GanttTree2.java&#10;- void run()" calcext:value-type="string">
            <text:p>net.sourceforge.ganttproject.GanttTree2.java<text:line-break/>- void run()</text:p>
          </table:table-cell>
          <table:table-cell table:number-columns-repeated="4"/>
          <table:table-cell table:style-name="ce2" office:value-type="string" calcext:value-type="string">
            <text:p>net.sourceforge.ganttproject.GanttTree2.java</text:p>
          </table:table-cell>
          <table:table-cell office:value-type="string" calcext:value-type="string">
            <text:p>void run()</text:p>
          </table:table-cell>
          <table:table-cell table:number-columns-repeated="1017"/>
        </table:table-row>
        <table:table-row table:style-name="ro2">
          <table:table-cell table:formula="of:=CONCATENATE([.F6];CHAR(10);&quot;- &quot;;[.G6])" office:value-type="string" office:string-value="net.sourceforge.ganttproject.GanttTreeTable.java&#10;- void initTreeTable()" calcext:value-type="string">
            <text:p>net.sourceforge.ganttproject.GanttTreeTable.java<text:line-break/>- void initTreeTable()</text:p>
          </table:table-cell>
          <table:table-cell table:number-columns-repeated="4"/>
          <table:table-cell table:style-name="ce2" office:value-type="string" calcext:value-type="string">
            <text:p>net.sourceforge.ganttproject.GanttTreeTable.java</text:p>
          </table:table-cell>
          <table:table-cell office:value-type="string" calcext:value-type="string">
            <text:p>void initTreeTable()</text:p>
          </table:table-cell>
          <table:table-cell table:number-columns-repeated="1017"/>
        </table:table-row>
        <table:table-row table:style-name="ro3">
          <table:table-cell table:formula="of:=CONCATENATE([.F7];CHAR(10);&quot;- &quot;;[.G7])" office:value-type="string" office:string-value="net.sourceforge.ganttproject.chart.TaskRendererImpl.java&#10;- Rectangle processRegularActivity(TaskActivity nextStarted)" calcext:value-type="string">
            <text:p>net.sourceforge.ganttproject.chart.TaskRendererImpl.java<text:line-break/>- Rectangle processRegularActivity(TaskActivity nextStarted)</text:p>
          </table:table-cell>
          <table:table-cell table:number-columns-repeated="4"/>
          <table:table-cell table:style-name="ce2" office:value-type="string" calcext:value-type="string">
            <text:p>net.sourceforge.ganttproject.chart.TaskRendererImpl.java</text:p>
          </table:table-cell>
          <table:table-cell office:value-type="string" calcext:value-type="string">
            <text:p>Rectangle processRegularActivity(TaskActivity nextStarted)</text:p>
          </table:table-cell>
          <table:table-cell table:number-columns-repeated="1017"/>
        </table:table-row>
        <table:table-row table:style-name="ro3">
          <table:table-cell table:formula="of:=CONCATENATE([.F8];CHAR(10);&quot;- &quot;;[.G8])" office:value-type="string" office:string-value="net.sourceforge.ganttproject.gui.GanttTaskPropertiesBean.java&#10;- void constructGeneralPanel()" calcext:value-type="string">
            <text:p>net.sourceforge.ganttproject.gui.GanttTaskPropertiesBean.java<text:line-break/>- void constructGeneralPanel()</text:p>
          </table:table-cell>
          <table:table-cell table:number-columns-repeated="4"/>
          <table:table-cell table:style-name="ce2" office:value-type="string" calcext:value-type="string">
            <text:p>net.sourceforge.ganttproject.gui.GanttTaskPropertiesBean.java</text:p>
          </table:table-cell>
          <table:table-cell office:value-type="string" calcext:value-type="string">
            <text:p>void constructGeneralPanel()</text:p>
          </table:table-cell>
          <table:table-cell table:number-columns-repeated="1017"/>
        </table:table-row>
        <table:table-row table:style-name="ro3">
          <table:table-cell table:formula="of:=CONCATENATE([.F9];CHAR(10);&quot;- &quot;;[.G9])" office:value-type="string" office:string-value="net.sourceforge.ganttproject.io.GanttCSVExport.java&#10;- void getMaxSize()" calcext:value-type="string">
            <text:p>net.sourceforge.ganttproject.io.GanttCSVExport.java<text:line-break/>- void getMaxSize()</text:p>
          </table:table-cell>
          <table:table-cell table:number-columns-repeated="4"/>
          <table:table-cell table:style-name="ce2" office:value-type="string" calcext:value-type="string">
            <text:p>net.sourceforge.ganttproject.io.GanttCSVExport.java</text:p>
          </table:table-cell>
          <table:table-cell office:value-type="string" calcext:value-type="string">
            <text:p>void getMaxSize()</text:p>
          </table:table-cell>
          <table:table-cell table:number-columns-repeated="1017"/>
        </table:table-row>
        <table:table-row table:style-name="ro3">
          <table:table-cell table:formula="of:=CONCATENATE([.F10];CHAR(10);&quot;- &quot;;[.G10])" office:value-type="string" office:string-value="net.sourceforge.ganttproject.io.GanttXFIGSaver.java&#10;- BoxObject task2box(GanttTask task, int depthval, int number,boolean isLeaf)" calcext:value-type="string">
            <text:p>net.sourceforge.ganttproject.io.GanttXFIGSaver.java<text:line-break/>- BoxObject task2box(GanttTask task, int depthval, int number,boolean isLeaf)</text:p>
          </table:table-cell>
          <table:table-cell table:number-columns-repeated="4"/>
          <table:table-cell table:style-name="ce2" office:value-type="string" calcext:value-type="string">
            <text:p>net.sourceforge.ganttproject.io.GanttXFIGSaver.java</text:p>
          </table:table-cell>
          <table:table-cell office:value-type="string" calcext:value-type="string">
            <text:p>BoxObject task2box(GanttTask task, int depthval, int number,boolean isLeaf)</text:p>
          </table:table-cell>
          <table:table-cell table:number-columns-repeated="1017"/>
        </table:table-row>
        <table:table-row table:style-name="ro3">
          <table:table-cell table:formula="of:=CONCATENATE([.F11];CHAR(10);&quot;- &quot;;[.G11])" office:value-type="string" office:string-value="net.sourceforge.ganttproject.parser.TaskTagHandler.java&#10;- void loadTask(Attributes attrs)" calcext:value-type="string">
            <text:p>net.sourceforge.ganttproject.parser.TaskTagHandler.java<text:line-break/>- void loadTask(Attributes attrs)</text:p>
          </table:table-cell>
          <table:table-cell table:number-columns-repeated="4"/>
          <table:table-cell table:style-name="ce2" office:value-type="string" calcext:value-type="string">
            <text:p>net.sourceforge.ganttproject.parser.TaskTagHandler.java</text:p>
          </table:table-cell>
          <table:table-cell office:value-type="string" calcext:value-type="string">
            <text:p>void loadTask(Attributes attrs)</text:p>
          </table:table-cell>
          <table:table-cell table:number-columns-repeated="1017"/>
        </table:table-row>
        <table:table-row table:style-name="ro3">
          <table:table-cell table:formula="of:=CONCATENATE([.F12];CHAR(10);&quot;- &quot;;[.G12])" office:value-type="string" office:string-value="net.sourceforge.ganttproject.task.TaskProperties.java&#10;- static Object getProperty(Task task, String propertyID)" calcext:value-type="string">
            <text:p>net.sourceforge.ganttproject.task.TaskProperties.java<text:line-break/>- static Object getProperty(Task task, String propertyID)</text:p>
          </table:table-cell>
          <table:table-cell table:number-columns-repeated="4"/>
          <table:table-cell table:style-name="ce2" office:value-type="string" calcext:value-type="string">
            <text:p>net.sourceforge.ganttproject.task.TaskProperties.java</text:p>
          </table:table-cell>
          <table:table-cell office:value-type="string" calcext:value-type="string">
            <text:p>static Object getProperty(Task task, String propertyID)</text:p>
          </table:table-cell>
          <table:table-cell table:number-columns-repeated="1017"/>
        </table:table-row>
        <table:table-row table:style-name="ro3">
          <table:table-cell table:formula="of:=CONCATENATE([.F13];CHAR(10);&quot;- &quot;;[.G13])" office:value-type="string" office:string-value="org.w3c.util.DateParser.java&#10;- static Calendar getCalendar(String isodate)" calcext:value-type="string">
            <text:p>org.w3c.util.DateParser.java<text:line-break/>- static Calendar getCalendar(String isodate)</text:p>
          </table:table-cell>
          <table:table-cell table:number-columns-repeated="4"/>
          <table:table-cell table:style-name="ce2" office:value-type="string" calcext:value-type="string">
            <text:p>org.w3c.util.DateParser.java</text:p>
          </table:table-cell>
          <table:table-cell office:value-type="string" calcext:value-type="string">
            <text:p>static Calendar getCalendar(String isodate)</text:p>
          </table:table-cell>
          <table:table-cell table:number-columns-repeated="1017"/>
        </table:table-row>
        <table:table-row table:style-name="ro3">
          <table:table-cell table:formula="of:=CONCATENATE([.F14];CHAR(10);&quot;- &quot;;[.G14])" office:value-type="string" office:string-value="net.sourceforge.ganttproject.print.PrintPreview.java&#10;- PrintPreview(IGanttProject project, UIFacade uifacade, Chart chart, Date start, Date end)" calcext:value-type="string">
            <text:p>net.sourceforge.ganttproject.print.PrintPreview.java<text:line-break/>- PrintPreview(IGanttProject project, UIFacade uifacade, Chart chart, Date start, Date end)</text:p>
          </table:table-cell>
          <table:table-cell table:number-columns-repeated="4"/>
          <table:table-cell table:style-name="ce2" office:value-type="string" calcext:value-type="string">
            <text:p>net.sourceforge.ganttproject.print.PrintPreview.java</text:p>
          </table:table-cell>
          <table:table-cell office:value-type="string" calcext:value-type="string">
            <text:p>PrintPreview(IGanttProject project, UIFacade uifacade, Chart chart, Date start, Date end)</text:p>
          </table:table-cell>
          <table:table-cell table:number-columns-repeated="1017"/>
        </table:table-row>
        <table:table-row table:style-name="ro3">
          <table:table-cell table:formula="of:=CONCATENATE([.F15];CHAR(10);&quot;- &quot;;[.G15])" office:value-type="string" office:string-value="net.sourceforge.ganttproject.GanttTree2.java&#10;- GanttTree2(final GanttProject app, TaskManager taskManager, TaskSelectionManager selectionManager, UIFacade uiFacade)" calcext:value-type="string">
            <text:p>net.sourceforge.ganttproject.GanttTree2.java<text:line-break/>- GanttTree2(final GanttProject app, TaskManager taskManager, TaskSelectionManager selectionManager, UIFacade uiFacade)</text:p>
          </table:table-cell>
          <table:table-cell table:number-columns-repeated="4"/>
          <table:table-cell table:style-name="ce2" office:value-type="string" calcext:value-type="string">
            <text:p>net.sourceforge.ganttproject.GanttTree2.java</text:p>
          </table:table-cell>
          <table:table-cell office:value-type="string" calcext:value-type="string">
            <text:p>GanttTree2(final GanttProject app, TaskManager taskManager, TaskSelectionManager selectionManager, UIFacade uiFacade)</text:p>
          </table:table-cell>
          <table:table-cell table:number-columns-repeated="1017"/>
        </table:table-row>
        <table:table-row table:style-name="ro3">
          <table:table-cell table:formula="of:=CONCATENATE([.F16];CHAR(10);&quot;- &quot;;[.G16])" office:value-type="string" office:string-value="net.sourceforge.ganttproject.GanttProject.java&#10;- GanttProject(boolean isOnlyViewer, boolean isApplet) " calcext:value-type="string">
            <text:p>net.sourceforge.ganttproject.GanttProject.java<text:line-break/>- GanttProject(boolean isOnlyViewer, boolean isApplet) </text:p>
          </table:table-cell>
          <table:table-cell table:number-columns-repeated="4"/>
          <table:table-cell table:style-name="ce2" office:value-type="string" calcext:value-type="string">
            <text:p>net.sourceforge.ganttproject.GanttProject.java</text:p>
          </table:table-cell>
          <table:table-cell office:value-type="string" calcext:value-type="string">
            <text:p>GanttProject(boolean isOnlyViewer, boolean isApplet) </text:p>
          </table:table-cell>
          <table:table-cell table:number-columns-repeated="1017"/>
        </table:table-row>
        <table:table-row table:style-name="ro3">
          <table:table-cell table:formula="of:=CONCATENATE([.F17];CHAR(10);&quot;- &quot;;[.G17])" office:value-type="string" office:string-value="net.sourceforge.ganttproject.GanttProject.java&#10;- void addButtons(JToolBar toolBar)" calcext:value-type="string">
            <text:p>net.sourceforge.ganttproject.GanttProject.java<text:line-break/>- void addButtons(JToolBar toolBar)</text:p>
          </table:table-cell>
          <table:table-cell table:number-columns-repeated="4"/>
          <table:table-cell table:style-name="ce2" office:value-type="string" calcext:value-type="string">
            <text:p>net.sourceforge.ganttproject.GanttProject.java</text:p>
          </table:table-cell>
          <table:table-cell office:value-type="string" calcext:value-type="string">
            <text:p>void addButtons(JToolBar toolBar)</text:p>
          </table:table-cell>
          <table:table-cell table:number-columns-repeated="1017"/>
        </table:table-row>
        <table:table-row table:style-name="ro3">
          <table:table-cell table:formula="of:=CONCATENATE([.F18];CHAR(10);&quot;- &quot;;[.G18])" office:value-type="string" office:string-value="net.sourceforge.ganttproject.gui.options.CSVSettingsPanel.java&#10;- CSVSettingsPanel(GanttProject parent)" calcext:value-type="string">
            <text:p>net.sourceforge.ganttproject.gui.options.CSVSettingsPanel.java<text:line-break/>- CSVSettingsPanel(GanttProject parent)</text:p>
          </table:table-cell>
          <table:table-cell table:number-columns-repeated="4"/>
          <table:table-cell table:style-name="ce2" office:value-type="string" calcext:value-type="string">
            <text:p>net.sourceforge.ganttproject.gui.options.CSVSettingsPanel.java</text:p>
          </table:table-cell>
          <table:table-cell office:value-type="string" calcext:value-type="string">
            <text:p>CSVSettingsPanel(GanttProject parent)</text:p>
          </table:table-cell>
          <table:table-cell table:number-columns-repeated="1017"/>
        </table:table-row>
        <table:table-row table:style-name="ro3">
          <table:table-cell table:formula="of:=CONCATENATE([.F19];CHAR(10);&quot;- &quot;;[.G19])" office:value-type="string" office:string-value="net.sourceforge.ganttproject.gui.options.LnFSettingsPanel.java&#10;- LnFSettingsPanel(GanttProject parent)" calcext:value-type="string">
            <text:p>net.sourceforge.ganttproject.gui.options.LnFSettingsPanel.java<text:line-break/>- LnFSettingsPanel(GanttProject parent)</text:p>
          </table:table-cell>
          <table:table-cell table:number-columns-repeated="4"/>
          <table:table-cell table:style-name="ce2" office:value-type="string" calcext:value-type="string">
            <text:p>net.sourceforge.ganttproject.gui.options.LnFSettingsPanel.java</text:p>
          </table:table-cell>
          <table:table-cell office:value-type="string" calcext:value-type="string">
            <text:p>LnFSettingsPanel(GanttProject parent)</text:p>
          </table:table-cell>
          <table:table-cell table:number-columns-repeated="1017"/>
        </table:table-row>
        <table:table-row table:style-name="ro3">
          <table:table-cell table:formula="of:=CONCATENATE([.F20];CHAR(10);&quot;- &quot;;[.G20])" office:value-type="string" office:string-value="net.sourceforge.ganttproject.gui.TipsDialog.java&#10;- TipsDialog(JFrame parent, boolean tips)" calcext:value-type="string">
            <text:p>net.sourceforge.ganttproject.gui.TipsDialog.java<text:line-break/>- TipsDialog(JFrame parent, boolean tips)</text:p>
          </table:table-cell>
          <table:table-cell table:number-columns-repeated="4"/>
          <table:table-cell table:style-name="ce2" office:value-type="string" calcext:value-type="string">
            <text:p>net.sourceforge.ganttproject.gui.TipsDialog.java</text:p>
          </table:table-cell>
          <table:table-cell office:value-type="string" calcext:value-type="string">
            <text:p>TipsDialog(JFrame parent, boolean tips)</text:p>
          </table:table-cell>
          <table:table-cell table:number-columns-repeated="1017"/>
        </table:table-row>
        <table:table-row table:style-name="ro3">
          <table:table-cell table:formula="of:=CONCATENATE([.F21];CHAR(10);&quot;- &quot;;[.G21])" office:value-type="string" office:string-value="net.sourceforge.ganttproject.chart.TaskRendererImpl&#10;- void drawPreviousStateTask(net.sourceforge.ganttproject.GanttPreviousStateTask, int) " calcext:value-type="string">
            <text:p>net.sourceforge.ganttproject.chart.TaskRendererImpl<text:line-break/>- void drawPreviousStateTask(net.sourceforge.ganttproject.GanttPreviousStateTask, int) </text:p>
          </table:table-cell>
          <table:table-cell table:number-columns-repeated="4"/>
          <table:table-cell office:value-type="string" calcext:value-type="string">
            <text:p>net.sourceforge.ganttproject.chart.TaskRendererImpl</text:p>
          </table:table-cell>
          <table:table-cell office:value-type="string" calcext:value-type="string">
            <text:p>void drawPreviousStateTask(net.sourceforge.ganttproject.GanttPreviousStateTask, int) </text:p>
          </table:table-cell>
          <table:table-cell table:number-columns-repeated="1017"/>
        </table:table-row>
        <table:table-row table:style-name="ro3">
          <table:table-cell table:formula="of:=CONCATENATE([.F22];CHAR(10);&quot;- &quot;;[.G22])" office:value-type="string" office:string-value="net.sourceforge.ganttproject.UIFacadeImpl&#10;- java.awt.Component createDialogContentComponent(int, java.lang.String) " calcext:value-type="string">
            <text:p>net.sourceforge.ganttproject.UIFacadeImpl<text:line-break/>- java.awt.Component createDialogContentComponent(int, java.lang.String) </text:p>
          </table:table-cell>
          <table:table-cell table:number-columns-repeated="4"/>
          <table:table-cell office:value-type="string" calcext:value-type="string">
            <text:p>net.sourceforge.ganttproject.UIFacadeImpl</text:p>
          </table:table-cell>
          <table:table-cell office:value-type="string" calcext:value-type="string">
            <text:p>java.awt.Component createDialogContentComponent(int, java.lang.String) </text:p>
          </table:table-cell>
          <table:table-cell table:number-columns-repeated="1017"/>
        </table:table-row>
        <table:table-row table:style-name="ro3">
          <table:table-cell table:formula="of:=CONCATENATE([.F23];CHAR(10);&quot;- &quot;;[.G23])" office:value-type="string" office:string-value="net.sourceforge.ganttproject.chart.ResourceLoadRenderer&#10;- void buildTasksLoadsRectangles(List#RAW, int) " calcext:value-type="string">
            <text:p>net.sourceforge.ganttproject.chart.ResourceLoadRenderer<text:line-break/>- void buildTasksLoadsRectangles(List#RAW, int) </text:p>
          </table:table-cell>
          <table:table-cell table:number-columns-repeated="4"/>
          <table:table-cell office:value-type="string" calcext:value-type="string">
            <text:p>net.sourceforge.ganttproject.chart.ResourceLoadRenderer</text:p>
          </table:table-cell>
          <table:table-cell office:value-type="string" calcext:value-type="string">
            <text:p>void buildTasksLoadsRectangles(List#RAW, int) </text:p>
          </table:table-cell>
          <table:table-cell table:number-columns-repeated="1017"/>
        </table:table-row>
        <table:table-row table:style-name="ro3">
          <table:table-cell table:formula="of:=CONCATENATE([.F24];CHAR(10);&quot;- &quot;;[.G24])" office:value-type="string" office:string-value="net.sourceforge.ganttproject.chart.ResourceLoadRenderer&#10;- void renderLoads(net.sourceforge.ganttproject.resource.LoadDistribution.Load, net.sourceforge.ganttproject.resource.LoadDistribution.Load, LinkedList#RAW, int, java.lang.String) " calcext:value-type="string">
            <text:p>net.sourceforge.ganttproject.chart.ResourceLoadRenderer<text:line-break/>- void renderLoads(net.sourceforge.ganttproject.resource.LoadDistribution.Load, net.sourceforge.ganttproject.resource.LoadDistribution.Load, LinkedList#RAW, int, java.lang.String) </text:p>
          </table:table-cell>
          <table:table-cell table:number-columns-repeated="4"/>
          <table:table-cell office:value-type="string" calcext:value-type="string">
            <text:p>net.sourceforge.ganttproject.chart.ResourceLoadRenderer</text:p>
          </table:table-cell>
          <table:table-cell office:value-type="string" calcext:value-type="string">
            <text:p>void renderLoads(net.sourceforge.ganttproject.resource.LoadDistribution.Load, net.sourceforge.ganttproject.resource.LoadDistribution.Load, LinkedList#RAW, int, java.lang.String) </text:p>
          </table:table-cell>
          <table:table-cell table:number-columns-repeated="1017"/>
        </table:table-row>
        <table:table-row table:style-name="ro3">
          <table:table-cell table:formula="of:=CONCATENATE([.F25];CHAR(10);&quot;- &quot;;[.G25])" office:value-type="string" office:string-value="net.sourceforge.ganttproject.GanttGraphicArea&#10;- java.awt.image.RenderedImage getRenderedImage(net.sourceforge.ganttproject.GanttExportSettings) " calcext:value-type="string">
            <text:p>net.sourceforge.ganttproject.GanttGraphicArea<text:line-break/>- java.awt.image.RenderedImage getRenderedImage(net.sourceforge.ganttproject.GanttExportSettings) </text:p>
          </table:table-cell>
          <table:table-cell table:number-columns-repeated="4"/>
          <table:table-cell office:value-type="string" calcext:value-type="string">
            <text:p>net.sourceforge.ganttproject.GanttGraphicArea</text:p>
          </table:table-cell>
          <table:table-cell office:value-type="string" calcext:value-type="string">
            <text:p>java.awt.image.RenderedImage getRenderedImage(net.sourceforge.ganttproject.GanttExportSettings) </text:p>
          </table:table-cell>
          <table:table-cell table:number-columns-repeated="1017"/>
        </table:table-row>
        <table:table-row table:style-name="ro3">
          <table:table-cell table:formula="of:=CONCATENATE([.F26];CHAR(10);&quot;- &quot;;[.G26])" office:value-type="string" office:string-value="net.sourceforge.ganttproject.ResourceTreeTableModel&#10;- void changeLanguage(net.sourceforge.ganttproject.language.GanttLanguage) " calcext:value-type="string">
            <text:p>net.sourceforge.ganttproject.ResourceTreeTableModel<text:line-break/>- void changeLanguage(net.sourceforge.ganttproject.language.GanttLanguage) </text:p>
          </table:table-cell>
          <table:table-cell table:number-columns-repeated="4"/>
          <table:table-cell office:value-type="string" calcext:value-type="string">
            <text:p>net.sourceforge.ganttproject.ResourceTreeTableModel</text:p>
          </table:table-cell>
          <table:table-cell office:value-type="string" calcext:value-type="string">
            <text:p>void changeLanguage(net.sourceforge.ganttproject.language.GanttLanguage) </text:p>
          </table:table-cell>
          <table:table-cell table:number-columns-repeated="1017"/>
        </table:table-row>
        <table:table-row table:style-name="ro3">
          <table:table-cell table:formula="of:=CONCATENATE([.F27];CHAR(10);&quot;- &quot;;[.G27])" office:value-type="string" office:string-value="net.sourceforge.ganttproject.ResourceLoadGraphicArea&#10;- java.awt.image.RenderedImage getRenderedImage(net.sourceforge.ganttproject.GanttExportSettings) " calcext:value-type="string">
            <text:p>net.sourceforge.ganttproject.ResourceLoadGraphicArea<text:line-break/>- java.awt.image.RenderedImage getRenderedImage(net.sourceforge.ganttproject.GanttExportSettings) </text:p>
          </table:table-cell>
          <table:table-cell table:number-columns-repeated="4"/>
          <table:table-cell office:value-type="string" calcext:value-type="string">
            <text:p>net.sourceforge.ganttproject.ResourceLoadGraphicArea</text:p>
          </table:table-cell>
          <table:table-cell office:value-type="string" calcext:value-type="string">
            <text:p>java.awt.image.RenderedImage getRenderedImage(net.sourceforge.ganttproject.GanttExportSettings) </text:p>
          </table:table-cell>
          <table:table-cell table:number-columns-repeated="1017"/>
        </table:table-row>
        <table:table-row table:style-name="ro3">
          <table:table-cell table:formula="of:=CONCATENATE([.F28];CHAR(10);&quot;- &quot;;[.G28])" office:value-type="string" office:string-value="net.sourceforge.ganttproject.GanttTreeTable&#10;- void updateDisplayedColumnsOrder() " calcext:value-type="string">
            <text:p>net.sourceforge.ganttproject.GanttTreeTable<text:line-break/>- void updateDisplayedColumnsOrder() </text:p>
          </table:table-cell>
          <table:table-cell table:number-columns-repeated="4"/>
          <table:table-cell office:value-type="string" calcext:value-type="string">
            <text:p>net.sourceforge.ganttproject.GanttTreeTable</text:p>
          </table:table-cell>
          <table:table-cell office:value-type="string" calcext:value-type="string">
            <text:p>void updateDisplayedColumnsOrder() </text:p>
          </table:table-cell>
          <table:table-cell table:number-columns-repeated="1017"/>
        </table:table-row>
        <table:table-row table:style-name="ro3">
          <table:table-cell table:formula="of:=CONCATENATE([.F29];CHAR(10);&quot;- &quot;;[.G29])" office:value-type="string" office:string-value="net.sourceforge.ganttproject.GanttGraphicArea.ChangeTaskProgressInteraction&#10;- void apply(java.awt.event.MouseEvent) " calcext:value-type="string">
            <text:p>net.sourceforge.ganttproject.GanttGraphicArea.ChangeTaskProgressInteraction<text:line-break/>- void apply(java.awt.event.MouseEvent) </text:p>
          </table:table-cell>
          <table:table-cell table:number-columns-repeated="4"/>
          <table:table-cell office:value-type="string" calcext:value-type="string">
            <text:p>net.sourceforge.ganttproject.GanttGraphicArea.ChangeTaskProgressInteraction</text:p>
          </table:table-cell>
          <table:table-cell office:value-type="string" calcext:value-type="string">
            <text:p>void apply(java.awt.event.MouseEvent) </text:p>
          </table:table-cell>
          <table:table-cell table:number-columns-repeated="1017"/>
        </table:table-row>
        <table:table-row table:style-name="ro3">
          <table:table-cell table:formula="of:=CONCATENATE([.F30];CHAR(10);&quot;- &quot;;[.G30])" office:value-type="string" office:string-value="net.sourceforge.ganttproject.GanttProject&#10;- void quitApplication() " calcext:value-type="string">
            <text:p>net.sourceforge.ganttproject.GanttProject<text:line-break/>- void quitApplication() </text:p>
          </table:table-cell>
          <table:table-cell table:number-columns-repeated="4"/>
          <table:table-cell office:value-type="string" calcext:value-type="string">
            <text:p>net.sourceforge.ganttproject.GanttProject</text:p>
          </table:table-cell>
          <table:table-cell office:value-type="string" calcext:value-type="string">
            <text:p>void quitApplication() </text:p>
          </table:table-cell>
          <table:table-cell table:number-columns-repeated="1017"/>
        </table:table-row>
        <table:table-row table:style-name="ro3">
          <table:table-cell table:formula="of:=CONCATENATE([.F31];CHAR(10);&quot;- &quot;;[.G31])" office:value-type="string" office:string-value="net.sourceforge.ganttproject.GanttTreeTable.VisibleFieldsImpl&#10;- void importData(net.sourceforge.ganttproject.gui.TableHeaderUIFacade) " calcext:value-type="string">
            <text:p>net.sourceforge.ganttproject.GanttTreeTable.VisibleFieldsImpl<text:line-break/>- void importData(net.sourceforge.ganttproject.gui.TableHeaderUIFacade) </text:p>
          </table:table-cell>
          <table:table-cell table:number-columns-repeated="4"/>
          <table:table-cell office:value-type="string" calcext:value-type="string">
            <text:p>net.sourceforge.ganttproject.GanttTreeTable.VisibleFieldsImpl</text:p>
          </table:table-cell>
          <table:table-cell office:value-type="string" calcext:value-type="string">
            <text:p>void importData(net.sourceforge.ganttproject.gui.TableHeaderUIFacade) </text:p>
          </table:table-cell>
          <table:table-cell table:number-columns-repeated="1017"/>
        </table:table-row>
        <table:table-row table:style-name="ro3">
          <table:table-cell table:formula="of:=CONCATENATE([.F32];CHAR(10);&quot;- &quot;;[.G32])" office:value-type="string" office:string-value="net.sourceforge.ganttproject.chart.TaskRendererImpl&#10;- void afterProcessingTimeFrames() " calcext:value-type="string">
            <text:p>net.sourceforge.ganttproject.chart.TaskRendererImpl<text:line-break/>- void afterProcessingTimeFrames() </text:p>
          </table:table-cell>
          <table:table-cell table:number-columns-repeated="4"/>
          <table:table-cell office:value-type="string" calcext:value-type="string">
            <text:p>net.sourceforge.ganttproject.chart.TaskRendererImpl</text:p>
          </table:table-cell>
          <table:table-cell office:value-type="string" calcext:value-type="string">
            <text:p>void afterProcessingTimeFrames() </text:p>
          </table:table-cell>
          <table:table-cell table:number-columns-repeated="1017"/>
        </table:table-row>
        <table:table-row table:style-name="ro3">
          <table:table-cell table:formula="of:=CONCATENATE([.F33];CHAR(10);&quot;- &quot;;[.G33])" office:value-type="string" office:string-value="net.sourceforge.ganttproject.GanttTreeTable.ColumnKeeper&#10;- void hide() " calcext:value-type="string">
            <text:p>net.sourceforge.ganttproject.GanttTreeTable.ColumnKeeper<text:line-break/>- void hide() </text:p>
          </table:table-cell>
          <table:table-cell table:number-columns-repeated="4"/>
          <table:table-cell office:value-type="string" calcext:value-type="string">
            <text:p>net.sourceforge.ganttproject.GanttTreeTable.ColumnKeeper</text:p>
          </table:table-cell>
          <table:table-cell office:value-type="string" calcext:value-type="string">
            <text:p>void hide() </text:p>
          </table:table-cell>
          <table:table-cell table:number-columns-repeated="1017"/>
        </table:table-row>
        <table:table-row table:style-name="ro3">
          <table:table-cell table:formula="of:=CONCATENATE([.F34];CHAR(10);&quot;- &quot;;[.G34])" office:value-type="string" office:string-value="net.sourceforge.ganttproject.GanttTreeTable&#10;- void calculateWidth() " calcext:value-type="string">
            <text:p>net.sourceforge.ganttproject.GanttTreeTable<text:line-break/>- void calculateWidth() </text:p>
          </table:table-cell>
          <table:table-cell table:number-columns-repeated="4"/>
          <table:table-cell office:value-type="string" calcext:value-type="string">
            <text:p>net.sourceforge.ganttproject.GanttTreeTable</text:p>
          </table:table-cell>
          <table:table-cell office:value-type="string" calcext:value-type="string">
            <text:p>void calculateWidth() </text:p>
          </table:table-cell>
          <table:table-cell table:number-columns-repeated="1017"/>
        </table:table-row>
        <table:table-row table:style-name="ro3">
          <table:table-cell table:formula="of:=CONCATENATE([.F35];CHAR(10);&quot;- &quot;;[.G35])" office:value-type="string" office:string-value="net.sourceforge.ganttproject.GanttProject&#10;- void setHiddens() " calcext:value-type="string">
            <text:p>net.sourceforge.ganttproject.GanttProject<text:line-break/>- void setHiddens() </text:p>
          </table:table-cell>
          <table:table-cell table:number-columns-repeated="4"/>
          <table:table-cell office:value-type="string" calcext:value-type="string">
            <text:p>net.sourceforge.ganttproject.GanttProject</text:p>
          </table:table-cell>
          <table:table-cell office:value-type="string" calcext:value-type="string">
            <text:p>void setHiddens() </text:p>
          </table:table-cell>
          <table:table-cell table:number-columns-repeated="1017"/>
        </table:table-row>
        <table:table-row table:style-name="ro3">
          <table:table-cell table:formula="of:=CONCATENATE([.F36];CHAR(10);&quot;- &quot;;[.G36])" office:value-type="string" office:string-value="net.sourceforge.ganttproject.GanttTreeTable.VisibleFieldsImpl&#10;- void add(java.lang.String, int, int) " calcext:value-type="string">
            <text:p>net.sourceforge.ganttproject.GanttTreeTable.VisibleFieldsImpl<text:line-break/>- void add(java.lang.String, int, int) </text:p>
          </table:table-cell>
          <table:table-cell table:number-columns-repeated="4"/>
          <table:table-cell office:value-type="string" calcext:value-type="string">
            <text:p>net.sourceforge.ganttproject.GanttTreeTable.VisibleFieldsImpl</text:p>
          </table:table-cell>
          <table:table-cell office:value-type="string" calcext:value-type="string">
            <text:p>void add(java.lang.String, int, int) </text:p>
          </table:table-cell>
          <table:table-cell table:number-columns-repeated="1017"/>
        </table:table-row>
        <table:table-row table:style-name="ro3">
          <table:table-cell table:formula="of:=CONCATENATE([.F37];CHAR(10);&quot;- &quot;;[.G37])" office:value-type="string" office:string-value="net.sourceforge.ganttproject.chart.ChartViewState&#10;- void zoomChanged(net.sourceforge.ganttproject.gui.zoom.ZoomEvent) " calcext:value-type="string">
            <text:p>net.sourceforge.ganttproject.chart.ChartViewState<text:line-break/>- void zoomChanged(net.sourceforge.ganttproject.gui.zoom.ZoomEvent) </text:p>
          </table:table-cell>
          <table:table-cell table:number-columns-repeated="4"/>
          <table:table-cell office:value-type="string" calcext:value-type="string">
            <text:p>net.sourceforge.ganttproject.chart.ChartViewState</text:p>
          </table:table-cell>
          <table:table-cell office:value-type="string" calcext:value-type="string">
            <text:p>void zoomChanged(net.sourceforge.ganttproject.gui.zoom.ZoomEvent) </text:p>
          </table:table-cell>
          <table:table-cell table:number-columns-repeated="1017"/>
        </table:table-row>
        <table:table-row table:style-name="ro3">
          <table:table-cell table:formula="of:=CONCATENATE([.F38];CHAR(10);&quot;- &quot;;[.G38])" office:value-type="string" office:string-value="net.sourceforge.ganttproject.GanttGraphicArea.ScrollGanttChartCenterAction&#10;- void scroll() " calcext:value-type="string">
            <text:p>net.sourceforge.ganttproject.GanttGraphicArea.ScrollGanttChartCenterAction<text:line-break/>- void scroll() </text:p>
          </table:table-cell>
          <table:table-cell table:number-columns-repeated="4"/>
          <table:table-cell office:value-type="string" calcext:value-type="string">
            <text:p>net.sourceforge.ganttproject.GanttGraphicArea.ScrollGanttChartCenterAction</text:p>
          </table:table-cell>
          <table:table-cell office:value-type="string" calcext:value-type="string">
            <text:p>void scroll() </text:p>
          </table:table-cell>
          <table:table-cell table:number-columns-repeated="1017"/>
        </table:table-row>
        <table:table-row table:style-name="ro3">
          <table:table-cell table:formula="of:=CONCATENATE([.F39];CHAR(10);&quot;- &quot;;[.G39])" office:value-type="string" office:string-value="net.sourceforge.ganttproject.GanttTree2&#10;- net.sourceforge.ganttproject.task.TaskNode insertClonedNode(javax.swing.tree.DefaultMutableTreeNode, javax.swing.tree.DefaultMutableTreeNode, int, boolean) " calcext:value-type="string">
            <text:p>net.sourceforge.ganttproject.GanttTree2<text:line-break/>- net.sourceforge.ganttproject.task.TaskNode insertClonedNode(javax.swing.tree.DefaultMutableTreeNode, javax.swing.tree.DefaultMutableTreeNode, int, boolean) </text:p>
          </table:table-cell>
          <table:table-cell table:number-columns-repeated="4"/>
          <table:table-cell office:value-type="string" calcext:value-type="string">
            <text:p>net.sourceforge.ganttproject.GanttTree2</text:p>
          </table:table-cell>
          <table:table-cell office:value-type="string" calcext:value-type="string">
            <text:p>net.sourceforge.ganttproject.task.TaskNode insertClonedNode(javax.swing.tree.DefaultMutableTreeNode, javax.swing.tree.DefaultMutableTreeNode, int, boolean) </text:p>
          </table:table-cell>
          <table:table-cell table:number-columns-repeated="1017"/>
        </table:table-row>
        <table:table-row table:style-name="ro3">
          <table:table-cell table:formula="of:=CONCATENATE([.F40];CHAR(10);&quot;- &quot;;[.G40])" office:value-type="string" office:string-value="net.sourceforge.ganttproject.action.ImportResources&#10;- java.io.File getResourcesFile() " calcext:value-type="string">
            <text:p>net.sourceforge.ganttproject.action.ImportResources<text:line-break/>- java.io.File getResourcesFile() </text:p>
          </table:table-cell>
          <table:table-cell table:number-columns-repeated="4"/>
          <table:table-cell office:value-type="string" calcext:value-type="string">
            <text:p>net.sourceforge.ganttproject.action.ImportResources</text:p>
          </table:table-cell>
          <table:table-cell office:value-type="string" calcext:value-type="string">
            <text:p>java.io.File getResourcesFile() </text:p>
          </table:table-cell>
          <table:table-cell table:number-columns-repeated="1017"/>
        </table:table-row>
        <table:table-row table:style-name="ro3">
          <table:table-cell table:formula="of:=CONCATENATE([.F41];CHAR(10);&quot;- &quot;;[.G41])" office:value-type="string" office:string-value="net.sourceforge.ganttproject.GanttTreeTable&#10;- void displayAllColumns() " calcext:value-type="string">
            <text:p>net.sourceforge.ganttproject.GanttTreeTable<text:line-break/>- void displayAllColumns() </text:p>
          </table:table-cell>
          <table:table-cell table:number-columns-repeated="4"/>
          <table:table-cell office:value-type="string" calcext:value-type="string">
            <text:p>net.sourceforge.ganttproject.GanttTreeTable</text:p>
          </table:table-cell>
          <table:table-cell office:value-type="string" calcext:value-type="string">
            <text:p>void displayAllColumns() </text:p>
          </table:table-cell>
          <table:table-cell table:number-columns-repeated="1017"/>
        </table:table-row>
        <table:table-row table:style-name="ro3">
          <table:table-cell table:formula="of:=CONCATENATE([.F42];CHAR(10);&quot;- &quot;;[.G42])" office:value-type="string" office:string-value="net.sourceforge.ganttproject.GanttTreeTable&#10;- void hideAllColumns() " calcext:value-type="string">
            <text:p>net.sourceforge.ganttproject.GanttTreeTable<text:line-break/>- void hideAllColumns() </text:p>
          </table:table-cell>
          <table:table-cell table:number-columns-repeated="4"/>
          <table:table-cell office:value-type="string" calcext:value-type="string">
            <text:p>net.sourceforge.ganttproject.GanttTreeTable</text:p>
          </table:table-cell>
          <table:table-cell office:value-type="string" calcext:value-type="string">
            <text:p>void hideAllColumns() </text:p>
          </table:table-cell>
          <table:table-cell table:number-columns-repeated="1017"/>
        </table:table-row>
        <table:table-row table:style-name="ro3">
          <table:table-cell table:formula="of:=CONCATENATE([.F43];CHAR(10);&quot;- &quot;;[.G43])" office:value-type="string" office:string-value="net.sourceforge.ganttproject.GanttTreeTableModel&#10;- java.lang.Object getValueAt(java.lang.Object, int) " calcext:value-type="string">
            <text:p>net.sourceforge.ganttproject.GanttTreeTableModel<text:line-break/>- java.lang.Object getValueAt(java.lang.Object, int) </text:p>
          </table:table-cell>
          <table:table-cell table:number-columns-repeated="4"/>
          <table:table-cell office:value-type="string" calcext:value-type="string">
            <text:p>net.sourceforge.ganttproject.GanttTreeTableModel</text:p>
          </table:table-cell>
          <table:table-cell office:value-type="string" calcext:value-type="string">
            <text:p>java.lang.Object getValueAt(java.lang.Object, int) </text:p>
          </table:table-cell>
          <table:table-cell table:number-columns-repeated="1017"/>
        </table:table-row>
        <table:table-row table:style-name="ro3">
          <table:table-cell table:formula="of:=CONCATENATE([.F44];CHAR(10);&quot;- &quot;;[.G44])" office:value-type="string" office:string-value="net.sourceforge.ganttproject.ChartComponentBase.MouseMotionListenerBase&#10;- void mouseDragged(java.awt.event.MouseEvent) " calcext:value-type="string">
            <text:p>net.sourceforge.ganttproject.ChartComponentBase.MouseMotionListenerBase<text:line-break/>- void mouseDragged(java.awt.event.MouseEvent) </text:p>
          </table:table-cell>
          <table:table-cell table:number-columns-repeated="4"/>
          <table:table-cell office:value-type="string" calcext:value-type="string">
            <text:p>net.sourceforge.ganttproject.ChartComponentBase.MouseMotionListenerBase</text:p>
          </table:table-cell>
          <table:table-cell office:value-type="string" calcext:value-type="string">
            <text:p>void mouseDragged(java.awt.event.MouseEvent) </text:p>
          </table:table-cell>
          <table:table-cell table:number-columns-repeated="1017"/>
        </table:table-row>
        <table:table-row table:style-name="ro3">
          <table:table-cell table:formula="of:=CONCATENATE([.F45];CHAR(10);&quot;- &quot;;[.G45])" office:value-type="string" office:string-value="net.sourceforge.ganttproject.GanttOptions&#10;- java.lang.String getFilePath(java.lang.String) " calcext:value-type="string">
            <text:p>net.sourceforge.ganttproject.GanttOptions<text:line-break/>- java.lang.String getFilePath(java.lang.String) </text:p>
          </table:table-cell>
          <table:table-cell table:number-columns-repeated="4"/>
          <table:table-cell office:value-type="string" calcext:value-type="string">
            <text:p>net.sourceforge.ganttproject.GanttOptions</text:p>
          </table:table-cell>
          <table:table-cell office:value-type="string" calcext:value-type="string">
            <text:p>java.lang.String getFilePath(java.lang.String) </text:p>
          </table:table-cell>
          <table:table-cell table:number-columns-repeated="1017"/>
        </table:table-row>
        <table:table-row table:style-name="ro3">
          <table:table-cell table:formula="of:=CONCATENATE([.F46];CHAR(10);&quot;- &quot;;[.G46])" office:value-type="string" office:string-value="net.sourceforge.ganttproject.GanttOptions&#10;- boolean load() " calcext:value-type="string">
            <text:p>net.sourceforge.ganttproject.GanttOptions<text:line-break/>- boolean load() </text:p>
          </table:table-cell>
          <table:table-cell table:number-columns-repeated="4"/>
          <table:table-cell office:value-type="string" calcext:value-type="string">
            <text:p>net.sourceforge.ganttproject.GanttOptions</text:p>
          </table:table-cell>
          <table:table-cell office:value-type="string" calcext:value-type="string">
            <text:p>boolean load() </text:p>
          </table:table-cell>
          <table:table-cell table:number-columns-repeated="1017"/>
        </table:table-row>
        <table:table-row table:style-name="ro3">
          <table:table-cell table:formula="of:=CONCATENATE([.F47];CHAR(10);&quot;- &quot;;[.G47])" office:value-type="string" office:string-value="net.sourceforge.ganttproject.GanttProject&#10;- void changeLanguage() " calcext:value-type="string">
            <text:p>net.sourceforge.ganttproject.GanttProject<text:line-break/>- void changeLanguage() </text:p>
          </table:table-cell>
          <table:table-cell table:number-columns-repeated="4"/>
          <table:table-cell office:value-type="string" calcext:value-type="string">
            <text:p>net.sourceforge.ganttproject.GanttProject</text:p>
          </table:table-cell>
          <table:table-cell office:value-type="string" calcext:value-type="string">
            <text:p>void changeLanguage() </text:p>
          </table:table-cell>
          <table:table-cell table:number-columns-repeated="1017"/>
        </table:table-row>
        <table:table-row table:style-name="ro3">
          <table:table-cell table:formula="of:=CONCATENATE([.F48];CHAR(10);&quot;- &quot;;[.G48])" office:value-type="string" office:string-value="net.sourceforge.ganttproject.GanttTreeTable.ColumnKeeper&#10;- void show() " calcext:value-type="string">
            <text:p>net.sourceforge.ganttproject.GanttTreeTable.ColumnKeeper<text:line-break/>- void show() </text:p>
          </table:table-cell>
          <table:table-cell table:number-columns-repeated="4"/>
          <table:table-cell office:value-type="string" calcext:value-type="string">
            <text:p>net.sourceforge.ganttproject.GanttTreeTable.ColumnKeeper</text:p>
          </table:table-cell>
          <table:table-cell office:value-type="string" calcext:value-type="string">
            <text:p>void show() </text:p>
          </table:table-cell>
          <table:table-cell table:number-columns-repeated="1017"/>
        </table:table-row>
        <table:table-row table:style-name="ro3">
          <table:table-cell table:formula="of:=CONCATENATE([.F49];CHAR(10);&quot;- &quot;;[.G49])" office:value-type="string" office:string-value="net.sourceforge.ganttproject.GanttTreeTable&#10;- void centerViewOnSelectedCell() " calcext:value-type="string">
            <text:p>net.sourceforge.ganttproject.GanttTreeTable<text:line-break/>- void centerViewOnSelectedCell() </text:p>
          </table:table-cell>
          <table:table-cell table:number-columns-repeated="4"/>
          <table:table-cell office:value-type="string" calcext:value-type="string">
            <text:p>net.sourceforge.ganttproject.GanttTreeTable</text:p>
          </table:table-cell>
          <table:table-cell office:value-type="string" calcext:value-type="string">
            <text:p>void centerViewOnSelectedCell() </text:p>
          </table:table-cell>
          <table:table-cell table:number-columns-repeated="1017"/>
        </table:table-row>
        <table:table-row table:style-name="ro3">
          <table:table-cell table:formula="of:=CONCATENATE([.F50];CHAR(10);&quot;- &quot;;[.G50])" office:value-type="string" office:string-value="net.sourceforge.ganttproject.calendar.XMLCalendarOpen.DefaultTagHandler&#10;- void startElement(java.lang.String, java.lang.String, java.lang.String, org.xml.sax.Attributes) " calcext:value-type="string">
            <text:p>net.sourceforge.ganttproject.calendar.XMLCalendarOpen.DefaultTagHandler<text:line-break/>- void startElement(java.lang.String, java.lang.String, java.lang.String, org.xml.sax.Attributes) </text:p>
          </table:table-cell>
          <table:table-cell table:number-columns-repeated="4"/>
          <table:table-cell office:value-type="string" calcext:value-type="string">
            <text:p>net.sourceforge.ganttproject.calendar.XMLCalendarOpen.DefaultTagHandler</text:p>
          </table:table-cell>
          <table:table-cell office:value-type="string" calcext:value-type="string">
            <text:p>void startElement(java.lang.String, java.lang.String, java.lang.String, org.xml.sax.Attributes) </text:p>
          </table:table-cell>
          <table:table-cell table:number-columns-repeated="1017"/>
        </table:table-row>
        <table:table-row table:style-name="ro3">
          <table:table-cell table:formula="of:=CONCATENATE([.F51];CHAR(10);&quot;- &quot;;[.G51])" office:value-type="string" office:string-value="net.sourceforge.ganttproject.chart.ChartModelImpl&#10;- net.sourceforge.ganttproject.chart.item.ChartItem findTaskBoundaryItem(int, int) " calcext:value-type="string">
            <text:p>net.sourceforge.ganttproject.chart.ChartModelImpl<text:line-break/>- net.sourceforge.ganttproject.chart.item.ChartItem findTaskBoundaryItem(int, int) </text:p>
          </table:table-cell>
          <table:table-cell table:number-columns-repeated="4"/>
          <table:table-cell office:value-type="string" calcext:value-type="string">
            <text:p>net.sourceforge.ganttproject.chart.ChartModelImpl</text:p>
          </table:table-cell>
          <table:table-cell office:value-type="string" calcext:value-type="string">
            <text:p>net.sourceforge.ganttproject.chart.item.ChartItem findTaskBoundaryItem(int, int) </text:p>
          </table:table-cell>
          <table:table-cell table:number-columns-repeated="1017"/>
        </table:table-row>
        <table:table-row table:style-name="ro3">
          <table:table-cell table:formula="of:=CONCATENATE([.F52];CHAR(10);&quot;- &quot;;[.G52])" office:value-type="string" office:string-value="net.sourceforge.ganttproject.chart.ResourceLoadRenderer&#10;- net.sourceforge.ganttproject.chart.GraphicPrimitiveContainer.Rectangle createRectangle(LinkedList#RAW, java.util.Date, java.util.Date, int) " calcext:value-type="string">
            <text:p>net.sourceforge.ganttproject.chart.ResourceLoadRenderer<text:line-break/>- net.sourceforge.ganttproject.chart.GraphicPrimitiveContainer.Rectangle createRectangle(LinkedList#RAW, java.util.Date, java.util.Date, int) </text:p>
          </table:table-cell>
          <table:table-cell table:number-columns-repeated="4"/>
          <table:table-cell office:value-type="string" calcext:value-type="string">
            <text:p>net.sourceforge.ganttproject.chart.ResourceLoadRenderer</text:p>
          </table:table-cell>
          <table:table-cell office:value-type="string" calcext:value-type="string">
            <text:p>net.sourceforge.ganttproject.chart.GraphicPrimitiveContainer.Rectangle createRectangle(LinkedList#RAW, java.util.Date, java.util.Date, int) </text:p>
          </table:table-cell>
          <table:table-cell table:number-columns-repeated="1017"/>
        </table:table-row>
        <table:table-row table:style-name="ro3">
          <table:table-cell table:formula="of:=CONCATENATE([.F53];CHAR(10);&quot;- &quot;;[.G53])" office:value-type="string" office:string-value="net.sourceforge.ganttproject.chart.SimpleRenderedImage&#10;- static int XToTileX(int, int, int) " calcext:value-type="string">
            <text:p>net.sourceforge.ganttproject.chart.SimpleRenderedImage<text:line-break/>- static int XToTileX(int, int, int) </text:p>
          </table:table-cell>
          <table:table-cell table:number-columns-repeated="4"/>
          <table:table-cell office:value-type="string" calcext:value-type="string">
            <text:p>net.sourceforge.ganttproject.chart.SimpleRenderedImage</text:p>
          </table:table-cell>
          <table:table-cell office:value-type="string" calcext:value-type="string">
            <text:p>static int XToTileX(int, int, int) </text:p>
          </table:table-cell>
          <table:table-cell table:number-columns-repeated="1017"/>
        </table:table-row>
        <table:table-row table:style-name="ro3">
          <table:table-cell table:formula="of:=CONCATENATE([.F54];CHAR(10);&quot;- &quot;;[.G54])" office:value-type="string" office:string-value="net.sourceforge.ganttproject.chart.SimpleRenderedImage&#10;- static int YToTileY(int, int, int) " calcext:value-type="string">
            <text:p>net.sourceforge.ganttproject.chart.SimpleRenderedImage<text:line-break/>- static int YToTileY(int, int, int) </text:p>
          </table:table-cell>
          <table:table-cell table:number-columns-repeated="4"/>
          <table:table-cell office:value-type="string" calcext:value-type="string">
            <text:p>net.sourceforge.ganttproject.chart.SimpleRenderedImage</text:p>
          </table:table-cell>
          <table:table-cell office:value-type="string" calcext:value-type="string">
            <text:p>static int YToTileY(int, int, int) </text:p>
          </table:table-cell>
          <table:table-cell table:number-columns-repeated="1017"/>
        </table:table-row>
        <table:table-row table:style-name="ro3">
          <table:table-cell table:formula="of:=CONCATENATE([.F55];CHAR(10);&quot;- &quot;;[.G55])" office:value-type="string" office:string-value="net.sourceforge.ganttproject.chart.TaskRendererImpl&#10;- void drawDependencies(List#RAW) " calcext:value-type="string">
            <text:p>net.sourceforge.ganttproject.chart.TaskRendererImpl<text:line-break/>- void drawDependencies(List#RAW) </text:p>
          </table:table-cell>
          <table:table-cell table:number-columns-repeated="4"/>
          <table:table-cell office:value-type="string" calcext:value-type="string">
            <text:p>net.sourceforge.ganttproject.chart.TaskRendererImpl</text:p>
          </table:table-cell>
          <table:table-cell office:value-type="string" calcext:value-type="string">
            <text:p>void drawDependencies(List#RAW) </text:p>
          </table:table-cell>
          <table:table-cell table:number-columns-repeated="1017"/>
        </table:table-row>
        <table:table-row table:style-name="ro3">
          <table:table-cell table:formula="of:=CONCATENATE([.F56];CHAR(10);&quot;- &quot;;[.G56])" office:value-type="string" office:string-value="net.sourceforge.ganttproject.chart.TaskRendererImpl&#10;- void pullQueue(java.util.Date, java.util.Date) " calcext:value-type="string">
            <text:p>net.sourceforge.ganttproject.chart.TaskRendererImpl<text:line-break/>- void pullQueue(java.util.Date, java.util.Date) </text:p>
          </table:table-cell>
          <table:table-cell table:number-columns-repeated="4"/>
          <table:table-cell office:value-type="string" calcext:value-type="string">
            <text:p>net.sourceforge.ganttproject.chart.TaskRendererImpl</text:p>
          </table:table-cell>
          <table:table-cell office:value-type="string" calcext:value-type="string">
            <text:p>void pullQueue(java.util.Date, java.util.Date) </text:p>
          </table:table-cell>
          <table:table-cell table:number-columns-repeated="1017"/>
        </table:table-row>
        <table:table-row table:style-name="ro3">
          <table:table-cell table:formula="of:=CONCATENATE([.F57];CHAR(10);&quot;- &quot;;[.G57])" office:value-type="string" office:string-value="net.sourceforge.ganttproject.GanttOptions&#10;- void setButtonShow(int) " calcext:value-type="string">
            <text:p>net.sourceforge.ganttproject.GanttOptions<text:line-break/>- void setButtonShow(int) </text:p>
          </table:table-cell>
          <table:table-cell table:number-columns-repeated="4"/>
          <table:table-cell office:value-type="string" calcext:value-type="string">
            <text:p>net.sourceforge.ganttproject.GanttOptions</text:p>
          </table:table-cell>
          <table:table-cell office:value-type="string" calcext:value-type="string">
            <text:p>void setButtonShow(int) </text:p>
          </table:table-cell>
          <table:table-cell table:number-columns-repeated="1017"/>
        </table:table-row>
        <table:table-row table:style-name="ro3">
          <table:table-cell table:formula="of:=CONCATENATE([.F58];CHAR(10);&quot;- &quot;;[.G58])" office:value-type="string" office:string-value="net.sourceforge.ganttproject.GanttProject&#10;- void changeOrder(DefaultListModel#RAW, DefaultListModel#RAW) " calcext:value-type="string">
            <text:p>net.sourceforge.ganttproject.GanttProject<text:line-break/>- void changeOrder(DefaultListModel#RAW, DefaultListModel#RAW) </text:p>
          </table:table-cell>
          <table:table-cell table:number-columns-repeated="4"/>
          <table:table-cell office:value-type="string" calcext:value-type="string">
            <text:p>net.sourceforge.ganttproject.GanttProject</text:p>
          </table:table-cell>
          <table:table-cell office:value-type="string" calcext:value-type="string">
            <text:p>void changeOrder(DefaultListModel#RAW, DefaultListModel#RAW) </text:p>
          </table:table-cell>
          <table:table-cell table:number-columns-repeated="1017"/>
        </table:table-row>
        <table:table-row table:style-name="ro3">
          <table:table-cell table:formula="of:=CONCATENATE([.F59];CHAR(10);&quot;- &quot;;[.G59])" office:value-type="string" office:string-value="net.sourceforge.ganttproject.GanttTree2.AutoscrollingTree&#10;- void autoscroll(java.awt.Point) " calcext:value-type="string">
            <text:p>net.sourceforge.ganttproject.GanttTree2.AutoscrollingTree<text:line-break/>- void autoscroll(java.awt.Point) </text:p>
          </table:table-cell>
          <table:table-cell table:number-columns-repeated="4"/>
          <table:table-cell office:value-type="string" calcext:value-type="string">
            <text:p>net.sourceforge.ganttproject.GanttTree2.AutoscrollingTree</text:p>
          </table:table-cell>
          <table:table-cell office:value-type="string" calcext:value-type="string">
            <text:p>void autoscroll(java.awt.Point) </text:p>
          </table:table-cell>
          <table:table-cell table:number-columns-repeated="1017"/>
        </table:table-row>
        <table:table-row table:style-name="ro3">
          <table:table-cell table:formula="of:=CONCATENATE([.F60];CHAR(10);&quot;- &quot;;[.G60])" office:value-type="string" office:string-value="net.sourceforge.ganttproject.GanttTree2&#10;- net.sourceforge.ganttproject.task.TaskNode addObject(java.lang.Object, javax.swing.tree.MutableTreeNode, int) " calcext:value-type="string">
            <text:p>net.sourceforge.ganttproject.GanttTree2<text:line-break/>- net.sourceforge.ganttproject.task.TaskNode addObject(java.lang.Object, javax.swing.tree.MutableTreeNode, int) </text:p>
          </table:table-cell>
          <table:table-cell table:number-columns-repeated="4"/>
          <table:table-cell office:value-type="string" calcext:value-type="string">
            <text:p>net.sourceforge.ganttproject.GanttTree2</text:p>
          </table:table-cell>
          <table:table-cell office:value-type="string" calcext:value-type="string">
            <text:p>net.sourceforge.ganttproject.task.TaskNode addObject(java.lang.Object, javax.swing.tree.MutableTreeNode, int) </text:p>
          </table:table-cell>
          <table:table-cell table:number-columns-repeated="1017"/>
        </table:table-row>
        <table:table-row table:style-name="ro3">
          <table:table-cell table:formula="of:=CONCATENATE([.F61];CHAR(10);&quot;- &quot;;[.G61])" office:value-type="string" office:string-value="net.sourceforge.ganttproject.chart.ChartModelResource&#10;- void paint(java.awt.Graphics) " calcext:value-type="string">
            <text:p>net.sourceforge.ganttproject.chart.ChartModelResource<text:line-break/>- void paint(java.awt.Graphics) </text:p>
          </table:table-cell>
          <table:table-cell table:number-columns-repeated="4"/>
          <table:table-cell office:value-type="string" calcext:value-type="string">
            <text:p>net.sourceforge.ganttproject.chart.ChartModelResource</text:p>
          </table:table-cell>
          <table:table-cell office:value-type="string" calcext:value-type="string">
            <text:p>void paint(java.awt.Graphics) </text:p>
          </table:table-cell>
          <table:table-cell table:number-columns-repeated="1017"/>
        </table:table-row>
        <table:table-row table:style-name="ro3">
          <table:table-cell table:formula="of:=CONCATENATE([.F62];CHAR(10);&quot;- &quot;;[.G62])" office:value-type="string" office:string-value="net.sourceforge.ganttproject.chart.ChartViewState&#10;- void setStartDate(java.util.Date) " calcext:value-type="string">
            <text:p>net.sourceforge.ganttproject.chart.ChartViewState<text:line-break/>- void setStartDate(java.util.Date) </text:p>
          </table:table-cell>
          <table:table-cell table:number-columns-repeated="4"/>
          <table:table-cell office:value-type="string" calcext:value-type="string">
            <text:p>net.sourceforge.ganttproject.chart.ChartViewState</text:p>
          </table:table-cell>
          <table:table-cell office:value-type="string" calcext:value-type="string">
            <text:p>void setStartDate(java.util.Date) </text:p>
          </table:table-cell>
          <table:table-cell table:number-columns-repeated="1017"/>
        </table:table-row>
        <table:table-row table:style-name="ro3">
          <table:table-cell table:formula="of:=CONCATENATE([.F63];CHAR(10);&quot;- &quot;;[.G63])" office:value-type="string" office:string-value="net.sourceforge.ganttproject.chart.TaskRendererImpl&#10;- void createDownSideText(net.sourceforge.ganttproject.task.TaskActivity) " calcext:value-type="string">
            <text:p>net.sourceforge.ganttproject.chart.TaskRendererImpl<text:line-break/>- void createDownSideText(net.sourceforge.ganttproject.task.TaskActivity) </text:p>
          </table:table-cell>
          <table:table-cell table:number-columns-repeated="4"/>
          <table:table-cell office:value-type="string" calcext:value-type="string">
            <text:p>net.sourceforge.ganttproject.chart.TaskRendererImpl</text:p>
          </table:table-cell>
          <table:table-cell office:value-type="string" calcext:value-type="string">
            <text:p>void createDownSideText(net.sourceforge.ganttproject.task.TaskActivity) </text:p>
          </table:table-cell>
          <table:table-cell table:number-columns-repeated="1017"/>
        </table:table-row>
        <table:table-row table:style-name="ro3">
          <table:table-cell table:formula="of:=CONCATENATE([.F64];CHAR(10);&quot;- &quot;;[.G64])" office:value-type="string" office:string-value="net.sourceforge.ganttproject.chart.TaskRendererImpl&#10;- void createLeftSideText(net.sourceforge.ganttproject.task.TaskActivity) " calcext:value-type="string">
            <text:p>net.sourceforge.ganttproject.chart.TaskRendererImpl<text:line-break/>- void createLeftSideText(net.sourceforge.ganttproject.task.TaskActivity) </text:p>
          </table:table-cell>
          <table:table-cell table:number-columns-repeated="4"/>
          <table:table-cell office:value-type="string" calcext:value-type="string">
            <text:p>net.sourceforge.ganttproject.chart.TaskRendererImpl</text:p>
          </table:table-cell>
          <table:table-cell office:value-type="string" calcext:value-type="string">
            <text:p>void createLeftSideText(net.sourceforge.ganttproject.task.TaskActivity) </text:p>
          </table:table-cell>
          <table:table-cell table:number-columns-repeated="1017"/>
        </table:table-row>
        <table:table-row table:style-name="ro3">
          <table:table-cell table:formula="of:=CONCATENATE([.F65];CHAR(10);&quot;- &quot;;[.G65])" office:value-type="string" office:string-value="net.sourceforge.ganttproject.chart.TaskRendererImpl&#10;- void createUpSideText(net.sourceforge.ganttproject.task.TaskActivity) " calcext:value-type="string">
            <text:p>net.sourceforge.ganttproject.chart.TaskRendererImpl<text:line-break/>- void createUpSideText(net.sourceforge.ganttproject.task.TaskActivity) </text:p>
          </table:table-cell>
          <table:table-cell table:number-columns-repeated="4"/>
          <table:table-cell office:value-type="string" calcext:value-type="string">
            <text:p>net.sourceforge.ganttproject.chart.TaskRendererImpl</text:p>
          </table:table-cell>
          <table:table-cell office:value-type="string" calcext:value-type="string">
            <text:p>void createUpSideText(net.sourceforge.ganttproject.task.TaskActivity) </text:p>
          </table:table-cell>
          <table:table-cell table:number-columns-repeated="1017"/>
        </table:table-row>
        <table:table-row table:style-name="ro3">
          <table:table-cell table:formula="of:=CONCATENATE([.F66];CHAR(10);&quot;- &quot;;[.G66])" office:value-type="string" office:string-value="net.sourceforge.ganttproject.GanttProject&#10;- void applyButtonOptions() " calcext:value-type="string">
            <text:p>net.sourceforge.ganttproject.GanttProject<text:line-break/>- void applyButtonOptions() </text:p>
          </table:table-cell>
          <table:table-cell table:number-columns-repeated="4"/>
          <table:table-cell office:value-type="string" calcext:value-type="string">
            <text:p>net.sourceforge.ganttproject.GanttProject</text:p>
          </table:table-cell>
          <table:table-cell office:value-type="string" calcext:value-type="string">
            <text:p>void applyButtonOptions() </text:p>
          </table:table-cell>
          <table:table-cell table:number-columns-repeated="1017"/>
        </table:table-row>
        <table:table-row table:style-name="ro3">
          <table:table-cell table:formula="of:=CONCATENATE([.F67];CHAR(10);&quot;- &quot;;[.G67])" office:value-type="string" office:string-value="net.sourceforge.ganttproject.GanttResourcePanel&#10;- net.sourceforge.ganttproject.resource.ProjectResource[] getResources() " calcext:value-type="string">
            <text:p>net.sourceforge.ganttproject.GanttResourcePanel<text:line-break/>- net.sourceforge.ganttproject.resource.ProjectResource[] getResources() </text:p>
          </table:table-cell>
          <table:table-cell table:number-columns-repeated="4"/>
          <table:table-cell office:value-type="string" calcext:value-type="string">
            <text:p>net.sourceforge.ganttproject.GanttResourcePanel</text:p>
          </table:table-cell>
          <table:table-cell office:value-type="string" calcext:value-type="string">
            <text:p>net.sourceforge.ganttproject.resource.ProjectResource[] getResources() </text:p>
          </table:table-cell>
          <table:table-cell table:number-columns-repeated="1017"/>
        </table:table-row>
        <table:table-row table:style-name="ro3">
          <table:table-cell table:formula="of:=CONCATENATE([.F68];CHAR(10);&quot;- &quot;;[.G68])" office:value-type="string" office:string-value="net.sourceforge.ganttproject.GanttResourcePanel&#10;- void saveSelectionToClipboard(boolean) " calcext:value-type="string">
            <text:p>net.sourceforge.ganttproject.GanttResourcePanel<text:line-break/>- void saveSelectionToClipboard(boolean) </text:p>
          </table:table-cell>
          <table:table-cell table:number-columns-repeated="4"/>
          <table:table-cell office:value-type="string" calcext:value-type="string">
            <text:p>net.sourceforge.ganttproject.GanttResourcePanel</text:p>
          </table:table-cell>
          <table:table-cell office:value-type="string" calcext:value-type="string">
            <text:p>void saveSelectionToClipboard(boolean) </text:p>
          </table:table-cell>
          <table:table-cell table:number-columns-repeated="1017"/>
        </table:table-row>
        <table:table-row table:style-name="ro3">
          <table:table-cell table:formula="of:=CONCATENATE([.F69];CHAR(10);&quot;- &quot;;[.G69])" office:value-type="string" office:string-value="net.sourceforge.ganttproject.GanttTreeTable&#10;- void addNewCustomColumn(net.sourceforge.ganttproject.task.CustomColumn) " calcext:value-type="string">
            <text:p>net.sourceforge.ganttproject.GanttTreeTable<text:line-break/>- void addNewCustomColumn(net.sourceforge.ganttproject.task.CustomColumn) </text:p>
          </table:table-cell>
          <table:table-cell table:number-columns-repeated="4"/>
          <table:table-cell office:value-type="string" calcext:value-type="string">
            <text:p>net.sourceforge.ganttproject.GanttTreeTable</text:p>
          </table:table-cell>
          <table:table-cell office:value-type="string" calcext:value-type="string">
            <text:p>void addNewCustomColumn(net.sourceforge.ganttproject.task.CustomColumn) </text:p>
          </table:table-cell>
          <table:table-cell table:number-columns-repeated="1017"/>
        </table:table-row>
        <table:table-row table:style-name="ro3">
          <table:table-cell table:formula="of:=CONCATENATE([.F70];CHAR(10);&quot;- &quot;;[.G70])" office:value-type="string" office:string-value="net.sourceforge.ganttproject.GanttTree2&#10;- javax.swing.tree.DefaultMutableTreeNode[] getSelectedNodes() " calcext:value-type="string">
            <text:p>net.sourceforge.ganttproject.GanttTree2<text:line-break/>- javax.swing.tree.DefaultMutableTreeNode[] getSelectedNodes() </text:p>
          </table:table-cell>
          <table:table-cell table:number-columns-repeated="4"/>
          <table:table-cell office:value-type="string" calcext:value-type="string">
            <text:p>net.sourceforge.ganttproject.GanttTree2</text:p>
          </table:table-cell>
          <table:table-cell office:value-type="string" calcext:value-type="string">
            <text:p>javax.swing.tree.DefaultMutableTreeNode[] getSelectedNodes() </text:p>
          </table:table-cell>
          <table:table-cell table:number-columns-repeated="1017"/>
        </table:table-row>
        <table:table-row table:style-name="ro3">
          <table:table-cell table:formula="of:=CONCATENATE([.F71];CHAR(10);&quot;- &quot;;[.G71])" office:value-type="string" office:string-value="net.sourceforge.ganttproject.GanttTree2&#10;- net.sourceforge.ganttproject.task.TaskNode[] getSelectedTaskNodes() " calcext:value-type="string">
            <text:p>net.sourceforge.ganttproject.GanttTree2<text:line-break/>- net.sourceforge.ganttproject.task.TaskNode[] getSelectedTaskNodes() </text:p>
          </table:table-cell>
          <table:table-cell table:number-columns-repeated="4"/>
          <table:table-cell office:value-type="string" calcext:value-type="string">
            <text:p>net.sourceforge.ganttproject.GanttTree2</text:p>
          </table:table-cell>
          <table:table-cell office:value-type="string" calcext:value-type="string">
            <text:p>net.sourceforge.ganttproject.task.TaskNode[] getSelectedTaskNodes() </text:p>
          </table:table-cell>
          <table:table-cell table:number-columns-repeated="1017"/>
        </table:table-row>
        <table:table-row table:style-name="ro3">
          <table:table-cell table:formula="of:=CONCATENATE([.F72];CHAR(10);&quot;- &quot;;[.G72])" office:value-type="string" office:string-value="net.sourceforge.ganttproject.chart.TaskRendererImpl&#10;- java.awt.Rectangle getBoundingRectangle(net.sourceforge.ganttproject.task.TaskActivity) " calcext:value-type="string">
            <text:p>net.sourceforge.ganttproject.chart.TaskRendererImpl<text:line-break/>- java.awt.Rectangle getBoundingRectangle(net.sourceforge.ganttproject.task.TaskActivity) </text:p>
          </table:table-cell>
          <table:table-cell table:number-columns-repeated="4"/>
          <table:table-cell office:value-type="string" calcext:value-type="string">
            <text:p>net.sourceforge.ganttproject.chart.TaskRendererImpl</text:p>
          </table:table-cell>
          <table:table-cell office:value-type="string" calcext:value-type="string">
            <text:p>java.awt.Rectangle getBoundingRectangle(net.sourceforge.ganttproject.task.TaskActivity) </text:p>
          </table:table-cell>
          <table:table-cell table:number-columns-repeated="1017"/>
        </table:table-row>
        <table:table-row table:style-name="ro3">
          <table:table-cell table:formula="of:=CONCATENATE([.F73];CHAR(10);&quot;- &quot;;[.G73])" office:value-type="string" office:string-value="net.sourceforge.ganttproject.GanttResourcePanel&#10;- net.sourceforge.ganttproject.task.ResourceAssignment[] getResourceAssignments() " calcext:value-type="string">
            <text:p>net.sourceforge.ganttproject.GanttResourcePanel<text:line-break/>- net.sourceforge.ganttproject.task.ResourceAssignment[] getResourceAssignments() </text:p>
          </table:table-cell>
          <table:table-cell table:number-columns-repeated="4"/>
          <table:table-cell office:value-type="string" calcext:value-type="string">
            <text:p>net.sourceforge.ganttproject.GanttResourcePanel</text:p>
          </table:table-cell>
          <table:table-cell office:value-type="string" calcext:value-type="string">
            <text:p>net.sourceforge.ganttproject.task.ResourceAssignment[] getResourceAssignments() </text:p>
          </table:table-cell>
          <table:table-cell table:number-columns-repeated="1017"/>
        </table:table-row>
        <table:table-row table:style-name="ro3">
          <table:table-cell table:formula="of:=CONCATENATE([.F74];CHAR(10);&quot;- &quot;;[.G74])" office:value-type="string" office:string-value="net.sourceforge.ganttproject.OSXAdapter&#10;- void handleOpenFile(com.apple.eawt.ApplicationEvent) " calcext:value-type="string">
            <text:p>net.sourceforge.ganttproject.OSXAdapter<text:line-break/>- void handleOpenFile(com.apple.eawt.ApplicationEvent) </text:p>
          </table:table-cell>
          <table:table-cell table:number-columns-repeated="4"/>
          <table:table-cell office:value-type="string" calcext:value-type="string">
            <text:p>net.sourceforge.ganttproject.OSXAdapter</text:p>
          </table:table-cell>
          <table:table-cell office:value-type="string" calcext:value-type="string">
            <text:p>void handleOpenFile(com.apple.eawt.ApplicationEvent) </text:p>
          </table:table-cell>
          <table:table-cell table:number-columns-repeated="1017"/>
        </table:table-row>
        <table:table-row table:style-name="ro3">
          <table:table-cell table:formula="of:=CONCATENATE([.F75];CHAR(10);&quot;- &quot;;[.G75])" office:value-type="string" office:string-value="net.sourceforge.ganttproject.GanttProject&#10;- static void main(java.lang.String[]) " calcext:value-type="string">
            <text:p>net.sourceforge.ganttproject.GanttProject<text:line-break/>- static void main(java.lang.String[]) </text:p>
          </table:table-cell>
          <table:table-cell table:number-columns-repeated="4"/>
          <table:table-cell office:value-type="string" calcext:value-type="string">
            <text:p>net.sourceforge.ganttproject.GanttProject</text:p>
          </table:table-cell>
          <table:table-cell office:value-type="string" calcext:value-type="string">
            <text:p>static void main(java.lang.String[]) </text:p>
          </table:table-cell>
          <table:table-cell table:number-columns-repeated="1017"/>
        </table:table-row>
        <table:table-row table:style-name="ro3">
          <table:table-cell table:formula="of:=CONCATENATE([.F76];CHAR(10);&quot;- &quot;;[.G76])" office:value-type="string" office:string-value="net.sourceforge.ganttproject.chart.TaskRendererImpl&#10;- net.sourceforge.ganttproject.chart.GraphicPrimitiveContainer.Rectangle processRegularActivity(net.sourceforge.ganttproject.task.TaskActivity) " calcext:value-type="string">
            <text:p>net.sourceforge.ganttproject.chart.TaskRendererImpl<text:line-break/>- net.sourceforge.ganttproject.chart.GraphicPrimitiveContainer.Rectangle processRegularActivity(net.sourceforge.ganttproject.task.TaskActivity) </text:p>
          </table:table-cell>
          <table:table-cell table:number-columns-repeated="4"/>
          <table:table-cell office:value-type="string" calcext:value-type="string">
            <text:p>net.sourceforge.ganttproject.chart.TaskRendererImpl</text:p>
          </table:table-cell>
          <table:table-cell office:value-type="string" calcext:value-type="string">
            <text:p>net.sourceforge.ganttproject.chart.GraphicPrimitiveContainer.Rectangle processRegularActivity(net.sourceforge.ganttproject.task.TaskActivity) </text:p>
          </table:table-cell>
          <table:table-cell table:number-columns-repeated="1017"/>
        </table:table-row>
        <table:table-row table:style-name="ro3">
          <table:table-cell table:formula="of:=CONCATENATE([.F77];CHAR(10);&quot;- &quot;;[.G77])" office:value-type="string" office:string-value="net.sourceforge.ganttproject.ResourceTreeTableModel&#10;- java.lang.Object getValueAt(java.lang.Object, int) " calcext:value-type="string">
            <text:p>net.sourceforge.ganttproject.ResourceTreeTableModel<text:line-break/>- java.lang.Object getValueAt(java.lang.Object, int) </text:p>
          </table:table-cell>
          <table:table-cell table:number-columns-repeated="4"/>
          <table:table-cell office:value-type="string" calcext:value-type="string">
            <text:p>net.sourceforge.ganttproject.ResourceTreeTableModel</text:p>
          </table:table-cell>
          <table:table-cell office:value-type="string" calcext:value-type="string">
            <text:p>java.lang.Object getValueAt(java.lang.Object, int) </text:p>
          </table:table-cell>
          <table:table-cell table:number-columns-repeated="1017"/>
        </table:table-row>
        <table:table-row table:style-name="ro3">
          <table:table-cell table:formula="of:=CONCATENATE([.F78];CHAR(10);&quot;- &quot;;[.G78])" office:value-type="string" office:string-value="net.sourceforge.ganttproject.calendar.AlwaysWorkingTimeCalendarImpl&#10;- List#RAW getActivitiesBackward(java.util.Date, net.sourceforge.ganttproject.time.TimeUnit, long) " calcext:value-type="string">
            <text:p>net.sourceforge.ganttproject.calendar.AlwaysWorkingTimeCalendarImpl<text:line-break/>- List#RAW getActivitiesBackward(java.util.Date, net.sourceforge.ganttproject.time.TimeUnit, long) </text:p>
          </table:table-cell>
          <table:table-cell table:number-columns-repeated="4"/>
          <table:table-cell office:value-type="string" calcext:value-type="string">
            <text:p>net.sourceforge.ganttproject.calendar.AlwaysWorkingTimeCalendarImpl</text:p>
          </table:table-cell>
          <table:table-cell office:value-type="string" calcext:value-type="string">
            <text:p>List#RAW getActivitiesBackward(java.util.Date, net.sourceforge.ganttproject.time.TimeUnit, long) </text:p>
          </table:table-cell>
          <table:table-cell table:number-columns-repeated="1017"/>
        </table:table-row>
        <table:table-row table:style-name="ro3">
          <table:table-cell table:formula="of:=CONCATENATE([.F79];CHAR(10);&quot;- &quot;;[.G79])" office:value-type="string" office:string-value="net.sourceforge.ganttproject.calendar.AlwaysWorkingTimeCalendarImpl&#10;- List#RAW getActivitiesForward(java.util.Date, net.sourceforge.ganttproject.time.TimeUnit, long) " calcext:value-type="string">
            <text:p>net.sourceforge.ganttproject.calendar.AlwaysWorkingTimeCalendarImpl<text:line-break/>- List#RAW getActivitiesForward(java.util.Date, net.sourceforge.ganttproject.time.TimeUnit, long) </text:p>
          </table:table-cell>
          <table:table-cell table:number-columns-repeated="4"/>
          <table:table-cell office:value-type="string" calcext:value-type="string">
            <text:p>net.sourceforge.ganttproject.calendar.AlwaysWorkingTimeCalendarImpl</text:p>
          </table:table-cell>
          <table:table-cell office:value-type="string" calcext:value-type="string">
            <text:p>List#RAW getActivitiesForward(java.util.Date, net.sourceforge.ganttproject.time.TimeUnit, long) </text:p>
          </table:table-cell>
          <table:table-cell table:number-columns-repeated="1017"/>
        </table:table-row>
        <table:table-row table:style-name="ro3">
          <table:table-cell table:formula="of:=CONCATENATE([.F80];CHAR(10);&quot;- &quot;;[.G80])" office:value-type="string" office:string-value="net.sourceforge.ganttproject.GanttTreeTable&#10;- void displayColumn(java.lang.String) " calcext:value-type="string">
            <text:p>net.sourceforge.ganttproject.GanttTreeTable<text:line-break/>- void displayColumn(java.lang.String) </text:p>
          </table:table-cell>
          <table:table-cell table:number-columns-repeated="4"/>
          <table:table-cell office:value-type="string" calcext:value-type="string">
            <text:p>net.sourceforge.ganttproject.GanttTreeTable</text:p>
          </table:table-cell>
          <table:table-cell office:value-type="string" calcext:value-type="string">
            <text:p>void displayColumn(java.lang.String) </text:p>
          </table:table-cell>
          <table:table-cell table:number-columns-repeated="1017"/>
        </table:table-row>
        <table:table-row table:style-name="ro3">
          <table:table-cell table:formula="of:=CONCATENATE([.F81];CHAR(10);&quot;- &quot;;[.G81])" office:value-type="string" office:string-value="net.sourceforge.ganttproject.GanttTree2&#10;- void selectTask(net.sourceforge.ganttproject.task.Task, boolean) " calcext:value-type="string">
            <text:p>net.sourceforge.ganttproject.GanttTree2<text:line-break/>- void selectTask(net.sourceforge.ganttproject.task.Task, boolean) </text:p>
          </table:table-cell>
          <table:table-cell table:number-columns-repeated="4"/>
          <table:table-cell office:value-type="string" calcext:value-type="string">
            <text:p>net.sourceforge.ganttproject.GanttTree2</text:p>
          </table:table-cell>
          <table:table-cell office:value-type="string" calcext:value-type="string">
            <text:p>void selectTask(net.sourceforge.ganttproject.task.Task, boolean) </text:p>
          </table:table-cell>
          <table:table-cell table:number-columns-repeated="1017"/>
        </table:table-row>
        <table:table-row table:style-name="ro3">
          <table:table-cell table:formula="of:=CONCATENATE([.F82];CHAR(10);&quot;- &quot;;[.G82])" office:value-type="string" office:string-value="net.sourceforge.ganttproject.GanttTreeTable&#10;- void hideColumn(java.lang.String) " calcext:value-type="string">
            <text:p>net.sourceforge.ganttproject.GanttTreeTable<text:line-break/>- void hideColumn(java.lang.String) </text:p>
          </table:table-cell>
          <table:table-cell table:number-columns-repeated="4"/>
          <table:table-cell office:value-type="string" calcext:value-type="string">
            <text:p>net.sourceforge.ganttproject.GanttTreeTable</text:p>
          </table:table-cell>
          <table:table-cell office:value-type="string" calcext:value-type="string">
            <text:p>void hideColumn(java.lang.String) </text:p>
          </table:table-cell>
          <table:table-cell table:number-columns-repeated="1017"/>
        </table:table-row>
        <table:table-row table:style-name="ro3">
          <table:table-cell table:formula="of:=CONCATENATE([.F83];CHAR(10);&quot;- &quot;;[.G83])" office:value-type="string" office:string-value="net.sourceforge.ganttproject.GPToolBar&#10;- void populate(List#RAW) " calcext:value-type="string">
            <text:p>net.sourceforge.ganttproject.GPToolBar<text:line-break/>- void populate(List#RAW) </text:p>
          </table:table-cell>
          <table:table-cell table:number-columns-repeated="4"/>
          <table:table-cell office:value-type="string" calcext:value-type="string">
            <text:p>net.sourceforge.ganttproject.GPToolBar</text:p>
          </table:table-cell>
          <table:table-cell office:value-type="string" calcext:value-type="string">
            <text:p>void populate(List#RAW) </text:p>
          </table:table-cell>
          <table:table-cell table:number-columns-repeated="1017"/>
        </table:table-row>
        <table:table-row table:style-name="ro3">
          <table:table-cell table:formula="of:=CONCATENATE([.F84];CHAR(10);&quot;- &quot;;[.G84])" office:value-type="string" office:string-value="net.sourceforge.ganttproject.chart.BottomUnitLineRendererImpl&#10;- void render() " calcext:value-type="string">
            <text:p>net.sourceforge.ganttproject.chart.BottomUnitLineRendererImpl<text:line-break/>- void render() </text:p>
          </table:table-cell>
          <table:table-cell table:number-columns-repeated="4"/>
          <table:table-cell office:value-type="string" calcext:value-type="string">
            <text:p>net.sourceforge.ganttproject.chart.BottomUnitLineRendererImpl</text:p>
          </table:table-cell>
          <table:table-cell office:value-type="string" calcext:value-type="string">
            <text:p>void render() </text:p>
          </table:table-cell>
          <table:table-cell table:number-columns-repeated="1017"/>
        </table:table-row>
        <table:table-row table:style-name="ro3">
          <table:table-cell table:formula="of:=CONCATENATE([.F85];CHAR(10);&quot;- &quot;;[.G85])" office:value-type="string" office:string-value="net.sourceforge.ganttproject.GanttTreeTable&#10;- void reloadColumns() " calcext:value-type="string">
            <text:p>net.sourceforge.ganttproject.GanttTreeTable<text:line-break/>- void reloadColumns() </text:p>
          </table:table-cell>
          <table:table-cell table:number-columns-repeated="4"/>
          <table:table-cell office:value-type="string" calcext:value-type="string">
            <text:p>net.sourceforge.ganttproject.GanttTreeTable</text:p>
          </table:table-cell>
          <table:table-cell office:value-type="string" calcext:value-type="string">
            <text:p>void reloadColumns() </text:p>
          </table:table-cell>
          <table:table-cell table:number-columns-repeated="1017"/>
        </table:table-row>
        <table:table-row table:style-name="ro3">
          <table:table-cell table:formula="of:=CONCATENATE([.F86];CHAR(10);&quot;- &quot;;[.G86])" office:value-type="string" office:string-value="net.sourceforge.ganttproject.PluginPreferencesImpl&#10;- org.osgi.service.prefs.Preferences node(java.lang.String) " calcext:value-type="string">
            <text:p>net.sourceforge.ganttproject.PluginPreferencesImpl<text:line-break/>- org.osgi.service.prefs.Preferences node(java.lang.String) </text:p>
          </table:table-cell>
          <table:table-cell table:number-columns-repeated="4"/>
          <table:table-cell office:value-type="string" calcext:value-type="string">
            <text:p>net.sourceforge.ganttproject.PluginPreferencesImpl</text:p>
          </table:table-cell>
          <table:table-cell office:value-type="string" calcext:value-type="string">
            <text:p>org.osgi.service.prefs.Preferences node(java.lang.String) </text:p>
          </table:table-cell>
          <table:table-cell table:number-columns-repeated="1017"/>
        </table:table-row>
        <table:table-row table:style-name="ro3">
          <table:table-cell table:formula="of:=CONCATENATE([.F87];CHAR(10);&quot;- &quot;;[.G87])" office:value-type="string" office:string-value="net.sourceforge.ganttproject.action.DeleteAssignmentAction&#10;- void actionPerformed(java.awt.event.ActionEvent) " calcext:value-type="string">
            <text:p>net.sourceforge.ganttproject.action.DeleteAssignmentAction<text:line-break/>- void actionPerformed(java.awt.event.ActionEvent) </text:p>
          </table:table-cell>
          <table:table-cell table:number-columns-repeated="4"/>
          <table:table-cell office:value-type="string" calcext:value-type="string">
            <text:p>net.sourceforge.ganttproject.action.DeleteAssignmentAction</text:p>
          </table:table-cell>
          <table:table-cell office:value-type="string" calcext:value-type="string">
            <text:p>void actionPerformed(java.awt.event.ActionEvent) </text:p>
          </table:table-cell>
          <table:table-cell table:number-columns-repeated="1017"/>
        </table:table-row>
        <table:table-row table:style-name="ro3">
          <table:table-cell table:formula="of:=CONCATENATE([.F88];CHAR(10);&quot;- &quot;;[.G88])" office:value-type="string" office:string-value="net.sourceforge.ganttproject.chart.TaskRendererImpl&#10;- void renderProgressBar(net.sourceforge.ganttproject.task.TaskActivity, net.sourceforge.ganttproject.chart.GraphicPrimitiveContainer.Rectangle) " calcext:value-type="string">
            <text:p>net.sourceforge.ganttproject.chart.TaskRendererImpl<text:line-break/>- void renderProgressBar(net.sourceforge.ganttproject.task.TaskActivity, net.sourceforge.ganttproject.chart.GraphicPrimitiveContainer.Rectangle) </text:p>
          </table:table-cell>
          <table:table-cell table:number-columns-repeated="4"/>
          <table:table-cell office:value-type="string" calcext:value-type="string">
            <text:p>net.sourceforge.ganttproject.chart.TaskRendererImpl</text:p>
          </table:table-cell>
          <table:table-cell office:value-type="string" calcext:value-type="string">
            <text:p>void renderProgressBar(net.sourceforge.ganttproject.task.TaskActivity, net.sourceforge.ganttproject.chart.GraphicPrimitiveContainer.Rectangle) </text:p>
          </table:table-cell>
          <table:table-cell table:number-columns-repeated="1017"/>
        </table:table-row>
        <table:table-row table:style-name="ro3">
          <table:table-cell table:formula="of:=CONCATENATE([.F89];CHAR(10);&quot;- &quot;;[.G89])" office:value-type="string" office:string-value="net.sourceforge.ganttproject.ResourceTreeTableModel&#10;- void updateResources() " calcext:value-type="string">
            <text:p>net.sourceforge.ganttproject.ResourceTreeTableModel<text:line-break/>- void updateResources() </text:p>
          </table:table-cell>
          <table:table-cell table:number-columns-repeated="4"/>
          <table:table-cell office:value-type="string" calcext:value-type="string">
            <text:p>net.sourceforge.ganttproject.ResourceTreeTableModel</text:p>
          </table:table-cell>
          <table:table-cell office:value-type="string" calcext:value-type="string">
            <text:p>void updateResources() </text:p>
          </table:table-cell>
          <table:table-cell table:number-columns-repeated="1017"/>
        </table:table-row>
        <table:table-row table:style-name="ro3">
          <table:table-cell table:formula="of:=CONCATENATE([.F90];CHAR(10);&quot;- &quot;;[.G90])" office:value-type="string" office:string-value="net.sourceforge.ganttproject.chart.ChartHeaderImpl&#10;- void createGreyRectangleWithNiceBorders() " calcext:value-type="string">
            <text:p>net.sourceforge.ganttproject.chart.ChartHeaderImpl<text:line-break/>- void createGreyRectangleWithNiceBorders() </text:p>
          </table:table-cell>
          <table:table-cell table:number-columns-repeated="4"/>
          <table:table-cell office:value-type="string" calcext:value-type="string">
            <text:p>net.sourceforge.ganttproject.chart.ChartHeaderImpl</text:p>
          </table:table-cell>
          <table:table-cell office:value-type="string" calcext:value-type="string">
            <text:p>void createGreyRectangleWithNiceBorders() </text:p>
          </table:table-cell>
          <table:table-cell table:number-columns-repeated="1017"/>
        </table:table-row>
        <table:table-row table:style-name="ro3">
          <table:table-cell table:formula="of:=CONCATENATE([.F91];CHAR(10);&quot;- &quot;;[.G91])" office:value-type="string" office:string-value="net.sourceforge.ganttproject.chart.GraphicPrimitiveContainer&#10;- void paint(net.sourceforge.ganttproject.chart.Painter, java.awt.Graphics) " calcext:value-type="string">
            <text:p>net.sourceforge.ganttproject.chart.GraphicPrimitiveContainer<text:line-break/>- void paint(net.sourceforge.ganttproject.chart.Painter, java.awt.Graphics) </text:p>
          </table:table-cell>
          <table:table-cell table:number-columns-repeated="4"/>
          <table:table-cell office:value-type="string" calcext:value-type="string">
            <text:p>net.sourceforge.ganttproject.chart.GraphicPrimitiveContainer</text:p>
          </table:table-cell>
          <table:table-cell office:value-type="string" calcext:value-type="string">
            <text:p>void paint(net.sourceforge.ganttproject.chart.Painter, java.awt.Graphics) </text:p>
          </table:table-cell>
          <table:table-cell table:number-columns-repeated="1017"/>
        </table:table-row>
        <table:table-row table:style-name="ro3">
          <table:table-cell table:formula="of:=CONCATENATE([.F92];CHAR(10);&quot;- &quot;;[.G92])" office:value-type="string" office:string-value="net.sourceforge.ganttproject.chart.SimpleRenderedImage&#10;- java.awt.image.WritableRaster copyData(java.awt.image.WritableRaster) " calcext:value-type="string">
            <text:p>net.sourceforge.ganttproject.chart.SimpleRenderedImage<text:line-break/>- java.awt.image.WritableRaster copyData(java.awt.image.WritableRaster) </text:p>
          </table:table-cell>
          <table:table-cell table:number-columns-repeated="4"/>
          <table:table-cell office:value-type="string" calcext:value-type="string">
            <text:p>net.sourceforge.ganttproject.chart.SimpleRenderedImage</text:p>
          </table:table-cell>
          <table:table-cell office:value-type="string" calcext:value-type="string">
            <text:p>java.awt.image.WritableRaster copyData(java.awt.image.WritableRaster) </text:p>
          </table:table-cell>
          <table:table-cell table:number-columns-repeated="1017"/>
        </table:table-row>
        <table:table-row table:style-name="ro3">
          <table:table-cell table:formula="of:=CONCATENATE([.F93];CHAR(10);&quot;- &quot;;[.G93])" office:value-type="string" office:string-value="net.sourceforge.ganttproject.chart.ChartHeaderImpl&#10;- void renderBottomUnits() " calcext:value-type="string">
            <text:p>net.sourceforge.ganttproject.chart.ChartHeaderImpl<text:line-break/>- void renderBottomUnits() </text:p>
          </table:table-cell>
          <table:table-cell table:number-columns-repeated="4"/>
          <table:table-cell office:value-type="string" calcext:value-type="string">
            <text:p>net.sourceforge.ganttproject.chart.ChartHeaderImpl</text:p>
          </table:table-cell>
          <table:table-cell office:value-type="string" calcext:value-type="string">
            <text:p>void renderBottomUnits() </text:p>
          </table:table-cell>
          <table:table-cell table:number-columns-repeated="1017"/>
        </table:table-row>
        <table:table-row table:style-name="ro3">
          <table:table-cell table:formula="of:=CONCATENATE([.F94];CHAR(10);&quot;- &quot;;[.G94])" office:value-type="string" office:string-value="net.sourceforge.ganttproject.chart.ChartHeaderImpl&#10;- void renderTopUnits() " calcext:value-type="string">
            <text:p>net.sourceforge.ganttproject.chart.ChartHeaderImpl<text:line-break/>- void renderTopUnits() </text:p>
          </table:table-cell>
          <table:table-cell table:number-columns-repeated="4"/>
          <table:table-cell office:value-type="string" calcext:value-type="string">
            <text:p>net.sourceforge.ganttproject.chart.ChartHeaderImpl</text:p>
          </table:table-cell>
          <table:table-cell office:value-type="string" calcext:value-type="string">
            <text:p>void renderTopUnits() </text:p>
          </table:table-cell>
          <table:table-cell table:number-columns-repeated="1017"/>
        </table:table-row>
        <table:table-row table:style-name="ro3">
          <table:table-cell table:formula="of:=CONCATENATE([.F95];CHAR(10);&quot;- &quot;;[.G95])" office:value-type="string" office:string-value="net.sourceforge.ganttproject.GanttTree2.GanttTreeDropListener&#10;- void dragOver(java.awt.dnd.DropTargetDragEvent) " calcext:value-type="string">
            <text:p>net.sourceforge.ganttproject.GanttTree2.GanttTreeDropListener<text:line-break/>- void dragOver(java.awt.dnd.DropTargetDragEvent) </text:p>
          </table:table-cell>
          <table:table-cell table:number-columns-repeated="4"/>
          <table:table-cell office:value-type="string" calcext:value-type="string">
            <text:p>net.sourceforge.ganttproject.GanttTree2.GanttTreeDropListener</text:p>
          </table:table-cell>
          <table:table-cell office:value-type="string" calcext:value-type="string">
            <text:p>void dragOver(java.awt.dnd.DropTargetDragEvent) </text:p>
          </table:table-cell>
          <table:table-cell table:number-columns-repeated="1017"/>
        </table:table-row>
        <table:table-row table:style-name="ro3">
          <table:table-cell table:formula="of:=CONCATENATE([.F96];CHAR(10);&quot;- &quot;;[.G96])" office:value-type="string" office:string-value="net.sourceforge.ganttproject.CustomPropertyManager.PropertyTypeEncoder&#10;- static net.sourceforge.ganttproject.CustomPropertyDefinition decodeTypeAndDefaultValue(java.lang.String, java.lang.String) " calcext:value-type="string">
            <text:p>net.sourceforge.ganttproject.CustomPropertyManager.PropertyTypeEncoder<text:line-break/>- static net.sourceforge.ganttproject.CustomPropertyDefinition decodeTypeAndDefaultValue(java.lang.String, java.lang.String) </text:p>
          </table:table-cell>
          <table:table-cell table:number-columns-repeated="4"/>
          <table:table-cell office:value-type="string" calcext:value-type="string">
            <text:p>net.sourceforge.ganttproject.CustomPropertyManager.PropertyTypeEncoder</text:p>
          </table:table-cell>
          <table:table-cell office:value-type="string" calcext:value-type="string">
            <text:p>static net.sourceforge.ganttproject.CustomPropertyDefinition decodeTypeAndDefaultValue(java.lang.String, java.lang.String) </text:p>
          </table:table-cell>
          <table:table-cell table:number-columns-repeated="1017"/>
        </table:table-row>
        <table:table-row table:style-name="ro3">
          <table:table-cell table:formula="of:=CONCATENATE([.F97];CHAR(10);&quot;- &quot;;[.G97])" office:value-type="string" office:string-value="net.sourceforge.ganttproject.GanttCalendar&#10;- int diff(net.sourceforge.ganttproject.GanttCalendar) " calcext:value-type="string">
            <text:p>net.sourceforge.ganttproject.GanttCalendar<text:line-break/>- int diff(net.sourceforge.ganttproject.GanttCalendar) </text:p>
          </table:table-cell>
          <table:table-cell table:number-columns-repeated="4"/>
          <table:table-cell office:value-type="string" calcext:value-type="string">
            <text:p>net.sourceforge.ganttproject.GanttCalendar</text:p>
          </table:table-cell>
          <table:table-cell office:value-type="string" calcext:value-type="string">
            <text:p>int diff(net.sourceforge.ganttproject.GanttCalendar) </text:p>
          </table:table-cell>
          <table:table-cell table:number-columns-repeated="1017"/>
        </table:table-row>
        <table:table-row table:style-name="ro3">
          <table:table-cell table:formula="of:=CONCATENATE([.F98];CHAR(10);&quot;- &quot;;[.G98])" office:value-type="string" office:string-value="net.sourceforge.ganttproject.GanttProject&#10;- net.sourceforge.ganttproject.task.Task newTask() " calcext:value-type="string">
            <text:p>net.sourceforge.ganttproject.GanttProject<text:line-break/>- net.sourceforge.ganttproject.task.Task newTask() </text:p>
          </table:table-cell>
          <table:table-cell table:number-columns-repeated="4"/>
          <table:table-cell office:value-type="string" calcext:value-type="string">
            <text:p>net.sourceforge.ganttproject.GanttProject</text:p>
          </table:table-cell>
          <table:table-cell office:value-type="string" calcext:value-type="string">
            <text:p>net.sourceforge.ganttproject.task.Task newTask() </text:p>
          </table:table-cell>
          <table:table-cell table:number-columns-repeated="1017"/>
        </table:table-row>
        <table:table-row table:style-name="ro3">
          <table:table-cell table:formula="of:=CONCATENATE([.F99];CHAR(10);&quot;- &quot;;[.G99])" office:value-type="string" office:string-value="net.sourceforge.ganttproject.GanttProjectBase.GPViewImpl&#10;- void setVisible(boolean) " calcext:value-type="string">
            <text:p>net.sourceforge.ganttproject.GanttProjectBase.GPViewImpl<text:line-break/>- void setVisible(boolean) </text:p>
          </table:table-cell>
          <table:table-cell table:number-columns-repeated="4"/>
          <table:table-cell office:value-type="string" calcext:value-type="string">
            <text:p>net.sourceforge.ganttproject.GanttProjectBase.GPViewImpl</text:p>
          </table:table-cell>
          <table:table-cell office:value-type="string" calcext:value-type="string">
            <text:p>void setVisible(boolean) </text:p>
          </table:table-cell>
          <table:table-cell table:number-columns-repeated="1017"/>
        </table:table-row>
        <table:table-row table:style-name="ro3">
          <table:table-cell table:formula="of:=CONCATENATE([.F100];CHAR(10);&quot;- &quot;;[.G100])" office:value-type="string" office:string-value="net.sourceforge.ganttproject.GanttTreeTableModel&#10;- void removeNodeFromParent(javax.swing.tree.MutableTreeNode) " calcext:value-type="string">
            <text:p>net.sourceforge.ganttproject.GanttTreeTableModel<text:line-break/>- void removeNodeFromParent(javax.swing.tree.MutableTreeNode) </text:p>
          </table:table-cell>
          <table:table-cell table:number-columns-repeated="4"/>
          <table:table-cell office:value-type="string" calcext:value-type="string">
            <text:p>net.sourceforge.ganttproject.GanttTreeTableModel</text:p>
          </table:table-cell>
          <table:table-cell office:value-type="string" calcext:value-type="string">
            <text:p>void removeNodeFromParent(javax.swing.tree.MutableTreeNode) </text:p>
          </table:table-cell>
          <table:table-cell table:number-columns-repeated="1017"/>
        </table:table-row>
        <table:table-row table:style-name="ro3">
          <table:table-cell table:formula="of:=CONCATENATE([.F101];CHAR(10);&quot;- &quot;;[.G101])" office:value-type="string" office:string-value="net.sourceforge.ganttproject.GanttGraphicArea.ChartOptionsPreviewPanel&#10;- void changeValue(net.sourceforge.ganttproject.gui.options.model.ChangeValueEvent) " calcext:value-type="string">
            <text:p>net.sourceforge.ganttproject.GanttGraphicArea.ChartOptionsPreviewPanel<text:line-break/>- void changeValue(net.sourceforge.ganttproject.gui.options.model.ChangeValueEvent) </text:p>
          </table:table-cell>
          <table:table-cell table:number-columns-repeated="4"/>
          <table:table-cell office:value-type="string" calcext:value-type="string">
            <text:p>net.sourceforge.ganttproject.GanttGraphicArea.ChartOptionsPreviewPanel</text:p>
          </table:table-cell>
          <table:table-cell office:value-type="string" calcext:value-type="string">
            <text:p>void changeValue(net.sourceforge.ganttproject.gui.options.model.ChangeValueEvent) </text:p>
          </table:table-cell>
          <table:table-cell table:number-columns-repeated="1017"/>
        </table:table-row>
        <table:table-row table:style-name="ro3">
          <table:table-cell table:formula="of:=CONCATENATE([.F102];CHAR(10);&quot;- &quot;;[.G102])" office:value-type="string" office:string-value="net.sourceforge.ganttproject.GanttPreviousState&#10;- void writeTask(java.io.Writer, javax.swing.tree.DefaultMutableTreeNode) " calcext:value-type="string">
            <text:p>net.sourceforge.ganttproject.GanttPreviousState<text:line-break/>- void writeTask(java.io.Writer, javax.swing.tree.DefaultMutableTreeNode) </text:p>
          </table:table-cell>
          <table:table-cell table:number-columns-repeated="4"/>
          <table:table-cell office:value-type="string" calcext:value-type="string">
            <text:p>net.sourceforge.ganttproject.GanttPreviousState</text:p>
          </table:table-cell>
          <table:table-cell office:value-type="string" calcext:value-type="string">
            <text:p>void writeTask(java.io.Writer, javax.swing.tree.DefaultMutableTreeNode) </text:p>
          </table:table-cell>
          <table:table-cell table:number-columns-repeated="1017"/>
        </table:table-row>
        <table:table-row table:style-name="ro3">
          <table:table-cell table:formula="of:=CONCATENATE([.F103];CHAR(10);&quot;- &quot;;[.G103])" office:value-type="string" office:string-value="net.sourceforge.ganttproject.action.GPAction&#10;- static javax.swing.KeyStroke getKeyStroke(java.lang.String) " calcext:value-type="string">
            <text:p>net.sourceforge.ganttproject.action.GPAction<text:line-break/>- static javax.swing.KeyStroke getKeyStroke(java.lang.String) </text:p>
          </table:table-cell>
          <table:table-cell table:number-columns-repeated="4"/>
          <table:table-cell office:value-type="string" calcext:value-type="string">
            <text:p>net.sourceforge.ganttproject.action.GPAction</text:p>
          </table:table-cell>
          <table:table-cell office:value-type="string" calcext:value-type="string">
            <text:p>static javax.swing.KeyStroke getKeyStroke(java.lang.String) </text:p>
          </table:table-cell>
          <table:table-cell table:number-columns-repeated="1017"/>
        </table:table-row>
        <table:table-row table:style-name="ro3">
          <table:table-cell table:formula="of:=CONCATENATE([.F104];CHAR(10);&quot;- &quot;;[.G104])" office:value-type="string" office:string-value="net.sourceforge.ganttproject.ResourceTreeImageGenerator&#10;- java.awt.Dimension calculateDimension() " calcext:value-type="string">
            <text:p>net.sourceforge.ganttproject.ResourceTreeImageGenerator<text:line-break/>- java.awt.Dimension calculateDimension() </text:p>
          </table:table-cell>
          <table:table-cell table:number-columns-repeated="4"/>
          <table:table-cell office:value-type="string" calcext:value-type="string">
            <text:p>net.sourceforge.ganttproject.ResourceTreeImageGenerator</text:p>
          </table:table-cell>
          <table:table-cell office:value-type="string" calcext:value-type="string">
            <text:p>java.awt.Dimension calculateDimension() </text:p>
          </table:table-cell>
          <table:table-cell table:number-columns-repeated="1017"/>
        </table:table-row>
        <table:table-row table:style-name="ro3">
          <table:table-cell table:formula="of:=CONCATENATE([.F105];CHAR(10);&quot;- &quot;;[.G105])" office:value-type="string" office:string-value="net.sourceforge.ganttproject.GanttTree2.GanttTreeCellRenderer&#10;- java.awt.Component getTreeCellRendererComponent(javax.swing.JTree, java.lang.Object, boolean, boolean, boolean, int, boolean) " calcext:value-type="string">
            <text:p>net.sourceforge.ganttproject.GanttTree2.GanttTreeCellRenderer<text:line-break/>- java.awt.Component getTreeCellRendererComponent(javax.swing.JTree, java.lang.Object, boolean, boolean, boolean, int, boolean) </text:p>
          </table:table-cell>
          <table:table-cell table:number-columns-repeated="4"/>
          <table:table-cell office:value-type="string" calcext:value-type="string">
            <text:p>net.sourceforge.ganttproject.GanttTree2.GanttTreeCellRenderer</text:p>
          </table:table-cell>
          <table:table-cell office:value-type="string" calcext:value-type="string">
            <text:p>java.awt.Component getTreeCellRendererComponent(javax.swing.JTree, java.lang.Object, boolean, boolean, boolean, int, boolean) </text:p>
          </table:table-cell>
          <table:table-cell table:number-columns-repeated="1017"/>
        </table:table-row>
        <table:table-row table:style-name="ro3">
          <table:table-cell table:formula="of:=CONCATENATE([.F106];CHAR(10);&quot;- &quot;;[.G106])" office:value-type="string" office:string-value="net.sourceforge.ganttproject.ResourceTreeTable&#10;- void initTreeTable() " calcext:value-type="string">
            <text:p>net.sourceforge.ganttproject.ResourceTreeTable<text:line-break/>- void initTreeTable() </text:p>
          </table:table-cell>
          <table:table-cell table:number-columns-repeated="4"/>
          <table:table-cell office:value-type="string" calcext:value-type="string">
            <text:p>net.sourceforge.ganttproject.ResourceTreeTable</text:p>
          </table:table-cell>
          <table:table-cell office:value-type="string" calcext:value-type="string">
            <text:p>void initTreeTable() </text:p>
          </table:table-cell>
          <table:table-cell table:number-columns-repeated="1017"/>
        </table:table-row>
        <table:table-row table:style-name="ro3">
          <table:table-cell table:formula="of:=CONCATENATE([.F107];CHAR(10);&quot;- &quot;;[.G107])" office:value-type="string" office:string-value="net.sourceforge.ganttproject.ResourceTreeTable&#10;- void addCustomColumn(net.sourceforge.ganttproject.resource.ResourceColumn) " calcext:value-type="string">
            <text:p>net.sourceforge.ganttproject.ResourceTreeTable<text:line-break/>- void addCustomColumn(net.sourceforge.ganttproject.resource.ResourceColumn) </text:p>
          </table:table-cell>
          <table:table-cell table:number-columns-repeated="4"/>
          <table:table-cell office:value-type="string" calcext:value-type="string">
            <text:p>net.sourceforge.ganttproject.ResourceTreeTable</text:p>
          </table:table-cell>
          <table:table-cell office:value-type="string" calcext:value-type="string">
            <text:p>void addCustomColumn(net.sourceforge.ganttproject.resource.ResourceColumn) </text:p>
          </table:table-cell>
          <table:table-cell table:number-columns-repeated="1017"/>
        </table:table-row>
        <table:table-row table:style-name="ro3">
          <table:table-cell table:formula="of:=CONCATENATE([.F108];CHAR(10);&quot;- &quot;;[.G108])" office:value-type="string" office:string-value="net.sourceforge.ganttproject.GanttPreviousStateTask&#10;- net.sourceforge.ganttproject.GanttCalendar getEnd(net.sourceforge.ganttproject.calendar.GPCalendar) " calcext:value-type="string">
            <text:p>net.sourceforge.ganttproject.GanttPreviousStateTask<text:line-break/>- net.sourceforge.ganttproject.GanttCalendar getEnd(net.sourceforge.ganttproject.calendar.GPCalendar) </text:p>
          </table:table-cell>
          <table:table-cell table:number-columns-repeated="4"/>
          <table:table-cell office:value-type="string" calcext:value-type="string">
            <text:p>net.sourceforge.ganttproject.GanttPreviousStateTask</text:p>
          </table:table-cell>
          <table:table-cell office:value-type="string" calcext:value-type="string">
            <text:p>net.sourceforge.ganttproject.GanttCalendar getEnd(net.sourceforge.ganttproject.calendar.GPCalendar) </text:p>
          </table:table-cell>
          <table:table-cell table:number-columns-repeated="1017"/>
        </table:table-row>
        <table:table-row table:style-name="ro3">
          <table:table-cell table:formula="of:=CONCATENATE([.F109];CHAR(10);&quot;- &quot;;[.G109])" office:value-type="string" office:string-value="net.sourceforge.ganttproject.GanttTree2&#10;- void indentCurrentNodes() " calcext:value-type="string">
            <text:p>net.sourceforge.ganttproject.GanttTree2<text:line-break/>- void indentCurrentNodes() </text:p>
          </table:table-cell>
          <table:table-cell table:number-columns-repeated="4"/>
          <table:table-cell office:value-type="string" calcext:value-type="string">
            <text:p>net.sourceforge.ganttproject.GanttTree2</text:p>
          </table:table-cell>
          <table:table-cell office:value-type="string" calcext:value-type="string">
            <text:p>void indentCurrentNodes() </text:p>
          </table:table-cell>
          <table:table-cell table:number-columns-repeated="1017"/>
        </table:table-row>
        <table:table-row table:style-name="ro3">
          <table:table-cell table:formula="of:=CONCATENATE([.F110];CHAR(10);&quot;- &quot;;[.G110])" office:value-type="string" office:string-value="net.sourceforge.ganttproject.ResourceTreeTable&#10;- void deleteAllColumns() " calcext:value-type="string">
            <text:p>net.sourceforge.ganttproject.ResourceTreeTable<text:line-break/>- void deleteAllColumns() </text:p>
          </table:table-cell>
          <table:table-cell table:number-columns-repeated="4"/>
          <table:table-cell office:value-type="string" calcext:value-type="string">
            <text:p>net.sourceforge.ganttproject.ResourceTreeTable</text:p>
          </table:table-cell>
          <table:table-cell office:value-type="string" calcext:value-type="string">
            <text:p>void deleteAllColumns() </text:p>
          </table:table-cell>
          <table:table-cell table:number-columns-repeated="1017"/>
        </table:table-row>
        <table:table-row table:style-name="ro3">
          <table:table-cell table:formula="of:=CONCATENATE([.F111];CHAR(10);&quot;- &quot;;[.G111])" office:value-type="string" office:string-value="net.sourceforge.ganttproject.TaskContainmentHierarchyFacadeImpl&#10;- void move(net.sourceforge.ganttproject.task.Task, net.sourceforge.ganttproject.task.Task) " calcext:value-type="string">
            <text:p>net.sourceforge.ganttproject.TaskContainmentHierarchyFacadeImpl<text:line-break/>- void move(net.sourceforge.ganttproject.task.Task, net.sourceforge.ganttproject.task.Task) </text:p>
          </table:table-cell>
          <table:table-cell table:number-columns-repeated="4"/>
          <table:table-cell office:value-type="string" calcext:value-type="string">
            <text:p>net.sourceforge.ganttproject.TaskContainmentHierarchyFacadeImpl</text:p>
          </table:table-cell>
          <table:table-cell office:value-type="string" calcext:value-type="string">
            <text:p>void move(net.sourceforge.ganttproject.task.Task, net.sourceforge.ganttproject.task.Task) </text:p>
          </table:table-cell>
          <table:table-cell table:number-columns-repeated="1017"/>
        </table:table-row>
        <table:table-row table:style-name="ro3">
          <table:table-cell table:formula="of:=CONCATENATE([.F112];CHAR(10);&quot;- &quot;;[.G112])" office:value-type="string" office:string-value="net.sourceforge.ganttproject.GanttTree2.GanttTreeDropListener&#10;- void drop(java.awt.dnd.DropTargetDropEvent) " calcext:value-type="string">
            <text:p>net.sourceforge.ganttproject.GanttTree2.GanttTreeDropListener<text:line-break/>- void drop(java.awt.dnd.DropTargetDropEvent) </text:p>
          </table:table-cell>
          <table:table-cell table:number-columns-repeated="4"/>
          <table:table-cell office:value-type="string" calcext:value-type="string">
            <text:p>net.sourceforge.ganttproject.GanttTree2.GanttTreeDropListener</text:p>
          </table:table-cell>
          <table:table-cell office:value-type="string" calcext:value-type="string">
            <text:p>void drop(java.awt.dnd.DropTargetDropEvent) </text:p>
          </table:table-cell>
          <table:table-cell table:number-columns-repeated="1017"/>
        </table:table-row>
        <table:table-row table:style-name="ro3">
          <table:table-cell table:formula="of:=CONCATENATE([.F113];CHAR(10);&quot;- &quot;;[.G113])" office:value-type="string" office:string-value="net.sourceforge.ganttproject.ResourceTreeTableModel&#10;- void removeNodeFromParent(javax.swing.tree.MutableTreeNode) " calcext:value-type="string">
            <text:p>net.sourceforge.ganttproject.ResourceTreeTableModel<text:line-break/>- void removeNodeFromParent(javax.swing.tree.MutableTreeNode) </text:p>
          </table:table-cell>
          <table:table-cell table:number-columns-repeated="4"/>
          <table:table-cell office:value-type="string" calcext:value-type="string">
            <text:p>net.sourceforge.ganttproject.ResourceTreeTableModel</text:p>
          </table:table-cell>
          <table:table-cell office:value-type="string" calcext:value-type="string">
            <text:p>void removeNodeFromParent(javax.swing.tree.MutableTreeNode) </text:p>
          </table:table-cell>
          <table:table-cell table:number-columns-repeated="1017"/>
        </table:table-row>
        <table:table-row table:style-name="ro3">
          <table:table-cell table:formula="of:=CONCATENATE([.F114];CHAR(10);&quot;- &quot;;[.G114])" office:value-type="string" office:string-value="net.sourceforge.ganttproject.chart.TaskRendererImpl&#10;- void prepareDependencyDrawData(net.sourceforge.ganttproject.task.Task, List#RAW) " calcext:value-type="string">
            <text:p>net.sourceforge.ganttproject.chart.TaskRendererImpl<text:line-break/>- void prepareDependencyDrawData(net.sourceforge.ganttproject.task.Task, List#RAW) </text:p>
          </table:table-cell>
          <table:table-cell table:number-columns-repeated="4"/>
          <table:table-cell office:value-type="string" calcext:value-type="string">
            <text:p>net.sourceforge.ganttproject.chart.TaskRendererImpl</text:p>
          </table:table-cell>
          <table:table-cell office:value-type="string" calcext:value-type="string">
            <text:p>void prepareDependencyDrawData(net.sourceforge.ganttproject.task.Task, List#RAW) </text:p>
          </table:table-cell>
          <table:table-cell table:number-columns-repeated="1017"/>
        </table:table-row>
        <table:table-row table:style-name="ro3">
          <table:table-cell table:formula="of:=CONCATENATE([.F115];CHAR(10);&quot;- &quot;;[.G115])" office:value-type="string" office:string-value="net.sourceforge.ganttproject.GanttOptions.GanttXMLOptionsParser&#10;- void startElement(java.lang.String, java.lang.String, java.lang.String, org.xml.sax.Attributes) throws org.xml.sax.SAXException" calcext:value-type="string">
            <text:p>net.sourceforge.ganttproject.GanttOptions.GanttXMLOptionsParser<text:line-break/>- void startElement(java.lang.String, java.lang.String, java.lang.String, org.xml.sax.Attributes) throws org.xml.sax.SAXException</text:p>
          </table:table-cell>
          <table:table-cell table:number-columns-repeated="4"/>
          <table:table-cell office:value-type="string" calcext:value-type="string">
            <text:p>net.sourceforge.ganttproject.GanttOptions.GanttXMLOptionsParser</text:p>
          </table:table-cell>
          <table:table-cell office:value-type="string" calcext:value-type="string">
            <text:p>void startElement(java.lang.String, java.lang.String, java.lang.String, org.xml.sax.Attributes) throws org.xml.sax.SAXException</text:p>
          </table:table-cell>
          <table:table-cell table:number-columns-repeated="1017"/>
        </table:table-row>
        <table:table-row table:style-name="ro3">
          <table:table-cell table:formula="of:=CONCATENATE([.F116];CHAR(10);&quot;- &quot;;[.G116])" office:value-type="string" office:string-value="net.sourceforge.ganttproject.chart.ResourceLoadRenderer&#10;- void render() " calcext:value-type="string">
            <text:p>net.sourceforge.ganttproject.chart.ResourceLoadRenderer<text:line-break/>- void render() </text:p>
          </table:table-cell>
          <table:table-cell table:number-columns-repeated="4"/>
          <table:table-cell office:value-type="string" calcext:value-type="string">
            <text:p>net.sourceforge.ganttproject.chart.ResourceLoadRenderer</text:p>
          </table:table-cell>
          <table:table-cell office:value-type="string" calcext:value-type="string">
            <text:p>void render() </text:p>
          </table:table-cell>
          <table:table-cell table:number-columns-repeated="1017"/>
        </table:table-row>
        <table:table-row table:style-name="ro3">
          <table:table-cell table:formula="of:=CONCATENATE([.F117];CHAR(10);&quot;- &quot;;[.G117])" office:value-type="string" office:string-value="net.sourceforge.ganttproject.chart.GraphicPrimitiveContainer&#10;- net.sourceforge.ganttproject.chart.GraphicPrimitiveContainer.Rectangle createRectangle(int, int, int, int) " calcext:value-type="string">
            <text:p>net.sourceforge.ganttproject.chart.GraphicPrimitiveContainer<text:line-break/>- net.sourceforge.ganttproject.chart.GraphicPrimitiveContainer.Rectangle createRectangle(int, int, int, int) </text:p>
          </table:table-cell>
          <table:table-cell table:number-columns-repeated="4"/>
          <table:table-cell office:value-type="string" calcext:value-type="string">
            <text:p>net.sourceforge.ganttproject.chart.GraphicPrimitiveContainer</text:p>
          </table:table-cell>
          <table:table-cell office:value-type="string" calcext:value-type="string">
            <text:p>net.sourceforge.ganttproject.chart.GraphicPrimitiveContainer.Rectangle createRectangle(int, int, int, int) </text:p>
          </table:table-cell>
          <table:table-cell table:number-columns-repeated="1017"/>
        </table:table-row>
        <table:table-row table:style-name="ro3">
          <table:table-cell table:formula="of:=CONCATENATE([.F118];CHAR(10);&quot;- &quot;;[.G118])" office:value-type="string" office:string-value="net.sourceforge.ganttproject.ResourceTreeTableModel&#10;- void buildAssignmentsSubtree(net.sourceforge.ganttproject.resource.ResourceNode) " calcext:value-type="string">
            <text:p>net.sourceforge.ganttproject.ResourceTreeTableModel<text:line-break/>- void buildAssignmentsSubtree(net.sourceforge.ganttproject.resource.ResourceNode) </text:p>
          </table:table-cell>
          <table:table-cell table:number-columns-repeated="4"/>
          <table:table-cell office:value-type="string" calcext:value-type="string">
            <text:p>net.sourceforge.ganttproject.ResourceTreeTableModel</text:p>
          </table:table-cell>
          <table:table-cell office:value-type="string" calcext:value-type="string">
            <text:p>void buildAssignmentsSubtree(net.sourceforge.ganttproject.resource.ResourceNode) </text:p>
          </table:table-cell>
          <table:table-cell table:number-columns-repeated="1017"/>
        </table:table-row>
        <table:table-row table:style-name="ro3">
          <table:table-cell table:formula="of:=CONCATENATE([.F119];CHAR(10);&quot;- &quot;;[.G119])" office:value-type="string" office:string-value="net.sourceforge.ganttproject.TaskTreeImageGenerator&#10;- java.awt.Image createImage(List#RAW) " calcext:value-type="string">
            <text:p>net.sourceforge.ganttproject.TaskTreeImageGenerator<text:line-break/>- java.awt.Image createImage(List#RAW) </text:p>
          </table:table-cell>
          <table:table-cell table:number-columns-repeated="4"/>
          <table:table-cell office:value-type="string" calcext:value-type="string">
            <text:p>net.sourceforge.ganttproject.TaskTreeImageGenerator</text:p>
          </table:table-cell>
          <table:table-cell office:value-type="string" calcext:value-type="string">
            <text:p>java.awt.Image createImage(List#RAW) </text:p>
          </table:table-cell>
          <table:table-cell table:number-columns-repeated="1017"/>
        </table:table-row>
        <table:table-row table:style-name="ro3">
          <table:table-cell table:formula="of:=CONCATENATE([.F120];CHAR(10);&quot;- &quot;;[.G120])" office:value-type="string" office:string-value="net.sourceforge.ganttproject.GanttTree2&#10;- javax.swing.tree.DefaultMutableTreeNode addObjectWithExpand(java.lang.Object, javax.swing.tree.DefaultMutableTreeNode) " calcext:value-type="string">
            <text:p>net.sourceforge.ganttproject.GanttTree2<text:line-break/>- javax.swing.tree.DefaultMutableTreeNode addObjectWithExpand(java.lang.Object, javax.swing.tree.DefaultMutableTreeNode) </text:p>
          </table:table-cell>
          <table:table-cell table:number-columns-repeated="4"/>
          <table:table-cell office:value-type="string" calcext:value-type="string">
            <text:p>net.sourceforge.ganttproject.GanttTree2</text:p>
          </table:table-cell>
          <table:table-cell office:value-type="string" calcext:value-type="string">
            <text:p>javax.swing.tree.DefaultMutableTreeNode addObjectWithExpand(java.lang.Object, javax.swing.tree.DefaultMutableTreeNode) </text:p>
          </table:table-cell>
          <table:table-cell table:number-columns-repeated="1017"/>
        </table:table-row>
        <table:table-row table:style-name="ro3">
          <table:table-cell table:formula="of:=CONCATENATE([.F121];CHAR(10);&quot;- &quot;;[.G121])" office:value-type="string" office:string-value="net.sourceforge.ganttproject.TaskTreeImageGenerator&#10;- int printTask(java.awt.Graphics, List#RAW) " calcext:value-type="string">
            <text:p>net.sourceforge.ganttproject.TaskTreeImageGenerator<text:line-break/>- int printTask(java.awt.Graphics, List#RAW) </text:p>
          </table:table-cell>
          <table:table-cell table:number-columns-repeated="4"/>
          <table:table-cell office:value-type="string" calcext:value-type="string">
            <text:p>net.sourceforge.ganttproject.TaskTreeImageGenerator</text:p>
          </table:table-cell>
          <table:table-cell office:value-type="string" calcext:value-type="string">
            <text:p>int printTask(java.awt.Graphics, List#RAW) </text:p>
          </table:table-cell>
          <table:table-cell table:number-columns-repeated="1017"/>
        </table:table-row>
        <table:table-row table:style-name="ro3">
          <table:table-cell table:formula="of:=CONCATENATE([.F122];CHAR(10);&quot;- &quot;;[.G122])" office:value-type="string" office:string-value="net.sourceforge.ganttproject.GanttGraphicArea.OldChartMouseListenerImpl&#10;- void processLeftButton(java.awt.event.MouseEvent) " calcext:value-type="string">
            <text:p>net.sourceforge.ganttproject.GanttGraphicArea.OldChartMouseListenerImpl<text:line-break/>- void processLeftButton(java.awt.event.MouseEvent) </text:p>
          </table:table-cell>
          <table:table-cell table:number-columns-repeated="4"/>
          <table:table-cell office:value-type="string" calcext:value-type="string">
            <text:p>net.sourceforge.ganttproject.GanttGraphicArea.OldChartMouseListenerImpl</text:p>
          </table:table-cell>
          <table:table-cell office:value-type="string" calcext:value-type="string">
            <text:p>void processLeftButton(java.awt.event.MouseEvent) </text:p>
          </table:table-cell>
          <table:table-cell table:number-columns-repeated="1017"/>
        </table:table-row>
        <table:table-row table:style-name="ro3">
          <table:table-cell table:formula="of:=CONCATENATE([.F123];CHAR(10);&quot;- &quot;;[.G123])" office:value-type="string" office:string-value="net.sourceforge.ganttproject.chart.DependencyInteractionRenderer&#10;- void paint(java.awt.Graphics) " calcext:value-type="string">
            <text:p>net.sourceforge.ganttproject.chart.DependencyInteractionRenderer<text:line-break/>- void paint(java.awt.Graphics) </text:p>
          </table:table-cell>
          <table:table-cell table:number-columns-repeated="4"/>
          <table:table-cell office:value-type="string" calcext:value-type="string">
            <text:p>net.sourceforge.ganttproject.chart.DependencyInteractionRenderer</text:p>
          </table:table-cell>
          <table:table-cell office:value-type="string" calcext:value-type="string">
            <text:p>void paint(java.awt.Graphics) </text:p>
          </table:table-cell>
          <table:table-cell table:number-columns-repeated="1017"/>
        </table:table-row>
        <table:table-row table:style-name="ro3">
          <table:table-cell table:formula="of:=CONCATENATE([.F124];CHAR(10);&quot;- &quot;;[.G124])" office:value-type="string" office:string-value="net.sourceforge.ganttproject.chart.TaskRendererImpl&#10;- long getPositiveOffset(java.util.Date, java.util.Date) " calcext:value-type="string">
            <text:p>net.sourceforge.ganttproject.chart.TaskRendererImpl<text:line-break/>- long getPositiveOffset(java.util.Date, java.util.Date) </text:p>
          </table:table-cell>
          <table:table-cell table:number-columns-repeated="4"/>
          <table:table-cell office:value-type="string" calcext:value-type="string">
            <text:p>net.sourceforge.ganttproject.chart.TaskRendererImpl</text:p>
          </table:table-cell>
          <table:table-cell office:value-type="string" calcext:value-type="string">
            <text:p>long getPositiveOffset(java.util.Date, java.util.Date) </text:p>
          </table:table-cell>
          <table:table-cell table:number-columns-repeated="1017"/>
        </table:table-row>
        <table:table-row table:style-name="ro3">
          <table:table-cell table:formula="of:=CONCATENATE([.F125];CHAR(10);&quot;- &quot;;[.G125])" office:value-type="string" office:string-value="net.sourceforge.ganttproject.GanttProject&#10;- void deleteTasks(boolean) " calcext:value-type="string">
            <text:p>net.sourceforge.ganttproject.GanttProject<text:line-break/>- void deleteTasks(boolean) </text:p>
          </table:table-cell>
          <table:table-cell table:number-columns-repeated="4"/>
          <table:table-cell office:value-type="string" calcext:value-type="string">
            <text:p>net.sourceforge.ganttproject.GanttProject</text:p>
          </table:table-cell>
          <table:table-cell office:value-type="string" calcext:value-type="string">
            <text:p>void deleteTasks(boolean) </text:p>
          </table:table-cell>
          <table:table-cell table:number-columns-repeated="1017"/>
        </table:table-row>
        <table:table-row table:style-name="ro3">
          <table:table-cell table:formula="of:=CONCATENATE([.F126];CHAR(10);&quot;- &quot;;[.G126])" office:value-type="string" office:string-value="net.sourceforge.ganttproject.calendar.WeekendCalendarImpl&#10;- List#RAW getActivitiesBackward(java.util.Date, net.sourceforge.ganttproject.time.TimeUnit, long) " calcext:value-type="string">
            <text:p>net.sourceforge.ganttproject.calendar.WeekendCalendarImpl<text:line-break/>- List#RAW getActivitiesBackward(java.util.Date, net.sourceforge.ganttproject.time.TimeUnit, long) </text:p>
          </table:table-cell>
          <table:table-cell table:number-columns-repeated="4"/>
          <table:table-cell office:value-type="string" calcext:value-type="string">
            <text:p>net.sourceforge.ganttproject.calendar.WeekendCalendarImpl</text:p>
          </table:table-cell>
          <table:table-cell office:value-type="string" calcext:value-type="string">
            <text:p>List#RAW getActivitiesBackward(java.util.Date, net.sourceforge.ganttproject.time.TimeUnit, long) </text:p>
          </table:table-cell>
          <table:table-cell table:number-columns-repeated="1017"/>
        </table:table-row>
        <table:table-row table:style-name="ro3">
          <table:table-cell table:formula="of:=CONCATENATE([.F127];CHAR(10);&quot;- &quot;;[.G127])" office:value-type="string" office:string-value="net.sourceforge.ganttproject.GanttProject&#10;- void actionPerformed(java.awt.event.ActionEvent) " calcext:value-type="string">
            <text:p>net.sourceforge.ganttproject.GanttProject<text:line-break/>- void actionPerformed(java.awt.event.ActionEvent) </text:p>
          </table:table-cell>
          <table:table-cell table:number-columns-repeated="4"/>
          <table:table-cell office:value-type="string" calcext:value-type="string">
            <text:p>net.sourceforge.ganttproject.GanttProject</text:p>
          </table:table-cell>
          <table:table-cell office:value-type="string" calcext:value-type="string">
            <text:p>void actionPerformed(java.awt.event.ActionEvent) </text:p>
          </table:table-cell>
          <table:table-cell table:number-columns-repeated="1017"/>
        </table:table-row>
        <table:table-row table:style-name="ro3">
          <table:table-cell table:formula="of:=CONCATENATE([.F128];CHAR(10);&quot;- &quot;;[.G128])" office:value-type="string" office:string-value="net.sourceforge.ganttproject.UIFacadeImpl&#10;- void showDialog(java.awt.Component, javax.swing.Action[], java.lang.String) " calcext:value-type="string">
            <text:p>net.sourceforge.ganttproject.UIFacadeImpl<text:line-break/>- void showDialog(java.awt.Component, javax.swing.Action[], java.lang.String) </text:p>
          </table:table-cell>
          <table:table-cell table:number-columns-repeated="4"/>
          <table:table-cell office:value-type="string" calcext:value-type="string">
            <text:p>net.sourceforge.ganttproject.UIFacadeImpl</text:p>
          </table:table-cell>
          <table:table-cell office:value-type="string" calcext:value-type="string">
            <text:p>void showDialog(java.awt.Component, javax.swing.Action[], java.lang.String) </text:p>
          </table:table-cell>
          <table:table-cell table:number-columns-repeated="1017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odClass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1021" table:default-cell-style-name="Default"/>
        <table:table-row table:style-name="ro1">
          <table:table-cell table:style-name="ce1" office:value-type="string" calcext:value-type="string">
            <text:p>GodCla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ão sei</text:p>
          </table:table-cell>
          <table:table-cell table:number-columns-repeated="1020"/>
        </table:table-row>
        <table:table-row table:style-name="ro5">
          <table:table-cell table:style-name="ce3" office:value-type="string" calcext:value-type="string">
            <text:p>net.sourceforge.ganttproject.chart.GraphicPrimitiveContainer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net.sourceforge.ganttproject.GanttPreviousState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net.sourceforge.ganttproject.chart.TaskRendererImpl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net.sourceforge.ganttproject.GanttProject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net.sourceforge.ganttproject.TaskContainmentHierarchyFacadeImpl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net.sourceforge.ganttproject.GanttOptions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net.sourceforge.ganttproject.chart.ChartModelImpl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net.sourceforge.ganttproject.chart.ChartHeaderImpl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net.sourceforge.ganttproject.GanttResourcePanel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net.sourceforge.ganttproject.GanttTree2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net.sourceforge.ganttproject.chart.SimpleRenderedImage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net.sourceforge.ganttproject.ResourceTreeTable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net.sourceforge.ganttproject.chart.BottomUnitLineRendererImpl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net.sourceforge.ganttproject.ResourceChartTabContentPanel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net.sourceforge.ganttproject.GanttProject.ExportFileInfo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net.sourceforge.ganttproject.GanttChartTabContentPanel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net.sourceforge.ganttproject.ResourceTreeTableModel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net.sourceforge.ganttproject.chart.DependencyInteractionRenderer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net.sourceforge.ganttproject.chart.ChartViewState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net.sourceforge.ganttproject.ResourceLoadGraphicArea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net.sourceforge.ganttproject.calendar.WeekendCalendarImpl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net.sourceforge.ganttproject.GanttTreeTableModel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net.sourceforge.ganttproject.chart.ChartUIConfiguration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net.sourceforge.ganttproject.action.GPAction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net.sourceforge.ganttproject.GanttTaskRelationship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net.sourceforge.ganttproject.chart.ChartModelResource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net.sourceforge.ganttproject.ChartComponentBase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net.sourceforge.ganttproject.calendar.XMLCalendarOpen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net.sourceforge.ganttproject.GanttCalendar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net.sourceforge.ganttproject.action.resource.ResourcePropertiesAction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net.sourceforge.ganttproject.action.ResourceActionSet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net.sourceforge.ganttproject.GanttPreviousStateTask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net.sourceforge.ganttproject.chart.ResourceLoadRenderer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net.sourceforge.ganttproject.chart.CachingOffsetCalculatorImpl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net.sourceforge.ganttproject.GanttProjectBase.GPViewImpl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net.sourceforge.ganttproject.GanttProjectBase.ViewManagerImpl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net.sourceforge.ganttproject.GanttTreeTable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net.sourceforge.ganttproject.GanttGraphicArea.ChartOptionsPreviewPanel.Taskar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net.sourceforge.ganttproject.ChartComponentBase.AbstractChartImplementation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net.sourceforge.ganttproject.GanttGraphicArea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net.sourceforge.ganttproject.chart.GraphicPrimitiveContainer.Text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net.sourceforge.ganttproject.GPTreeTableBase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net.sourceforge.ganttproject.calendar.GanttDaysOff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net.sourceforge.ganttproject.chart.ChartModelBase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net.sourceforge.ganttproject.gui.options.CSVSettingsPanel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net.sourceforge.ganttproject.gui.options.LnFSettingsPanel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net.sourceforge.ganttproject.task.TaskImpl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net.sourceforge.ganttproject.task.TaskManagerImpl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net.sourceforge.ganttproject.gui.GanttTaskPropertiesBean</text:p>
          </table:table-cell>
          <table:table-cell table:number-columns-repeated="1023"/>
        </table:table-row>
        <table:table-row table:style-name="ro6">
          <table:table-cell table:style-name="ce4" office:value-type="string" calcext:value-type="string">
            <text:p>net.sourceforge.ganttproject.resource.HumanResourceManager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4">
          <table:table-cell table:style-name="ce4"/>
          <table:table-cell table:number-columns-repeated="1023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GodClass.A53:GodClass.A56 GodClass.A2:GodClass.A51">
            <calcext:condition calcext:apply-style-name="ConditionalStyle_12" calcext:value="duplicate" calcext:base-cell-address="GodClass.A2"/>
          </calcext:conditional-format>
        </calcext:conditional-formats>
      </table:table>
      <table:table table:name="Feature Envy" table:style-name="ta3">
        <table:table-column table:style-name="co9" table:default-cell-style-name="Default"/>
        <table:table-column table:style-name="co5" table:number-columns-repeated="1023" table:default-cell-style-name="Default"/>
        <table:table-row table:style-name="ro5">
          <table:table-cell table:style-name="ce5" office:value-type="string" calcext:value-type="string">
            <text:p>Feature Env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ão sei</text:p>
          </table:table-cell>
          <table:table-cell table:number-columns-repeated="1020"/>
        </table:table-row>
        <table:table-row table:style-name="ro7">
          <table:table-cell table:formula="of:=CONCATENATE(LEFT([.E2];SEARCH(&quot;::&quot;;[.E2];1)-1);CHAR(10);&quot;- &quot;;MID([.E2];SEARCH(&quot;::&quot;;[.E2];1)+2;LEN([.E2])))" office:value-type="string" office:string-value="net.sourceforge.ganttproject.chart.ChartModelImpl&#10;- setTuningOptions(net.sourceforge.ganttproject.chart.ChartModelImpl.TuningOptions):void" calcext:value-type="string">
            <text:p>net.sourceforge.ganttproject.chart.ChartModelImpl<text:line-break/>- setTuningOptions(net.sourceforge.ganttproject.chart.ChartModelImpl.TuningOptions):void</text:p>
          </table:table-cell>
          <table:table-cell table:number-columns-repeated="3"/>
          <table:table-cell table:style-name="ce6" office:value-type="string" calcext:value-type="string">
            <text:p>net.sourceforge.ganttproject.chart.ChartModelImpl::setTuningOptions(net.sourceforge.ganttproject.chart.ChartModelImpl.TuningOptions):void</text:p>
          </table:table-cell>
          <table:table-cell table:number-columns-repeated="1019"/>
        </table:table-row>
        <table:table-row table:style-name="ro3">
          <table:table-cell table:formula="of:=CONCATENATE(LEFT([.E3];SEARCH(&quot;::&quot;;[.E3];1)-1);CHAR(10);&quot;- &quot;;MID([.E3];SEARCH(&quot;::&quot;;[.E3];1)+2;LEN([.E3])))" office:value-type="string" office:string-value="net.sourceforge.ganttproject.chart.TaskRendererImpl&#10;- drawPreviousStateTask(net.sourceforge.ganttproject.GanttPreviousStateTask, int):void" calcext:value-type="string">
            <text:p>net.sourceforge.ganttproject.chart.TaskRendererImpl<text:line-break/>- drawPreviousStateTask(net.sourceforge.ganttproject.GanttPreviousStateTask, int):void</text:p>
          </table:table-cell>
          <table:table-cell table:number-columns-repeated="3"/>
          <table:table-cell table:style-name="ce6" office:value-type="string" calcext:value-type="string">
            <text:p>net.sourceforge.ganttproject.chart.TaskRendererImpl::drawPreviousStateTask(net.sourceforge.ganttproject.GanttPreviousStateTask, int):void</text:p>
          </table:table-cell>
          <table:table-cell table:number-columns-repeated="1019"/>
        </table:table-row>
        <table:table-row table:style-name="ro3">
          <table:table-cell table:formula="of:=CONCATENATE(LEFT([.E4];SEARCH(&quot;::&quot;;[.E4];1)-1);CHAR(10);&quot;- &quot;;MID([.E4];SEARCH(&quot;::&quot;;[.E4];1)+2;LEN([.E4])))" office:value-type="string" office:string-value="net.sourceforge.ganttproject.chart.GraphicPrimitiveContainer&#10;- bind(net.sourceforge.ganttproject.chart.GraphicPrimitiveContainer.GraphicPrimitive, java.lang.Object):void" calcext:value-type="string">
            <text:p>net.sourceforge.ganttproject.chart.GraphicPrimitiveContainer<text:line-break/>- bind(net.sourceforge.ganttproject.chart.GraphicPrimitiveContainer.GraphicPrimitive, java.lang.Object):void</text:p>
          </table:table-cell>
          <table:table-cell table:number-columns-repeated="3"/>
          <table:table-cell table:style-name="ce6" office:value-type="string" calcext:value-type="string">
            <text:p>net.sourceforge.ganttproject.chart.GraphicPrimitiveContainer::bind(net.sourceforge.ganttproject.chart.GraphicPrimitiveContainer.GraphicPrimitive, java.lang.Object):void</text:p>
          </table:table-cell>
          <table:table-cell table:number-columns-repeated="1019"/>
        </table:table-row>
        <table:table-row table:style-name="ro3">
          <table:table-cell table:formula="of:=CONCATENATE(LEFT([.E5];SEARCH(&quot;::&quot;;[.E5];1)-1);CHAR(10);&quot;- &quot;;MID([.E5];SEARCH(&quot;::&quot;;[.E5];1)+2;LEN([.E5])))" office:value-type="string" office:string-value="net.sourceforge.ganttproject.chart.TaskRendererImpl&#10;- processRegularActivity(net.sourceforge.ganttproject.task.TaskActivity):net.sourceforge.ganttproject.chart.GraphicPrimitiveContainer.Rectangle" calcext:value-type="string">
            <text:p>net.sourceforge.ganttproject.chart.TaskRendererImpl<text:line-break/>- processRegularActivity(net.sourceforge.ganttproject.task.TaskActivity):net.sourceforge.ganttproject.chart.GraphicPrimitiveContainer.Rectangle</text:p>
          </table:table-cell>
          <table:table-cell table:number-columns-repeated="3"/>
          <table:table-cell table:style-name="ce6" office:value-type="string" calcext:value-type="string">
            <text:p>net.sourceforge.ganttproject.chart.TaskRendererImpl::processRegularActivity(net.sourceforge.ganttproject.task.TaskActivity):net.sourceforge.ganttproject.chart.GraphicPrimitiveContainer.Rectangle</text:p>
          </table:table-cell>
          <table:table-cell table:number-columns-repeated="1019"/>
        </table:table-row>
        <table:table-row table:style-name="ro3">
          <table:table-cell table:formula="of:=CONCATENATE(LEFT([.E6];SEARCH(&quot;::&quot;;[.E6];1)-1);CHAR(10);&quot;- &quot;;MID([.E6];SEARCH(&quot;::&quot;;[.E6];1)+2;LEN([.E6])))" office:value-type="string" office:string-value="net.sourceforge.ganttproject.TaskTreeImageGenerator&#10;- getPrintableNodes(net.sourceforge.ganttproject.GanttExportSettings):java.util.List" calcext:value-type="string">
            <text:p>net.sourceforge.ganttproject.TaskTreeImageGenerator<text:line-break/>- getPrintableNodes(net.sourceforge.ganttproject.GanttExportSettings):java.util.List</text:p>
          </table:table-cell>
          <table:table-cell table:number-columns-repeated="3"/>
          <table:table-cell table:style-name="ce6" office:value-type="string" calcext:value-type="string">
            <text:p>net.sourceforge.ganttproject.TaskTreeImageGenerator::getPrintableNodes(net.sourceforge.ganttproject.GanttExportSettings):java.util.List</text:p>
          </table:table-cell>
          <table:table-cell table:number-columns-repeated="1019"/>
        </table:table-row>
        <table:table-row table:style-name="ro3">
          <table:table-cell table:formula="of:=CONCATENATE(LEFT([.E7];SEARCH(&quot;::&quot;;[.E7];1)-1);CHAR(10);&quot;- &quot;;MID([.E7];SEARCH(&quot;::&quot;;[.E7];1)+2;LEN([.E7])))" office:value-type="string" office:string-value="net.sourceforge.ganttproject.chart.TaskRendererImpl&#10;- renderProgressBar(net.sourceforge.ganttproject.task.TaskActivity, net.sourceforge.ganttproject.chart.GraphicPrimitiveContainer.Rectangle):void" calcext:value-type="string">
            <text:p>net.sourceforge.ganttproject.chart.TaskRendererImpl<text:line-break/>- renderProgressBar(net.sourceforge.ganttproject.task.TaskActivity, net.sourceforge.ganttproject.chart.GraphicPrimitiveContainer.Rectangle):void</text:p>
          </table:table-cell>
          <table:table-cell table:number-columns-repeated="3"/>
          <table:table-cell table:style-name="ce6" office:value-type="string" calcext:value-type="string">
            <text:p>net.sourceforge.ganttproject.chart.TaskRendererImpl::renderProgressBar(net.sourceforge.ganttproject.task.TaskActivity, net.sourceforge.ganttproject.chart.GraphicPrimitiveContainer.Rectangle):void</text:p>
          </table:table-cell>
          <table:table-cell table:number-columns-repeated="1019"/>
        </table:table-row>
        <table:table-row table:style-name="ro3">
          <table:table-cell table:formula="of:=CONCATENATE(LEFT([.E8];SEARCH(&quot;::&quot;;[.E8];1)-1);CHAR(10);&quot;- &quot;;MID([.E8];SEARCH(&quot;::&quot;;[.E8];1)+2;LEN([.E8])))" office:value-type="string" office:string-value="net.sourceforge.ganttproject.GanttProject&#10;- quitApplication():void" calcext:value-type="string">
            <text:p>net.sourceforge.ganttproject.GanttProject<text:line-break/>- quitApplication():void</text:p>
          </table:table-cell>
          <table:table-cell table:number-columns-repeated="3"/>
          <table:table-cell table:style-name="ce6" office:value-type="string" calcext:value-type="string">
            <text:p>net.sourceforge.ganttproject.GanttProject::quitApplication():void</text:p>
          </table:table-cell>
          <table:table-cell table:number-columns-repeated="1019"/>
        </table:table-row>
        <table:table-row table:style-name="ro3">
          <table:table-cell table:formula="of:=CONCATENATE(LEFT([.E9];SEARCH(&quot;::&quot;;[.E9];1)-1);CHAR(10);&quot;- &quot;;MID([.E9];SEARCH(&quot;::&quot;;[.E9];1)+2;LEN([.E9])))" office:value-type="string" office:string-value="net.sourceforge.ganttproject.GanttTree2&#10;- selectTreeRow(int):void" calcext:value-type="string">
            <text:p>net.sourceforge.ganttproject.GanttTree2<text:line-break/>- selectTreeRow(int):void</text:p>
          </table:table-cell>
          <table:table-cell table:number-columns-repeated="3"/>
          <table:table-cell table:style-name="ce6" office:value-type="string" calcext:value-type="string">
            <text:p>net.sourceforge.ganttproject.GanttTree2::selectTreeRow(int):void</text:p>
          </table:table-cell>
          <table:table-cell table:number-columns-repeated="1019"/>
        </table:table-row>
        <table:table-row table:style-name="ro3">
          <table:table-cell table:formula="of:=CONCATENATE(LEFT([.E10];SEARCH(&quot;::&quot;;[.E10];1)-1);CHAR(10);&quot;- &quot;;MID([.E10];SEARCH(&quot;::&quot;;[.E10];1)+2;LEN([.E10])))" office:value-type="string" office:string-value="net.sourceforge.ganttproject.GanttTreeTable&#10;- setDelay(net.sourceforge.ganttproject.task.TaskNode, net.sourceforge.ganttproject.delay.Delay):void" calcext:value-type="string">
            <text:p>net.sourceforge.ganttproject.GanttTreeTable<text:line-break/>- setDelay(net.sourceforge.ganttproject.task.TaskNode, net.sourceforge.ganttproject.delay.Delay):void</text:p>
          </table:table-cell>
          <table:table-cell table:number-columns-repeated="3"/>
          <table:table-cell table:style-name="ce6" office:value-type="string" calcext:value-type="string">
            <text:p>net.sourceforge.ganttproject.GanttTreeTable::setDelay(net.sourceforge.ganttproject.task.TaskNode, net.sourceforge.ganttproject.delay.Delay):void</text:p>
          </table:table-cell>
          <table:table-cell table:number-columns-repeated="1019"/>
        </table:table-row>
        <table:table-row table:style-name="ro3">
          <table:table-cell table:formula="of:=CONCATENATE(LEFT([.E11];SEARCH(&quot;::&quot;;[.E11];1)-1);CHAR(10);&quot;- &quot;;MID([.E11];SEARCH(&quot;::&quot;;[.E11];1)+2;LEN([.E11])))" office:value-type="string" office:string-value="net.sourceforge.ganttproject.GanttResourcePanel&#10;- sendMail(net.sourceforge.ganttproject.GanttProject):void" calcext:value-type="string">
            <text:p>net.sourceforge.ganttproject.GanttResourcePanel<text:line-break/>- sendMail(net.sourceforge.ganttproject.GanttProject):void</text:p>
          </table:table-cell>
          <table:table-cell table:number-columns-repeated="3"/>
          <table:table-cell table:style-name="ce6" office:value-type="string" calcext:value-type="string">
            <text:p>net.sourceforge.ganttproject.GanttResourcePanel::sendMail(net.sourceforge.ganttproject.GanttProject):void</text:p>
          </table:table-cell>
          <table:table-cell table:number-columns-repeated="1019"/>
        </table:table-row>
        <table:table-row table:style-name="ro3">
          <table:table-cell table:formula="of:=CONCATENATE(LEFT([.E12];SEARCH(&quot;::&quot;;[.E12];1)-1);CHAR(10);&quot;- &quot;;MID([.E12];SEARCH(&quot;::&quot;;[.E12];1)+2;LEN([.E12])))" office:value-type="string" office:string-value="net.sourceforge.ganttproject.GanttResourcePanel&#10;- newHuman(net.sourceforge.ganttproject.resource.HumanResource):void" calcext:value-type="string">
            <text:p>net.sourceforge.ganttproject.GanttResourcePanel<text:line-break/>- newHuman(net.sourceforge.ganttproject.resource.HumanResource):void</text:p>
          </table:table-cell>
          <table:table-cell table:number-columns-repeated="3"/>
          <table:table-cell table:style-name="ce6" office:value-type="string" calcext:value-type="string">
            <text:p>net.sourceforge.ganttproject.GanttResourcePanel::newHuman(net.sourceforge.ganttproject.resource.HumanResource):void</text:p>
          </table:table-cell>
          <table:table-cell table:number-columns-repeated="1019"/>
        </table:table-row>
        <table:table-row table:style-name="ro3">
          <table:table-cell table:formula="of:=CONCATENATE(LEFT([.E13];SEARCH(&quot;::&quot;;[.E13];1)-1);CHAR(10);&quot;- &quot;;MID([.E13];SEARCH(&quot;::&quot;;[.E13];1)+2;LEN([.E13])))" office:value-type="string" office:string-value="net.sourceforge.ganttproject.GanttResourcePanel&#10;- setActions():void" calcext:value-type="string">
            <text:p>net.sourceforge.ganttproject.GanttResourcePanel<text:line-break/>- setActions():void</text:p>
          </table:table-cell>
          <table:table-cell table:number-columns-repeated="3"/>
          <table:table-cell table:style-name="ce6" office:value-type="string" calcext:value-type="string">
            <text:p>net.sourceforge.ganttproject.GanttResourcePanel::setActions():void</text:p>
          </table:table-cell>
          <table:table-cell table:number-columns-repeated="1019"/>
        </table:table-row>
        <table:table-row table:style-name="ro3">
          <table:table-cell table:formula="of:=CONCATENATE(LEFT([.E14];SEARCH(&quot;::&quot;;[.E14];1)-1);CHAR(10);&quot;- &quot;;MID([.E14];SEARCH(&quot;::&quot;;[.E14];1)+2;LEN([.E14])))" office:value-type="string" office:string-value="net.sourceforge.ganttproject.GanttTree2&#10;- selectTask(net.sourceforge.ganttproject.task.Task, boolean):void" calcext:value-type="string">
            <text:p>net.sourceforge.ganttproject.GanttTree2<text:line-break/>- selectTask(net.sourceforge.ganttproject.task.Task, boolean):void</text:p>
          </table:table-cell>
          <table:table-cell table:number-columns-repeated="3"/>
          <table:table-cell table:style-name="ce6" office:value-type="string" calcext:value-type="string">
            <text:p>net.sourceforge.ganttproject.GanttTree2::selectTask(net.sourceforge.ganttproject.task.Task, boolean):void</text:p>
          </table:table-cell>
          <table:table-cell table:number-columns-repeated="1019"/>
        </table:table-row>
        <table:table-row table:style-name="ro3">
          <table:table-cell table:formula="of:=CONCATENATE(LEFT([.E15];SEARCH(&quot;::&quot;;[.E15];1)-1);CHAR(10);&quot;- &quot;;MID([.E15];SEARCH(&quot;::&quot;;[.E15];1)+2;LEN([.E15])))" office:value-type="string" office:string-value="net.sourceforge.ganttproject.GanttTree2&#10;- setActions():void" calcext:value-type="string">
            <text:p>net.sourceforge.ganttproject.GanttTree2<text:line-break/>- setActions():void</text:p>
          </table:table-cell>
          <table:table-cell table:number-columns-repeated="3"/>
          <table:table-cell table:style-name="ce6" office:value-type="string" calcext:value-type="string">
            <text:p>net.sourceforge.ganttproject.GanttTree2::setActions():void</text:p>
          </table:table-cell>
          <table:table-cell table:number-columns-repeated="1019"/>
        </table:table-row>
        <table:table-row table:style-name="ro3">
          <table:table-cell table:formula="of:=CONCATENATE(LEFT([.E16];SEARCH(&quot;::&quot;;[.E16];1)-1);CHAR(10);&quot;- &quot;;MID([.E16];SEARCH(&quot;::&quot;;[.E16];1)+2;LEN([.E16])))" office:value-type="string" office:string-value="net.sourceforge.ganttproject.GanttTree2&#10;- getSelectedNode():javax.swing.tree.DefaultMutableTreeNode" calcext:value-type="string">
            <text:p>net.sourceforge.ganttproject.GanttTree2<text:line-break/>- getSelectedNode():javax.swing.tree.DefaultMutableTreeNode</text:p>
          </table:table-cell>
          <table:table-cell table:number-columns-repeated="3"/>
          <table:table-cell table:style-name="ce6" office:value-type="string" calcext:value-type="string">
            <text:p>net.sourceforge.ganttproject.GanttTree2::getSelectedNode():javax.swing.tree.DefaultMutableTreeNode</text:p>
          </table:table-cell>
          <table:table-cell table:number-columns-repeated="1019"/>
        </table:table-row>
        <table:table-row table:style-name="ro3">
          <table:table-cell table:formula="of:=CONCATENATE(LEFT([.E17];SEARCH(&quot;::&quot;;[.E17];1)-1);CHAR(10);&quot;- &quot;;MID([.E17];SEARCH(&quot;::&quot;;[.E17];1)+2;LEN([.E17])))" office:value-type="string" office:string-value="net.sourceforge.ganttproject.GanttProject&#10;- changeWorkingDirectory(java.lang.String):void" calcext:value-type="string">
            <text:p>net.sourceforge.ganttproject.GanttProject<text:line-break/>- changeWorkingDirectory(java.lang.String):void</text:p>
          </table:table-cell>
          <table:table-cell table:number-columns-repeated="3"/>
          <table:table-cell table:style-name="ce6" office:value-type="string" calcext:value-type="string">
            <text:p>net.sourceforge.ganttproject.GanttProject::changeWorkingDirectory(java.lang.String):void</text:p>
          </table:table-cell>
          <table:table-cell table:number-columns-repeated="1019"/>
        </table:table-row>
        <table:table-row table:style-name="ro3">
          <table:table-cell table:formula="of:=CONCATENATE(LEFT([.E18];SEARCH(&quot;::&quot;;[.E18];1)-1);CHAR(10);&quot;- &quot;;MID([.E18];SEARCH(&quot;::&quot;;[.E18];1)+2;LEN([.E18])))" office:value-type="string" office:string-value="net.sourceforge.ganttproject.GanttProject&#10;- recalculateCriticalPath():void" calcext:value-type="string">
            <text:p>net.sourceforge.ganttproject.GanttProject<text:line-break/>- recalculateCriticalPath():void</text:p>
          </table:table-cell>
          <table:table-cell table:number-columns-repeated="3"/>
          <table:table-cell table:style-name="ce6" office:value-type="string" calcext:value-type="string">
            <text:p>net.sourceforge.ganttproject.GanttProject::recalculateCriticalPath():void</text:p>
          </table:table-cell>
          <table:table-cell table:number-columns-repeated="1019"/>
        </table:table-row>
        <table:table-row table:style-name="ro3">
          <table:table-cell table:formula="of:=CONCATENATE(LEFT([.E19];SEARCH(&quot;::&quot;;[.E19];1)-1);CHAR(10);&quot;- &quot;;MID([.E19];SEARCH(&quot;::&quot;;[.E19];1)+2;LEN([.E19])))" office:value-type="string" office:string-value="net.sourceforge.ganttproject.GanttProject&#10;- saveAsProject():boolean" calcext:value-type="string">
            <text:p>net.sourceforge.ganttproject.GanttProject<text:line-break/>- saveAsProject():boolean</text:p>
          </table:table-cell>
          <table:table-cell table:number-columns-repeated="3"/>
          <table:table-cell table:style-name="ce6" office:value-type="string" calcext:value-type="string">
            <text:p>net.sourceforge.ganttproject.GanttProject::saveAsProject():boolean</text:p>
          </table:table-cell>
          <table:table-cell table:number-columns-repeated="1019"/>
        </table:table-row>
        <table:table-row table:style-name="ro3">
          <table:table-cell table:formula="of:=CONCATENATE(LEFT([.E20];SEARCH(&quot;::&quot;;[.E20];1)-1);CHAR(10);&quot;- &quot;;MID([.E20];SEARCH(&quot;::&quot;;[.E20];1)+2;LEN([.E20])))" office:value-type="string" office:string-value="net.sourceforge.ganttproject.GanttTree2&#10;- restoreExpand(net.sourceforge.ganttproject.task.TaskNode):void" calcext:value-type="string">
            <text:p>net.sourceforge.ganttproject.GanttTree2<text:line-break/>- restoreExpand(net.sourceforge.ganttproject.task.TaskNode):void</text:p>
          </table:table-cell>
          <table:table-cell table:number-columns-repeated="3"/>
          <table:table-cell table:style-name="ce6" office:value-type="string" calcext:value-type="string">
            <text:p>net.sourceforge.ganttproject.GanttTree2::restoreExpand(net.sourceforge.ganttproject.task.TaskNode):void</text:p>
          </table:table-cell>
          <table:table-cell table:number-columns-repeated="1019"/>
        </table:table-row>
        <table:table-row table:style-name="ro3">
          <table:table-cell table:formula="of:=CONCATENATE(LEFT([.E21];SEARCH(&quot;::&quot;;[.E21];1)-1);CHAR(10);&quot;- &quot;;MID([.E21];SEARCH(&quot;::&quot;;[.E21];1)+2;LEN([.E21])))" office:value-type="string" office:string-value="net.sourceforge.ganttproject.GanttProject&#10;- printProject():void" calcext:value-type="string">
            <text:p>net.sourceforge.ganttproject.GanttProject<text:line-break/>- printProject():void</text:p>
          </table:table-cell>
          <table:table-cell table:number-columns-repeated="3"/>
          <table:table-cell table:style-name="ce6" office:value-type="string" calcext:value-type="string">
            <text:p>net.sourceforge.ganttproject.GanttProject::printProject():void</text:p>
          </table:table-cell>
          <table:table-cell table:number-columns-repeated="1019"/>
        </table:table-row>
        <table:table-row table:style-name="ro3">
          <table:table-cell table:formula="of:=CONCATENATE(LEFT([.E22];SEARCH(&quot;::&quot;;[.E22];1)-1);CHAR(10);&quot;- &quot;;MID([.E22];SEARCH(&quot;::&quot;;[.E22];1)+2;LEN([.E22])))" office:value-type="string" office:string-value="net.sourceforge.ganttproject.GanttTree2&#10;- expandRefresh(javax.swing.tree.DefaultMutableTreeNode):void" calcext:value-type="string">
            <text:p>net.sourceforge.ganttproject.GanttTree2<text:line-break/>- expandRefresh(javax.swing.tree.DefaultMutableTreeNode):void</text:p>
          </table:table-cell>
          <table:table-cell table:number-columns-repeated="3"/>
          <table:table-cell table:style-name="ce6" office:value-type="string" calcext:value-type="string">
            <text:p>net.sourceforge.ganttproject.GanttTree2::expandRefresh(javax.swing.tree.DefaultMutableTreeNode):void</text:p>
          </table:table-cell>
          <table:table-cell table:number-columns-repeated="1019"/>
        </table:table-row>
        <table:table-row table:style-name="ro3">
          <table:table-cell table:formula="of:=CONCATENATE(LEFT([.E23];SEARCH(&quot;::&quot;;[.E23];1)-1);CHAR(10);&quot;- &quot;;MID([.E23];SEARCH(&quot;::&quot;;[.E23];1)+2;LEN([.E23])))" office:value-type="string" office:string-value="net.sourceforge.ganttproject.chart.ChartModelImpl&#10;- getTaskActivityRectangles(net.sourceforge.ganttproject.task.Task):net.sourceforge.ganttproject.chart.GraphicPrimitiveContainer.Rectangle[]" calcext:value-type="string">
            <text:p>net.sourceforge.ganttproject.chart.ChartModelImpl<text:line-break/>- getTaskActivityRectangles(net.sourceforge.ganttproject.task.Task):net.sourceforge.ganttproject.chart.GraphicPrimitiveContainer.Rectangle[]</text:p>
          </table:table-cell>
          <table:table-cell table:number-columns-repeated="3"/>
          <table:table-cell table:style-name="ce6" office:value-type="string" calcext:value-type="string">
            <text:p>net.sourceforge.ganttproject.chart.ChartModelImpl::getTaskActivityRectangles(net.sourceforge.ganttproject.task.Task):net.sourceforge.ganttproject.chart.GraphicPrimitiveContainer.Rectangle[]</text:p>
          </table:table-cell>
          <table:table-cell table:number-columns-repeated="1019"/>
        </table:table-row>
        <table:table-row table:style-name="ro3">
          <table:table-cell table:formula="of:=CONCATENATE(LEFT([.E24];SEARCH(&quot;::&quot;;[.E24];1)-1);CHAR(10);&quot;- &quot;;MID([.E24];SEARCH(&quot;::&quot;;[.E24];1)+2;LEN([.E24])))" office:value-type="string" office:string-value="net.sourceforge.ganttproject.ResourceTreeTable&#10;- newResourceColumn(int):net.sourceforge.ganttproject.resource.ResourceColumn" calcext:value-type="string">
            <text:p>net.sourceforge.ganttproject.ResourceTreeTable<text:line-break/>- newResourceColumn(int):net.sourceforge.ganttproject.resource.ResourceColumn</text:p>
          </table:table-cell>
          <table:table-cell table:number-columns-repeated="3"/>
          <table:table-cell table:style-name="ce6" office:value-type="string" calcext:value-type="string">
            <text:p>net.sourceforge.ganttproject.ResourceTreeTable::newResourceColumn(int):net.sourceforge.ganttproject.resource.ResourceColumn</text:p>
          </table:table-cell>
          <table:table-cell table:number-columns-repeated="1019"/>
        </table:table-row>
        <table:table-row table:style-name="ro3">
          <table:table-cell table:formula="of:=CONCATENATE(LEFT([.E25];SEARCH(&quot;::&quot;;[.E25];1)-1);CHAR(10);&quot;- &quot;;MID([.E25];SEARCH(&quot;::&quot;;[.E25];1)+2;LEN([.E25])))" office:value-type="string" office:string-value="net.sourceforge.ganttproject.GanttTree2&#10;- addBlankLine(javax.swing.tree.DefaultMutableTreeNode, int):void" calcext:value-type="string">
            <text:p>net.sourceforge.ganttproject.GanttTree2<text:line-break/>- addBlankLine(javax.swing.tree.DefaultMutableTreeNode, int):void</text:p>
          </table:table-cell>
          <table:table-cell table:number-columns-repeated="3"/>
          <table:table-cell table:style-name="ce6" office:value-type="string" calcext:value-type="string">
            <text:p>net.sourceforge.ganttproject.GanttTree2::addBlankLine(javax.swing.tree.DefaultMutableTreeNode, int):void</text:p>
          </table:table-cell>
          <table:table-cell table:number-columns-repeated="1019"/>
        </table:table-row>
        <table:table-row table:style-name="ro3">
          <table:table-cell table:formula="of:=CONCATENATE(LEFT([.E26];SEARCH(&quot;::&quot;;[.E26];1)-1);CHAR(10);&quot;- &quot;;MID([.E26];SEARCH(&quot;::&quot;;[.E26];1)+2;LEN([.E26])))" office:value-type="string" office:string-value="net.sourceforge.ganttproject.GanttProject&#10;- saveProject():void" calcext:value-type="string">
            <text:p>net.sourceforge.ganttproject.GanttProject<text:line-break/>- saveProject():void</text:p>
          </table:table-cell>
          <table:table-cell table:number-columns-repeated="3"/>
          <table:table-cell table:style-name="ce6" office:value-type="string" calcext:value-type="string">
            <text:p>net.sourceforge.ganttproject.GanttProject::saveProject():void</text:p>
          </table:table-cell>
          <table:table-cell table:number-columns-repeated="1019"/>
        </table:table-row>
        <table:table-row table:style-name="ro3">
          <table:table-cell table:formula="of:=CONCATENATE(LEFT([.E27];SEARCH(&quot;::&quot;;[.E27];1)-1);CHAR(10);&quot;- &quot;;MID([.E27];SEARCH(&quot;::&quot;;[.E27];1)+2;LEN([.E27])))" office:value-type="string" office:string-value="net.sourceforge.ganttproject.GanttResourcePanel&#10;- nbPeople():int" calcext:value-type="string">
            <text:p>net.sourceforge.ganttproject.GanttResourcePanel<text:line-break/>- nbPeople():int</text:p>
          </table:table-cell>
          <table:table-cell table:number-columns-repeated="3"/>
          <table:table-cell table:style-name="ce6" office:value-type="string" calcext:value-type="string">
            <text:p>net.sourceforge.ganttproject.GanttResourcePanel::nbPeople():int</text:p>
          </table:table-cell>
          <table:table-cell table:number-columns-repeated="1019"/>
        </table:table-row>
        <table:table-row table:style-name="ro3">
          <table:table-cell table:formula="of:=CONCATENATE(LEFT([.E28];SEARCH(&quot;::&quot;;[.E28];1)-1);CHAR(10);&quot;- &quot;;MID([.E28];SEARCH(&quot;::&quot;;[.E28];1)+2;LEN([.E28])))" office:value-type="string" office:string-value="net.sourceforge.ganttproject.calendar.GanttDaysOff&#10;- equals(net.sourceforge.ganttproject.calendar.GanttDaysOff):boolean" calcext:value-type="string">
            <text:p>net.sourceforge.ganttproject.calendar.GanttDaysOff<text:line-break/>- equals(net.sourceforge.ganttproject.calendar.GanttDaysOff):boolean</text:p>
          </table:table-cell>
          <table:table-cell table:number-columns-repeated="3"/>
          <table:table-cell table:style-name="ce6" office:value-type="string" calcext:value-type="string">
            <text:p>net.sourceforge.ganttproject.calendar.GanttDaysOff::equals(net.sourceforge.ganttproject.calendar.GanttDaysOff):boolean</text:p>
          </table:table-cell>
          <table:table-cell table:number-columns-repeated="1019"/>
        </table:table-row>
        <table:table-row table:style-name="ro3">
          <table:table-cell table:formula="of:=CONCATENATE(LEFT([.E29];SEARCH(&quot;::&quot;;[.E29];1)-1);CHAR(10);&quot;- &quot;;MID([.E29];SEARCH(&quot;::&quot;;[.E29];1)+2;LEN([.E29])))" office:value-type="string" office:string-value="net.sourceforge.ganttproject.calendar.GanttDaysOff&#10;- isADayOff(net.sourceforge.ganttproject.GanttCalendar):boolean" calcext:value-type="string">
            <text:p>net.sourceforge.ganttproject.calendar.GanttDaysOff<text:line-break/>- isADayOff(net.sourceforge.ganttproject.GanttCalendar):boolean</text:p>
          </table:table-cell>
          <table:table-cell table:number-columns-repeated="3"/>
          <table:table-cell table:style-name="ce6" office:value-type="string" calcext:value-type="string">
            <text:p>net.sourceforge.ganttproject.calendar.GanttDaysOff::isADayOff(net.sourceforge.ganttproject.GanttCalendar):boolean</text:p>
          </table:table-cell>
          <table:table-cell table:number-columns-repeated="1019"/>
        </table:table-row>
        <table:table-row table:style-name="ro3">
          <table:table-cell table:formula="of:=CONCATENATE(LEFT([.E30];SEARCH(&quot;::&quot;;[.E30];1)-1);CHAR(10);&quot;- &quot;;MID([.E30];SEARCH(&quot;::&quot;;[.E30];1)+2;LEN([.E30])))" office:value-type="string" office:string-value="net.sourceforge.ganttproject.calendar.GanttDaysOff&#10;- getDuration():int" calcext:value-type="string">
            <text:p>net.sourceforge.ganttproject.calendar.GanttDaysOff<text:line-break/>- getDuration():int</text:p>
          </table:table-cell>
          <table:table-cell table:number-columns-repeated="3"/>
          <table:table-cell table:style-name="ce6" office:value-type="string" calcext:value-type="string">
            <text:p>net.sourceforge.ganttproject.calendar.GanttDaysOff::getDuration():int</text:p>
          </table:table-cell>
          <table:table-cell table:number-columns-repeated="1019"/>
        </table:table-row>
        <table:table-row table:style-name="ro3">
          <table:table-cell table:formula="of:=CONCATENATE(LEFT([.E31];SEARCH(&quot;::&quot;;[.E31];1)-1);CHAR(10);&quot;- &quot;;MID([.E31];SEARCH(&quot;::&quot;;[.E31];1)+2;LEN([.E31])))" office:value-type="string" office:string-value="net.sourceforge.ganttproject.GanttTree2&#10;- getSelectedTaskNodes():net.sourceforge.ganttproject.task.TaskNode[]" calcext:value-type="string">
            <text:p>net.sourceforge.ganttproject.GanttTree2<text:line-break/>- getSelectedTaskNodes():net.sourceforge.ganttproject.task.TaskNode[]</text:p>
          </table:table-cell>
          <table:table-cell table:number-columns-repeated="3"/>
          <table:table-cell table:style-name="ce6" office:value-type="string" calcext:value-type="string">
            <text:p>net.sourceforge.ganttproject.GanttTree2::getSelectedTaskNodes():net.sourceforge.ganttproject.task.TaskNode[]</text:p>
          </table:table-cell>
          <table:table-cell table:number-columns-repeated="1019"/>
        </table:table-row>
        <table:table-row table:style-name="ro3">
          <table:table-cell table:formula="of:=CONCATENATE(LEFT([.E32];SEARCH(&quot;::&quot;;[.E32];1)-1);CHAR(10);&quot;- &quot;;MID([.E32];SEARCH(&quot;::&quot;;[.E32];1)+2;LEN([.E32])))" office:value-type="string" office:string-value="net.sourceforge.ganttproject.GanttProject&#10;- initIconList():javax.swing.DefaultListModel" calcext:value-type="string">
            <text:p>net.sourceforge.ganttproject.GanttProject<text:line-break/>- initIconList():javax.swing.DefaultListModel</text:p>
          </table:table-cell>
          <table:table-cell table:number-columns-repeated="3"/>
          <table:table-cell table:style-name="ce6" office:value-type="string" calcext:value-type="string">
            <text:p>net.sourceforge.ganttproject.GanttProject::initIconList():javax.swing.DefaultListModel</text:p>
          </table:table-cell>
          <table:table-cell table:number-columns-repeated="1019"/>
        </table:table-row>
        <table:table-row table:style-name="ro3">
          <table:table-cell table:formula="of:=CONCATENATE(LEFT([.E33];SEARCH(&quot;::&quot;;[.E33];1)-1);CHAR(10);&quot;- &quot;;MID([.E33];SEARCH(&quot;::&quot;;[.E33];1)+2;LEN([.E33])))" office:value-type="string" office:string-value="net.sourceforge.ganttproject.GanttProject&#10;- initDeletedIconList():javax.swing.DefaultListModel" calcext:value-type="string">
            <text:p>net.sourceforge.ganttproject.GanttProject<text:line-break/>- initDeletedIconList():javax.swing.DefaultListModel</text:p>
          </table:table-cell>
          <table:table-cell table:number-columns-repeated="3"/>
          <table:table-cell table:style-name="ce6" office:value-type="string" calcext:value-type="string">
            <text:p>net.sourceforge.ganttproject.GanttProject::initDeletedIconList():javax.swing.DefaultListModel</text:p>
          </table:table-cell>
          <table:table-cell table:number-columns-repeated="1019"/>
        </table:table-row>
        <table:table-row table:style-name="ro3">
          <table:table-cell table:formula="of:=CONCATENATE(LEFT([.E34];SEARCH(&quot;::&quot;;[.E34];1)-1);CHAR(10);&quot;- &quot;;MID([.E34];SEARCH(&quot;::&quot;;[.E34];1)+2;LEN([.E34])))" office:value-type="string" office:string-value="net.sourceforge.ganttproject.GanttTree2&#10;- createMenuAction(java.lang.String, java.lang.String):javax.swing.Action" calcext:value-type="string">
            <text:p>net.sourceforge.ganttproject.GanttTree2<text:line-break/>- createMenuAction(java.lang.String, java.lang.String):javax.swing.Action</text:p>
          </table:table-cell>
          <table:table-cell table:number-columns-repeated="3"/>
          <table:table-cell table:style-name="ce6" office:value-type="string" calcext:value-type="string">
            <text:p>net.sourceforge.ganttproject.GanttTree2::createMenuAction(java.lang.String, java.lang.String):javax.swing.Action</text:p>
          </table:table-cell>
          <table:table-cell table:number-columns-repeated="1019"/>
        </table:table-row>
        <table:table-row table:style-name="ro3">
          <table:table-cell table:formula="of:=CONCATENATE(LEFT([.E35];SEARCH(&quot;::&quot;;[.E35];1)-1);CHAR(10);&quot;- &quot;;MID([.E35];SEARCH(&quot;::&quot;;[.E35];1)+2;LEN([.E35])))" office:value-type="string" office:string-value="net.sourceforge.ganttproject.GanttTree2&#10;- getAllVisibleNodes():java.util.List" calcext:value-type="string">
            <text:p>net.sourceforge.ganttproject.GanttTree2<text:line-break/>- getAllVisibleNodes():java.util.List</text:p>
          </table:table-cell>
          <table:table-cell table:number-columns-repeated="3"/>
          <table:table-cell table:style-name="ce6" office:value-type="string" calcext:value-type="string">
            <text:p>net.sourceforge.ganttproject.GanttTree2::getAllVisibleNodes():java.util.List</text:p>
          </table:table-cell>
          <table:table-cell table:number-columns-repeated="1019"/>
        </table:table-row>
        <table:table-row table:style-name="ro3">
          <table:table-cell table:formula="of:=CONCATENATE(LEFT([.E36];SEARCH(&quot;::&quot;;[.E36];1)-1);CHAR(10);&quot;- &quot;;MID([.E36];SEARCH(&quot;::&quot;;[.E36];1)+2;LEN([.E36])))" office:value-type="string" office:string-value="net.sourceforge.ganttproject.chart.ChartHeaderImpl&#10;- renderTopUnits():void" calcext:value-type="string">
            <text:p>net.sourceforge.ganttproject.chart.ChartHeaderImpl<text:line-break/>- renderTopUnits():void</text:p>
          </table:table-cell>
          <table:table-cell table:number-columns-repeated="3"/>
          <table:table-cell table:style-name="ce6" office:value-type="string" calcext:value-type="string">
            <text:p>net.sourceforge.ganttproject.chart.ChartHeaderImpl::renderTopUnits():void</text:p>
          </table:table-cell>
          <table:table-cell table:number-columns-repeated="1019"/>
        </table:table-row>
        <table:table-row table:style-name="ro3">
          <table:table-cell table:formula="of:=CONCATENATE(LEFT([.E37];SEARCH(&quot;::&quot;;[.E37];1)-1);CHAR(10);&quot;- &quot;;MID([.E37];SEARCH(&quot;::&quot;;[.E37];1)+2;LEN([.E37])))" office:value-type="string" office:string-value="net.sourceforge.ganttproject.chart.ChartHeaderImpl&#10;- renderBottomUnits():void" calcext:value-type="string">
            <text:p>net.sourceforge.ganttproject.chart.ChartHeaderImpl<text:line-break/>- renderBottomUnits():void</text:p>
          </table:table-cell>
          <table:table-cell table:number-columns-repeated="3"/>
          <table:table-cell table:style-name="ce6" office:value-type="string" calcext:value-type="string">
            <text:p>net.sourceforge.ganttproject.chart.ChartHeaderImpl::renderBottomUnits():void</text:p>
          </table:table-cell>
          <table:table-cell table:number-columns-repeated="1019"/>
        </table:table-row>
        <table:table-row table:style-name="ro3">
          <table:table-cell table:formula="of:=CONCATENATE(LEFT([.E38];SEARCH(&quot;::&quot;;[.E38];1)-1);CHAR(10);&quot;- &quot;;MID([.E38];SEARCH(&quot;::&quot;;[.E38];1)+2;LEN([.E38])))" office:value-type="string" office:string-value="net.sourceforge.ganttproject.GanttGraphicArea&#10;- setPreviousStateTasks(java.util.ArrayList):void" calcext:value-type="string">
            <text:p>net.sourceforge.ganttproject.GanttGraphicArea<text:line-break/>- setPreviousStateTasks(java.util.ArrayList):void</text:p>
          </table:table-cell>
          <table:table-cell table:number-columns-repeated="3"/>
          <table:table-cell table:style-name="ce6" office:value-type="string" calcext:value-type="string">
            <text:p>net.sourceforge.ganttproject.GanttGraphicArea::setPreviousStateTasks(java.util.ArrayList):void</text:p>
          </table:table-cell>
          <table:table-cell table:number-columns-repeated="1019"/>
        </table:table-row>
        <table:table-row table:style-name="ro3">
          <table:table-cell table:formula="of:=CONCATENATE(LEFT([.E39];SEARCH(&quot;::&quot;;[.E39];1)-1);CHAR(10);&quot;- &quot;;MID([.E39];SEARCH(&quot;::&quot;;[.E39];1)+2;LEN([.E39])))" office:value-type="string" office:string-value="net.sourceforge.ganttproject.ResourceTreeTable&#10;- newResourceColumn():net.sourceforge.ganttproject.resource.ResourceColumn" calcext:value-type="string">
            <text:p>net.sourceforge.ganttproject.ResourceTreeTable<text:line-break/>- newResourceColumn():net.sourceforge.ganttproject.resource.ResourceColumn</text:p>
          </table:table-cell>
          <table:table-cell table:number-columns-repeated="3"/>
          <table:table-cell table:style-name="ce6" office:value-type="string" calcext:value-type="string">
            <text:p>net.sourceforge.ganttproject.ResourceTreeTable::newResourceColumn():net.sourceforge.ganttproject.resource.ResourceColumn</text:p>
          </table:table-cell>
          <table:table-cell table:number-columns-repeated="1019"/>
        </table:table-row>
        <table:table-row table:style-name="ro3">
          <table:table-cell table:formula="of:=CONCATENATE(LEFT([.E40];SEARCH(&quot;::&quot;;[.E40];1)-1);CHAR(10);&quot;- &quot;;MID([.E40];SEARCH(&quot;::&quot;;[.E40];1)+2;LEN([.E40])))" office:value-type="string" office:string-value="net.sourceforge.ganttproject.ResourceTreeTable&#10;- updateColumnOrders(int, int):void" calcext:value-type="string">
            <text:p>net.sourceforge.ganttproject.ResourceTreeTable<text:line-break/>- updateColumnOrders(int, int):void</text:p>
          </table:table-cell>
          <table:table-cell table:number-columns-repeated="3"/>
          <table:table-cell table:style-name="ce6" office:value-type="string" calcext:value-type="string">
            <text:p>net.sourceforge.ganttproject.ResourceTreeTable::updateColumnOrders(int, int):void</text:p>
          </table:table-cell>
          <table:table-cell table:number-columns-repeated="1019"/>
        </table:table-row>
        <table:table-row table:style-name="ro3">
          <table:table-cell table:formula="of:=CONCATENATE(LEFT([.E41];SEARCH(&quot;::&quot;;[.E41];1)-1);CHAR(10);&quot;- &quot;;MID([.E41];SEARCH(&quot;::&quot;;[.E41];1)+2;LEN([.E41])))" office:value-type="string" office:string-value="net.sourceforge.ganttproject.ResourceTreeTable&#10;- addMandatoryColumnResourceTreeTable(net.sourceforge.ganttproject.resource.ResourceColumn):void" calcext:value-type="string">
            <text:p>net.sourceforge.ganttproject.ResourceTreeTable<text:line-break/>- addMandatoryColumnResourceTreeTable(net.sourceforge.ganttproject.resource.ResourceColumn):void</text:p>
          </table:table-cell>
          <table:table-cell table:number-columns-repeated="3"/>
          <table:table-cell table:style-name="ce6" office:value-type="string" calcext:value-type="string">
            <text:p>net.sourceforge.ganttproject.ResourceTreeTable::addMandatoryColumnResourceTreeTable(net.sourceforge.ganttproject.resource.ResourceColumn):void</text:p>
          </table:table-cell>
          <table:table-cell table:number-columns-repeated="1019"/>
        </table:table-row>
        <table:table-row table:style-name="ro3">
          <table:table-cell table:formula="of:=CONCATENATE(LEFT([.E42];SEARCH(&quot;::&quot;;[.E42];1)-1);CHAR(10);&quot;- &quot;;MID([.E42];SEARCH(&quot;::&quot;;[.E42];1)+2;LEN([.E42])))" office:value-type="string" office:string-value="net.sourceforge.ganttproject.ResourceLoadGraphicArea&#10;- getHumanResourceManager():net.sourceforge.ganttproject.resource.HumanResourceManager" calcext:value-type="string">
            <text:p>net.sourceforge.ganttproject.ResourceLoadGraphicArea<text:line-break/>- getHumanResourceManager():net.sourceforge.ganttproject.resource.HumanResourceManager</text:p>
          </table:table-cell>
          <table:table-cell table:number-columns-repeated="3"/>
          <table:table-cell table:style-name="ce6" office:value-type="string" calcext:value-type="string">
            <text:p>net.sourceforge.ganttproject.ResourceLoadGraphicArea::getHumanResourceManager():net.sourceforge.ganttproject.resource.HumanResourceManager</text:p>
          </table:table-cell>
          <table:table-cell table:number-columns-repeated="1019"/>
        </table:table-row>
        <table:table-row table:style-name="ro3">
          <table:table-cell table:formula="of:=CONCATENATE(LEFT([.E43];SEARCH(&quot;::&quot;;[.E43];1)-1);CHAR(10);&quot;- &quot;;MID([.E43];SEARCH(&quot;::&quot;;[.E43];1)+2;LEN([.E43])))" office:value-type="string" office:string-value="net.sourceforge.ganttproject.GanttTree2&#10;- getSelectedTaskNode():javax.swing.tree.DefaultMutableTreeNode" calcext:value-type="string">
            <text:p>net.sourceforge.ganttproject.GanttTree2<text:line-break/>- getSelectedTaskNode():javax.swing.tree.DefaultMutableTreeNode</text:p>
          </table:table-cell>
          <table:table-cell table:number-columns-repeated="3"/>
          <table:table-cell table:style-name="ce6" office:value-type="string" calcext:value-type="string">
            <text:p>net.sourceforge.ganttproject.GanttTree2::getSelectedTaskNode():javax.swing.tree.DefaultMutableTreeNode</text:p>
          </table:table-cell>
          <table:table-cell table:number-columns-repeated="1019"/>
        </table:table-row>
        <table:table-row table:style-name="ro3">
          <table:table-cell table:formula="of:=CONCATENATE(LEFT([.E44];SEARCH(&quot;::&quot;;[.E44];1)-1);CHAR(10);&quot;- &quot;;MID([.E44];SEARCH(&quot;::&quot;;[.E44];1)+2;LEN([.E44])))" office:value-type="string" office:string-value="net.sourceforge.ganttproject.GanttTree2&#10;- getSelectedNodes():javax.swing.tree.DefaultMutableTreeNode[]" calcext:value-type="string">
            <text:p>net.sourceforge.ganttproject.GanttTree2<text:line-break/>- getSelectedNodes():javax.swing.tree.DefaultMutableTreeNode[]</text:p>
          </table:table-cell>
          <table:table-cell table:number-columns-repeated="3"/>
          <table:table-cell table:style-name="ce6" office:value-type="string" calcext:value-type="string">
            <text:p>net.sourceforge.ganttproject.GanttTree2::getSelectedNodes():javax.swing.tree.DefaultMutableTreeNode[]</text:p>
          </table:table-cell>
          <table:table-cell table:number-columns-repeated="1019"/>
        </table:table-row>
        <table:table-row table:style-name="ro3">
          <table:table-cell table:formula="of:=CONCATENATE(LEFT([.E45];SEARCH(&quot;::&quot;;[.E45];1)-1);CHAR(10);&quot;- &quot;;MID([.E45];SEARCH(&quot;::&quot;;[.E45];1)+2;LEN([.E45])))" office:value-type="string" office:string-value="net.sourceforge.ganttproject.ResourceTreeTable&#10;- deleteCustomColumn(java.lang.String):void" calcext:value-type="string">
            <text:p>net.sourceforge.ganttproject.ResourceTreeTable<text:line-break/>- deleteCustomColumn(java.lang.String):void</text:p>
          </table:table-cell>
          <table:table-cell table:number-columns-repeated="3"/>
          <table:table-cell table:style-name="ce6" office:value-type="string" calcext:value-type="string">
            <text:p>net.sourceforge.ganttproject.ResourceTreeTable::deleteCustomColumn(java.lang.String):void</text:p>
          </table:table-cell>
          <table:table-cell table:number-columns-repeated="1019"/>
        </table:table-row>
        <table:table-row table:style-name="ro3">
          <table:table-cell table:formula="of:=CONCATENATE(LEFT([.E46];SEARCH(&quot;::&quot;;[.E46];1)-1);CHAR(10);&quot;- &quot;;MID([.E46];SEARCH(&quot;::&quot;;[.E46];1)+2;LEN([.E46])))" office:value-type="string" office:string-value="net.sourceforge.ganttproject.chart.ChartHeaderImpl&#10;- createGreyRectangleWithNiceBorders():void" calcext:value-type="string">
            <text:p>net.sourceforge.ganttproject.chart.ChartHeaderImpl<text:line-break/>- createGreyRectangleWithNiceBorders():void</text:p>
          </table:table-cell>
          <table:table-cell table:number-columns-repeated="3"/>
          <table:table-cell table:style-name="ce6" office:value-type="string" calcext:value-type="string">
            <text:p>net.sourceforge.ganttproject.chart.ChartHeaderImpl::createGreyRectangleWithNiceBorders():void</text:p>
          </table:table-cell>
          <table:table-cell table:number-columns-repeated="1019"/>
        </table:table-row>
        <table:table-row table:style-name="ro3">
          <table:table-cell table:formula="of:=CONCATENATE(LEFT([.E47];SEARCH(&quot;::&quot;;[.E47];1)-1);CHAR(10);&quot;- &quot;;MID([.E47];SEARCH(&quot;::&quot;;[.E47];1)+2;LEN([.E47])))" office:value-type="string" office:string-value="net.sourceforge.ganttproject.UIFacadeImpl&#10;- createCancelAction(javax.swing.Action, javax.swing.JDialog, net.sourceforge.ganttproject.UIFacadeImpl.Commiter):javax.swing.Action" calcext:value-type="string">
            <text:p>net.sourceforge.ganttproject.UIFacadeImpl<text:line-break/>- createCancelAction(javax.swing.Action, javax.swing.JDialog, net.sourceforge.ganttproject.UIFacadeImpl.Commiter):javax.swing.Action</text:p>
          </table:table-cell>
          <table:table-cell table:number-columns-repeated="3"/>
          <table:table-cell table:style-name="ce6" office:value-type="string" calcext:value-type="string">
            <text:p>net.sourceforge.ganttproject.UIFacadeImpl::createCancelAction(javax.swing.Action, javax.swing.JDialog, net.sourceforge.ganttproject.UIFacadeImpl.Commiter):javax.swing.Action</text:p>
          </table:table-cell>
          <table:table-cell table:number-columns-repeated="1019"/>
        </table:table-row>
        <table:table-row table:style-name="ro3">
          <table:table-cell table:formula="of:=CONCATENATE(LEFT([.E48];SEARCH(&quot;::&quot;;[.E48];1)-1);CHAR(10);&quot;- &quot;;MID([.E48];SEARCH(&quot;::&quot;;[.E48];1)+2;LEN([.E48])))" office:value-type="string" office:string-value="net.sourceforge.ganttproject.TaskTreeImageGenerator&#10;- isVisible(net.sourceforge.ganttproject.task.Task):boolean" calcext:value-type="string">
            <text:p>net.sourceforge.ganttproject.TaskTreeImageGenerator<text:line-break/>- isVisible(net.sourceforge.ganttproject.task.Task):boolean</text:p>
          </table:table-cell>
          <table:table-cell table:number-columns-repeated="3"/>
          <table:table-cell table:style-name="ce6" office:value-type="string" calcext:value-type="string">
            <text:p>net.sourceforge.ganttproject.TaskTreeImageGenerator::isVisible(net.sourceforge.ganttproject.task.Task):boolean</text:p>
          </table:table-cell>
          <table:table-cell table:number-columns-repeated="1019"/>
        </table:table-row>
        <table:table-row table:style-name="ro3">
          <table:table-cell table:formula="of:=CONCATENATE(LEFT([.E49];SEARCH(&quot;::&quot;;[.E49];1)-1);CHAR(10);&quot;- &quot;;MID([.E49];SEARCH(&quot;::&quot;;[.E49];1)+2;LEN([.E49])))" office:value-type="string" office:string-value="net.sourceforge.ganttproject.GanttProject&#10;- addButtons():void" calcext:value-type="string">
            <text:p>net.sourceforge.ganttproject.GanttProject<text:line-break/>- addButtons():void</text:p>
          </table:table-cell>
          <table:table-cell table:number-columns-repeated="3"/>
          <table:table-cell table:style-name="ce6" office:value-type="string" calcext:value-type="string">
            <text:p>net.sourceforge.ganttproject.GanttProject::addButtons():void</text:p>
          </table:table-cell>
          <table:table-cell table:number-columns-repeated="1019"/>
        </table:table-row>
        <table:table-row table:style-name="ro3">
          <table:table-cell table:formula="of:=CONCATENATE(LEFT([.E50];SEARCH(&quot;::&quot;;[.E50];1)-1);CHAR(10);&quot;- &quot;;MID([.E50];SEARCH(&quot;::&quot;;[.E50];1)+2;LEN([.E50])))" office:value-type="string" office:string-value="net.sourceforge.ganttproject.chart.CachingOffsetCalculatorImpl&#10;- calculateOffsets(net.sourceforge.ganttproject.time.TimeFrame, net.sourceforge.ganttproject.time.TimeUnit, java.util.Date, net.sourceforge.ganttproject.time.TimeUnit, int):net.sourceforge.ganttproject.chart.ChartModelBase.Offset[]" calcext:value-type="string">
            <text:p>net.sourceforge.ganttproject.chart.CachingOffsetCalculatorImpl<text:line-break/>- calculateOffsets(net.sourceforge.ganttproject.time.TimeFrame, net.sourceforge.ganttproject.time.TimeUnit, java.util.Date, net.sourceforge.ganttproject.time.TimeUnit, int):net.sourceforge.ganttproject.chart.ChartModelBase.Offset[]</text:p>
          </table:table-cell>
          <table:table-cell table:number-columns-repeated="3"/>
          <table:table-cell table:style-name="ce7" office:value-type="string" calcext:value-type="string">
            <text:p>net.sourceforge.ganttproject.chart.CachingOffsetCalculatorImpl::calculateOffsets(net.sourceforge.ganttproject.time.TimeFrame, net.sourceforge.ganttproject.time.TimeUnit, java.util.Date, net.sourceforge.ganttproject.time.TimeUnit, int):net.sourceforge.ganttproject.chart.ChartModelBase.Offset[]</text:p>
          </table:table-cell>
          <table:table-cell table:number-columns-repeated="1019"/>
        </table:table-row>
        <table:table-row table:style-name="ro3">
          <table:table-cell table:formula="of:=CONCATENATE(LEFT([.E51];SEARCH(&quot;::&quot;;[.E51];1)-1);CHAR(10);&quot;- &quot;;MID([.E51];SEARCH(&quot;::&quot;;[.E51];1)+2;LEN([.E51])))" office:value-type="string" office:string-value="net.sourceforge.ganttproject.GanttTreeTable&#10;- initColumnsAlignements() : void" calcext:value-type="string">
            <text:p>net.sourceforge.ganttproject.GanttTreeTable<text:line-break/>- initColumnsAlignements() : void</text:p>
          </table:table-cell>
          <table:table-cell table:number-columns-repeated="3"/>
          <table:table-cell table:style-name="ce6" office:value-type="string" calcext:value-type="string">
            <text:p>net.sourceforge.ganttproject.GanttTreeTable::initColumnsAlignements() : void</text:p>
          </table:table-cell>
          <table:table-cell table:number-columns-repeated="1019"/>
        </table:table-row>
        <table:table-row table:style-name="ro3">
          <table:table-cell table:formula="of:=CONCATENATE(LEFT([.E52];SEARCH(&quot;::&quot;;[.E52];1)-1);CHAR(10);&quot;- &quot;;MID([.E52];SEARCH(&quot;::&quot;;[.E52];1)+2;LEN([.E52])))" office:value-type="string" office:string-value="net.sourceforge.ganttproject.GanttTreeTable&#10;- getIdForName(String colName) : String" calcext:value-type="string">
            <text:p>net.sourceforge.ganttproject.GanttTreeTable<text:line-break/>- getIdForName(String colName) : String</text:p>
          </table:table-cell>
          <table:table-cell table:number-columns-repeated="3"/>
          <table:table-cell table:style-name="ce6" office:value-type="string" calcext:value-type="string">
            <text:p>net.sourceforge.ganttproject.GanttTreeTable::getIdForName(String colName) : String</text:p>
          </table:table-cell>
          <table:table-cell table:number-columns-repeated="1019"/>
        </table:table-row>
        <table:table-row table:style-name="ro3">
          <table:table-cell table:formula="of:=CONCATENATE(LEFT([.E53];SEARCH(&quot;::&quot;;[.E53];1)-1);CHAR(10);&quot;- &quot;;MID([.E53];SEARCH(&quot;::&quot;;[.E53];1)+2;LEN([.E53])))" office:value-type="string" office:string-value="net.sourceforge.ganttproject.GanttTreeTable&#10;- getNameForId(String id) : String" calcext:value-type="string">
            <text:p>net.sourceforge.ganttproject.GanttTreeTable<text:line-break/>- getNameForId(String id) : String</text:p>
          </table:table-cell>
          <table:table-cell table:number-columns-repeated="3"/>
          <table:table-cell table:style-name="ce6" office:value-type="string" calcext:value-type="string">
            <text:p>net.sourceforge.ganttproject.GanttTreeTable::getNameForId(String id) : String</text:p>
          </table:table-cell>
          <table:table-cell table:number-columns-repeated="1019"/>
        </table:table-row>
        <table:table-row table:style-name="ro3">
          <table:table-cell table:formula="of:=CONCATENATE(LEFT([.E54];SEARCH(&quot;::&quot;;[.E54];1)-1);CHAR(10);&quot;- &quot;;MID([.E54];SEARCH(&quot;::&quot;;[.E54];1)+2;LEN([.E54])))" office:value-type="string" office:string-value="net.sourceforge.ganttproject.GanttTreeTable$1&#10;- languageChanged(Event event) : void" calcext:value-type="string">
            <text:p>net.sourceforge.ganttproject.GanttTreeTable$1<text:line-break/>- languageChanged(Event event) : void</text:p>
          </table:table-cell>
          <table:table-cell table:number-columns-repeated="3"/>
          <table:table-cell table:style-name="ce6" office:value-type="string" calcext:value-type="string">
            <text:p>net.sourceforge.ganttproject.GanttTreeTable$1::languageChanged(Event event) : void</text:p>
          </table:table-cell>
          <table:table-cell table:number-columns-repeated="1019"/>
        </table:table-row>
        <table:table-row table:style-name="ro3">
          <table:table-cell table:formula="of:=CONCATENATE(LEFT([.E55];SEARCH(&quot;::&quot;;[.E55];1)-1);CHAR(10);&quot;- &quot;;MID([.E55];SEARCH(&quot;::&quot;;[.E55];1)+2;LEN([.E55])))" office:value-type="string" office:string-value="net.sourceforge.ganttproject.ResourceTreeTable&#10;- initColumnsAlignements() : void" calcext:value-type="string">
            <text:p>net.sourceforge.ganttproject.ResourceTreeTable<text:line-break/>- initColumnsAlignements() : void</text:p>
          </table:table-cell>
          <table:table-cell table:number-columns-repeated="3"/>
          <table:table-cell table:style-name="ce6" office:value-type="string" calcext:value-type="string">
            <text:p>net.sourceforge.ganttproject.ResourceTreeTable::initColumnsAlignements() : void</text:p>
          </table:table-cell>
          <table:table-cell table:number-columns-repeated="1019"/>
        </table:table-row>
        <table:table-row table:style-name="ro3">
          <table:table-cell table:formula="of:=CONCATENATE(LEFT([.E56];SEARCH(&quot;::&quot;;[.E56];1)-1);CHAR(10);&quot;- &quot;;MID([.E56];SEARCH(&quot;::&quot;;[.E56];1)+2;LEN([.E56])))" office:value-type="string" office:string-value="net.sourceforge.ganttproject.chart.StyledPainterImpl&#10;- paint(Text next) : void" calcext:value-type="string">
            <text:p>net.sourceforge.ganttproject.chart.StyledPainterImpl<text:line-break/>- paint(Text next) : void</text:p>
          </table:table-cell>
          <table:table-cell table:number-columns-repeated="3"/>
          <table:table-cell table:style-name="ce6" office:value-type="string" calcext:value-type="string">
            <text:p>net.sourceforge.ganttproject.chart.StyledPainterImpl::paint(Text next) : void</text:p>
          </table:table-cell>
          <table:table-cell table:number-columns-repeated="1019"/>
        </table:table-row>
        <table:table-row table:style-name="ro3">
          <table:table-cell table:formula="of:=CONCATENATE(LEFT([.E57];SEARCH(&quot;::&quot;;[.E57];1)-1);CHAR(10);&quot;- &quot;;MID([.E57];SEARCH(&quot;::&quot;;[.E57];1)+2;LEN([.E57])))" office:value-type="string" office:string-value="net.sourceforge.ganttproject.chart.StyledPainterImpl&#10;- paint(Rectangle next) : void" calcext:value-type="string">
            <text:p>net.sourceforge.ganttproject.chart.StyledPainterImpl<text:line-break/>- paint(Rectangle next) : void</text:p>
          </table:table-cell>
          <table:table-cell table:number-columns-repeated="3"/>
          <table:table-cell table:style-name="ce6" office:value-type="string" calcext:value-type="string">
            <text:p>net.sourceforge.ganttproject.chart.StyledPainterImpl::paint(Rectangle next) : void</text:p>
          </table:table-cell>
          <table:table-cell table:number-columns-repeated="1019"/>
        </table:table-row>
        <table:table-row table:style-name="ro3">
          <table:table-cell table:formula="of:=CONCATENATE(LEFT([.E58];SEARCH(&quot;::&quot;;[.E58];1)-1);CHAR(10);&quot;- &quot;;MID([.E58];SEARCH(&quot;::&quot;;[.E58];1)+2;LEN([.E58])))" office:value-type="string" office:string-value="net.sourceforge.ganttproject.chart.StyledPainterImpl$1&#10;- paint(Rectangle next) : void" calcext:value-type="string">
            <text:p>net.sourceforge.ganttproject.chart.StyledPainterImpl$1<text:line-break/>- paint(Rectangle next) : void</text:p>
          </table:table-cell>
          <table:table-cell table:number-columns-repeated="3"/>
          <table:table-cell table:style-name="ce6" office:value-type="string" calcext:value-type="string">
            <text:p>net.sourceforge.ganttproject.chart.StyledPainterImpl$1::paint(Rectangle next) : void</text:p>
          </table:table-cell>
          <table:table-cell table:number-columns-repeated="1019"/>
        </table:table-row>
        <table:table-row table:style-name="ro3">
          <table:table-cell table:formula="of:=CONCATENATE(LEFT([.E59];SEARCH(&quot;::&quot;;[.E59];1)-1);CHAR(10);&quot;- &quot;;MID([.E59];SEARCH(&quot;::&quot;;[.E59];1)+2;LEN([.E59])))" office:value-type="string" office:string-value="net.sourceforge.ganttproject.chart.ResourceLoadRenderer&#10;- buildTasksLoadsRectangles(List partition, int ypos) : void" calcext:value-type="string">
            <text:p>net.sourceforge.ganttproject.chart.ResourceLoadRenderer<text:line-break/>- buildTasksLoadsRectangles(List partition, int ypos) : void</text:p>
          </table:table-cell>
          <table:table-cell table:number-columns-repeated="3"/>
          <table:table-cell table:style-name="ce6" office:value-type="string" calcext:value-type="string">
            <text:p>net.sourceforge.ganttproject.chart.ResourceLoadRenderer::buildTasksLoadsRectangles(List partition, int ypos) : void</text:p>
          </table:table-cell>
          <table:table-cell table:number-columns-repeated="1019"/>
        </table:table-row>
        <table:table-row table:style-name="ro3">
          <table:table-cell table:formula="of:=CONCATENATE(LEFT([.E60];SEARCH(&quot;::&quot;;[.E60];1)-1);CHAR(10);&quot;- &quot;;MID([.E60];SEARCH(&quot;::&quot;;[.E60];1)+2;LEN([.E60])))" office:value-type="string" office:string-value="net.sourceforge.ganttproject.io.GanttCSVExport&#10;- writeTaskHeaders(OutputStreamWriter out) : void" calcext:value-type="string">
            <text:p>net.sourceforge.ganttproject.io.GanttCSVExport<text:line-break/>- writeTaskHeaders(OutputStreamWriter out) : void</text:p>
          </table:table-cell>
          <table:table-cell table:number-columns-repeated="3"/>
          <table:table-cell table:style-name="ce6" office:value-type="string" calcext:value-type="string">
            <text:p>net.sourceforge.ganttproject.io.GanttCSVExport::writeTaskHeaders(OutputStreamWriter out) : void</text:p>
          </table:table-cell>
          <table:table-cell table:number-columns-repeated="1019"/>
        </table:table-row>
        <table:table-row table:style-name="ro3">
          <table:table-cell table:formula="of:=CONCATENATE(LEFT([.E61];SEARCH(&quot;::&quot;;[.E61];1)-1);CHAR(10);&quot;- &quot;;MID([.E61];SEARCH(&quot;::&quot;;[.E61];1)+2;LEN([.E61])))" office:value-type="string" office:string-value="net.sourceforge.ganttproject.io.GanttCSVExport&#10;- writeResourceHeaders(OutputStreamWriter out) : void" calcext:value-type="string">
            <text:p>net.sourceforge.ganttproject.io.GanttCSVExport<text:line-break/>- writeResourceHeaders(OutputStreamWriter out) : void</text:p>
          </table:table-cell>
          <table:table-cell table:number-columns-repeated="3"/>
          <table:table-cell table:style-name="ce6" office:value-type="string" calcext:value-type="string">
            <text:p>net.sourceforge.ganttproject.io.GanttCSVExport::writeResourceHeaders(OutputStreamWriter out) : void</text:p>
          </table:table-cell>
          <table:table-cell table:number-columns-repeated="1019"/>
        </table:table-row>
        <table:table-row table:style-name="ro3">
          <table:table-cell table:formula="of:=CONCATENATE(LEFT([.E62];SEARCH(&quot;::&quot;;[.E62];1)-1);CHAR(10);&quot;- &quot;;MID([.E62];SEARCH(&quot;::&quot;;[.E62];1)+2;LEN([.E62])))" office:value-type="string" office:string-value="net.sourceforge.ganttproject.parser.TaskTagHandler&#10;- loadTask(Attributes attrs) : void" calcext:value-type="string">
            <text:p>net.sourceforge.ganttproject.parser.TaskTagHandler<text:line-break/>- loadTask(Attributes attrs) : void</text:p>
          </table:table-cell>
          <table:table-cell table:number-columns-repeated="3"/>
          <table:table-cell table:style-name="ce6" office:value-type="string" calcext:value-type="string">
            <text:p>net.sourceforge.ganttproject.parser.TaskTagHandler::loadTask(Attributes attrs) : void</text:p>
          </table:table-cell>
          <table:table-cell table:number-columns-repeated="1019"/>
        </table:table-row>
        <table:table-row table:style-name="ro5" table:number-rows-repeated="104851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Feature Envy'.A1:'Feature Envy'.A1">
            <calcext:condition calcext:apply-style-name="ConditionalStyle_11" calcext:value="duplicate" calcext:base-cell-address="'Feature Envy'.A1"/>
          </calcext:conditional-format>
          <calcext:conditional-format calcext:target-range-address="'Feature Envy'.E2:'Feature Envy'.E62">
            <calcext:condition calcext:apply-style-name="ConditionalStyle_11" calcext:value="duplicate" calcext:base-cell-address="'Feature Envy'.E2"/>
          </calcext:conditional-format>
          <calcext:conditional-format calcext:target-range-address="'Feature Envy'.E2:'Feature Envy'.E62">
            <calcext:condition calcext:apply-style-name="ConditionalStyle_10" calcext:value="duplicate" calcext:base-cell-address="'Feature Envy'.E2"/>
          </calcext:conditional-format>
        </calcext:conditional-formats>
      </table:table>
      <table:table table:name="Long Parameter List" table:style-name="ta4">
        <table:table-column table:style-name="co10" table:default-cell-style-name="Default"/>
        <table:table-column table:style-name="co5" table:number-columns-repeated="1023" table:default-cell-style-name="Default"/>
        <table:table-row table:style-name="ro5">
          <table:table-cell table:style-name="ce1" office:value-type="string" calcext:value-type="string">
            <text:p>Long Parameter Li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ão sei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net.sourceforge.ganttproject.chart.RegularFrameOffsetBuilder.java (Linha 37)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 table:number-rows-repeated="104857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ista de Bad Smells_2" table:style-name="ta5" table:print-ranges="'Lista de Bad Smells_2'.A1:'Lista de Bad Smells_2'.E246">
        <office:forms form:automatic-focus="false" form:apply-design-mode="false"/>
        <table:table-column table:style-name="co11" table:default-cell-style-name="ce13"/>
        <table:table-column table:style-name="co12" table:default-cell-style-name="ce16"/>
        <table:table-column table:style-name="co13" table:default-cell-style-name="ce16"/>
        <table:table-column table:style-name="co13" table:default-cell-style-name="ce19"/>
        <table:table-column table:style-name="co14" table:default-cell-style-name="ce19"/>
        <table:table-column table:style-name="co15" table:number-columns-repeated="2" table:default-cell-style-name="ce19"/>
        <table:table-column table:style-name="co16" table:default-cell-style-name="Default"/>
        <table:table-column table:style-name="co15" table:number-columns-repeated="1016" table:default-cell-style-name="Default"/>
        <table:table-row table:style-name="ro8">
          <table:table-cell table:style-name="ce8" office:value-type="string" calcext:value-type="string">
            <text:p>#</text:p>
          </table:table-cell>
          <table:table-cell table:style-name="ce14" office:value-type="string" calcext:value-type="string">
            <text:p>Long Parameter List</text:p>
          </table:table-cell>
          <table:table-cell table:style-name="ce14"/>
          <table:table-cell table:style-name="ce8" office:value-type="string" calcext:value-type="string">
            <text:p>Checkstyle</text:p>
          </table:table-cell>
          <table:table-cell table:style-name="ce8" office:value-type="string" calcext:value-type="string">
            <text:p>PMD</text:p>
          </table:table-cell>
          <table:table-cell table:style-name="ce8" office:value-type="string" calcext:value-type="string">
            <text:p>inFusion</text:p>
          </table:table-cell>
          <table:table-cell table:style-name="ce8" office:value-type="string" calcext:value-type="string">
            <text:p>Jdeodorant</text:p>
          </table:table-cell>
          <table:table-cell table:number-columns-repeated="1017"/>
        </table:table-row>
        <table:table-row table:style-name="ro9"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et.sourceforge.ganttproject.chart.RegularFrameOffsetBuilder.java (Linha 37)</text:p>
          </table:table-cell>
          <table:table-cell table:style-name="ce15" table:formula="of:=CONCATENATE(&quot;LPL#&quot;;[.A2])" office:value-type="string" office:string-value="LPL#1" calcext:value-type="string">
            <text:p>LPL#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7"/>
        </table:table-row>
        <table:table-row table:style-name="ro8">
          <table:table-cell table:style-name="ce10"/>
          <table:table-cell table:number-columns-repeated="1023"/>
        </table:table-row>
        <table:table-row table:style-name="ro8">
          <table:table-cell table:style-name="ce11" office:value-type="string" calcext:value-type="string">
            <text:p>#</text:p>
          </table:table-cell>
          <table:table-cell table:style-name="ce14" office:value-type="string" calcext:value-type="string">
            <text:p>GodClass</text:p>
          </table:table-cell>
          <table:table-cell table:style-name="ce14"/>
          <table:table-cell table:style-name="ce8" office:value-type="string" calcext:value-type="string">
            <text:p>Checkstyle</text:p>
          </table:table-cell>
          <table:table-cell table:style-name="ce8" office:value-type="string" calcext:value-type="string">
            <text:p>PMD</text:p>
          </table:table-cell>
          <table:table-cell table:style-name="ce8" office:value-type="string" calcext:value-type="string">
            <text:p>inFusion</text:p>
          </table:table-cell>
          <table:table-cell table:style-name="ce8" office:value-type="string" calcext:value-type="string">
            <text:p>Jdeodorant</text:p>
          </table:table-cell>
          <table:table-cell table:number-columns-repeated="1017"/>
        </table:table-row>
        <table:table-row table:style-name="ro9"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net.sourceforge.ganttproject.chart.GraphicPrimitiveContainer</text:p>
          </table:table-cell>
          <table:table-cell table:style-name="ce15" table:formula="of:=CONCATENATE(&quot;GC#&quot;;[.A5])" office:value-type="string" office:string-value="GC#1" calcext:value-type="string">
            <text:p>GC#1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9" office:value-type="float" office:value="2" calcext:value-type="float">
            <text:p>2</text:p>
          </table:table-cell>
          <table:table-cell table:style-name="ce17" office:value-type="string" calcext:value-type="string">
            <text:p>net.sourceforge.ganttproject.GanttPreviousState</text:p>
          </table:table-cell>
          <table:table-cell table:style-name="ce15" table:formula="of:=CONCATENATE(&quot;GC#&quot;;[.A6])" office:value-type="string" office:string-value="GC#2" calcext:value-type="string">
            <text:p>GC#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net.sourceforge.ganttproject.chart.TaskRendererImpl</text:p>
          </table:table-cell>
          <table:table-cell table:style-name="ce15" table:formula="of:=CONCATENATE(&quot;GC#&quot;;[.A7])" office:value-type="string" office:string-value="GC#3" calcext:value-type="string">
            <text:p>GC#3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net.sourceforge.ganttproject.GanttProject</text:p>
          </table:table-cell>
          <table:table-cell table:style-name="ce15" table:formula="of:=CONCATENATE(&quot;GC#&quot;;[.A8])" office:value-type="string" office:string-value="GC#4" calcext:value-type="string">
            <text:p>GC#4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12" office:value-type="float" office:value="5" calcext:value-type="float">
            <text:p>5</text:p>
          </table:table-cell>
          <table:table-cell table:style-name="ce17" office:value-type="string" calcext:value-type="string">
            <text:p>net.sourceforge.ganttproject.TaskContainmentHierarchyFacadeImpl</text:p>
          </table:table-cell>
          <table:table-cell table:style-name="ce15" table:formula="of:=CONCATENATE(&quot;GC#&quot;;[.A9])" office:value-type="string" office:string-value="GC#5" calcext:value-type="string">
            <text:p>GC#5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12" office:value-type="float" office:value="6" calcext:value-type="float">
            <text:p>6</text:p>
          </table:table-cell>
          <table:table-cell table:style-name="ce17" office:value-type="string" calcext:value-type="string">
            <text:p>net.sourceforge.ganttproject.GanttOptions</text:p>
          </table:table-cell>
          <table:table-cell table:style-name="ce15" table:formula="of:=CONCATENATE(&quot;GC#&quot;;[.A10])" office:value-type="string" office:string-value="GC#6" calcext:value-type="string">
            <text:p>GC#6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12" office:value-type="float" office:value="7" calcext:value-type="float">
            <text:p>7</text:p>
          </table:table-cell>
          <table:table-cell table:style-name="ce17" office:value-type="string" calcext:value-type="string">
            <text:p>net.sourceforge.ganttproject.chart.ChartModelImpl</text:p>
          </table:table-cell>
          <table:table-cell table:style-name="ce15" table:formula="of:=CONCATENATE(&quot;GC#&quot;;[.A11])" office:value-type="string" office:string-value="GC#7" calcext:value-type="string">
            <text:p>GC#7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12" office:value-type="float" office:value="8" calcext:value-type="float">
            <text:p>8</text:p>
          </table:table-cell>
          <table:table-cell table:style-name="ce17" office:value-type="string" calcext:value-type="string">
            <text:p>net.sourceforge.ganttproject.chart.ChartHeaderImpl</text:p>
          </table:table-cell>
          <table:table-cell table:style-name="ce15" table:formula="of:=CONCATENATE(&quot;GC#&quot;;[.A12])" office:value-type="string" office:string-value="GC#8" calcext:value-type="string">
            <text:p>GC#8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12" office:value-type="float" office:value="9" calcext:value-type="float">
            <text:p>9</text:p>
          </table:table-cell>
          <table:table-cell table:style-name="ce17" office:value-type="string" calcext:value-type="string">
            <text:p>net.sourceforge.ganttproject.GanttResourcePanel</text:p>
          </table:table-cell>
          <table:table-cell table:style-name="ce15" table:formula="of:=CONCATENATE(&quot;GC#&quot;;[.A13])" office:value-type="string" office:string-value="GC#9" calcext:value-type="string">
            <text:p>GC#9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12" office:value-type="float" office:value="10" calcext:value-type="float">
            <text:p>10</text:p>
          </table:table-cell>
          <table:table-cell table:style-name="ce17" office:value-type="string" calcext:value-type="string">
            <text:p>net.sourceforge.ganttproject.GanttTree2</text:p>
          </table:table-cell>
          <table:table-cell table:style-name="ce15" table:formula="of:=CONCATENATE(&quot;GC#&quot;;[.A14])" office:value-type="string" office:string-value="GC#10" calcext:value-type="string">
            <text:p>GC#1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12" office:value-type="float" office:value="11" calcext:value-type="float">
            <text:p>11</text:p>
          </table:table-cell>
          <table:table-cell table:style-name="ce17" office:value-type="string" calcext:value-type="string">
            <text:p>net.sourceforge.ganttproject.chart.SimpleRenderedImage</text:p>
          </table:table-cell>
          <table:table-cell table:style-name="ce15" table:formula="of:=CONCATENATE(&quot;GC#&quot;;[.A15])" office:value-type="string" office:string-value="GC#11" calcext:value-type="string">
            <text:p>GC#11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12" office:value-type="float" office:value="12" calcext:value-type="float">
            <text:p>12</text:p>
          </table:table-cell>
          <table:table-cell table:style-name="ce17" office:value-type="string" calcext:value-type="string">
            <text:p>net.sourceforge.ganttproject.ResourceTreeTable</text:p>
          </table:table-cell>
          <table:table-cell table:style-name="ce15" table:formula="of:=CONCATENATE(&quot;GC#&quot;;[.A16])" office:value-type="string" office:string-value="GC#12" calcext:value-type="string">
            <text:p>GC#12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12" office:value-type="float" office:value="13" calcext:value-type="float">
            <text:p>13</text:p>
          </table:table-cell>
          <table:table-cell table:style-name="ce17" office:value-type="string" calcext:value-type="string">
            <text:p>net.sourceforge.ganttproject.chart.BottomUnitLineRendererImpl</text:p>
          </table:table-cell>
          <table:table-cell table:style-name="ce15" table:formula="of:=CONCATENATE(&quot;GC#&quot;;[.A17])" office:value-type="string" office:string-value="GC#13" calcext:value-type="string">
            <text:p>GC#13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12" office:value-type="float" office:value="14" calcext:value-type="float">
            <text:p>14</text:p>
          </table:table-cell>
          <table:table-cell table:style-name="ce17" office:value-type="string" calcext:value-type="string">
            <text:p>net.sourceforge.ganttproject.ResourceChartTabContentPanel</text:p>
          </table:table-cell>
          <table:table-cell table:style-name="ce15" table:formula="of:=CONCATENATE(&quot;GC#&quot;;[.A18])" office:value-type="string" office:string-value="GC#14" calcext:value-type="string">
            <text:p>GC#14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12" office:value-type="float" office:value="15" calcext:value-type="float">
            <text:p>15</text:p>
          </table:table-cell>
          <table:table-cell table:style-name="ce17" office:value-type="string" calcext:value-type="string">
            <text:p>net.sourceforge.ganttproject.GanttProject.ExportFileInfo</text:p>
          </table:table-cell>
          <table:table-cell table:style-name="ce15" table:formula="of:=CONCATENATE(&quot;GC#&quot;;[.A19])" office:value-type="string" office:string-value="GC#15" calcext:value-type="string">
            <text:p>GC#15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12" office:value-type="float" office:value="16" calcext:value-type="float">
            <text:p>16</text:p>
          </table:table-cell>
          <table:table-cell table:style-name="ce17" office:value-type="string" calcext:value-type="string">
            <text:p>net.sourceforge.ganttproject.GanttChartTabContentPanel</text:p>
          </table:table-cell>
          <table:table-cell table:style-name="ce15" table:formula="of:=CONCATENATE(&quot;GC#&quot;;[.A20])" office:value-type="string" office:string-value="GC#16" calcext:value-type="string">
            <text:p>GC#16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12" office:value-type="float" office:value="17" calcext:value-type="float">
            <text:p>17</text:p>
          </table:table-cell>
          <table:table-cell table:style-name="ce17" office:value-type="string" calcext:value-type="string">
            <text:p>net.sourceforge.ganttproject.ResourceTreeTableModel</text:p>
          </table:table-cell>
          <table:table-cell table:style-name="ce15" table:formula="of:=CONCATENATE(&quot;GC#&quot;;[.A21])" office:value-type="string" office:string-value="GC#17" calcext:value-type="string">
            <text:p>GC#17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12" office:value-type="float" office:value="18" calcext:value-type="float">
            <text:p>18</text:p>
          </table:table-cell>
          <table:table-cell table:style-name="ce17" office:value-type="string" calcext:value-type="string">
            <text:p>net.sourceforge.ganttproject.chart.DependencyInteractionRenderer</text:p>
          </table:table-cell>
          <table:table-cell table:style-name="ce15" table:formula="of:=CONCATENATE(&quot;GC#&quot;;[.A22])" office:value-type="string" office:string-value="GC#18" calcext:value-type="string">
            <text:p>GC#18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12" office:value-type="float" office:value="19" calcext:value-type="float">
            <text:p>19</text:p>
          </table:table-cell>
          <table:table-cell table:style-name="ce17" office:value-type="string" calcext:value-type="string">
            <text:p>net.sourceforge.ganttproject.chart.ChartViewState</text:p>
          </table:table-cell>
          <table:table-cell table:style-name="ce15" table:formula="of:=CONCATENATE(&quot;GC#&quot;;[.A23])" office:value-type="string" office:string-value="GC#19" calcext:value-type="string">
            <text:p>GC#19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12" office:value-type="float" office:value="20" calcext:value-type="float">
            <text:p>20</text:p>
          </table:table-cell>
          <table:table-cell table:style-name="ce17" office:value-type="string" calcext:value-type="string">
            <text:p>net.sourceforge.ganttproject.ResourceLoadGraphicArea</text:p>
          </table:table-cell>
          <table:table-cell table:style-name="ce15" table:formula="of:=CONCATENATE(&quot;GC#&quot;;[.A24])" office:value-type="string" office:string-value="GC#20" calcext:value-type="string">
            <text:p>GC#20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12" office:value-type="float" office:value="21" calcext:value-type="float">
            <text:p>21</text:p>
          </table:table-cell>
          <table:table-cell table:style-name="ce17" office:value-type="string" calcext:value-type="string">
            <text:p>net.sourceforge.ganttproject.calendar.WeekendCalendarImpl</text:p>
          </table:table-cell>
          <table:table-cell table:style-name="ce15" table:formula="of:=CONCATENATE(&quot;GC#&quot;;[.A25])" office:value-type="string" office:string-value="GC#21" calcext:value-type="string">
            <text:p>GC#21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12" office:value-type="float" office:value="22" calcext:value-type="float">
            <text:p>22</text:p>
          </table:table-cell>
          <table:table-cell table:style-name="ce17" office:value-type="string" calcext:value-type="string">
            <text:p>net.sourceforge.ganttproject.GanttTreeTableModel</text:p>
          </table:table-cell>
          <table:table-cell table:style-name="ce15" table:formula="of:=CONCATENATE(&quot;GC#&quot;;[.A26])" office:value-type="string" office:string-value="GC#22" calcext:value-type="string">
            <text:p>GC#22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12" office:value-type="float" office:value="23" calcext:value-type="float">
            <text:p>23</text:p>
          </table:table-cell>
          <table:table-cell table:style-name="ce17" office:value-type="string" calcext:value-type="string">
            <text:p>net.sourceforge.ganttproject.chart.ChartUIConfiguration</text:p>
          </table:table-cell>
          <table:table-cell table:style-name="ce15" table:formula="of:=CONCATENATE(&quot;GC#&quot;;[.A27])" office:value-type="string" office:string-value="GC#23" calcext:value-type="string">
            <text:p>GC#23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12" office:value-type="float" office:value="24" calcext:value-type="float">
            <text:p>24</text:p>
          </table:table-cell>
          <table:table-cell table:style-name="ce17" office:value-type="string" calcext:value-type="string">
            <text:p>net.sourceforge.ganttproject.action.GPAction</text:p>
          </table:table-cell>
          <table:table-cell table:style-name="ce15" table:formula="of:=CONCATENATE(&quot;GC#&quot;;[.A28])" office:value-type="string" office:string-value="GC#24" calcext:value-type="string">
            <text:p>GC#24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12" office:value-type="float" office:value="25" calcext:value-type="float">
            <text:p>25</text:p>
          </table:table-cell>
          <table:table-cell table:style-name="ce17" office:value-type="string" calcext:value-type="string">
            <text:p>net.sourceforge.ganttproject.GanttTaskRelationship</text:p>
          </table:table-cell>
          <table:table-cell table:style-name="ce15" table:formula="of:=CONCATENATE(&quot;GC#&quot;;[.A29])" office:value-type="string" office:string-value="GC#25" calcext:value-type="string">
            <text:p>GC#25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12" office:value-type="float" office:value="26" calcext:value-type="float">
            <text:p>26</text:p>
          </table:table-cell>
          <table:table-cell table:style-name="ce17" office:value-type="string" calcext:value-type="string">
            <text:p>net.sourceforge.ganttproject.chart.ChartModelResource</text:p>
          </table:table-cell>
          <table:table-cell table:style-name="ce15" table:formula="of:=CONCATENATE(&quot;GC#&quot;;[.A30])" office:value-type="string" office:string-value="GC#26" calcext:value-type="string">
            <text:p>GC#26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12" office:value-type="float" office:value="27" calcext:value-type="float">
            <text:p>27</text:p>
          </table:table-cell>
          <table:table-cell table:style-name="ce17" office:value-type="string" calcext:value-type="string">
            <text:p>net.sourceforge.ganttproject.ChartComponentBase</text:p>
          </table:table-cell>
          <table:table-cell table:style-name="ce15" table:formula="of:=CONCATENATE(&quot;GC#&quot;;[.A31])" office:value-type="string" office:string-value="GC#27" calcext:value-type="string">
            <text:p>GC#27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12" office:value-type="float" office:value="28" calcext:value-type="float">
            <text:p>28</text:p>
          </table:table-cell>
          <table:table-cell table:style-name="ce17" office:value-type="string" calcext:value-type="string">
            <text:p>net.sourceforge.ganttproject.calendar.XMLCalendarOpen</text:p>
          </table:table-cell>
          <table:table-cell table:style-name="ce15" table:formula="of:=CONCATENATE(&quot;GC#&quot;;[.A32])" office:value-type="string" office:string-value="GC#28" calcext:value-type="string">
            <text:p>GC#28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12" office:value-type="float" office:value="29" calcext:value-type="float">
            <text:p>29</text:p>
          </table:table-cell>
          <table:table-cell table:style-name="ce17" office:value-type="string" calcext:value-type="string">
            <text:p>net.sourceforge.ganttproject.GanttCalendar</text:p>
          </table:table-cell>
          <table:table-cell table:style-name="ce15" table:formula="of:=CONCATENATE(&quot;GC#&quot;;[.A33])" office:value-type="string" office:string-value="GC#29" calcext:value-type="string">
            <text:p>GC#29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12" office:value-type="float" office:value="30" calcext:value-type="float">
            <text:p>30</text:p>
          </table:table-cell>
          <table:table-cell table:style-name="ce17" office:value-type="string" calcext:value-type="string">
            <text:p>net.sourceforge.ganttproject.action.resource.ResourcePropertiesAction</text:p>
          </table:table-cell>
          <table:table-cell table:style-name="ce15" table:formula="of:=CONCATENATE(&quot;GC#&quot;;[.A34])" office:value-type="string" office:string-value="GC#30" calcext:value-type="string">
            <text:p>GC#30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12" office:value-type="float" office:value="31" calcext:value-type="float">
            <text:p>31</text:p>
          </table:table-cell>
          <table:table-cell table:style-name="ce17" office:value-type="string" calcext:value-type="string">
            <text:p>net.sourceforge.ganttproject.action.ResourceActionSet</text:p>
          </table:table-cell>
          <table:table-cell table:style-name="ce15" table:formula="of:=CONCATENATE(&quot;GC#&quot;;[.A35])" office:value-type="string" office:string-value="GC#31" calcext:value-type="string">
            <text:p>GC#31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12" office:value-type="float" office:value="32" calcext:value-type="float">
            <text:p>32</text:p>
          </table:table-cell>
          <table:table-cell table:style-name="ce17" office:value-type="string" calcext:value-type="string">
            <text:p>net.sourceforge.ganttproject.GanttPreviousStateTask</text:p>
          </table:table-cell>
          <table:table-cell table:style-name="ce15" table:formula="of:=CONCATENATE(&quot;GC#&quot;;[.A36])" office:value-type="string" office:string-value="GC#32" calcext:value-type="string">
            <text:p>GC#3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12" office:value-type="float" office:value="33" calcext:value-type="float">
            <text:p>33</text:p>
          </table:table-cell>
          <table:table-cell table:style-name="ce17" office:value-type="string" calcext:value-type="string">
            <text:p>net.sourceforge.ganttproject.chart.ResourceLoadRenderer</text:p>
          </table:table-cell>
          <table:table-cell table:style-name="ce15" table:formula="of:=CONCATENATE(&quot;GC#&quot;;[.A37])" office:value-type="string" office:string-value="GC#33" calcext:value-type="string">
            <text:p>GC#33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12" office:value-type="float" office:value="34" calcext:value-type="float">
            <text:p>34</text:p>
          </table:table-cell>
          <table:table-cell table:style-name="ce17" office:value-type="string" calcext:value-type="string">
            <text:p>net.sourceforge.ganttproject.chart.CachingOffsetCalculatorImpl</text:p>
          </table:table-cell>
          <table:table-cell table:style-name="ce15" table:formula="of:=CONCATENATE(&quot;GC#&quot;;[.A38])" office:value-type="string" office:string-value="GC#34" calcext:value-type="string">
            <text:p>GC#34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12" office:value-type="float" office:value="35" calcext:value-type="float">
            <text:p>35</text:p>
          </table:table-cell>
          <table:table-cell table:style-name="ce17" office:value-type="string" calcext:value-type="string">
            <text:p>net.sourceforge.ganttproject.GanttProjectBase.GPViewImpl</text:p>
          </table:table-cell>
          <table:table-cell table:style-name="ce15" table:formula="of:=CONCATENATE(&quot;GC#&quot;;[.A39])" office:value-type="string" office:string-value="GC#35" calcext:value-type="string">
            <text:p>GC#35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12" office:value-type="float" office:value="36" calcext:value-type="float">
            <text:p>36</text:p>
          </table:table-cell>
          <table:table-cell table:style-name="ce17" office:value-type="string" calcext:value-type="string">
            <text:p>net.sourceforge.ganttproject.GanttProjectBase.ViewManagerImpl</text:p>
          </table:table-cell>
          <table:table-cell table:style-name="ce15" table:formula="of:=CONCATENATE(&quot;GC#&quot;;[.A40])" office:value-type="string" office:string-value="GC#36" calcext:value-type="string">
            <text:p>GC#36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12" office:value-type="float" office:value="37" calcext:value-type="float">
            <text:p>37</text:p>
          </table:table-cell>
          <table:table-cell table:style-name="ce17" office:value-type="string" calcext:value-type="string">
            <text:p>net.sourceforge.ganttproject.GanttTreeTable</text:p>
          </table:table-cell>
          <table:table-cell table:style-name="ce15" table:formula="of:=CONCATENATE(&quot;GC#&quot;;[.A41])" office:value-type="string" office:string-value="GC#37" calcext:value-type="string">
            <text:p>GC#37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12" office:value-type="float" office:value="38" calcext:value-type="float">
            <text:p>38</text:p>
          </table:table-cell>
          <table:table-cell table:style-name="ce17" office:value-type="string" calcext:value-type="string">
            <text:p>net.sourceforge.ganttproject.GanttGraphicArea.ChartOptionsPreviewPanel.Taskar</text:p>
          </table:table-cell>
          <table:table-cell table:style-name="ce15" table:formula="of:=CONCATENATE(&quot;GC#&quot;;[.A42])" office:value-type="string" office:string-value="GC#38" calcext:value-type="string">
            <text:p>GC#38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12" office:value-type="float" office:value="39" calcext:value-type="float">
            <text:p>39</text:p>
          </table:table-cell>
          <table:table-cell table:style-name="ce17" office:value-type="string" calcext:value-type="string">
            <text:p>net.sourceforge.ganttproject.ChartComponentBase.AbstractChartImplementation</text:p>
          </table:table-cell>
          <table:table-cell table:style-name="ce15" table:formula="of:=CONCATENATE(&quot;GC#&quot;;[.A43])" office:value-type="string" office:string-value="GC#39" calcext:value-type="string">
            <text:p>GC#39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12" office:value-type="float" office:value="40" calcext:value-type="float">
            <text:p>40</text:p>
          </table:table-cell>
          <table:table-cell table:style-name="ce17" office:value-type="string" calcext:value-type="string">
            <text:p>net.sourceforge.ganttproject.GanttGraphicArea</text:p>
          </table:table-cell>
          <table:table-cell table:style-name="ce15" table:formula="of:=CONCATENATE(&quot;GC#&quot;;[.A44])" office:value-type="string" office:string-value="GC#40" calcext:value-type="string">
            <text:p>GC#40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12" office:value-type="float" office:value="41" calcext:value-type="float">
            <text:p>41</text:p>
          </table:table-cell>
          <table:table-cell table:style-name="ce17" office:value-type="string" calcext:value-type="string">
            <text:p>net.sourceforge.ganttproject.chart.GraphicPrimitiveContainer.Text</text:p>
          </table:table-cell>
          <table:table-cell table:style-name="ce15" table:formula="of:=CONCATENATE(&quot;GC#&quot;;[.A45])" office:value-type="string" office:string-value="GC#41" calcext:value-type="string">
            <text:p>GC#41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12" office:value-type="float" office:value="42" calcext:value-type="float">
            <text:p>42</text:p>
          </table:table-cell>
          <table:table-cell table:style-name="ce17" office:value-type="string" calcext:value-type="string">
            <text:p>net.sourceforge.ganttproject.GPTreeTableBase</text:p>
          </table:table-cell>
          <table:table-cell table:style-name="ce15" table:formula="of:=CONCATENATE(&quot;GC#&quot;;[.A46])" office:value-type="string" office:string-value="GC#42" calcext:value-type="string">
            <text:p>GC#4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12" office:value-type="float" office:value="43" calcext:value-type="float">
            <text:p>43</text:p>
          </table:table-cell>
          <table:table-cell table:style-name="ce17" office:value-type="string" calcext:value-type="string">
            <text:p>net.sourceforge.ganttproject.calendar.GanttDaysOff</text:p>
          </table:table-cell>
          <table:table-cell table:style-name="ce15" table:formula="of:=CONCATENATE(&quot;GC#&quot;;[.A47])" office:value-type="string" office:string-value="GC#43" calcext:value-type="string">
            <text:p>GC#43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12" office:value-type="float" office:value="44" calcext:value-type="float">
            <text:p>44</text:p>
          </table:table-cell>
          <table:table-cell table:style-name="ce15" office:value-type="string" calcext:value-type="string">
            <text:p>net.sourceforge.ganttproject.chart.ChartModelBase</text:p>
          </table:table-cell>
          <table:table-cell table:style-name="ce15" table:formula="of:=CONCATENATE(&quot;GC#&quot;;[.A48])" office:value-type="string" office:string-value="GC#44" calcext:value-type="string">
            <text:p>GC#44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7"/>
        </table:table-row>
        <table:table-row table:style-name="ro9">
          <table:table-cell table:style-name="ce12" office:value-type="float" office:value="45" calcext:value-type="float">
            <text:p>45</text:p>
          </table:table-cell>
          <table:table-cell table:style-name="ce15" office:value-type="string" calcext:value-type="string">
            <text:p>net.sourceforge.ganttproject.gui.options.CSVSettingsPanel</text:p>
          </table:table-cell>
          <table:table-cell table:style-name="ce15" table:formula="of:=CONCATENATE(&quot;GC#&quot;;[.A49])" office:value-type="string" office:string-value="GC#45" calcext:value-type="string">
            <text:p>GC#45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7"/>
        </table:table-row>
        <table:table-row table:style-name="ro9">
          <table:table-cell table:style-name="ce12" office:value-type="float" office:value="46" calcext:value-type="float">
            <text:p>46</text:p>
          </table:table-cell>
          <table:table-cell table:style-name="ce15" office:value-type="string" calcext:value-type="string">
            <text:p>net.sourceforge.ganttproject.gui.options.LnFSettingsPanel</text:p>
          </table:table-cell>
          <table:table-cell table:style-name="ce15" table:formula="of:=CONCATENATE(&quot;GC#&quot;;[.A50])" office:value-type="string" office:string-value="GC#46" calcext:value-type="string">
            <text:p>GC#46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7"/>
        </table:table-row>
        <table:table-row table:style-name="ro9">
          <table:table-cell table:style-name="ce12" office:value-type="float" office:value="47" calcext:value-type="float">
            <text:p>47</text:p>
          </table:table-cell>
          <table:table-cell table:style-name="ce15" office:value-type="string" calcext:value-type="string">
            <text:p>net.sourceforge.ganttproject.task.TaskImpl</text:p>
          </table:table-cell>
          <table:table-cell table:style-name="ce15" table:formula="of:=CONCATENATE(&quot;GC#&quot;;[.A51])" office:value-type="string" office:string-value="GC#47" calcext:value-type="string">
            <text:p>GC#47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7"/>
        </table:table-row>
        <table:table-row table:style-name="ro9">
          <table:table-cell table:style-name="ce12" office:value-type="float" office:value="48" calcext:value-type="float">
            <text:p>48</text:p>
          </table:table-cell>
          <table:table-cell table:style-name="ce15" office:value-type="string" calcext:value-type="string">
            <text:p>net.sourceforge.ganttproject.task.TaskManagerImpl</text:p>
          </table:table-cell>
          <table:table-cell table:style-name="ce15" table:formula="of:=CONCATENATE(&quot;GC#&quot;;[.A52])" office:value-type="string" office:string-value="GC#48" calcext:value-type="string">
            <text:p>GC#48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7"/>
        </table:table-row>
        <table:table-row table:style-name="ro9">
          <table:table-cell table:style-name="ce12" office:value-type="float" office:value="49" calcext:value-type="float">
            <text:p>49</text:p>
          </table:table-cell>
          <table:table-cell table:style-name="ce15" office:value-type="string" calcext:value-type="string">
            <text:p>net.sourceforge.ganttproject.gui.GanttTaskPropertiesBean</text:p>
          </table:table-cell>
          <table:table-cell table:style-name="ce15" table:formula="of:=CONCATENATE(&quot;GC#&quot;;[.A53])" office:value-type="string" office:string-value="GC#49" calcext:value-type="string">
            <text:p>GC#49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7"/>
        </table:table-row>
        <table:table-row table:style-name="ro9">
          <table:table-cell table:style-name="ce12" office:value-type="float" office:value="50" calcext:value-type="float">
            <text:p>50</text:p>
          </table:table-cell>
          <table:table-cell table:style-name="ce15" office:value-type="string" calcext:value-type="string">
            <text:p>net.sourceforge.ganttproject.resource.HumanResourceManager</text:p>
          </table:table-cell>
          <table:table-cell table:style-name="ce15" table:formula="of:=CONCATENATE(&quot;GC#&quot;;[.A54])" office:value-type="string" office:string-value="GC#50" calcext:value-type="string">
            <text:p>GC#50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number-columns-repeated="1024"/>
        </table:table-row>
        <table:table-row table:style-name="ro8"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Feature Envy</text:p>
          </table:table-cell>
          <table:table-cell table:style-name="ce8"/>
          <table:table-cell table:style-name="ce8" office:value-type="string" calcext:value-type="string">
            <text:p>Checkstyle</text:p>
          </table:table-cell>
          <table:table-cell table:style-name="ce8" office:value-type="string" calcext:value-type="string">
            <text:p>PMD</text:p>
          </table:table-cell>
          <table:table-cell table:style-name="ce8" office:value-type="string" calcext:value-type="string">
            <text:p>inFusion</text:p>
          </table:table-cell>
          <table:table-cell table:style-name="ce8" office:value-type="string" calcext:value-type="string">
            <text:p>Jdeodorant</text:p>
          </table:table-cell>
          <table:table-cell table:style-name="ce20" table:number-columns-repeated="1017"/>
        </table:table-row>
        <table:table-row table:style-name="ro8">
          <table:table-cell table:style-name="ce12" office:value-type="float" office:value="1" calcext:value-type="float">
            <text:p>1</text:p>
          </table:table-cell>
          <table:table-cell table:style-name="ce18" office:value-type="string" calcext:value-type="string">
            <text:p>net.sourceforge.ganttproject.chart.ChartModelImpl</text:p>
            <text:p>- setTuningOptions(net.sourceforge.ganttproject.chart.ChartModelImpl.TuningOptions):void</text:p>
          </table:table-cell>
          <table:table-cell table:style-name="ce15" table:formula="of:=CONCATENATE(&quot;FE#&quot;;[.A57])" office:value-type="string" office:string-value="FE#1" calcext:value-type="string">
            <text:p>FE#1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2" calcext:value-type="float">
            <text:p>2</text:p>
          </table:table-cell>
          <table:table-cell table:style-name="ce18" office:value-type="string" calcext:value-type="string">
            <text:p>net.sourceforge.ganttproject.chart.TaskRendererImpl</text:p>
            <text:p>- drawPreviousStateTask(net.sourceforge.ganttproject.GanttPreviousStateTask, int):void</text:p>
          </table:table-cell>
          <table:table-cell table:style-name="ce15" table:formula="of:=CONCATENATE(&quot;FE#&quot;;[.A58])" office:value-type="string" office:string-value="FE#2" calcext:value-type="string">
            <text:p>FE#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3" calcext:value-type="float">
            <text:p>3</text:p>
          </table:table-cell>
          <table:table-cell table:style-name="ce18" office:value-type="string" calcext:value-type="string">
            <text:p>net.sourceforge.ganttproject.chart.GraphicPrimitiveContainer</text:p>
            <text:p>- bind(net.sourceforge.ganttproject.chart.GraphicPrimitiveContainer.GraphicPrimitive, java.lang.Object):void</text:p>
          </table:table-cell>
          <table:table-cell table:style-name="ce15" table:formula="of:=CONCATENATE(&quot;FE#&quot;;[.A59])" office:value-type="string" office:string-value="FE#3" calcext:value-type="string">
            <text:p>FE#3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4" calcext:value-type="float">
            <text:p>4</text:p>
          </table:table-cell>
          <table:table-cell table:style-name="ce18" office:value-type="string" calcext:value-type="string">
            <text:p>net.sourceforge.ganttproject.chart.TaskRendererImpl</text:p>
            <text:p>- processRegularActivity(net.sourceforge.ganttproject.task.TaskActivity):Rectangle</text:p>
          </table:table-cell>
          <table:table-cell table:style-name="ce15" table:formula="of:=CONCATENATE(&quot;FE#&quot;;[.A60])" office:value-type="string" office:string-value="FE#4" calcext:value-type="string">
            <text:p>FE#4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5" calcext:value-type="float">
            <text:p>5</text:p>
          </table:table-cell>
          <table:table-cell table:style-name="ce18" office:value-type="string" calcext:value-type="string">
            <text:p>net.sourceforge.ganttproject.TaskTreeImageGenerator</text:p>
            <text:p>- getPrintableNodes(net.sourceforge.ganttproject.GanttExportSettings):java.util.List</text:p>
          </table:table-cell>
          <table:table-cell table:style-name="ce15" table:formula="of:=CONCATENATE(&quot;FE#&quot;;[.A61])" office:value-type="string" office:string-value="FE#5" calcext:value-type="string">
            <text:p>FE#5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6" calcext:value-type="float">
            <text:p>6</text:p>
          </table:table-cell>
          <table:table-cell table:style-name="ce18" office:value-type="string" calcext:value-type="string">
            <text:p>net.sourceforge.ganttproject.chart.TaskRendererImpl</text:p>
            <text:p>- renderProgressBar(net.sourceforge.ganttproject.task.TaskActivity, Rectangle):void</text:p>
          </table:table-cell>
          <table:table-cell table:style-name="ce15" table:formula="of:=CONCATENATE(&quot;FE#&quot;;[.A62])" office:value-type="string" office:string-value="FE#6" calcext:value-type="string">
            <text:p>FE#6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7" calcext:value-type="float">
            <text:p>7</text:p>
          </table:table-cell>
          <table:table-cell table:style-name="ce18" office:value-type="string" calcext:value-type="string">
            <text:p>net.sourceforge.ganttproject.GanttProject</text:p>
            <text:p>- quitApplication():void</text:p>
          </table:table-cell>
          <table:table-cell table:style-name="ce15" table:formula="of:=CONCATENATE(&quot;FE#&quot;;[.A63])" office:value-type="string" office:string-value="FE#7" calcext:value-type="string">
            <text:p>FE#7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8" calcext:value-type="float">
            <text:p>8</text:p>
          </table:table-cell>
          <table:table-cell table:style-name="ce18" office:value-type="string" calcext:value-type="string">
            <text:p>net.sourceforge.ganttproject.GanttTree2</text:p>
            <text:p>- selectTreeRow(int):void</text:p>
          </table:table-cell>
          <table:table-cell table:style-name="ce15" table:formula="of:=CONCATENATE(&quot;FE#&quot;;[.A64])" office:value-type="string" office:string-value="FE#8" calcext:value-type="string">
            <text:p>FE#8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9" calcext:value-type="float">
            <text:p>9</text:p>
          </table:table-cell>
          <table:table-cell table:style-name="ce18" office:value-type="string" calcext:value-type="string">
            <text:p>net.sourceforge.ganttproject.GanttTreeTable</text:p>
            <text:p>- setDelay(net.sourceforge.ganttproject.task.TaskNode, net.sourceforge.ganttproject.delay.Delay):void</text:p>
          </table:table-cell>
          <table:table-cell table:style-name="ce15" table:formula="of:=CONCATENATE(&quot;FE#&quot;;[.A65])" office:value-type="string" office:string-value="FE#9" calcext:value-type="string">
            <text:p>FE#9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10" calcext:value-type="float">
            <text:p>10</text:p>
          </table:table-cell>
          <table:table-cell table:style-name="ce18" office:value-type="string" calcext:value-type="string">
            <text:p>net.sourceforge.ganttproject.GanttResourcePanel</text:p>
            <text:p>- sendMail(net.sourceforge.ganttproject.GanttProject):void</text:p>
          </table:table-cell>
          <table:table-cell table:style-name="ce15" table:formula="of:=CONCATENATE(&quot;FE#&quot;;[.A66])" office:value-type="string" office:string-value="FE#10" calcext:value-type="string">
            <text:p>FE#10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11" calcext:value-type="float">
            <text:p>11</text:p>
          </table:table-cell>
          <table:table-cell table:style-name="ce18" office:value-type="string" calcext:value-type="string">
            <text:p>net.sourceforge.ganttproject.GanttResourcePanel</text:p>
            <text:p>- newHuman(net.sourceforge.ganttproject.resource.HumanResource):void</text:p>
          </table:table-cell>
          <table:table-cell table:style-name="ce15" table:formula="of:=CONCATENATE(&quot;FE#&quot;;[.A67])" office:value-type="string" office:string-value="FE#11" calcext:value-type="string">
            <text:p>FE#11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12" calcext:value-type="float">
            <text:p>12</text:p>
          </table:table-cell>
          <table:table-cell table:style-name="ce18" office:value-type="string" calcext:value-type="string">
            <text:p>net.sourceforge.ganttproject.GanttResourcePanel</text:p>
            <text:p>- setActions():void</text:p>
          </table:table-cell>
          <table:table-cell table:style-name="ce15" table:formula="of:=CONCATENATE(&quot;FE#&quot;;[.A68])" office:value-type="string" office:string-value="FE#12" calcext:value-type="string">
            <text:p>FE#1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13" calcext:value-type="float">
            <text:p>13</text:p>
          </table:table-cell>
          <table:table-cell table:style-name="ce18" office:value-type="string" calcext:value-type="string">
            <text:p>net.sourceforge.ganttproject.GanttTree2</text:p>
            <text:p>- selectTask(net.sourceforge.ganttproject.task.Task, boolean):void</text:p>
          </table:table-cell>
          <table:table-cell table:style-name="ce15" table:formula="of:=CONCATENATE(&quot;FE#&quot;;[.A69])" office:value-type="string" office:string-value="FE#13" calcext:value-type="string">
            <text:p>FE#13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14" calcext:value-type="float">
            <text:p>14</text:p>
          </table:table-cell>
          <table:table-cell table:style-name="ce18" office:value-type="string" calcext:value-type="string">
            <text:p>net.sourceforge.ganttproject.GanttTree2</text:p>
            <text:p>- setActions():void</text:p>
          </table:table-cell>
          <table:table-cell table:style-name="ce15" table:formula="of:=CONCATENATE(&quot;FE#&quot;;[.A70])" office:value-type="string" office:string-value="FE#14" calcext:value-type="string">
            <text:p>FE#14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15" calcext:value-type="float">
            <text:p>15</text:p>
          </table:table-cell>
          <table:table-cell table:style-name="ce18" office:value-type="string" calcext:value-type="string">
            <text:p>net.sourceforge.ganttproject.GanttTree2</text:p>
            <text:p>- getSelectedNode():javax.swing.tree.DefaultMutableTreeNode</text:p>
          </table:table-cell>
          <table:table-cell table:style-name="ce15" table:formula="of:=CONCATENATE(&quot;FE#&quot;;[.A71])" office:value-type="string" office:string-value="FE#15" calcext:value-type="string">
            <text:p>FE#15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16" calcext:value-type="float">
            <text:p>16</text:p>
          </table:table-cell>
          <table:table-cell table:style-name="ce18" office:value-type="string" calcext:value-type="string">
            <text:p>net.sourceforge.ganttproject.GanttProject</text:p>
            <text:p>- changeWorkingDirectory(java.lang.String):void</text:p>
          </table:table-cell>
          <table:table-cell table:style-name="ce15" table:formula="of:=CONCATENATE(&quot;FE#&quot;;[.A72])" office:value-type="string" office:string-value="FE#16" calcext:value-type="string">
            <text:p>FE#16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17" calcext:value-type="float">
            <text:p>17</text:p>
          </table:table-cell>
          <table:table-cell table:style-name="ce18" office:value-type="string" calcext:value-type="string">
            <text:p>net.sourceforge.ganttproject.GanttProject</text:p>
            <text:p>- recalculateCriticalPath():void</text:p>
          </table:table-cell>
          <table:table-cell table:style-name="ce15" table:formula="of:=CONCATENATE(&quot;FE#&quot;;[.A73])" office:value-type="string" office:string-value="FE#17" calcext:value-type="string">
            <text:p>FE#17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18" calcext:value-type="float">
            <text:p>18</text:p>
          </table:table-cell>
          <table:table-cell table:style-name="ce18" office:value-type="string" calcext:value-type="string">
            <text:p>net.sourceforge.ganttproject.GanttProject</text:p>
            <text:p>- saveAsProject():boolean</text:p>
          </table:table-cell>
          <table:table-cell table:style-name="ce15" table:formula="of:=CONCATENATE(&quot;FE#&quot;;[.A74])" office:value-type="string" office:string-value="FE#18" calcext:value-type="string">
            <text:p>FE#18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19" calcext:value-type="float">
            <text:p>19</text:p>
          </table:table-cell>
          <table:table-cell table:style-name="ce18" office:value-type="string" calcext:value-type="string">
            <text:p>net.sourceforge.ganttproject.GanttTree2</text:p>
            <text:p>- restoreExpand(net.sourceforge.ganttproject.task.TaskNode):void</text:p>
          </table:table-cell>
          <table:table-cell table:style-name="ce15" table:formula="of:=CONCATENATE(&quot;FE#&quot;;[.A75])" office:value-type="string" office:string-value="FE#19" calcext:value-type="string">
            <text:p>FE#19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20" calcext:value-type="float">
            <text:p>20</text:p>
          </table:table-cell>
          <table:table-cell table:style-name="ce18" office:value-type="string" calcext:value-type="string">
            <text:p>net.sourceforge.ganttproject.GanttProject</text:p>
            <text:p>- printProject():void</text:p>
          </table:table-cell>
          <table:table-cell table:style-name="ce15" table:formula="of:=CONCATENATE(&quot;FE#&quot;;[.A76])" office:value-type="string" office:string-value="FE#20" calcext:value-type="string">
            <text:p>FE#20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21" calcext:value-type="float">
            <text:p>21</text:p>
          </table:table-cell>
          <table:table-cell table:style-name="ce18" office:value-type="string" calcext:value-type="string">
            <text:p>net.sourceforge.ganttproject.GanttTree2</text:p>
            <text:p>- expandRefresh(javax.swing.tree.DefaultMutableTreeNode):void</text:p>
          </table:table-cell>
          <table:table-cell table:style-name="ce15" table:formula="of:=CONCATENATE(&quot;FE#&quot;;[.A77])" office:value-type="string" office:string-value="FE#21" calcext:value-type="string">
            <text:p>FE#21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22" calcext:value-type="float">
            <text:p>22</text:p>
          </table:table-cell>
          <table:table-cell table:style-name="ce18" office:value-type="string" calcext:value-type="string">
            <text:p>net.sourceforge.ganttproject.chart.ChartModelImpl</text:p>
            <text:p>- getTaskActivityRectangles(net.sourceforge.ganttproject.task.Task):Rectangle[]</text:p>
          </table:table-cell>
          <table:table-cell table:style-name="ce15" table:formula="of:=CONCATENATE(&quot;FE#&quot;;[.A78])" office:value-type="string" office:string-value="FE#22" calcext:value-type="string">
            <text:p>FE#2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23" calcext:value-type="float">
            <text:p>23</text:p>
          </table:table-cell>
          <table:table-cell table:style-name="ce18" office:value-type="string" calcext:value-type="string">
            <text:p>net.sourceforge.ganttproject.ResourceTreeTable</text:p>
            <text:p>- newResourceColumn(int):net.sourceforge.ganttproject.resource.ResourceColumn</text:p>
          </table:table-cell>
          <table:table-cell table:style-name="ce15" table:formula="of:=CONCATENATE(&quot;FE#&quot;;[.A79])" office:value-type="string" office:string-value="FE#23" calcext:value-type="string">
            <text:p>FE#23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24" calcext:value-type="float">
            <text:p>24</text:p>
          </table:table-cell>
          <table:table-cell table:style-name="ce18" office:value-type="string" calcext:value-type="string">
            <text:p>net.sourceforge.ganttproject.GanttTree2</text:p>
            <text:p>- addBlankLine(javax.swing.tree.DefaultMutableTreeNode, int):void</text:p>
          </table:table-cell>
          <table:table-cell table:style-name="ce15" table:formula="of:=CONCATENATE(&quot;FE#&quot;;[.A80])" office:value-type="string" office:string-value="FE#24" calcext:value-type="string">
            <text:p>FE#24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25" calcext:value-type="float">
            <text:p>25</text:p>
          </table:table-cell>
          <table:table-cell table:style-name="ce18" office:value-type="string" calcext:value-type="string">
            <text:p>net.sourceforge.ganttproject.GanttProject</text:p>
            <text:p>- saveProject():void</text:p>
          </table:table-cell>
          <table:table-cell table:style-name="ce15" table:formula="of:=CONCATENATE(&quot;FE#&quot;;[.A81])" office:value-type="string" office:string-value="FE#25" calcext:value-type="string">
            <text:p>FE#25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26" calcext:value-type="float">
            <text:p>26</text:p>
          </table:table-cell>
          <table:table-cell table:style-name="ce18" office:value-type="string" calcext:value-type="string">
            <text:p>net.sourceforge.ganttproject.GanttResourcePanel</text:p>
            <text:p>- nbPeople():int</text:p>
          </table:table-cell>
          <table:table-cell table:style-name="ce15" table:formula="of:=CONCATENATE(&quot;FE#&quot;;[.A82])" office:value-type="string" office:string-value="FE#26" calcext:value-type="string">
            <text:p>FE#26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27" calcext:value-type="float">
            <text:p>27</text:p>
          </table:table-cell>
          <table:table-cell table:style-name="ce18" office:value-type="string" calcext:value-type="string">
            <text:p>net.sourceforge.ganttproject.calendar.GanttDaysOff</text:p>
            <text:p>- equals(net.sourceforge.ganttproject.calendar.GanttDaysOff):boolean</text:p>
          </table:table-cell>
          <table:table-cell table:style-name="ce15" table:formula="of:=CONCATENATE(&quot;FE#&quot;;[.A83])" office:value-type="string" office:string-value="FE#27" calcext:value-type="string">
            <text:p>FE#27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28" calcext:value-type="float">
            <text:p>28</text:p>
          </table:table-cell>
          <table:table-cell table:style-name="ce18" office:value-type="string" calcext:value-type="string">
            <text:p>net.sourceforge.ganttproject.calendar.GanttDaysOff</text:p>
            <text:p>- isADayOff(net.sourceforge.ganttproject.GanttCalendar):boolean</text:p>
          </table:table-cell>
          <table:table-cell table:style-name="ce15" table:formula="of:=CONCATENATE(&quot;FE#&quot;;[.A84])" office:value-type="string" office:string-value="FE#28" calcext:value-type="string">
            <text:p>FE#28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29" calcext:value-type="float">
            <text:p>29</text:p>
          </table:table-cell>
          <table:table-cell table:style-name="ce18" office:value-type="string" calcext:value-type="string">
            <text:p>net.sourceforge.ganttproject.calendar.GanttDaysOff</text:p>
            <text:p>- getDuration():int</text:p>
          </table:table-cell>
          <table:table-cell table:style-name="ce15" table:formula="of:=CONCATENATE(&quot;FE#&quot;;[.A85])" office:value-type="string" office:string-value="FE#29" calcext:value-type="string">
            <text:p>FE#29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30" calcext:value-type="float">
            <text:p>30</text:p>
          </table:table-cell>
          <table:table-cell table:style-name="ce18" office:value-type="string" calcext:value-type="string">
            <text:p>net.sourceforge.ganttproject.GanttTree2</text:p>
            <text:p>- getSelectedTaskNodes():net.sourceforge.ganttproject.task.TaskNode[]</text:p>
          </table:table-cell>
          <table:table-cell table:style-name="ce15" table:formula="of:=CONCATENATE(&quot;FE#&quot;;[.A86])" office:value-type="string" office:string-value="FE#30" calcext:value-type="string">
            <text:p>FE#30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31" calcext:value-type="float">
            <text:p>31</text:p>
          </table:table-cell>
          <table:table-cell table:style-name="ce18" office:value-type="string" calcext:value-type="string">
            <text:p>net.sourceforge.ganttproject.GanttProject</text:p>
            <text:p>- initIconList():javax.swing.DefaultListModel</text:p>
          </table:table-cell>
          <table:table-cell table:style-name="ce15" table:formula="of:=CONCATENATE(&quot;FE#&quot;;[.A87])" office:value-type="string" office:string-value="FE#31" calcext:value-type="string">
            <text:p>FE#31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32" calcext:value-type="float">
            <text:p>32</text:p>
          </table:table-cell>
          <table:table-cell table:style-name="ce18" office:value-type="string" calcext:value-type="string">
            <text:p>net.sourceforge.ganttproject.GanttProject</text:p>
            <text:p>- initDeletedIconList():javax.swing.DefaultListModel</text:p>
          </table:table-cell>
          <table:table-cell table:style-name="ce15" table:formula="of:=CONCATENATE(&quot;FE#&quot;;[.A88])" office:value-type="string" office:string-value="FE#32" calcext:value-type="string">
            <text:p>FE#3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33" calcext:value-type="float">
            <text:p>33</text:p>
          </table:table-cell>
          <table:table-cell table:style-name="ce18" office:value-type="string" calcext:value-type="string">
            <text:p>net.sourceforge.ganttproject.GanttTree2</text:p>
            <text:p>- createMenuAction(java.lang.String, java.lang.String):javax.swing.Action</text:p>
          </table:table-cell>
          <table:table-cell table:style-name="ce15" table:formula="of:=CONCATENATE(&quot;FE#&quot;;[.A89])" office:value-type="string" office:string-value="FE#33" calcext:value-type="string">
            <text:p>FE#33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34" calcext:value-type="float">
            <text:p>34</text:p>
          </table:table-cell>
          <table:table-cell table:style-name="ce18" office:value-type="string" calcext:value-type="string">
            <text:p>net.sourceforge.ganttproject.GanttTree2</text:p>
            <text:p>- getAllVisibleNodes():java.util.List</text:p>
          </table:table-cell>
          <table:table-cell table:style-name="ce15" table:formula="of:=CONCATENATE(&quot;FE#&quot;;[.A90])" office:value-type="string" office:string-value="FE#34" calcext:value-type="string">
            <text:p>FE#34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35" calcext:value-type="float">
            <text:p>35</text:p>
          </table:table-cell>
          <table:table-cell table:style-name="ce18" office:value-type="string" calcext:value-type="string">
            <text:p>net.sourceforge.ganttproject.chart.ChartHeaderImpl</text:p>
            <text:p>- renderTopUnits():void</text:p>
          </table:table-cell>
          <table:table-cell table:style-name="ce15" table:formula="of:=CONCATENATE(&quot;FE#&quot;;[.A91])" office:value-type="string" office:string-value="FE#35" calcext:value-type="string">
            <text:p>FE#35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36" calcext:value-type="float">
            <text:p>36</text:p>
          </table:table-cell>
          <table:table-cell table:style-name="ce18" office:value-type="string" calcext:value-type="string">
            <text:p>net.sourceforge.ganttproject.chart.ChartHeaderImpl</text:p>
            <text:p>- renderBottomUnits():void</text:p>
          </table:table-cell>
          <table:table-cell table:style-name="ce15" table:formula="of:=CONCATENATE(&quot;FE#&quot;;[.A92])" office:value-type="string" office:string-value="FE#36" calcext:value-type="string">
            <text:p>FE#36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37" calcext:value-type="float">
            <text:p>37</text:p>
          </table:table-cell>
          <table:table-cell table:style-name="ce18" office:value-type="string" calcext:value-type="string">
            <text:p>net.sourceforge.ganttproject.GanttGraphicArea</text:p>
            <text:p>- setPreviousStateTasks(java.util.ArrayList):void</text:p>
          </table:table-cell>
          <table:table-cell table:style-name="ce15" table:formula="of:=CONCATENATE(&quot;FE#&quot;;[.A93])" office:value-type="string" office:string-value="FE#37" calcext:value-type="string">
            <text:p>FE#37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38" calcext:value-type="float">
            <text:p>38</text:p>
          </table:table-cell>
          <table:table-cell table:style-name="ce18" office:value-type="string" calcext:value-type="string">
            <text:p>net.sourceforge.ganttproject.ResourceTreeTable</text:p>
            <text:p>- newResourceColumn():net.sourceforge.ganttproject.resource.ResourceColumn</text:p>
          </table:table-cell>
          <table:table-cell table:style-name="ce15" table:formula="of:=CONCATENATE(&quot;FE#&quot;;[.A94])" office:value-type="string" office:string-value="FE#38" calcext:value-type="string">
            <text:p>FE#38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39" calcext:value-type="float">
            <text:p>39</text:p>
          </table:table-cell>
          <table:table-cell table:style-name="ce18" office:value-type="string" calcext:value-type="string">
            <text:p>net.sourceforge.ganttproject.ResourceTreeTable</text:p>
            <text:p>- updateColumnOrders(int, int):void</text:p>
          </table:table-cell>
          <table:table-cell table:style-name="ce15" table:formula="of:=CONCATENATE(&quot;FE#&quot;;[.A95])" office:value-type="string" office:string-value="FE#39" calcext:value-type="string">
            <text:p>FE#39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40" calcext:value-type="float">
            <text:p>40</text:p>
          </table:table-cell>
          <table:table-cell table:style-name="ce18" office:value-type="string" calcext:value-type="string">
            <text:p>net.sourceforge.ganttproject.ResourceTreeTable</text:p>
            <text:p>- addMandatoryColumnResourceTreeTable(net.sourceforge.ganttproject.resource.ResourceColumn):void</text:p>
          </table:table-cell>
          <table:table-cell table:style-name="ce15" table:formula="of:=CONCATENATE(&quot;FE#&quot;;[.A96])" office:value-type="string" office:string-value="FE#40" calcext:value-type="string">
            <text:p>FE#40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41" calcext:value-type="float">
            <text:p>41</text:p>
          </table:table-cell>
          <table:table-cell table:style-name="ce18" office:value-type="string" calcext:value-type="string">
            <text:p>net.sourceforge.ganttproject.ResourceLoadGraphicArea</text:p>
            <text:p>- getHumanResourceManager():net.sourceforge.ganttproject.resource.HumanResourceManager</text:p>
          </table:table-cell>
          <table:table-cell table:style-name="ce15" table:formula="of:=CONCATENATE(&quot;FE#&quot;;[.A97])" office:value-type="string" office:string-value="FE#41" calcext:value-type="string">
            <text:p>FE#41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42" calcext:value-type="float">
            <text:p>42</text:p>
          </table:table-cell>
          <table:table-cell table:style-name="ce18" office:value-type="string" calcext:value-type="string">
            <text:p>net.sourceforge.ganttproject.GanttTree2</text:p>
            <text:p>- getSelectedTaskNode():javax.swing.tree.DefaultMutableTreeNode</text:p>
          </table:table-cell>
          <table:table-cell table:style-name="ce15" table:formula="of:=CONCATENATE(&quot;FE#&quot;;[.A98])" office:value-type="string" office:string-value="FE#42" calcext:value-type="string">
            <text:p>FE#4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43" calcext:value-type="float">
            <text:p>43</text:p>
          </table:table-cell>
          <table:table-cell table:style-name="ce18" office:value-type="string" calcext:value-type="string">
            <text:p>net.sourceforge.ganttproject.GanttTree2</text:p>
            <text:p>- getSelectedNodes():javax.swing.tree.DefaultMutableTreeNode[]</text:p>
          </table:table-cell>
          <table:table-cell table:style-name="ce15" table:formula="of:=CONCATENATE(&quot;FE#&quot;;[.A99])" office:value-type="string" office:string-value="FE#43" calcext:value-type="string">
            <text:p>FE#43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44" calcext:value-type="float">
            <text:p>44</text:p>
          </table:table-cell>
          <table:table-cell table:style-name="ce18" office:value-type="string" calcext:value-type="string">
            <text:p>net.sourceforge.ganttproject.ResourceTreeTable</text:p>
            <text:p>- deleteCustomColumn(java.lang.String):void</text:p>
          </table:table-cell>
          <table:table-cell table:style-name="ce15" table:formula="of:=CONCATENATE(&quot;FE#&quot;;[.A100])" office:value-type="string" office:string-value="FE#44" calcext:value-type="string">
            <text:p>FE#44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45" calcext:value-type="float">
            <text:p>45</text:p>
          </table:table-cell>
          <table:table-cell table:style-name="ce18" office:value-type="string" calcext:value-type="string">
            <text:p>net.sourceforge.ganttproject.chart.ChartHeaderImpl</text:p>
            <text:p>- createGreyRectangleWithNiceBorders():void</text:p>
          </table:table-cell>
          <table:table-cell table:style-name="ce15" table:formula="of:=CONCATENATE(&quot;FE#&quot;;[.A101])" office:value-type="string" office:string-value="FE#45" calcext:value-type="string">
            <text:p>FE#45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46" calcext:value-type="float">
            <text:p>46</text:p>
          </table:table-cell>
          <table:table-cell table:style-name="ce18" office:value-type="string" calcext:value-type="string">
            <text:p>net.sourceforge.ganttproject.UIFacadeImpl</text:p>
            <text:p>- createCancelAction(javax.swing.Action, javax.swing.JDialog, Commiter):javax.swing.Action</text:p>
          </table:table-cell>
          <table:table-cell table:style-name="ce15" table:formula="of:=CONCATENATE(&quot;FE#&quot;;[.A102])" office:value-type="string" office:string-value="FE#46" calcext:value-type="string">
            <text:p>FE#46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47" calcext:value-type="float">
            <text:p>47</text:p>
          </table:table-cell>
          <table:table-cell table:style-name="ce18" office:value-type="string" calcext:value-type="string">
            <text:p>net.sourceforge.ganttproject.TaskTreeImageGenerator</text:p>
            <text:p>- isVisible(net.sourceforge.ganttproject.task.Task):boolean</text:p>
          </table:table-cell>
          <table:table-cell table:style-name="ce15" table:formula="of:=CONCATENATE(&quot;FE#&quot;;[.A103])" office:value-type="string" office:string-value="FE#47" calcext:value-type="string">
            <text:p>FE#47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48" calcext:value-type="float">
            <text:p>48</text:p>
          </table:table-cell>
          <table:table-cell table:style-name="ce18" office:value-type="string" calcext:value-type="string">
            <text:p>net.sourceforge.ganttproject.GanttProject</text:p>
            <text:p>- addButtons():void</text:p>
          </table:table-cell>
          <table:table-cell table:style-name="ce15" table:formula="of:=CONCATENATE(&quot;FE#&quot;;[.A104])" office:value-type="string" office:string-value="FE#48" calcext:value-type="string">
            <text:p>FE#48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49" calcext:value-type="float">
            <text:p>49</text:p>
          </table:table-cell>
          <table:table-cell table:style-name="ce18" office:value-type="string" calcext:value-type="string">
            <text:p>net.sourceforge.ganttproject.chart.CachingOffsetCalculatorImpl</text:p>
            <text:p>- calculateOffsets(TimeFrame, TimeUnit, Date, TimeUnit, int):Offset[]</text:p>
          </table:table-cell>
          <table:table-cell table:style-name="ce15" table:formula="of:=CONCATENATE(&quot;FE#&quot;;[.A105])" office:value-type="string" office:string-value="FE#49" calcext:value-type="string">
            <text:p>FE#49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50" calcext:value-type="float">
            <text:p>50</text:p>
          </table:table-cell>
          <table:table-cell table:style-name="ce18" office:value-type="string" calcext:value-type="string">
            <text:p>net.sourceforge.ganttproject.GanttTreeTable</text:p>
            <text:p>- initColumnsAlignements() : void</text:p>
          </table:table-cell>
          <table:table-cell table:style-name="ce15" table:formula="of:=CONCATENATE(&quot;FE#&quot;;[.A106])" office:value-type="string" office:string-value="FE#50" calcext:value-type="string">
            <text:p>FE#50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style-name="ce12" office:value-type="float" office:value="51" calcext:value-type="float">
            <text:p>51</text:p>
          </table:table-cell>
          <table:table-cell table:style-name="ce18" office:value-type="string" calcext:value-type="string">
            <text:p>net.sourceforge.ganttproject.GanttTreeTable</text:p>
            <text:p>- getIdForName(String colName) : String</text:p>
          </table:table-cell>
          <table:table-cell table:style-name="ce15" table:formula="of:=CONCATENATE(&quot;FE#&quot;;[.A107])" office:value-type="string" office:string-value="FE#51" calcext:value-type="string">
            <text:p>FE#51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style-name="ce12" office:value-type="float" office:value="52" calcext:value-type="float">
            <text:p>52</text:p>
          </table:table-cell>
          <table:table-cell table:style-name="ce18" office:value-type="string" calcext:value-type="string">
            <text:p>net.sourceforge.ganttproject.GanttTreeTable</text:p>
            <text:p>- getNameForId(String id) : String</text:p>
          </table:table-cell>
          <table:table-cell table:style-name="ce15" table:formula="of:=CONCATENATE(&quot;FE#&quot;;[.A108])" office:value-type="string" office:string-value="FE#52" calcext:value-type="string">
            <text:p>FE#5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style-name="ce12" office:value-type="float" office:value="53" calcext:value-type="float">
            <text:p>53</text:p>
          </table:table-cell>
          <table:table-cell table:style-name="ce18" office:value-type="string" calcext:value-type="string">
            <text:p>net.sourceforge.ganttproject.GanttTreeTable$1</text:p>
            <text:p>- languageChanged(Event event) : void</text:p>
          </table:table-cell>
          <table:table-cell table:style-name="ce15" table:formula="of:=CONCATENATE(&quot;FE#&quot;;[.A109])" office:value-type="string" office:string-value="FE#53" calcext:value-type="string">
            <text:p>FE#53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style-name="ce12" office:value-type="float" office:value="54" calcext:value-type="float">
            <text:p>54</text:p>
          </table:table-cell>
          <table:table-cell table:style-name="ce18" office:value-type="string" calcext:value-type="string">
            <text:p>net.sourceforge.ganttproject.ResourceTreeTable</text:p>
            <text:p>- initColumnsAlignements() : void</text:p>
          </table:table-cell>
          <table:table-cell table:style-name="ce15" table:formula="of:=CONCATENATE(&quot;FE#&quot;;[.A110])" office:value-type="string" office:string-value="FE#54" calcext:value-type="string">
            <text:p>FE#54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style-name="ce12" office:value-type="float" office:value="55" calcext:value-type="float">
            <text:p>55</text:p>
          </table:table-cell>
          <table:table-cell table:style-name="ce18" office:value-type="string" calcext:value-type="string">
            <text:p>net.sourceforge.ganttproject.chart.StyledPainterImpl</text:p>
            <text:p>- paint(Text next) : void</text:p>
          </table:table-cell>
          <table:table-cell table:style-name="ce15" table:formula="of:=CONCATENATE(&quot;FE#&quot;;[.A111])" office:value-type="string" office:string-value="FE#55" calcext:value-type="string">
            <text:p>FE#55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style-name="ce12" office:value-type="float" office:value="56" calcext:value-type="float">
            <text:p>56</text:p>
          </table:table-cell>
          <table:table-cell table:style-name="ce18" office:value-type="string" calcext:value-type="string">
            <text:p>net.sourceforge.ganttproject.chart.StyledPainterImpl</text:p>
            <text:p>- paint(Rectangle next) : void</text:p>
          </table:table-cell>
          <table:table-cell table:style-name="ce15" table:formula="of:=CONCATENATE(&quot;FE#&quot;;[.A112])" office:value-type="string" office:string-value="FE#56" calcext:value-type="string">
            <text:p>FE#56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style-name="ce12" office:value-type="float" office:value="57" calcext:value-type="float">
            <text:p>57</text:p>
          </table:table-cell>
          <table:table-cell table:style-name="ce18" office:value-type="string" calcext:value-type="string">
            <text:p>net.sourceforge.ganttproject.chart.StyledPainterImpl$1</text:p>
            <text:p>- paint(Rectangle next) : void</text:p>
          </table:table-cell>
          <table:table-cell table:style-name="ce15" table:formula="of:=CONCATENATE(&quot;FE#&quot;;[.A113])" office:value-type="string" office:string-value="FE#57" calcext:value-type="string">
            <text:p>FE#57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style-name="ce12" office:value-type="float" office:value="58" calcext:value-type="float">
            <text:p>58</text:p>
          </table:table-cell>
          <table:table-cell table:style-name="ce18" office:value-type="string" calcext:value-type="string">
            <text:p>net.sourceforge.ganttproject.chart.ResourceLoadRenderer</text:p>
            <text:p>- buildTasksLoadsRectangles(List partition, int ypos) : void</text:p>
          </table:table-cell>
          <table:table-cell table:style-name="ce15" table:formula="of:=CONCATENATE(&quot;FE#&quot;;[.A114])" office:value-type="string" office:string-value="FE#58" calcext:value-type="string">
            <text:p>FE#58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style-name="ce12" office:value-type="float" office:value="59" calcext:value-type="float">
            <text:p>59</text:p>
          </table:table-cell>
          <table:table-cell table:style-name="ce18" office:value-type="string" calcext:value-type="string">
            <text:p>net.sourceforge.ganttproject.io.GanttCSVExport</text:p>
            <text:p>- writeTaskHeaders(OutputStreamWriter out) : void</text:p>
          </table:table-cell>
          <table:table-cell table:style-name="ce15" table:formula="of:=CONCATENATE(&quot;FE#&quot;;[.A115])" office:value-type="string" office:string-value="FE#59" calcext:value-type="string">
            <text:p>FE#59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style-name="ce12" office:value-type="float" office:value="60" calcext:value-type="float">
            <text:p>60</text:p>
          </table:table-cell>
          <table:table-cell table:style-name="ce18" office:value-type="string" calcext:value-type="string">
            <text:p>net.sourceforge.ganttproject.io.GanttCSVExport</text:p>
            <text:p>- writeResourceHeaders(OutputStreamWriter out) : void</text:p>
          </table:table-cell>
          <table:table-cell table:style-name="ce15" table:formula="of:=CONCATENATE(&quot;FE#&quot;;[.A116])" office:value-type="string" office:string-value="FE#60" calcext:value-type="string">
            <text:p>FE#60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style-name="ce12" office:value-type="float" office:value="61" calcext:value-type="float">
            <text:p>61</text:p>
          </table:table-cell>
          <table:table-cell table:style-name="ce18" office:value-type="string" calcext:value-type="string">
            <text:p>net.sourceforge.ganttproject.parser.TaskTagHandler</text:p>
            <text:p>- loadTask(Attributes attrs) : void</text:p>
          </table:table-cell>
          <table:table-cell table:style-name="ce15" table:formula="of:=CONCATENATE(&quot;FE#&quot;;[.A117])" office:value-type="string" office:string-value="FE#61" calcext:value-type="string">
            <text:p>FE#61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number-columns-repeated="1024"/>
        </table:table-row>
        <table:table-row table:style-name="ro8"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Long Method</text:p>
          </table:table-cell>
          <table:table-cell table:style-name="ce8"/>
          <table:table-cell table:style-name="ce8" office:value-type="string" calcext:value-type="string">
            <text:p>Checkstyle</text:p>
          </table:table-cell>
          <table:table-cell table:style-name="ce8" office:value-type="string" calcext:value-type="string">
            <text:p>PMD</text:p>
          </table:table-cell>
          <table:table-cell table:style-name="ce8" office:value-type="string" calcext:value-type="string">
            <text:p>inFusion</text:p>
          </table:table-cell>
          <table:table-cell table:style-name="ce8" office:value-type="string" calcext:value-type="string">
            <text:p>Jdeodorant</text:p>
          </table:table-cell>
          <table:table-cell/>
          <table:table-cell table:style-name="ce20" table:number-columns-repeated="1016"/>
        </table:table-row>
        <table:table-row table:style-name="ro8">
          <table:table-cell table:style-name="ce12" office:value-type="float" office:value="1" calcext:value-type="float">
            <text:p>1</text:p>
          </table:table-cell>
          <table:table-cell table:style-name="ce18" office:value-type="string" calcext:value-type="string">
            <text:p>net.sourceforge.ganttproject.GanttOptions.java</text:p>
            <text:p>- void save()</text:p>
          </table:table-cell>
          <table:table-cell table:style-name="ce15" table:formula="of:=CONCATENATE(&quot;LM#&quot;;[.A120])" office:value-type="string" office:string-value="LM#1" calcext:value-type="string">
            <text:p>LM#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style-name="ce12" office:value-type="float" office:value="2" calcext:value-type="float">
            <text:p>2</text:p>
          </table:table-cell>
          <table:table-cell table:style-name="ce18" office:value-type="string" calcext:value-type="string">
            <text:p>net.sourceforge.ganttproject.GanttOptions.java</text:p>
            <text:p>- void startElement(String namespaceURI, String sName, String qName, Attributes attrs) throws SAXException</text:p>
          </table:table-cell>
          <table:table-cell table:style-name="ce15" table:formula="of:=CONCATENATE(&quot;LM#&quot;;[.A121])" office:value-type="string" office:string-value="LM#2" calcext:value-type="string">
            <text:p>LM#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style-name="ce12" office:value-type="float" office:value="3" calcext:value-type="float">
            <text:p>3</text:p>
          </table:table-cell>
          <table:table-cell table:style-name="ce18" office:value-type="string" calcext:value-type="string">
            <text:p>net.sourceforge.ganttproject.GanttTree2.java</text:p>
            <text:p>- void pasteNode()</text:p>
          </table:table-cell>
          <table:table-cell table:style-name="ce15" table:formula="of:=CONCATENATE(&quot;LM#&quot;;[.A122])" office:value-type="string" office:string-value="LM#3" calcext:value-type="string">
            <text:p>LM#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style-name="ce12" office:value-type="float" office:value="4" calcext:value-type="float">
            <text:p>4</text:p>
          </table:table-cell>
          <table:table-cell table:style-name="ce18" office:value-type="string" calcext:value-type="string">
            <text:p>net.sourceforge.ganttproject.GanttTree2.java</text:p>
            <text:p>- void run()</text:p>
          </table:table-cell>
          <table:table-cell table:style-name="ce15" table:formula="of:=CONCATENATE(&quot;LM#&quot;;[.A123])" office:value-type="string" office:string-value="LM#4" calcext:value-type="string">
            <text:p>LM#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style-name="ce12" office:value-type="float" office:value="5" calcext:value-type="float">
            <text:p>5</text:p>
          </table:table-cell>
          <table:table-cell table:style-name="ce18" office:value-type="string" calcext:value-type="string">
            <text:p>net.sourceforge.ganttproject.GanttTreeTable.java</text:p>
            <text:p>- void initTreeTable()</text:p>
          </table:table-cell>
          <table:table-cell table:style-name="ce15" table:formula="of:=CONCATENATE(&quot;LM#&quot;;[.A124])" office:value-type="string" office:string-value="LM#5" calcext:value-type="string">
            <text:p>LM#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style-name="ce12" office:value-type="float" office:value="6" calcext:value-type="float">
            <text:p>6</text:p>
          </table:table-cell>
          <table:table-cell table:style-name="ce18" office:value-type="string" calcext:value-type="string">
            <text:p>net.sourceforge.ganttproject.chart.TaskRendererImpl.java</text:p>
            <text:p>- Rectangle processRegularActivity(TaskActivity nextStarted)</text:p>
          </table:table-cell>
          <table:table-cell table:style-name="ce15" table:formula="of:=CONCATENATE(&quot;LM#&quot;;[.A125])" office:value-type="string" office:string-value="LM#6" calcext:value-type="string">
            <text:p>LM#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style-name="ce12" office:value-type="float" office:value="7" calcext:value-type="float">
            <text:p>7</text:p>
          </table:table-cell>
          <table:table-cell table:style-name="ce18" office:value-type="string" calcext:value-type="string">
            <text:p>net.sourceforge.ganttproject.gui.GanttTaskPropertiesBean.java</text:p>
            <text:p>- void constructGeneralPanel()</text:p>
          </table:table-cell>
          <table:table-cell table:style-name="ce15" table:formula="of:=CONCATENATE(&quot;LM#&quot;;[.A126])" office:value-type="string" office:string-value="LM#7" calcext:value-type="string">
            <text:p>LM#7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style-name="ce12" office:value-type="float" office:value="8" calcext:value-type="float">
            <text:p>8</text:p>
          </table:table-cell>
          <table:table-cell table:style-name="ce18" office:value-type="string" calcext:value-type="string">
            <text:p>net.sourceforge.ganttproject.io.GanttCSVExport.java</text:p>
            <text:p>- void getMaxSize()</text:p>
          </table:table-cell>
          <table:table-cell table:style-name="ce15" table:formula="of:=CONCATENATE(&quot;LM#&quot;;[.A127])" office:value-type="string" office:string-value="LM#8" calcext:value-type="string">
            <text:p>LM#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style-name="ce12" office:value-type="float" office:value="9" calcext:value-type="float">
            <text:p>9</text:p>
          </table:table-cell>
          <table:table-cell table:style-name="ce18" office:value-type="string" calcext:value-type="string">
            <text:p>net.sourceforge.ganttproject.io.GanttXFIGSaver.java</text:p>
            <text:p>- BoxObject task2box(GanttTask task, int depthval, int number,boolean isLeaf)</text:p>
          </table:table-cell>
          <table:table-cell table:style-name="ce15" table:formula="of:=CONCATENATE(&quot;LM#&quot;;[.A128])" office:value-type="string" office:string-value="LM#9" calcext:value-type="string">
            <text:p>LM#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style-name="ce12" office:value-type="float" office:value="10" calcext:value-type="float">
            <text:p>10</text:p>
          </table:table-cell>
          <table:table-cell table:style-name="ce18" office:value-type="string" calcext:value-type="string">
            <text:p>net.sourceforge.ganttproject.parser.TaskTagHandler.java</text:p>
            <text:p>- void loadTask(Attributes attrs)</text:p>
          </table:table-cell>
          <table:table-cell table:style-name="ce15" table:formula="of:=CONCATENATE(&quot;LM#&quot;;[.A129])" office:value-type="string" office:string-value="LM#10" calcext:value-type="string">
            <text:p>LM#1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style-name="ce12" office:value-type="float" office:value="11" calcext:value-type="float">
            <text:p>11</text:p>
          </table:table-cell>
          <table:table-cell table:style-name="ce18" office:value-type="string" calcext:value-type="string">
            <text:p>net.sourceforge.ganttproject.task.TaskProperties.java</text:p>
            <text:p>- static Object getProperty(Task task, String propertyID)</text:p>
          </table:table-cell>
          <table:table-cell table:style-name="ce15" table:formula="of:=CONCATENATE(&quot;LM#&quot;;[.A130])" office:value-type="string" office:string-value="LM#11" calcext:value-type="string">
            <text:p>LM#1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style-name="ce12" office:value-type="float" office:value="12" calcext:value-type="float">
            <text:p>12</text:p>
          </table:table-cell>
          <table:table-cell table:style-name="ce18" office:value-type="string" calcext:value-type="string">
            <text:p>org.w3c.util.DateParser.java</text:p>
            <text:p>- static Calendar getCalendar(String isodate)</text:p>
          </table:table-cell>
          <table:table-cell table:style-name="ce15" table:formula="of:=CONCATENATE(&quot;LM#&quot;;[.A131])" office:value-type="string" office:string-value="LM#12" calcext:value-type="string">
            <text:p>LM#1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style-name="ce12" office:value-type="float" office:value="13" calcext:value-type="float">
            <text:p>13</text:p>
          </table:table-cell>
          <table:table-cell table:style-name="ce18" office:value-type="string" calcext:value-type="string">
            <text:p>net.sourceforge.ganttproject.print.PrintPreview.java</text:p>
            <text:p>- PrintPreview(IGanttProject project, UIFacade uifacade, Chart chart, Date start, Date end)</text:p>
          </table:table-cell>
          <table:table-cell table:style-name="ce15" table:formula="of:=CONCATENATE(&quot;LM#&quot;;[.A132])" office:value-type="string" office:string-value="LM#13" calcext:value-type="string">
            <text:p>LM#1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21"/>
          <table:table-cell table:number-columns-repeated="1016"/>
        </table:table-row>
        <table:table-row table:style-name="ro8">
          <table:table-cell table:style-name="ce12" office:value-type="float" office:value="14" calcext:value-type="float">
            <text:p>14</text:p>
          </table:table-cell>
          <table:table-cell table:style-name="ce18" office:value-type="string" calcext:value-type="string">
            <text:p>net.sourceforge.ganttproject.GanttTree2.java</text:p>
            <text:p>- GanttTree2(GanttProject, TaskManager, TaskSelectionManager, UIFacade)</text:p>
          </table:table-cell>
          <table:table-cell table:style-name="ce15" table:formula="of:=CONCATENATE(&quot;LM#&quot;;[.A133])" office:value-type="string" office:string-value="LM#14" calcext:value-type="string">
            <text:p>LM#1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21"/>
          <table:table-cell table:number-columns-repeated="1016"/>
        </table:table-row>
        <table:table-row table:style-name="ro8">
          <table:table-cell table:style-name="ce12" office:value-type="float" office:value="15" calcext:value-type="float">
            <text:p>15</text:p>
          </table:table-cell>
          <table:table-cell table:style-name="ce18" office:value-type="string" calcext:value-type="string">
            <text:p>net.sourceforge.ganttproject.GanttProject.java</text:p>
            <text:p>- GanttProject(boolean isOnlyViewer, boolean isApplet) </text:p>
          </table:table-cell>
          <table:table-cell table:style-name="ce15" table:formula="of:=CONCATENATE(&quot;LM#&quot;;[.A134])" office:value-type="string" office:string-value="LM#15" calcext:value-type="string">
            <text:p>LM#1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21"/>
          <table:table-cell table:number-columns-repeated="1016"/>
        </table:table-row>
        <table:table-row table:style-name="ro8">
          <table:table-cell table:style-name="ce12" office:value-type="float" office:value="16" calcext:value-type="float">
            <text:p>16</text:p>
          </table:table-cell>
          <table:table-cell table:style-name="ce18" office:value-type="string" calcext:value-type="string">
            <text:p>net.sourceforge.ganttproject.GanttProject.java</text:p>
            <text:p>- void addButtons(JToolBar toolBar)</text:p>
          </table:table-cell>
          <table:table-cell table:style-name="ce15" table:formula="of:=CONCATENATE(&quot;LM#&quot;;[.A135])" office:value-type="string" office:string-value="LM#16" calcext:value-type="string">
            <text:p>LM#1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21"/>
          <table:table-cell table:number-columns-repeated="1016"/>
        </table:table-row>
        <table:table-row table:style-name="ro8">
          <table:table-cell table:style-name="ce12" office:value-type="float" office:value="17" calcext:value-type="float">
            <text:p>17</text:p>
          </table:table-cell>
          <table:table-cell table:style-name="ce18" office:value-type="string" calcext:value-type="string">
            <text:p>net.sourceforge.ganttproject.gui.options.CSVSettingsPanel.java</text:p>
            <text:p>- CSVSettingsPanel(GanttProject parent)</text:p>
          </table:table-cell>
          <table:table-cell table:style-name="ce15" table:formula="of:=CONCATENATE(&quot;LM#&quot;;[.A136])" office:value-type="string" office:string-value="LM#17" calcext:value-type="string">
            <text:p>LM#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21"/>
          <table:table-cell table:number-columns-repeated="1016"/>
        </table:table-row>
        <table:table-row table:style-name="ro8">
          <table:table-cell table:style-name="ce12" office:value-type="float" office:value="18" calcext:value-type="float">
            <text:p>18</text:p>
          </table:table-cell>
          <table:table-cell table:style-name="ce18" office:value-type="string" calcext:value-type="string">
            <text:p>net.sourceforge.ganttproject.gui.options.LnFSettingsPanel.java</text:p>
            <text:p>- LnFSettingsPanel(GanttProject parent)</text:p>
          </table:table-cell>
          <table:table-cell table:style-name="ce15" table:formula="of:=CONCATENATE(&quot;LM#&quot;;[.A137])" office:value-type="string" office:string-value="LM#18" calcext:value-type="string">
            <text:p>LM#1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21"/>
          <table:table-cell table:number-columns-repeated="1016"/>
        </table:table-row>
        <table:table-row table:style-name="ro8">
          <table:table-cell table:style-name="ce12" office:value-type="float" office:value="19" calcext:value-type="float">
            <text:p>19</text:p>
          </table:table-cell>
          <table:table-cell table:style-name="ce18" office:value-type="string" calcext:value-type="string">
            <text:p>net.sourceforge.ganttproject.gui.TipsDialog.java</text:p>
            <text:p>- TipsDialog(JFrame parent, boolean tips)</text:p>
          </table:table-cell>
          <table:table-cell table:style-name="ce15" table:formula="of:=CONCATENATE(&quot;LM#&quot;;[.A138])" office:value-type="string" office:string-value="LM#19" calcext:value-type="string">
            <text:p>LM#1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21"/>
          <table:table-cell table:number-columns-repeated="1016"/>
        </table:table-row>
        <table:table-row table:style-name="ro8">
          <table:table-cell table:style-name="ce12" office:value-type="float" office:value="20" calcext:value-type="float">
            <text:p>20</text:p>
          </table:table-cell>
          <table:table-cell table:style-name="ce18" office:value-type="string" calcext:value-type="string">
            <text:p>net.sourceforge.ganttproject.chart.TaskRendererImpl</text:p>
            <text:p>- void drawPreviousStateTask(net.sourceforge.ganttproject.GanttPreviousStateTask, int) </text:p>
          </table:table-cell>
          <table:table-cell table:style-name="ce15" table:formula="of:=CONCATENATE(&quot;LM#&quot;;[.A139])" office:value-type="string" office:string-value="LM#20" calcext:value-type="string">
            <text:p>LM#2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style-name="ce21"/>
          <table:table-cell table:number-columns-repeated="1016"/>
        </table:table-row>
        <table:table-row table:style-name="ro8">
          <table:table-cell table:style-name="ce12" office:value-type="float" office:value="21" calcext:value-type="float">
            <text:p>21</text:p>
          </table:table-cell>
          <table:table-cell table:style-name="ce18" office:value-type="string" calcext:value-type="string">
            <text:p>net.sourceforge.ganttproject.UIFacadeImpl</text:p>
            <text:p>- java.awt.Component createDialogContentComponent(int, java.lang.String) </text:p>
          </table:table-cell>
          <table:table-cell table:style-name="ce15" table:formula="of:=CONCATENATE(&quot;LM#&quot;;[.A140])" office:value-type="string" office:string-value="LM#21" calcext:value-type="string">
            <text:p>LM#2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style-name="ce21"/>
          <table:table-cell table:number-columns-repeated="1016"/>
        </table:table-row>
        <table:table-row table:style-name="ro8">
          <table:table-cell table:style-name="ce12" office:value-type="float" office:value="22" calcext:value-type="float">
            <text:p>22</text:p>
          </table:table-cell>
          <table:table-cell table:style-name="ce18" office:value-type="string" calcext:value-type="string">
            <text:p>net.sourceforge.ganttproject.chart.ResourceLoadRenderer</text:p>
            <text:p>- void buildTasksLoadsRectangles(List#RAW, int) </text:p>
          </table:table-cell>
          <table:table-cell table:style-name="ce15" table:formula="of:=CONCATENATE(&quot;LM#&quot;;[.A141])" office:value-type="string" office:string-value="LM#22" calcext:value-type="string">
            <text:p>LM#2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style-name="ce21"/>
          <table:table-cell table:number-columns-repeated="1016"/>
        </table:table-row>
        <table:table-row table:style-name="ro8">
          <table:table-cell table:style-name="ce12" office:value-type="float" office:value="23" calcext:value-type="float">
            <text:p>23</text:p>
          </table:table-cell>
          <table:table-cell table:style-name="ce18" office:value-type="string" calcext:value-type="string">
            <text:p>net.sourceforge.ganttproject.chart.ResourceLoadRenderer</text:p>
            <text:p>- void renderLoads(LoadDistribution.Load, LoadDistribution.Load, LinkedList#RAW, int, java.lang.String) </text:p>
          </table:table-cell>
          <table:table-cell table:style-name="ce15" table:formula="of:=CONCATENATE(&quot;LM#&quot;;[.A142])" office:value-type="string" office:string-value="LM#23" calcext:value-type="string">
            <text:p>LM#2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style-name="ce21"/>
          <table:table-cell table:number-columns-repeated="1016"/>
        </table:table-row>
        <table:table-row table:style-name="ro8">
          <table:table-cell table:style-name="ce12" office:value-type="float" office:value="24" calcext:value-type="float">
            <text:p>24</text:p>
          </table:table-cell>
          <table:table-cell table:style-name="ce18" office:value-type="string" calcext:value-type="string">
            <text:p>net.sourceforge.ganttproject.GanttGraphicArea</text:p>
            <text:p>- java.awt.image.RenderedImage getRenderedImage(net.sourceforge.ganttproject.GanttExportSettings) </text:p>
          </table:table-cell>
          <table:table-cell table:style-name="ce15" table:formula="of:=CONCATENATE(&quot;LM#&quot;;[.A143])" office:value-type="string" office:string-value="LM#24" calcext:value-type="string">
            <text:p>LM#2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style-name="ce21"/>
          <table:table-cell table:number-columns-repeated="1016"/>
        </table:table-row>
        <table:table-row table:style-name="ro8">
          <table:table-cell table:style-name="ce12" office:value-type="float" office:value="25" calcext:value-type="float">
            <text:p>25</text:p>
          </table:table-cell>
          <table:table-cell table:style-name="ce18" office:value-type="string" calcext:value-type="string">
            <text:p>net.sourceforge.ganttproject.ResourceTreeTableModel</text:p>
            <text:p>- void changeLanguage(net.sourceforge.ganttproject.language.GanttLanguage) </text:p>
          </table:table-cell>
          <table:table-cell table:style-name="ce15" table:formula="of:=CONCATENATE(&quot;LM#&quot;;[.A144])" office:value-type="string" office:string-value="LM#25" calcext:value-type="string">
            <text:p>LM#2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26" calcext:value-type="float">
            <text:p>26</text:p>
          </table:table-cell>
          <table:table-cell table:style-name="ce18" office:value-type="string" calcext:value-type="string">
            <text:p>net.sourceforge.ganttproject.ResourceLoadGraphicArea</text:p>
            <text:p>- java.awt.image.RenderedImage getRenderedImage(net.sourceforge.ganttproject.GanttExportSettings) </text:p>
          </table:table-cell>
          <table:table-cell table:style-name="ce15" table:formula="of:=CONCATENATE(&quot;LM#&quot;;[.A145])" office:value-type="string" office:string-value="LM#26" calcext:value-type="string">
            <text:p>LM#2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27" calcext:value-type="float">
            <text:p>27</text:p>
          </table:table-cell>
          <table:table-cell table:style-name="ce18" office:value-type="string" calcext:value-type="string">
            <text:p>net.sourceforge.ganttproject.GanttTreeTable</text:p>
            <text:p>- void updateDisplayedColumnsOrder() </text:p>
          </table:table-cell>
          <table:table-cell table:style-name="ce15" table:formula="of:=CONCATENATE(&quot;LM#&quot;;[.A146])" office:value-type="string" office:string-value="LM#27" calcext:value-type="string">
            <text:p>LM#2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28" calcext:value-type="float">
            <text:p>28</text:p>
          </table:table-cell>
          <table:table-cell table:style-name="ce18" office:value-type="string" calcext:value-type="string">
            <text:p>net.sourceforge.ganttproject.GanttGraphicArea.ChangeTaskProgressInteraction</text:p>
            <text:p>- void apply(java.awt.event.MouseEvent) </text:p>
          </table:table-cell>
          <table:table-cell table:style-name="ce15" table:formula="of:=CONCATENATE(&quot;LM#&quot;;[.A147])" office:value-type="string" office:string-value="LM#28" calcext:value-type="string">
            <text:p>LM#2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29" calcext:value-type="float">
            <text:p>29</text:p>
          </table:table-cell>
          <table:table-cell table:style-name="ce18" office:value-type="string" calcext:value-type="string">
            <text:p>net.sourceforge.ganttproject.GanttProject</text:p>
            <text:p>- void quitApplication() </text:p>
          </table:table-cell>
          <table:table-cell table:style-name="ce15" table:formula="of:=CONCATENATE(&quot;LM#&quot;;[.A148])" office:value-type="string" office:string-value="LM#29" calcext:value-type="string">
            <text:p>LM#29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30" calcext:value-type="float">
            <text:p>30</text:p>
          </table:table-cell>
          <table:table-cell table:style-name="ce18" office:value-type="string" calcext:value-type="string">
            <text:p>net.sourceforge.ganttproject.GanttTreeTable.VisibleFieldsImpl</text:p>
            <text:p>- void importData(net.sourceforge.ganttproject.gui.TableHeaderUIFacade) </text:p>
          </table:table-cell>
          <table:table-cell table:style-name="ce15" table:formula="of:=CONCATENATE(&quot;LM#&quot;;[.A149])" office:value-type="string" office:string-value="LM#30" calcext:value-type="string">
            <text:p>LM#3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31" calcext:value-type="float">
            <text:p>31</text:p>
          </table:table-cell>
          <table:table-cell table:style-name="ce18" office:value-type="string" calcext:value-type="string">
            <text:p>net.sourceforge.ganttproject.chart.TaskRendererImpl</text:p>
            <text:p>- void afterProcessingTimeFrames() </text:p>
          </table:table-cell>
          <table:table-cell table:style-name="ce15" table:formula="of:=CONCATENATE(&quot;LM#&quot;;[.A150])" office:value-type="string" office:string-value="LM#31" calcext:value-type="string">
            <text:p>LM#3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32" calcext:value-type="float">
            <text:p>32</text:p>
          </table:table-cell>
          <table:table-cell table:style-name="ce18" office:value-type="string" calcext:value-type="string">
            <text:p>net.sourceforge.ganttproject.GanttTreeTable.ColumnKeeper</text:p>
            <text:p>- void hide() </text:p>
          </table:table-cell>
          <table:table-cell table:style-name="ce15" table:formula="of:=CONCATENATE(&quot;LM#&quot;;[.A151])" office:value-type="string" office:string-value="LM#32" calcext:value-type="string">
            <text:p>LM#3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33" calcext:value-type="float">
            <text:p>33</text:p>
          </table:table-cell>
          <table:table-cell table:style-name="ce18" office:value-type="string" calcext:value-type="string">
            <text:p>net.sourceforge.ganttproject.GanttTreeTable</text:p>
            <text:p>- void calculateWidth() </text:p>
          </table:table-cell>
          <table:table-cell table:style-name="ce15" table:formula="of:=CONCATENATE(&quot;LM#&quot;;[.A152])" office:value-type="string" office:string-value="LM#33" calcext:value-type="string">
            <text:p>LM#3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34" calcext:value-type="float">
            <text:p>34</text:p>
          </table:table-cell>
          <table:table-cell table:style-name="ce18" office:value-type="string" calcext:value-type="string">
            <text:p>net.sourceforge.ganttproject.GanttProject</text:p>
            <text:p>- void setHiddens() </text:p>
          </table:table-cell>
          <table:table-cell table:style-name="ce15" table:formula="of:=CONCATENATE(&quot;LM#&quot;;[.A153])" office:value-type="string" office:string-value="LM#34" calcext:value-type="string">
            <text:p>LM#3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35" calcext:value-type="float">
            <text:p>35</text:p>
          </table:table-cell>
          <table:table-cell table:style-name="ce18" office:value-type="string" calcext:value-type="string">
            <text:p>net.sourceforge.ganttproject.GanttTreeTable.VisibleFieldsImpl</text:p>
            <text:p>- void add(java.lang.String, int, int) </text:p>
          </table:table-cell>
          <table:table-cell table:style-name="ce15" table:formula="of:=CONCATENATE(&quot;LM#&quot;;[.A154])" office:value-type="string" office:string-value="LM#35" calcext:value-type="string">
            <text:p>LM#3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36" calcext:value-type="float">
            <text:p>36</text:p>
          </table:table-cell>
          <table:table-cell table:style-name="ce18" office:value-type="string" calcext:value-type="string">
            <text:p>net.sourceforge.ganttproject.chart.ChartViewState</text:p>
            <text:p>- void zoomChanged(net.sourceforge.ganttproject.gui.zoom.ZoomEvent) </text:p>
          </table:table-cell>
          <table:table-cell table:style-name="ce15" table:formula="of:=CONCATENATE(&quot;LM#&quot;;[.A155])" office:value-type="string" office:string-value="LM#36" calcext:value-type="string">
            <text:p>LM#3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37" calcext:value-type="float">
            <text:p>37</text:p>
          </table:table-cell>
          <table:table-cell table:style-name="ce18" office:value-type="string" calcext:value-type="string">
            <text:p>net.sourceforge.ganttproject.GanttGraphicArea.ScrollGanttChartCenterAction</text:p>
            <text:p>- void scroll() </text:p>
          </table:table-cell>
          <table:table-cell table:style-name="ce15" table:formula="of:=CONCATENATE(&quot;LM#&quot;;[.A156])" office:value-type="string" office:string-value="LM#37" calcext:value-type="string">
            <text:p>LM#3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38" calcext:value-type="float">
            <text:p>38</text:p>
          </table:table-cell>
          <table:table-cell table:style-name="ce18" office:value-type="string" calcext:value-type="string">
            <text:p>net.sourceforge.ganttproject.GanttTree2</text:p>
            <text:p>- TaskNode insertClonedNode(DefaultMutableTreeNode, DefaultMutableTreeNode, int, boolean) </text:p>
          </table:table-cell>
          <table:table-cell table:style-name="ce15" table:formula="of:=CONCATENATE(&quot;LM#&quot;;[.A157])" office:value-type="string" office:string-value="LM#38" calcext:value-type="string">
            <text:p>LM#3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39" calcext:value-type="float">
            <text:p>39</text:p>
          </table:table-cell>
          <table:table-cell table:style-name="ce18" office:value-type="string" calcext:value-type="string">
            <text:p>net.sourceforge.ganttproject.action.ImportResources</text:p>
            <text:p>- java.io.File getResourcesFile() </text:p>
          </table:table-cell>
          <table:table-cell table:style-name="ce15" table:formula="of:=CONCATENATE(&quot;LM#&quot;;[.A158])" office:value-type="string" office:string-value="LM#39" calcext:value-type="string">
            <text:p>LM#39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40" calcext:value-type="float">
            <text:p>40</text:p>
          </table:table-cell>
          <table:table-cell table:style-name="ce18" office:value-type="string" calcext:value-type="string">
            <text:p>net.sourceforge.ganttproject.GanttTreeTable</text:p>
            <text:p>- void displayAllColumns() </text:p>
          </table:table-cell>
          <table:table-cell table:style-name="ce15" table:formula="of:=CONCATENATE(&quot;LM#&quot;;[.A159])" office:value-type="string" office:string-value="LM#40" calcext:value-type="string">
            <text:p>LM#4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41" calcext:value-type="float">
            <text:p>41</text:p>
          </table:table-cell>
          <table:table-cell table:style-name="ce18" office:value-type="string" calcext:value-type="string">
            <text:p>net.sourceforge.ganttproject.GanttTreeTable</text:p>
            <text:p>- void hideAllColumns() </text:p>
          </table:table-cell>
          <table:table-cell table:style-name="ce15" table:formula="of:=CONCATENATE(&quot;LM#&quot;;[.A160])" office:value-type="string" office:string-value="LM#41" calcext:value-type="string">
            <text:p>LM#4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42" calcext:value-type="float">
            <text:p>42</text:p>
          </table:table-cell>
          <table:table-cell table:style-name="ce18" office:value-type="string" calcext:value-type="string">
            <text:p>net.sourceforge.ganttproject.GanttTreeTableModel</text:p>
            <text:p>- java.lang.Object getValueAt(java.lang.Object, int) </text:p>
          </table:table-cell>
          <table:table-cell table:style-name="ce15" table:formula="of:=CONCATENATE(&quot;LM#&quot;;[.A161])" office:value-type="string" office:string-value="LM#42" calcext:value-type="string">
            <text:p>LM#4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43" calcext:value-type="float">
            <text:p>43</text:p>
          </table:table-cell>
          <table:table-cell table:style-name="ce18" office:value-type="string" calcext:value-type="string">
            <text:p>net.sourceforge.ganttproject.ChartComponentBase.MouseMotionListenerBase</text:p>
            <text:p>- void mouseDragged(java.awt.event.MouseEvent) </text:p>
          </table:table-cell>
          <table:table-cell table:style-name="ce15" table:formula="of:=CONCATENATE(&quot;LM#&quot;;[.A162])" office:value-type="string" office:string-value="LM#43" calcext:value-type="string">
            <text:p>LM#4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44" calcext:value-type="float">
            <text:p>44</text:p>
          </table:table-cell>
          <table:table-cell table:style-name="ce18" office:value-type="string" calcext:value-type="string">
            <text:p>net.sourceforge.ganttproject.GanttOptions</text:p>
            <text:p>- java.lang.String getFilePath(java.lang.String) </text:p>
          </table:table-cell>
          <table:table-cell table:style-name="ce15" table:formula="of:=CONCATENATE(&quot;LM#&quot;;[.A163])" office:value-type="string" office:string-value="LM#44" calcext:value-type="string">
            <text:p>LM#4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45" calcext:value-type="float">
            <text:p>45</text:p>
          </table:table-cell>
          <table:table-cell table:style-name="ce18" office:value-type="string" calcext:value-type="string">
            <text:p>net.sourceforge.ganttproject.GanttOptions</text:p>
            <text:p>- boolean load() </text:p>
          </table:table-cell>
          <table:table-cell table:style-name="ce15" table:formula="of:=CONCATENATE(&quot;LM#&quot;;[.A164])" office:value-type="string" office:string-value="LM#45" calcext:value-type="string">
            <text:p>LM#4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46" calcext:value-type="float">
            <text:p>46</text:p>
          </table:table-cell>
          <table:table-cell table:style-name="ce18" office:value-type="string" calcext:value-type="string">
            <text:p>net.sourceforge.ganttproject.GanttProject</text:p>
            <text:p>- void changeLanguage() </text:p>
          </table:table-cell>
          <table:table-cell table:style-name="ce15" table:formula="of:=CONCATENATE(&quot;LM#&quot;;[.A165])" office:value-type="string" office:string-value="LM#46" calcext:value-type="string">
            <text:p>LM#4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47" calcext:value-type="float">
            <text:p>47</text:p>
          </table:table-cell>
          <table:table-cell table:style-name="ce18" office:value-type="string" calcext:value-type="string">
            <text:p>net.sourceforge.ganttproject.GanttTreeTable.ColumnKeeper</text:p>
            <text:p>- void show() </text:p>
          </table:table-cell>
          <table:table-cell table:style-name="ce15" table:formula="of:=CONCATENATE(&quot;LM#&quot;;[.A166])" office:value-type="string" office:string-value="LM#47" calcext:value-type="string">
            <text:p>LM#4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48" calcext:value-type="float">
            <text:p>48</text:p>
          </table:table-cell>
          <table:table-cell table:style-name="ce18" office:value-type="string" calcext:value-type="string">
            <text:p>net.sourceforge.ganttproject.GanttTreeTable</text:p>
            <text:p>- void centerViewOnSelectedCell() </text:p>
          </table:table-cell>
          <table:table-cell table:style-name="ce15" table:formula="of:=CONCATENATE(&quot;LM#&quot;;[.A167])" office:value-type="string" office:string-value="LM#48" calcext:value-type="string">
            <text:p>LM#4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49" calcext:value-type="float">
            <text:p>49</text:p>
          </table:table-cell>
          <table:table-cell table:style-name="ce18" office:value-type="string" calcext:value-type="string">
            <text:p>net.sourceforge.ganttproject.calendar.XMLCalendarOpen.DefaultTagHandler</text:p>
            <text:p>- void startElement(java.lang.String, java.lang.String, java.lang.String, org.xml.sax.Attributes) </text:p>
          </table:table-cell>
          <table:table-cell table:style-name="ce15" table:formula="of:=CONCATENATE(&quot;LM#&quot;;[.A168])" office:value-type="string" office:string-value="LM#49" calcext:value-type="string">
            <text:p>LM#49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50" calcext:value-type="float">
            <text:p>50</text:p>
          </table:table-cell>
          <table:table-cell table:style-name="ce18" office:value-type="string" calcext:value-type="string">
            <text:p>net.sourceforge.ganttproject.chart.ChartModelImpl</text:p>
            <text:p>- net.sourceforge.ganttproject.chart.item.ChartItem findTaskBoundaryItem(int, int) </text:p>
          </table:table-cell>
          <table:table-cell table:style-name="ce15" table:formula="of:=CONCATENATE(&quot;LM#&quot;;[.A169])" office:value-type="string" office:string-value="LM#50" calcext:value-type="string">
            <text:p>LM#5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51" calcext:value-type="float">
            <text:p>51</text:p>
          </table:table-cell>
          <table:table-cell table:style-name="ce18" office:value-type="string" calcext:value-type="string">
            <text:p>net.sourceforge.ganttproject.chart.ResourceLoadRenderer</text:p>
            <text:p>- Rectangle createRectangle(LinkedList#RAW, java.util.Date, java.util.Date, int) </text:p>
          </table:table-cell>
          <table:table-cell table:style-name="ce15" table:formula="of:=CONCATENATE(&quot;LM#&quot;;[.A170])" office:value-type="string" office:string-value="LM#51" calcext:value-type="string">
            <text:p>LM#5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52" calcext:value-type="float">
            <text:p>52</text:p>
          </table:table-cell>
          <table:table-cell table:style-name="ce18" office:value-type="string" calcext:value-type="string">
            <text:p>net.sourceforge.ganttproject.chart.SimpleRenderedImage</text:p>
            <text:p>- static int XToTileX(int, int, int) </text:p>
          </table:table-cell>
          <table:table-cell table:style-name="ce15" table:formula="of:=CONCATENATE(&quot;LM#&quot;;[.A171])" office:value-type="string" office:string-value="LM#52" calcext:value-type="string">
            <text:p>LM#5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53" calcext:value-type="float">
            <text:p>53</text:p>
          </table:table-cell>
          <table:table-cell table:style-name="ce18" office:value-type="string" calcext:value-type="string">
            <text:p>net.sourceforge.ganttproject.chart.SimpleRenderedImage</text:p>
            <text:p>- static int YToTileY(int, int, int) </text:p>
          </table:table-cell>
          <table:table-cell table:style-name="ce15" table:formula="of:=CONCATENATE(&quot;LM#&quot;;[.A172])" office:value-type="string" office:string-value="LM#53" calcext:value-type="string">
            <text:p>LM#5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54" calcext:value-type="float">
            <text:p>54</text:p>
          </table:table-cell>
          <table:table-cell table:style-name="ce18" office:value-type="string" calcext:value-type="string">
            <text:p>net.sourceforge.ganttproject.chart.TaskRendererImpl</text:p>
            <text:p>- void drawDependencies(List#RAW) </text:p>
          </table:table-cell>
          <table:table-cell table:style-name="ce15" table:formula="of:=CONCATENATE(&quot;LM#&quot;;[.A173])" office:value-type="string" office:string-value="LM#54" calcext:value-type="string">
            <text:p>LM#5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55" calcext:value-type="float">
            <text:p>55</text:p>
          </table:table-cell>
          <table:table-cell table:style-name="ce18" office:value-type="string" calcext:value-type="string">
            <text:p>net.sourceforge.ganttproject.chart.TaskRendererImpl</text:p>
            <text:p>- void pullQueue(java.util.Date, java.util.Date) </text:p>
          </table:table-cell>
          <table:table-cell table:style-name="ce15" table:formula="of:=CONCATENATE(&quot;LM#&quot;;[.A174])" office:value-type="string" office:string-value="LM#55" calcext:value-type="string">
            <text:p>LM#5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56" calcext:value-type="float">
            <text:p>56</text:p>
          </table:table-cell>
          <table:table-cell table:style-name="ce18" office:value-type="string" calcext:value-type="string">
            <text:p>net.sourceforge.ganttproject.GanttOptions</text:p>
            <text:p>- void setButtonShow(int) </text:p>
          </table:table-cell>
          <table:table-cell table:style-name="ce15" table:formula="of:=CONCATENATE(&quot;LM#&quot;;[.A175])" office:value-type="string" office:string-value="LM#56" calcext:value-type="string">
            <text:p>LM#5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57" calcext:value-type="float">
            <text:p>57</text:p>
          </table:table-cell>
          <table:table-cell table:style-name="ce18" office:value-type="string" calcext:value-type="string">
            <text:p>net.sourceforge.ganttproject.GanttProject</text:p>
            <text:p>- void changeOrder(DefaultListModel#RAW, DefaultListModel#RAW) </text:p>
          </table:table-cell>
          <table:table-cell table:style-name="ce15" table:formula="of:=CONCATENATE(&quot;LM#&quot;;[.A176])" office:value-type="string" office:string-value="LM#57" calcext:value-type="string">
            <text:p>LM#5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58" calcext:value-type="float">
            <text:p>58</text:p>
          </table:table-cell>
          <table:table-cell table:style-name="ce18" office:value-type="string" calcext:value-type="string">
            <text:p>net.sourceforge.ganttproject.GanttTree2.AutoscrollingTree</text:p>
            <text:p>- void autoscroll(java.awt.Point) </text:p>
          </table:table-cell>
          <table:table-cell table:style-name="ce15" table:formula="of:=CONCATENATE(&quot;LM#&quot;;[.A177])" office:value-type="string" office:string-value="LM#58" calcext:value-type="string">
            <text:p>LM#5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59" calcext:value-type="float">
            <text:p>59</text:p>
          </table:table-cell>
          <table:table-cell table:style-name="ce18" office:value-type="string" calcext:value-type="string">
            <text:p>net.sourceforge.ganttproject.GanttTree2</text:p>
            <text:p>- net.sourceforge.ganttproject.task.TaskNode addObject(java.lang.Object, javax.swing.tree.MutableTreeNode, int) </text:p>
          </table:table-cell>
          <table:table-cell table:style-name="ce15" table:formula="of:=CONCATENATE(&quot;LM#&quot;;[.A178])" office:value-type="string" office:string-value="LM#59" calcext:value-type="string">
            <text:p>LM#59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60" calcext:value-type="float">
            <text:p>60</text:p>
          </table:table-cell>
          <table:table-cell table:style-name="ce18" office:value-type="string" calcext:value-type="string">
            <text:p>net.sourceforge.ganttproject.chart.ChartModelResource</text:p>
            <text:p>- void paint(java.awt.Graphics) </text:p>
          </table:table-cell>
          <table:table-cell table:style-name="ce15" table:formula="of:=CONCATENATE(&quot;LM#&quot;;[.A179])" office:value-type="string" office:string-value="LM#60" calcext:value-type="string">
            <text:p>LM#6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61" calcext:value-type="float">
            <text:p>61</text:p>
          </table:table-cell>
          <table:table-cell table:style-name="ce18" office:value-type="string" calcext:value-type="string">
            <text:p>net.sourceforge.ganttproject.chart.ChartViewState</text:p>
            <text:p>- void setStartDate(java.util.Date) </text:p>
          </table:table-cell>
          <table:table-cell table:style-name="ce15" table:formula="of:=CONCATENATE(&quot;LM#&quot;;[.A180])" office:value-type="string" office:string-value="LM#61" calcext:value-type="string">
            <text:p>LM#6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62" calcext:value-type="float">
            <text:p>62</text:p>
          </table:table-cell>
          <table:table-cell table:style-name="ce18" office:value-type="string" calcext:value-type="string">
            <text:p>net.sourceforge.ganttproject.chart.TaskRendererImpl</text:p>
            <text:p>- void createDownSideText(net.sourceforge.ganttproject.task.TaskActivity) </text:p>
          </table:table-cell>
          <table:table-cell table:style-name="ce15" table:formula="of:=CONCATENATE(&quot;LM#&quot;;[.A181])" office:value-type="string" office:string-value="LM#62" calcext:value-type="string">
            <text:p>LM#6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63" calcext:value-type="float">
            <text:p>63</text:p>
          </table:table-cell>
          <table:table-cell table:style-name="ce18" office:value-type="string" calcext:value-type="string">
            <text:p>net.sourceforge.ganttproject.chart.TaskRendererImpl</text:p>
            <text:p>- void createLeftSideText(net.sourceforge.ganttproject.task.TaskActivity) </text:p>
          </table:table-cell>
          <table:table-cell table:style-name="ce15" table:formula="of:=CONCATENATE(&quot;LM#&quot;;[.A182])" office:value-type="string" office:string-value="LM#63" calcext:value-type="string">
            <text:p>LM#6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64" calcext:value-type="float">
            <text:p>64</text:p>
          </table:table-cell>
          <table:table-cell table:style-name="ce18" office:value-type="string" calcext:value-type="string">
            <text:p>net.sourceforge.ganttproject.chart.TaskRendererImpl</text:p>
            <text:p>- void createUpSideText(net.sourceforge.ganttproject.task.TaskActivity) </text:p>
          </table:table-cell>
          <table:table-cell table:style-name="ce15" table:formula="of:=CONCATENATE(&quot;LM#&quot;;[.A183])" office:value-type="string" office:string-value="LM#64" calcext:value-type="string">
            <text:p>LM#6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65" calcext:value-type="float">
            <text:p>65</text:p>
          </table:table-cell>
          <table:table-cell table:style-name="ce18" office:value-type="string" calcext:value-type="string">
            <text:p>net.sourceforge.ganttproject.GanttProject</text:p>
            <text:p>- void applyButtonOptions() </text:p>
          </table:table-cell>
          <table:table-cell table:style-name="ce15" table:formula="of:=CONCATENATE(&quot;LM#&quot;;[.A184])" office:value-type="string" office:string-value="LM#65" calcext:value-type="string">
            <text:p>LM#6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66" calcext:value-type="float">
            <text:p>66</text:p>
          </table:table-cell>
          <table:table-cell table:style-name="ce18" office:value-type="string" calcext:value-type="string">
            <text:p>net.sourceforge.ganttproject.GanttResourcePanel</text:p>
            <text:p>- net.sourceforge.ganttproject.resource.ProjectResource[] getResources() </text:p>
          </table:table-cell>
          <table:table-cell table:style-name="ce15" table:formula="of:=CONCATENATE(&quot;LM#&quot;;[.A185])" office:value-type="string" office:string-value="LM#66" calcext:value-type="string">
            <text:p>LM#6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67" calcext:value-type="float">
            <text:p>67</text:p>
          </table:table-cell>
          <table:table-cell table:style-name="ce18" office:value-type="string" calcext:value-type="string">
            <text:p>net.sourceforge.ganttproject.GanttResourcePanel</text:p>
            <text:p>- void saveSelectionToClipboard(boolean) </text:p>
          </table:table-cell>
          <table:table-cell table:style-name="ce15" table:formula="of:=CONCATENATE(&quot;LM#&quot;;[.A186])" office:value-type="string" office:string-value="LM#67" calcext:value-type="string">
            <text:p>LM#6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68" calcext:value-type="float">
            <text:p>68</text:p>
          </table:table-cell>
          <table:table-cell table:style-name="ce18" office:value-type="string" calcext:value-type="string">
            <text:p>net.sourceforge.ganttproject.GanttTreeTable</text:p>
            <text:p>- void addNewCustomColumn(net.sourceforge.ganttproject.task.CustomColumn) </text:p>
          </table:table-cell>
          <table:table-cell table:style-name="ce15" table:formula="of:=CONCATENATE(&quot;LM#&quot;;[.A187])" office:value-type="string" office:string-value="LM#68" calcext:value-type="string">
            <text:p>LM#6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69" calcext:value-type="float">
            <text:p>69</text:p>
          </table:table-cell>
          <table:table-cell table:style-name="ce18" office:value-type="string" calcext:value-type="string">
            <text:p>net.sourceforge.ganttproject.GanttTree2</text:p>
            <text:p>- javax.swing.tree.DefaultMutableTreeNode[] getSelectedNodes() </text:p>
          </table:table-cell>
          <table:table-cell table:style-name="ce15" table:formula="of:=CONCATENATE(&quot;LM#&quot;;[.A188])" office:value-type="string" office:string-value="LM#69" calcext:value-type="string">
            <text:p>LM#69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70" calcext:value-type="float">
            <text:p>70</text:p>
          </table:table-cell>
          <table:table-cell table:style-name="ce18" office:value-type="string" calcext:value-type="string">
            <text:p>net.sourceforge.ganttproject.GanttTree2</text:p>
            <text:p>- net.sourceforge.ganttproject.task.TaskNode[] getSelectedTaskNodes() </text:p>
          </table:table-cell>
          <table:table-cell table:style-name="ce15" table:formula="of:=CONCATENATE(&quot;LM#&quot;;[.A189])" office:value-type="string" office:string-value="LM#70" calcext:value-type="string">
            <text:p>LM#7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71" calcext:value-type="float">
            <text:p>71</text:p>
          </table:table-cell>
          <table:table-cell table:style-name="ce18" office:value-type="string" calcext:value-type="string">
            <text:p>net.sourceforge.ganttproject.chart.TaskRendererImpl</text:p>
            <text:p>- java.awt.Rectangle getBoundingRectangle(net.sourceforge.ganttproject.task.TaskActivity) </text:p>
          </table:table-cell>
          <table:table-cell table:style-name="ce15" table:formula="of:=CONCATENATE(&quot;LM#&quot;;[.A190])" office:value-type="string" office:string-value="LM#71" calcext:value-type="string">
            <text:p>LM#7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72" calcext:value-type="float">
            <text:p>72</text:p>
          </table:table-cell>
          <table:table-cell table:style-name="ce18" office:value-type="string" calcext:value-type="string">
            <text:p>net.sourceforge.ganttproject.GanttResourcePanel</text:p>
            <text:p>- net.sourceforge.ganttproject.task.ResourceAssignment[] getResourceAssignments() </text:p>
          </table:table-cell>
          <table:table-cell table:style-name="ce15" table:formula="of:=CONCATENATE(&quot;LM#&quot;;[.A191])" office:value-type="string" office:string-value="LM#72" calcext:value-type="string">
            <text:p>LM#7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73" calcext:value-type="float">
            <text:p>73</text:p>
          </table:table-cell>
          <table:table-cell table:style-name="ce18" office:value-type="string" calcext:value-type="string">
            <text:p>net.sourceforge.ganttproject.OSXAdapter</text:p>
            <text:p>- void handleOpenFile(com.apple.eawt.ApplicationEvent) </text:p>
          </table:table-cell>
          <table:table-cell table:style-name="ce15" table:formula="of:=CONCATENATE(&quot;LM#&quot;;[.A192])" office:value-type="string" office:string-value="LM#73" calcext:value-type="string">
            <text:p>LM#7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74" calcext:value-type="float">
            <text:p>74</text:p>
          </table:table-cell>
          <table:table-cell table:style-name="ce18" office:value-type="string" calcext:value-type="string">
            <text:p>net.sourceforge.ganttproject.GanttProject</text:p>
            <text:p>- static void main(java.lang.String[]) </text:p>
          </table:table-cell>
          <table:table-cell table:style-name="ce15" table:formula="of:=CONCATENATE(&quot;LM#&quot;;[.A193])" office:value-type="string" office:string-value="LM#74" calcext:value-type="string">
            <text:p>LM#7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75" calcext:value-type="float">
            <text:p>75</text:p>
          </table:table-cell>
          <table:table-cell table:style-name="ce18" office:value-type="string" calcext:value-type="string">
            <text:p>net.sourceforge.ganttproject.chart.TaskRendererImpl</text:p>
            <text:p>- Rectangle processRegularActivity(net.sourceforge.ganttproject.task.TaskActivity) </text:p>
          </table:table-cell>
          <table:table-cell table:style-name="ce15" table:formula="of:=CONCATENATE(&quot;LM#&quot;;[.A194])" office:value-type="string" office:string-value="LM#75" calcext:value-type="string">
            <text:p>LM#7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76" calcext:value-type="float">
            <text:p>76</text:p>
          </table:table-cell>
          <table:table-cell table:style-name="ce18" office:value-type="string" calcext:value-type="string">
            <text:p>net.sourceforge.ganttproject.ResourceTreeTableModel</text:p>
            <text:p>- java.lang.Object getValueAt(java.lang.Object, int) </text:p>
          </table:table-cell>
          <table:table-cell table:style-name="ce15" table:formula="of:=CONCATENATE(&quot;LM#&quot;;[.A195])" office:value-type="string" office:string-value="LM#76" calcext:value-type="string">
            <text:p>LM#7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77" calcext:value-type="float">
            <text:p>77</text:p>
          </table:table-cell>
          <table:table-cell table:style-name="ce18" office:value-type="string" calcext:value-type="string">
            <text:p>net.sourceforge.ganttproject.calendar.AlwaysWorkingTimeCalendarImpl</text:p>
            <text:p>- List#RAW getActivitiesBackward(java.util.Date, net.sourceforge.ganttproject.time.TimeUnit, long) </text:p>
          </table:table-cell>
          <table:table-cell table:style-name="ce15" table:formula="of:=CONCATENATE(&quot;LM#&quot;;[.A196])" office:value-type="string" office:string-value="LM#77" calcext:value-type="string">
            <text:p>LM#7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78" calcext:value-type="float">
            <text:p>78</text:p>
          </table:table-cell>
          <table:table-cell table:style-name="ce18" office:value-type="string" calcext:value-type="string">
            <text:p>net.sourceforge.ganttproject.calendar.AlwaysWorkingTimeCalendarImpl</text:p>
            <text:p>- List#RAW getActivitiesForward(java.util.Date, net.sourceforge.ganttproject.time.TimeUnit, long) </text:p>
          </table:table-cell>
          <table:table-cell table:style-name="ce15" table:formula="of:=CONCATENATE(&quot;LM#&quot;;[.A197])" office:value-type="string" office:string-value="LM#78" calcext:value-type="string">
            <text:p>LM#7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79" calcext:value-type="float">
            <text:p>79</text:p>
          </table:table-cell>
          <table:table-cell table:style-name="ce18" office:value-type="string" calcext:value-type="string">
            <text:p>net.sourceforge.ganttproject.GanttTreeTable</text:p>
            <text:p>- void displayColumn(java.lang.String) </text:p>
          </table:table-cell>
          <table:table-cell table:style-name="ce15" table:formula="of:=CONCATENATE(&quot;LM#&quot;;[.A198])" office:value-type="string" office:string-value="LM#79" calcext:value-type="string">
            <text:p>LM#79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80" calcext:value-type="float">
            <text:p>80</text:p>
          </table:table-cell>
          <table:table-cell table:style-name="ce18" office:value-type="string" calcext:value-type="string">
            <text:p>net.sourceforge.ganttproject.GanttTree2</text:p>
            <text:p>- void selectTask(net.sourceforge.ganttproject.task.Task, boolean) </text:p>
          </table:table-cell>
          <table:table-cell table:style-name="ce15" table:formula="of:=CONCATENATE(&quot;LM#&quot;;[.A199])" office:value-type="string" office:string-value="LM#80" calcext:value-type="string">
            <text:p>LM#8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81" calcext:value-type="float">
            <text:p>81</text:p>
          </table:table-cell>
          <table:table-cell table:style-name="ce18" office:value-type="string" calcext:value-type="string">
            <text:p>net.sourceforge.ganttproject.GanttTreeTable</text:p>
            <text:p>- void hideColumn(java.lang.String) </text:p>
          </table:table-cell>
          <table:table-cell table:style-name="ce15" table:formula="of:=CONCATENATE(&quot;LM#&quot;;[.A200])" office:value-type="string" office:string-value="LM#81" calcext:value-type="string">
            <text:p>LM#8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82" calcext:value-type="float">
            <text:p>82</text:p>
          </table:table-cell>
          <table:table-cell table:style-name="ce18" office:value-type="string" calcext:value-type="string">
            <text:p>net.sourceforge.ganttproject.GPToolBar</text:p>
            <text:p>- void populate(List#RAW) </text:p>
          </table:table-cell>
          <table:table-cell table:style-name="ce15" table:formula="of:=CONCATENATE(&quot;LM#&quot;;[.A201])" office:value-type="string" office:string-value="LM#82" calcext:value-type="string">
            <text:p>LM#8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83" calcext:value-type="float">
            <text:p>83</text:p>
          </table:table-cell>
          <table:table-cell table:style-name="ce18" office:value-type="string" calcext:value-type="string">
            <text:p>net.sourceforge.ganttproject.chart.BottomUnitLineRendererImpl</text:p>
            <text:p>- void render() </text:p>
          </table:table-cell>
          <table:table-cell table:style-name="ce15" table:formula="of:=CONCATENATE(&quot;LM#&quot;;[.A202])" office:value-type="string" office:string-value="LM#83" calcext:value-type="string">
            <text:p>LM#8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84" calcext:value-type="float">
            <text:p>84</text:p>
          </table:table-cell>
          <table:table-cell table:style-name="ce18" office:value-type="string" calcext:value-type="string">
            <text:p>net.sourceforge.ganttproject.GanttTreeTable</text:p>
            <text:p>- void reloadColumns() </text:p>
          </table:table-cell>
          <table:table-cell table:style-name="ce15" table:formula="of:=CONCATENATE(&quot;LM#&quot;;[.A203])" office:value-type="string" office:string-value="LM#84" calcext:value-type="string">
            <text:p>LM#84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85" calcext:value-type="float">
            <text:p>85</text:p>
          </table:table-cell>
          <table:table-cell table:style-name="ce18" office:value-type="string" calcext:value-type="string">
            <text:p>net.sourceforge.ganttproject.PluginPreferencesImpl</text:p>
            <text:p>- org.osgi.service.prefs.Preferences node(java.lang.String) </text:p>
          </table:table-cell>
          <table:table-cell table:style-name="ce15" table:formula="of:=CONCATENATE(&quot;LM#&quot;;[.A204])" office:value-type="string" office:string-value="LM#85" calcext:value-type="string">
            <text:p>LM#8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86" calcext:value-type="float">
            <text:p>86</text:p>
          </table:table-cell>
          <table:table-cell table:style-name="ce18" office:value-type="string" calcext:value-type="string">
            <text:p>net.sourceforge.ganttproject.action.DeleteAssignmentAction</text:p>
            <text:p>- void actionPerformed(java.awt.event.ActionEvent) </text:p>
          </table:table-cell>
          <table:table-cell table:style-name="ce15" table:formula="of:=CONCATENATE(&quot;LM#&quot;;[.A205])" office:value-type="string" office:string-value="LM#86" calcext:value-type="string">
            <text:p>LM#8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87" calcext:value-type="float">
            <text:p>87</text:p>
          </table:table-cell>
          <table:table-cell table:style-name="ce18" office:value-type="string" calcext:value-type="string">
            <text:p>net.sourceforge.ganttproject.chart.TaskRendererImpl</text:p>
            <text:p>- void renderProgressBar(net.sourceforge.ganttproject.task.TaskActivity, Rectangle) </text:p>
          </table:table-cell>
          <table:table-cell table:style-name="ce15" table:formula="of:=CONCATENATE(&quot;LM#&quot;;[.A206])" office:value-type="string" office:string-value="LM#87" calcext:value-type="string">
            <text:p>LM#8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88" calcext:value-type="float">
            <text:p>88</text:p>
          </table:table-cell>
          <table:table-cell table:style-name="ce18" office:value-type="string" calcext:value-type="string">
            <text:p>net.sourceforge.ganttproject.ResourceTreeTableModel</text:p>
            <text:p>- void updateResources() </text:p>
          </table:table-cell>
          <table:table-cell table:style-name="ce15" table:formula="of:=CONCATENATE(&quot;LM#&quot;;[.A207])" office:value-type="string" office:string-value="LM#88" calcext:value-type="string">
            <text:p>LM#8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89" calcext:value-type="float">
            <text:p>89</text:p>
          </table:table-cell>
          <table:table-cell table:style-name="ce18" office:value-type="string" calcext:value-type="string">
            <text:p>net.sourceforge.ganttproject.chart.ChartHeaderImpl</text:p>
            <text:p>- void createGreyRectangleWithNiceBorders() </text:p>
          </table:table-cell>
          <table:table-cell table:style-name="ce15" table:formula="of:=CONCATENATE(&quot;LM#&quot;;[.A208])" office:value-type="string" office:string-value="LM#89" calcext:value-type="string">
            <text:p>LM#89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90" calcext:value-type="float">
            <text:p>90</text:p>
          </table:table-cell>
          <table:table-cell table:style-name="ce18" office:value-type="string" calcext:value-type="string">
            <text:p>net.sourceforge.ganttproject.chart.GraphicPrimitiveContainer</text:p>
            <text:p>- void paint(net.sourceforge.ganttproject.chart.Painter, java.awt.Graphics) </text:p>
          </table:table-cell>
          <table:table-cell table:style-name="ce15" table:formula="of:=CONCATENATE(&quot;LM#&quot;;[.A209])" office:value-type="string" office:string-value="LM#90" calcext:value-type="string">
            <text:p>LM#9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91" calcext:value-type="float">
            <text:p>91</text:p>
          </table:table-cell>
          <table:table-cell table:style-name="ce18" office:value-type="string" calcext:value-type="string">
            <text:p>net.sourceforge.ganttproject.chart.SimpleRenderedImage</text:p>
            <text:p>- java.awt.image.WritableRaster copyData(java.awt.image.WritableRaster) </text:p>
          </table:table-cell>
          <table:table-cell table:style-name="ce15" table:formula="of:=CONCATENATE(&quot;LM#&quot;;[.A210])" office:value-type="string" office:string-value="LM#91" calcext:value-type="string">
            <text:p>LM#9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92" calcext:value-type="float">
            <text:p>92</text:p>
          </table:table-cell>
          <table:table-cell table:style-name="ce18" office:value-type="string" calcext:value-type="string">
            <text:p>net.sourceforge.ganttproject.chart.ChartHeaderImpl</text:p>
            <text:p>- void renderBottomUnits() </text:p>
          </table:table-cell>
          <table:table-cell table:style-name="ce15" table:formula="of:=CONCATENATE(&quot;LM#&quot;;[.A211])" office:value-type="string" office:string-value="LM#92" calcext:value-type="string">
            <text:p>LM#9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93" calcext:value-type="float">
            <text:p>93</text:p>
          </table:table-cell>
          <table:table-cell table:style-name="ce18" office:value-type="string" calcext:value-type="string">
            <text:p>net.sourceforge.ganttproject.chart.ChartHeaderImpl</text:p>
            <text:p>- void renderTopUnits() </text:p>
          </table:table-cell>
          <table:table-cell table:style-name="ce15" table:formula="of:=CONCATENATE(&quot;LM#&quot;;[.A212])" office:value-type="string" office:string-value="LM#93" calcext:value-type="string">
            <text:p>LM#9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94" calcext:value-type="float">
            <text:p>94</text:p>
          </table:table-cell>
          <table:table-cell table:style-name="ce18" office:value-type="string" calcext:value-type="string">
            <text:p>net.sourceforge.ganttproject.GanttTree2.GanttTreeDropListener</text:p>
            <text:p>- void dragOver(java.awt.dnd.DropTargetDragEvent) </text:p>
          </table:table-cell>
          <table:table-cell table:style-name="ce15" table:formula="of:=CONCATENATE(&quot;LM#&quot;;[.A213])" office:value-type="string" office:string-value="LM#94" calcext:value-type="string">
            <text:p>LM#9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95" calcext:value-type="float">
            <text:p>95</text:p>
          </table:table-cell>
          <table:table-cell table:style-name="ce18" office:value-type="string" calcext:value-type="string">
            <text:p>net.sourceforge.ganttproject.CustomPropertyManager.PropertyTypeEncoder</text:p>
            <text:p>- net.sourceforge.ganttproject.CustomPropertyDefinition decodeTypeAndDefaultValue(String, String) </text:p>
          </table:table-cell>
          <table:table-cell table:style-name="ce15" table:formula="of:=CONCATENATE(&quot;LM#&quot;;[.A214])" office:value-type="string" office:string-value="LM#95" calcext:value-type="string">
            <text:p>LM#9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96" calcext:value-type="float">
            <text:p>96</text:p>
          </table:table-cell>
          <table:table-cell table:style-name="ce18" office:value-type="string" calcext:value-type="string">
            <text:p>net.sourceforge.ganttproject.GanttCalendar</text:p>
            <text:p>- int diff(net.sourceforge.ganttproject.GanttCalendar) </text:p>
          </table:table-cell>
          <table:table-cell table:style-name="ce15" table:formula="of:=CONCATENATE(&quot;LM#&quot;;[.A215])" office:value-type="string" office:string-value="LM#96" calcext:value-type="string">
            <text:p>LM#9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97" calcext:value-type="float">
            <text:p>97</text:p>
          </table:table-cell>
          <table:table-cell table:style-name="ce18" office:value-type="string" calcext:value-type="string">
            <text:p>net.sourceforge.ganttproject.GanttProject</text:p>
            <text:p>- net.sourceforge.ganttproject.task.Task newTask() </text:p>
          </table:table-cell>
          <table:table-cell table:style-name="ce15" table:formula="of:=CONCATENATE(&quot;LM#&quot;;[.A216])" office:value-type="string" office:string-value="LM#97" calcext:value-type="string">
            <text:p>LM#9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98" calcext:value-type="float">
            <text:p>98</text:p>
          </table:table-cell>
          <table:table-cell table:style-name="ce18" office:value-type="string" calcext:value-type="string">
            <text:p>net.sourceforge.ganttproject.GanttProjectBase.GPViewImpl</text:p>
            <text:p>- void setVisible(boolean) </text:p>
          </table:table-cell>
          <table:table-cell table:style-name="ce15" table:formula="of:=CONCATENATE(&quot;LM#&quot;;[.A217])" office:value-type="string" office:string-value="LM#98" calcext:value-type="string">
            <text:p>LM#9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99" calcext:value-type="float">
            <text:p>99</text:p>
          </table:table-cell>
          <table:table-cell table:style-name="ce18" office:value-type="string" calcext:value-type="string">
            <text:p>net.sourceforge.ganttproject.GanttTreeTableModel</text:p>
            <text:p>- void removeNodeFromParent(javax.swing.tree.MutableTreeNode) </text:p>
          </table:table-cell>
          <table:table-cell table:style-name="ce15" table:formula="of:=CONCATENATE(&quot;LM#&quot;;[.A218])" office:value-type="string" office:string-value="LM#99" calcext:value-type="string">
            <text:p>LM#99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100" calcext:value-type="float">
            <text:p>100</text:p>
          </table:table-cell>
          <table:table-cell table:style-name="ce18" office:value-type="string" calcext:value-type="string">
            <text:p>net.sourceforge.ganttproject.GanttGraphicArea.ChartOptionsPreviewPanel</text:p>
            <text:p>- void changeValue(net.sourceforge.ganttproject.gui.options.model.ChangeValueEvent) </text:p>
          </table:table-cell>
          <table:table-cell table:style-name="ce15" table:formula="of:=CONCATENATE(&quot;LM#&quot;;[.A219])" office:value-type="string" office:string-value="LM#100" calcext:value-type="string">
            <text:p>LM#1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101" calcext:value-type="float">
            <text:p>101</text:p>
          </table:table-cell>
          <table:table-cell table:style-name="ce18" office:value-type="string" calcext:value-type="string">
            <text:p>net.sourceforge.ganttproject.GanttPreviousState</text:p>
            <text:p>- void writeTask(java.io.Writer, javax.swing.tree.DefaultMutableTreeNode) </text:p>
          </table:table-cell>
          <table:table-cell table:style-name="ce15" table:formula="of:=CONCATENATE(&quot;LM#&quot;;[.A220])" office:value-type="string" office:string-value="LM#101" calcext:value-type="string">
            <text:p>LM#10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102" calcext:value-type="float">
            <text:p>102</text:p>
          </table:table-cell>
          <table:table-cell table:style-name="ce18" office:value-type="string" calcext:value-type="string">
            <text:p>net.sourceforge.ganttproject.action.GPAction</text:p>
            <text:p>- static javax.swing.KeyStroke getKeyStroke(java.lang.String) </text:p>
          </table:table-cell>
          <table:table-cell table:style-name="ce15" table:formula="of:=CONCATENATE(&quot;LM#&quot;;[.A221])" office:value-type="string" office:string-value="LM#102" calcext:value-type="string">
            <text:p>LM#10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103" calcext:value-type="float">
            <text:p>103</text:p>
          </table:table-cell>
          <table:table-cell table:style-name="ce18" office:value-type="string" calcext:value-type="string">
            <text:p>net.sourceforge.ganttproject.ResourceTreeImageGenerator</text:p>
            <text:p>- java.awt.Dimension calculateDimension() </text:p>
          </table:table-cell>
          <table:table-cell table:style-name="ce15" table:formula="of:=CONCATENATE(&quot;LM#&quot;;[.A222])" office:value-type="string" office:string-value="LM#103" calcext:value-type="string">
            <text:p>LM#10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104" calcext:value-type="float">
            <text:p>104</text:p>
          </table:table-cell>
          <table:table-cell table:style-name="ce18" office:value-type="string" calcext:value-type="string">
            <text:p>net.sourceforge.ganttproject.GanttTree2.GanttTreeCellRenderer</text:p>
            <text:p>- Component getTreeCellRendererComponent(JTree, Object, boolean, boolean, boolean, int, boolean) </text:p>
          </table:table-cell>
          <table:table-cell table:style-name="ce15" table:formula="of:=CONCATENATE(&quot;LM#&quot;;[.A223])" office:value-type="string" office:string-value="LM#104" calcext:value-type="string">
            <text:p>LM#10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105" calcext:value-type="float">
            <text:p>105</text:p>
          </table:table-cell>
          <table:table-cell table:style-name="ce18" office:value-type="string" calcext:value-type="string">
            <text:p>net.sourceforge.ganttproject.ResourceTreeTable</text:p>
            <text:p>- void initTreeTable() </text:p>
          </table:table-cell>
          <table:table-cell table:style-name="ce15" table:formula="of:=CONCATENATE(&quot;LM#&quot;;[.A224])" office:value-type="string" office:string-value="LM#105" calcext:value-type="string">
            <text:p>LM#105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106" calcext:value-type="float">
            <text:p>106</text:p>
          </table:table-cell>
          <table:table-cell table:style-name="ce18" office:value-type="string" calcext:value-type="string">
            <text:p>net.sourceforge.ganttproject.ResourceTreeTable</text:p>
            <text:p>- void addCustomColumn(net.sourceforge.ganttproject.resource.ResourceColumn) </text:p>
          </table:table-cell>
          <table:table-cell table:style-name="ce15" table:formula="of:=CONCATENATE(&quot;LM#&quot;;[.A225])" office:value-type="string" office:string-value="LM#106" calcext:value-type="string">
            <text:p>LM#10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107" calcext:value-type="float">
            <text:p>107</text:p>
          </table:table-cell>
          <table:table-cell table:style-name="ce18" office:value-type="string" calcext:value-type="string">
            <text:p>net.sourceforge.ganttproject.GanttPreviousStateTask</text:p>
            <text:p>- net.sourceforge.ganttproject.GanttCalendar getEnd(net.sourceforge.ganttproject.calendar.GPCalendar) </text:p>
          </table:table-cell>
          <table:table-cell table:style-name="ce15" table:formula="of:=CONCATENATE(&quot;LM#&quot;;[.A226])" office:value-type="string" office:string-value="LM#107" calcext:value-type="string">
            <text:p>LM#10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108" calcext:value-type="float">
            <text:p>108</text:p>
          </table:table-cell>
          <table:table-cell table:style-name="ce18" office:value-type="string" calcext:value-type="string">
            <text:p>net.sourceforge.ganttproject.GanttTree2</text:p>
            <text:p>- void indentCurrentNodes() </text:p>
          </table:table-cell>
          <table:table-cell table:style-name="ce15" table:formula="of:=CONCATENATE(&quot;LM#&quot;;[.A227])" office:value-type="string" office:string-value="LM#108" calcext:value-type="string">
            <text:p>LM#10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109" calcext:value-type="float">
            <text:p>109</text:p>
          </table:table-cell>
          <table:table-cell table:style-name="ce18" office:value-type="string" calcext:value-type="string">
            <text:p>net.sourceforge.ganttproject.ResourceTreeTable</text:p>
            <text:p>- void deleteAllColumns() </text:p>
          </table:table-cell>
          <table:table-cell table:style-name="ce15" table:formula="of:=CONCATENATE(&quot;LM#&quot;;[.A228])" office:value-type="string" office:string-value="LM#109" calcext:value-type="string">
            <text:p>LM#109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110" calcext:value-type="float">
            <text:p>110</text:p>
          </table:table-cell>
          <table:table-cell table:style-name="ce18" office:value-type="string" calcext:value-type="string">
            <text:p>net.sourceforge.ganttproject.TaskContainmentHierarchyFacadeImpl</text:p>
            <text:p>- void move(net.sourceforge.ganttproject.task.Task, net.sourceforge.ganttproject.task.Task) </text:p>
          </table:table-cell>
          <table:table-cell table:style-name="ce15" table:formula="of:=CONCATENATE(&quot;LM#&quot;;[.A229])" office:value-type="string" office:string-value="LM#110" calcext:value-type="string">
            <text:p>LM#11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111" calcext:value-type="float">
            <text:p>111</text:p>
          </table:table-cell>
          <table:table-cell table:style-name="ce18" office:value-type="string" calcext:value-type="string">
            <text:p>net.sourceforge.ganttproject.GanttTree2.GanttTreeDropListener</text:p>
            <text:p>- void drop(java.awt.dnd.DropTargetDropEvent) </text:p>
          </table:table-cell>
          <table:table-cell table:style-name="ce15" table:formula="of:=CONCATENATE(&quot;LM#&quot;;[.A230])" office:value-type="string" office:string-value="LM#111" calcext:value-type="string">
            <text:p>LM#11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112" calcext:value-type="float">
            <text:p>112</text:p>
          </table:table-cell>
          <table:table-cell table:style-name="ce18" office:value-type="string" calcext:value-type="string">
            <text:p>net.sourceforge.ganttproject.ResourceTreeTableModel</text:p>
            <text:p>- void removeNodeFromParent(javax.swing.tree.MutableTreeNode) </text:p>
          </table:table-cell>
          <table:table-cell table:style-name="ce15" table:formula="of:=CONCATENATE(&quot;LM#&quot;;[.A231])" office:value-type="string" office:string-value="LM#112" calcext:value-type="string">
            <text:p>LM#11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113" calcext:value-type="float">
            <text:p>113</text:p>
          </table:table-cell>
          <table:table-cell table:style-name="ce18" office:value-type="string" calcext:value-type="string">
            <text:p>net.sourceforge.ganttproject.chart.TaskRendererImpl</text:p>
            <text:p>- void prepareDependencyDrawData(net.sourceforge.ganttproject.task.Task, List#RAW) </text:p>
          </table:table-cell>
          <table:table-cell table:style-name="ce15" table:formula="of:=CONCATENATE(&quot;LM#&quot;;[.A232])" office:value-type="string" office:string-value="LM#113" calcext:value-type="string">
            <text:p>LM#11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114" calcext:value-type="float">
            <text:p>114</text:p>
          </table:table-cell>
          <table:table-cell table:style-name="ce18" office:value-type="string" calcext:value-type="string">
            <text:p>net.sourceforge.ganttproject.GanttOptions.GanttXMLOptionsParser</text:p>
            <text:p>- void startElement(String, String, String, org.xml.sax.Attributes) throws org.xml.sax.SAXException</text:p>
          </table:table-cell>
          <table:table-cell table:style-name="ce15" table:formula="of:=CONCATENATE(&quot;LM#&quot;;[.A233])" office:value-type="string" office:string-value="LM#114" calcext:value-type="string">
            <text:p>LM#11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115" calcext:value-type="float">
            <text:p>115</text:p>
          </table:table-cell>
          <table:table-cell table:style-name="ce18" office:value-type="string" calcext:value-type="string">
            <text:p>net.sourceforge.ganttproject.chart.ResourceLoadRenderer</text:p>
            <text:p>- void render() </text:p>
          </table:table-cell>
          <table:table-cell table:style-name="ce15" table:formula="of:=CONCATENATE(&quot;LM#&quot;;[.A234])" office:value-type="string" office:string-value="LM#115" calcext:value-type="string">
            <text:p>LM#11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116" calcext:value-type="float">
            <text:p>116</text:p>
          </table:table-cell>
          <table:table-cell table:style-name="ce18" office:value-type="string" calcext:value-type="string">
            <text:p>net.sourceforge.ganttproject.chart.GraphicPrimitiveContainer</text:p>
            <text:p>- net.sourceforge.ganttproject.chart.GraphicPrimitiveContainer.Rectangle createRectangle(int, int, int, int) </text:p>
          </table:table-cell>
          <table:table-cell table:style-name="ce15" table:formula="of:=CONCATENATE(&quot;LM#&quot;;[.A235])" office:value-type="string" office:string-value="LM#116" calcext:value-type="string">
            <text:p>LM#11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117" calcext:value-type="float">
            <text:p>117</text:p>
          </table:table-cell>
          <table:table-cell table:style-name="ce18" office:value-type="string" calcext:value-type="string">
            <text:p>net.sourceforge.ganttproject.ResourceTreeTableModel</text:p>
            <text:p>- void buildAssignmentsSubtree(net.sourceforge.ganttproject.resource.ResourceNode) </text:p>
          </table:table-cell>
          <table:table-cell table:style-name="ce15" table:formula="of:=CONCATENATE(&quot;LM#&quot;;[.A236])" office:value-type="string" office:string-value="LM#117" calcext:value-type="string">
            <text:p>LM#11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118" calcext:value-type="float">
            <text:p>118</text:p>
          </table:table-cell>
          <table:table-cell table:style-name="ce18" office:value-type="string" calcext:value-type="string">
            <text:p>net.sourceforge.ganttproject.TaskTreeImageGenerator</text:p>
            <text:p>- java.awt.Image createImage(List#RAW) </text:p>
          </table:table-cell>
          <table:table-cell table:style-name="ce15" table:formula="of:=CONCATENATE(&quot;LM#&quot;;[.A237])" office:value-type="string" office:string-value="LM#118" calcext:value-type="string">
            <text:p>LM#11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119" calcext:value-type="float">
            <text:p>119</text:p>
          </table:table-cell>
          <table:table-cell table:style-name="ce18" office:value-type="string" calcext:value-type="string">
            <text:p>net.sourceforge.ganttproject.GanttTree2</text:p>
            <text:p>- javax.swing.tree.DefaultMutableTreeNode addObjectWithExpand(Object, DefaultMutableTreeNode) </text:p>
          </table:table-cell>
          <table:table-cell table:style-name="ce15" table:formula="of:=CONCATENATE(&quot;LM#&quot;;[.A238])" office:value-type="string" office:string-value="LM#119" calcext:value-type="string">
            <text:p>LM#119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120" calcext:value-type="float">
            <text:p>120</text:p>
          </table:table-cell>
          <table:table-cell table:style-name="ce18" office:value-type="string" calcext:value-type="string">
            <text:p>net.sourceforge.ganttproject.TaskTreeImageGenerator</text:p>
            <text:p>- int printTask(java.awt.Graphics, List#RAW) </text:p>
          </table:table-cell>
          <table:table-cell table:style-name="ce15" table:formula="of:=CONCATENATE(&quot;LM#&quot;;[.A239])" office:value-type="string" office:string-value="LM#120" calcext:value-type="string">
            <text:p>LM#12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121" calcext:value-type="float">
            <text:p>121</text:p>
          </table:table-cell>
          <table:table-cell table:style-name="ce18" office:value-type="string" calcext:value-type="string">
            <text:p>net.sourceforge.ganttproject.GanttGraphicArea.OldChartMouseListenerImpl</text:p>
            <text:p>- void processLeftButton(java.awt.event.MouseEvent) </text:p>
          </table:table-cell>
          <table:table-cell table:style-name="ce15" table:formula="of:=CONCATENATE(&quot;LM#&quot;;[.A240])" office:value-type="string" office:string-value="LM#121" calcext:value-type="string">
            <text:p>LM#12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122" calcext:value-type="float">
            <text:p>122</text:p>
          </table:table-cell>
          <table:table-cell table:style-name="ce18" office:value-type="string" calcext:value-type="string">
            <text:p>net.sourceforge.ganttproject.chart.DependencyInteractionRenderer</text:p>
            <text:p>- void paint(java.awt.Graphics) </text:p>
          </table:table-cell>
          <table:table-cell table:style-name="ce15" table:formula="of:=CONCATENATE(&quot;LM#&quot;;[.A241])" office:value-type="string" office:string-value="LM#122" calcext:value-type="string">
            <text:p>LM#12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123" calcext:value-type="float">
            <text:p>123</text:p>
          </table:table-cell>
          <table:table-cell table:style-name="ce18" office:value-type="string" calcext:value-type="string">
            <text:p>net.sourceforge.ganttproject.chart.TaskRendererImpl</text:p>
            <text:p>- long getPositiveOffset(java.util.Date, java.util.Date) </text:p>
          </table:table-cell>
          <table:table-cell table:style-name="ce15" table:formula="of:=CONCATENATE(&quot;LM#&quot;;[.A242])" office:value-type="string" office:string-value="LM#123" calcext:value-type="string">
            <text:p>LM#12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124" calcext:value-type="float">
            <text:p>124</text:p>
          </table:table-cell>
          <table:table-cell table:style-name="ce18" office:value-type="string" calcext:value-type="string">
            <text:p>net.sourceforge.ganttproject.GanttProject</text:p>
            <text:p>- void deleteTasks(boolean) </text:p>
          </table:table-cell>
          <table:table-cell table:style-name="ce15" table:formula="of:=CONCATENATE(&quot;LM#&quot;;[.A243])" office:value-type="string" office:string-value="LM#124" calcext:value-type="string">
            <text:p>LM#12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125" calcext:value-type="float">
            <text:p>125</text:p>
          </table:table-cell>
          <table:table-cell table:style-name="ce18" office:value-type="string" calcext:value-type="string">
            <text:p>net.sourceforge.ganttproject.calendar.WeekendCalendarImpl</text:p>
            <text:p>- List#RAW getActivitiesBackward(java.util.Date, net.sourceforge.ganttproject.time.TimeUnit, long) </text:p>
          </table:table-cell>
          <table:table-cell table:style-name="ce15" table:formula="of:=CONCATENATE(&quot;LM#&quot;;[.A244])" office:value-type="string" office:string-value="LM#125" calcext:value-type="string">
            <text:p>LM#12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126" calcext:value-type="float">
            <text:p>126</text:p>
          </table:table-cell>
          <table:table-cell table:style-name="ce18" office:value-type="string" calcext:value-type="string">
            <text:p>net.sourceforge.ganttproject.GanttProject</text:p>
            <text:p>- void actionPerformed(java.awt.event.ActionEvent) </text:p>
          </table:table-cell>
          <table:table-cell table:style-name="ce15" table:formula="of:=CONCATENATE(&quot;LM#&quot;;[.A245])" office:value-type="string" office:string-value="LM#126" calcext:value-type="string">
            <text:p>LM#12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12" office:value-type="float" office:value="127" calcext:value-type="float">
            <text:p>127</text:p>
          </table:table-cell>
          <table:table-cell table:style-name="ce18" office:value-type="string" calcext:value-type="string">
            <text:p>net.sourceforge.ganttproject.UIFacadeImpl</text:p>
            <text:p>- void showDialog(java.awt.Component, javax.swing.Action[], java.lang.String) </text:p>
          </table:table-cell>
          <table:table-cell table:style-name="ce15" table:formula="of:=CONCATENATE(&quot;LM#&quot;;[.A246])" office:value-type="string" office:string-value="LM#127" calcext:value-type="string">
            <text:p>LM#12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4" table:number-rows-repeated="104832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GodClass.A2:GodClass.A6">
            <calcext:condition calcext:apply-style-name="ConditionalStyle_12" calcext:value="duplicate" calcext:base-cell-address="GodClass.A2"/>
          </calcext:conditional-format>
        </calcext:conditional-formats>
      </table:table>
      <table:table table:name="Lista de Bad Smells" table:style-name="ta5" table:print-ranges="'Lista de Bad Smells'.A1:'Lista de Bad Smells'.D246">
        <table:table-column table:style-name="co11" table:default-cell-style-name="ce13"/>
        <table:table-column table:style-name="co12" table:default-cell-style-name="ce16"/>
        <table:table-column table:style-name="co17" table:default-cell-style-name="ce19"/>
        <table:table-column table:style-name="co14" table:default-cell-style-name="ce19"/>
        <table:table-column table:style-name="co16" table:default-cell-style-name="Default"/>
        <table:table-column table:style-name="co15" table:number-columns-repeated="1018" table:default-cell-style-name="Default"/>
        <table:table-row table:style-name="ro8">
          <table:table-cell table:style-name="ce8" office:value-type="string" calcext:value-type="string">
            <text:p>#</text:p>
          </table:table-cell>
          <table:table-cell table:style-name="ce14" office:value-type="string" calcext:value-type="string">
            <text:p>Long Parameter List</text:p>
          </table:table-cell>
          <table:table-cell table:style-name="ce8" office:value-type="string" calcext:value-type="string">
            <text:p>Sim</text:p>
          </table:table-cell>
          <table:table-cell table:style-name="ce8" office:value-type="string" calcext:value-type="string">
            <text:p>Não</text:p>
          </table:table-cell>
          <table:table-cell table:number-columns-repeated="1019"/>
        </table:table-row>
        <table:table-row table:style-name="ro9">
          <table:table-cell table:style-name="ce22" office:value-type="float" office:value="1" calcext:value-type="float">
            <text:p>1</text:p>
          </table:table-cell>
          <table:table-cell table:style-name="ce15" office:value-type="string" calcext:value-type="string">
            <text:p>net.sourceforge.ganttproject.chart.RegularFrameOffsetBuilder.java (Linha 37)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23"/>
          <table:table-cell table:number-columns-repeated="1022"/>
        </table:table-row>
        <table:table-row table:style-name="ro8">
          <table:table-cell table:style-name="ce24" office:value-type="string" calcext:value-type="string">
            <text:p>#</text:p>
          </table:table-cell>
          <table:table-cell table:style-name="ce14" office:value-type="string" calcext:value-type="string">
            <text:p>GodClass</text:p>
          </table:table-cell>
          <table:table-cell table:style-name="ce8" office:value-type="string" calcext:value-type="string">
            <text:p>Sim</text:p>
          </table:table-cell>
          <table:table-cell table:style-name="ce8" office:value-type="string" calcext:value-type="string">
            <text:p>Não</text:p>
          </table:table-cell>
          <table:table-cell table:number-columns-repeated="1019"/>
        </table:table-row>
        <table:table-row table:style-name="ro9">
          <table:table-cell table:style-name="ce22" office:value-type="float" office:value="1" calcext:value-type="float">
            <text:p>1</text:p>
          </table:table-cell>
          <table:table-cell table:style-name="ce17" office:value-type="string" calcext:value-type="string">
            <text:p>net.sourceforge.ganttproject.chart.GraphicPrimitiveContainer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22" office:value-type="float" office:value="2" calcext:value-type="float">
            <text:p>2</text:p>
          </table:table-cell>
          <table:table-cell table:style-name="ce17" office:value-type="string" calcext:value-type="string">
            <text:p>net.sourceforge.ganttproject.GanttPreviousState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net.sourceforge.ganttproject.chart.TaskRendererImpl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net.sourceforge.ganttproject.GanttProject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5" calcext:value-type="float">
            <text:p>5</text:p>
          </table:table-cell>
          <table:table-cell table:style-name="ce17" office:value-type="string" calcext:value-type="string">
            <text:p>net.sourceforge.ganttproject.TaskContainmentHierarchyFacadeImpl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6" calcext:value-type="float">
            <text:p>6</text:p>
          </table:table-cell>
          <table:table-cell table:style-name="ce17" office:value-type="string" calcext:value-type="string">
            <text:p>net.sourceforge.ganttproject.GanttOptions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7" calcext:value-type="float">
            <text:p>7</text:p>
          </table:table-cell>
          <table:table-cell table:style-name="ce17" office:value-type="string" calcext:value-type="string">
            <text:p>net.sourceforge.ganttproject.chart.ChartModelImpl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8" calcext:value-type="float">
            <text:p>8</text:p>
          </table:table-cell>
          <table:table-cell table:style-name="ce17" office:value-type="string" calcext:value-type="string">
            <text:p>net.sourceforge.ganttproject.chart.ChartHeaderImpl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9" calcext:value-type="float">
            <text:p>9</text:p>
          </table:table-cell>
          <table:table-cell table:style-name="ce17" office:value-type="string" calcext:value-type="string">
            <text:p>net.sourceforge.ganttproject.GanttResourcePanel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10" calcext:value-type="float">
            <text:p>10</text:p>
          </table:table-cell>
          <table:table-cell table:style-name="ce17" office:value-type="string" calcext:value-type="string">
            <text:p>net.sourceforge.ganttproject.GanttTree2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11" calcext:value-type="float">
            <text:p>11</text:p>
          </table:table-cell>
          <table:table-cell table:style-name="ce17" office:value-type="string" calcext:value-type="string">
            <text:p>net.sourceforge.ganttproject.chart.SimpleRenderedImage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12" calcext:value-type="float">
            <text:p>12</text:p>
          </table:table-cell>
          <table:table-cell table:style-name="ce17" office:value-type="string" calcext:value-type="string">
            <text:p>net.sourceforge.ganttproject.ResourceTreeTable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13" calcext:value-type="float">
            <text:p>13</text:p>
          </table:table-cell>
          <table:table-cell table:style-name="ce17" office:value-type="string" calcext:value-type="string">
            <text:p>net.sourceforge.ganttproject.chart.BottomUnitLineRendererImpl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14" calcext:value-type="float">
            <text:p>14</text:p>
          </table:table-cell>
          <table:table-cell table:style-name="ce17" office:value-type="string" calcext:value-type="string">
            <text:p>net.sourceforge.ganttproject.ResourceChartTabContentPanel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15" calcext:value-type="float">
            <text:p>15</text:p>
          </table:table-cell>
          <table:table-cell table:style-name="ce17" office:value-type="string" calcext:value-type="string">
            <text:p>net.sourceforge.ganttproject.GanttProject.ExportFileInfo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16" calcext:value-type="float">
            <text:p>16</text:p>
          </table:table-cell>
          <table:table-cell table:style-name="ce17" office:value-type="string" calcext:value-type="string">
            <text:p>net.sourceforge.ganttproject.GanttChartTabContentPanel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17" calcext:value-type="float">
            <text:p>17</text:p>
          </table:table-cell>
          <table:table-cell table:style-name="ce17" office:value-type="string" calcext:value-type="string">
            <text:p>net.sourceforge.ganttproject.ResourceTreeTableModel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18" calcext:value-type="float">
            <text:p>18</text:p>
          </table:table-cell>
          <table:table-cell table:style-name="ce17" office:value-type="string" calcext:value-type="string">
            <text:p>net.sourceforge.ganttproject.chart.DependencyInteractionRenderer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19" calcext:value-type="float">
            <text:p>19</text:p>
          </table:table-cell>
          <table:table-cell table:style-name="ce17" office:value-type="string" calcext:value-type="string">
            <text:p>net.sourceforge.ganttproject.chart.ChartViewState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20" calcext:value-type="float">
            <text:p>20</text:p>
          </table:table-cell>
          <table:table-cell table:style-name="ce17" office:value-type="string" calcext:value-type="string">
            <text:p>net.sourceforge.ganttproject.ResourceLoadGraphicArea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21" calcext:value-type="float">
            <text:p>21</text:p>
          </table:table-cell>
          <table:table-cell table:style-name="ce17" office:value-type="string" calcext:value-type="string">
            <text:p>net.sourceforge.ganttproject.calendar.WeekendCalendarImpl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22" calcext:value-type="float">
            <text:p>22</text:p>
          </table:table-cell>
          <table:table-cell table:style-name="ce17" office:value-type="string" calcext:value-type="string">
            <text:p>net.sourceforge.ganttproject.GanttTreeTableModel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23" calcext:value-type="float">
            <text:p>23</text:p>
          </table:table-cell>
          <table:table-cell table:style-name="ce17" office:value-type="string" calcext:value-type="string">
            <text:p>net.sourceforge.ganttproject.chart.ChartUIConfiguration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24" calcext:value-type="float">
            <text:p>24</text:p>
          </table:table-cell>
          <table:table-cell table:style-name="ce17" office:value-type="string" calcext:value-type="string">
            <text:p>net.sourceforge.ganttproject.action.GPAction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25" calcext:value-type="float">
            <text:p>25</text:p>
          </table:table-cell>
          <table:table-cell table:style-name="ce17" office:value-type="string" calcext:value-type="string">
            <text:p>net.sourceforge.ganttproject.GanttTaskRelationship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26" calcext:value-type="float">
            <text:p>26</text:p>
          </table:table-cell>
          <table:table-cell table:style-name="ce17" office:value-type="string" calcext:value-type="string">
            <text:p>net.sourceforge.ganttproject.chart.ChartModelResource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27" calcext:value-type="float">
            <text:p>27</text:p>
          </table:table-cell>
          <table:table-cell table:style-name="ce17" office:value-type="string" calcext:value-type="string">
            <text:p>net.sourceforge.ganttproject.ChartComponentBase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28" calcext:value-type="float">
            <text:p>28</text:p>
          </table:table-cell>
          <table:table-cell table:style-name="ce17" office:value-type="string" calcext:value-type="string">
            <text:p>net.sourceforge.ganttproject.calendar.XMLCalendarOpen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29" calcext:value-type="float">
            <text:p>29</text:p>
          </table:table-cell>
          <table:table-cell table:style-name="ce17" office:value-type="string" calcext:value-type="string">
            <text:p>net.sourceforge.ganttproject.GanttCalendar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30" calcext:value-type="float">
            <text:p>30</text:p>
          </table:table-cell>
          <table:table-cell table:style-name="ce17" office:value-type="string" calcext:value-type="string">
            <text:p>net.sourceforge.ganttproject.action.resource.ResourcePropertiesAction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31" calcext:value-type="float">
            <text:p>31</text:p>
          </table:table-cell>
          <table:table-cell table:style-name="ce17" office:value-type="string" calcext:value-type="string">
            <text:p>net.sourceforge.ganttproject.action.ResourceActionSet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32" calcext:value-type="float">
            <text:p>32</text:p>
          </table:table-cell>
          <table:table-cell table:style-name="ce17" office:value-type="string" calcext:value-type="string">
            <text:p>net.sourceforge.ganttproject.GanttPreviousStateTask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33" calcext:value-type="float">
            <text:p>33</text:p>
          </table:table-cell>
          <table:table-cell table:style-name="ce17" office:value-type="string" calcext:value-type="string">
            <text:p>net.sourceforge.ganttproject.chart.ResourceLoadRenderer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34" calcext:value-type="float">
            <text:p>34</text:p>
          </table:table-cell>
          <table:table-cell table:style-name="ce17" office:value-type="string" calcext:value-type="string">
            <text:p>net.sourceforge.ganttproject.chart.CachingOffsetCalculatorImpl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35" calcext:value-type="float">
            <text:p>35</text:p>
          </table:table-cell>
          <table:table-cell table:style-name="ce17" office:value-type="string" calcext:value-type="string">
            <text:p>net.sourceforge.ganttproject.GanttProjectBase.GPViewImpl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36" calcext:value-type="float">
            <text:p>36</text:p>
          </table:table-cell>
          <table:table-cell table:style-name="ce17" office:value-type="string" calcext:value-type="string">
            <text:p>net.sourceforge.ganttproject.GanttProjectBase.ViewManagerImpl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37" calcext:value-type="float">
            <text:p>37</text:p>
          </table:table-cell>
          <table:table-cell table:style-name="ce17" office:value-type="string" calcext:value-type="string">
            <text:p>net.sourceforge.ganttproject.GanttTreeTable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38" calcext:value-type="float">
            <text:p>38</text:p>
          </table:table-cell>
          <table:table-cell table:style-name="ce17" office:value-type="string" calcext:value-type="string">
            <text:p>net.sourceforge.ganttproject.GanttGraphicArea.ChartOptionsPreviewPanel.Taskar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39" calcext:value-type="float">
            <text:p>39</text:p>
          </table:table-cell>
          <table:table-cell table:style-name="ce17" office:value-type="string" calcext:value-type="string">
            <text:p>net.sourceforge.ganttproject.ChartComponentBase.AbstractChartImplementation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40" calcext:value-type="float">
            <text:p>40</text:p>
          </table:table-cell>
          <table:table-cell table:style-name="ce17" office:value-type="string" calcext:value-type="string">
            <text:p>net.sourceforge.ganttproject.GanttGraphicArea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41" calcext:value-type="float">
            <text:p>41</text:p>
          </table:table-cell>
          <table:table-cell table:style-name="ce17" office:value-type="string" calcext:value-type="string">
            <text:p>net.sourceforge.ganttproject.chart.GraphicPrimitiveContainer.Text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42" calcext:value-type="float">
            <text:p>42</text:p>
          </table:table-cell>
          <table:table-cell table:style-name="ce17" office:value-type="string" calcext:value-type="string">
            <text:p>net.sourceforge.ganttproject.GPTreeTableBase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43" calcext:value-type="float">
            <text:p>43</text:p>
          </table:table-cell>
          <table:table-cell table:style-name="ce17" office:value-type="string" calcext:value-type="string">
            <text:p>net.sourceforge.ganttproject.calendar.GanttDaysOff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44" calcext:value-type="float">
            <text:p>44</text:p>
          </table:table-cell>
          <table:table-cell table:style-name="ce15" office:value-type="string" calcext:value-type="string">
            <text:p>net.sourceforge.ganttproject.chart.ChartModelBase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45" calcext:value-type="float">
            <text:p>45</text:p>
          </table:table-cell>
          <table:table-cell table:style-name="ce15" office:value-type="string" calcext:value-type="string">
            <text:p>net.sourceforge.ganttproject.gui.options.CSVSettingsPanel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46" calcext:value-type="float">
            <text:p>46</text:p>
          </table:table-cell>
          <table:table-cell table:style-name="ce15" office:value-type="string" calcext:value-type="string">
            <text:p>net.sourceforge.ganttproject.gui.options.LnFSettingsPanel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47" calcext:value-type="float">
            <text:p>47</text:p>
          </table:table-cell>
          <table:table-cell table:style-name="ce15" office:value-type="string" calcext:value-type="string">
            <text:p>net.sourceforge.ganttproject.task.TaskImpl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48" calcext:value-type="float">
            <text:p>48</text:p>
          </table:table-cell>
          <table:table-cell table:style-name="ce15" office:value-type="string" calcext:value-type="string">
            <text:p>net.sourceforge.ganttproject.task.TaskManagerImpl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49" calcext:value-type="float">
            <text:p>49</text:p>
          </table:table-cell>
          <table:table-cell table:style-name="ce15" office:value-type="string" calcext:value-type="string">
            <text:p>net.sourceforge.ganttproject.gui.GanttTaskPropertiesBean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2" office:value-type="float" office:value="50" calcext:value-type="float">
            <text:p>50</text:p>
          </table:table-cell>
          <table:table-cell table:style-name="ce15" office:value-type="string" calcext:value-type="string">
            <text:p>net.sourceforge.ganttproject.resource.HumanResourceManager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number-columns-repeated="1023"/>
        </table:table-row>
        <table:table-row table:style-name="ro8"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Feature Envy</text:p>
          </table:table-cell>
          <table:table-cell table:style-name="ce8" office:value-type="string" calcext:value-type="string">
            <text:p>Sim</text:p>
          </table:table-cell>
          <table:table-cell table:style-name="ce8" office:value-type="string" calcext:value-type="string">
            <text:p>Não</text:p>
          </table:table-cell>
          <table:table-cell table:style-name="ce20" table:number-columns-repeated="1019"/>
        </table:table-row>
        <table:table-row table:style-name="ro8">
          <table:table-cell table:style-name="ce12" office:value-type="float" office:value="1" calcext:value-type="float">
            <text:p>1</text:p>
          </table:table-cell>
          <table:table-cell table:style-name="ce18" office:value-type="string" calcext:value-type="string">
            <text:p>net.sourceforge.ganttproject.chart.ChartModelImpl</text:p>
            <text:p>- setTuningOptions(net.sourceforge.ganttproject.chart.ChartModelImpl.TuningOptions):void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2" calcext:value-type="float">
            <text:p>2</text:p>
          </table:table-cell>
          <table:table-cell table:style-name="ce18" office:value-type="string" calcext:value-type="string">
            <text:p>net.sourceforge.ganttproject.chart.TaskRendererImpl</text:p>
            <text:p>- drawPreviousStateTask(net.sourceforge.ganttproject.GanttPreviousStateTask, int):void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3" calcext:value-type="float">
            <text:p>3</text:p>
          </table:table-cell>
          <table:table-cell table:style-name="ce18" office:value-type="string" calcext:value-type="string">
            <text:p>net.sourceforge.ganttproject.chart.GraphicPrimitiveContainer</text:p>
            <text:p>- bind(net.sourceforge.ganttproject.chart.GraphicPrimitiveContainer.GraphicPrimitive, java.lang.Object):void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4" calcext:value-type="float">
            <text:p>4</text:p>
          </table:table-cell>
          <table:table-cell table:style-name="ce18" office:value-type="string" calcext:value-type="string">
            <text:p>net.sourceforge.ganttproject.chart.TaskRendererImpl</text:p>
            <text:p>- processRegularActivity(net.sourceforge.ganttproject.task.TaskActivity):Rectangle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5" calcext:value-type="float">
            <text:p>5</text:p>
          </table:table-cell>
          <table:table-cell table:style-name="ce18" office:value-type="string" calcext:value-type="string">
            <text:p>net.sourceforge.ganttproject.TaskTreeImageGenerator</text:p>
            <text:p>- getPrintableNodes(net.sourceforge.ganttproject.GanttExportSettings):java.util.List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6" calcext:value-type="float">
            <text:p>6</text:p>
          </table:table-cell>
          <table:table-cell table:style-name="ce18" office:value-type="string" calcext:value-type="string">
            <text:p>net.sourceforge.ganttproject.chart.TaskRendererImpl</text:p>
            <text:p>- renderProgressBar(net.sourceforge.ganttproject.task.TaskActivity, Rectangle):void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7" calcext:value-type="float">
            <text:p>7</text:p>
          </table:table-cell>
          <table:table-cell table:style-name="ce18" office:value-type="string" calcext:value-type="string">
            <text:p>net.sourceforge.ganttproject.GanttProject</text:p>
            <text:p>- quitApplication():void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8" calcext:value-type="float">
            <text:p>8</text:p>
          </table:table-cell>
          <table:table-cell table:style-name="ce18" office:value-type="string" calcext:value-type="string">
            <text:p>net.sourceforge.ganttproject.GanttTree2</text:p>
            <text:p>- selectTreeRow(int):void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9" calcext:value-type="float">
            <text:p>9</text:p>
          </table:table-cell>
          <table:table-cell table:style-name="ce18" office:value-type="string" calcext:value-type="string">
            <text:p>net.sourceforge.ganttproject.GanttTreeTable</text:p>
            <text:p>- setDelay(net.sourceforge.ganttproject.task.TaskNode, net.sourceforge.ganttproject.delay.Delay):void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0" calcext:value-type="float">
            <text:p>10</text:p>
          </table:table-cell>
          <table:table-cell table:style-name="ce18" office:value-type="string" calcext:value-type="string">
            <text:p>net.sourceforge.ganttproject.GanttResourcePanel</text:p>
            <text:p>- sendMail(net.sourceforge.ganttproject.GanttProject):void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1" calcext:value-type="float">
            <text:p>11</text:p>
          </table:table-cell>
          <table:table-cell table:style-name="ce18" office:value-type="string" calcext:value-type="string">
            <text:p>net.sourceforge.ganttproject.GanttResourcePanel</text:p>
            <text:p>- newHuman(net.sourceforge.ganttproject.resource.HumanResource):void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2" calcext:value-type="float">
            <text:p>12</text:p>
          </table:table-cell>
          <table:table-cell table:style-name="ce18" office:value-type="string" calcext:value-type="string">
            <text:p>net.sourceforge.ganttproject.GanttResourcePanel</text:p>
            <text:p>- setActions():void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3" calcext:value-type="float">
            <text:p>13</text:p>
          </table:table-cell>
          <table:table-cell table:style-name="ce18" office:value-type="string" calcext:value-type="string">
            <text:p>net.sourceforge.ganttproject.GanttTree2</text:p>
            <text:p>- selectTask(net.sourceforge.ganttproject.task.Task, boolean):void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4" calcext:value-type="float">
            <text:p>14</text:p>
          </table:table-cell>
          <table:table-cell table:style-name="ce18" office:value-type="string" calcext:value-type="string">
            <text:p>net.sourceforge.ganttproject.GanttTree2</text:p>
            <text:p>- setActions():void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5" calcext:value-type="float">
            <text:p>15</text:p>
          </table:table-cell>
          <table:table-cell table:style-name="ce18" office:value-type="string" calcext:value-type="string">
            <text:p>net.sourceforge.ganttproject.GanttTree2</text:p>
            <text:p>- getSelectedNode():javax.swing.tree.DefaultMutableTreeNode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6" calcext:value-type="float">
            <text:p>16</text:p>
          </table:table-cell>
          <table:table-cell table:style-name="ce18" office:value-type="string" calcext:value-type="string">
            <text:p>net.sourceforge.ganttproject.GanttProject</text:p>
            <text:p>- changeWorkingDirectory(java.lang.String):void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7" calcext:value-type="float">
            <text:p>17</text:p>
          </table:table-cell>
          <table:table-cell table:style-name="ce18" office:value-type="string" calcext:value-type="string">
            <text:p>net.sourceforge.ganttproject.GanttProject</text:p>
            <text:p>- recalculateCriticalPath():void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8" calcext:value-type="float">
            <text:p>18</text:p>
          </table:table-cell>
          <table:table-cell table:style-name="ce18" office:value-type="string" calcext:value-type="string">
            <text:p>net.sourceforge.ganttproject.GanttProject</text:p>
            <text:p>- saveAsProject():boolean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9" calcext:value-type="float">
            <text:p>19</text:p>
          </table:table-cell>
          <table:table-cell table:style-name="ce18" office:value-type="string" calcext:value-type="string">
            <text:p>net.sourceforge.ganttproject.GanttTree2</text:p>
            <text:p>- restoreExpand(net.sourceforge.ganttproject.task.TaskNode):void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20" calcext:value-type="float">
            <text:p>20</text:p>
          </table:table-cell>
          <table:table-cell table:style-name="ce18" office:value-type="string" calcext:value-type="string">
            <text:p>net.sourceforge.ganttproject.GanttProject</text:p>
            <text:p>- printProject():void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21" calcext:value-type="float">
            <text:p>21</text:p>
          </table:table-cell>
          <table:table-cell table:style-name="ce18" office:value-type="string" calcext:value-type="string">
            <text:p>net.sourceforge.ganttproject.GanttTree2</text:p>
            <text:p>- expandRefresh(javax.swing.tree.DefaultMutableTreeNode):void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22" calcext:value-type="float">
            <text:p>22</text:p>
          </table:table-cell>
          <table:table-cell table:style-name="ce18" office:value-type="string" calcext:value-type="string">
            <text:p>net.sourceforge.ganttproject.chart.ChartModelImpl</text:p>
            <text:p>- getTaskActivityRectangles(net.sourceforge.ganttproject.task.Task):Rectangle[]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23" calcext:value-type="float">
            <text:p>23</text:p>
          </table:table-cell>
          <table:table-cell table:style-name="ce18" office:value-type="string" calcext:value-type="string">
            <text:p>net.sourceforge.ganttproject.ResourceTreeTable</text:p>
            <text:p>- newResourceColumn(int):net.sourceforge.ganttproject.resource.ResourceColumn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24" calcext:value-type="float">
            <text:p>24</text:p>
          </table:table-cell>
          <table:table-cell table:style-name="ce18" office:value-type="string" calcext:value-type="string">
            <text:p>net.sourceforge.ganttproject.GanttTree2</text:p>
            <text:p>- addBlankLine(javax.swing.tree.DefaultMutableTreeNode, int):void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25" calcext:value-type="float">
            <text:p>25</text:p>
          </table:table-cell>
          <table:table-cell table:style-name="ce18" office:value-type="string" calcext:value-type="string">
            <text:p>net.sourceforge.ganttproject.GanttProject</text:p>
            <text:p>- saveProject():void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26" calcext:value-type="float">
            <text:p>26</text:p>
          </table:table-cell>
          <table:table-cell table:style-name="ce18" office:value-type="string" calcext:value-type="string">
            <text:p>net.sourceforge.ganttproject.GanttResourcePanel</text:p>
            <text:p>- nbPeople():int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27" calcext:value-type="float">
            <text:p>27</text:p>
          </table:table-cell>
          <table:table-cell table:style-name="ce18" office:value-type="string" calcext:value-type="string">
            <text:p>net.sourceforge.ganttproject.calendar.GanttDaysOff</text:p>
            <text:p>- equals(net.sourceforge.ganttproject.calendar.GanttDaysOff):boolean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28" calcext:value-type="float">
            <text:p>28</text:p>
          </table:table-cell>
          <table:table-cell table:style-name="ce18" office:value-type="string" calcext:value-type="string">
            <text:p>net.sourceforge.ganttproject.calendar.GanttDaysOff</text:p>
            <text:p>- isADayOff(net.sourceforge.ganttproject.GanttCalendar):boolean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29" calcext:value-type="float">
            <text:p>29</text:p>
          </table:table-cell>
          <table:table-cell table:style-name="ce18" office:value-type="string" calcext:value-type="string">
            <text:p>net.sourceforge.ganttproject.calendar.GanttDaysOff</text:p>
            <text:p>- getDuration():int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30" calcext:value-type="float">
            <text:p>30</text:p>
          </table:table-cell>
          <table:table-cell table:style-name="ce18" office:value-type="string" calcext:value-type="string">
            <text:p>net.sourceforge.ganttproject.GanttTree2</text:p>
            <text:p>- getSelectedTaskNodes():net.sourceforge.ganttproject.task.TaskNode[]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31" calcext:value-type="float">
            <text:p>31</text:p>
          </table:table-cell>
          <table:table-cell table:style-name="ce18" office:value-type="string" calcext:value-type="string">
            <text:p>net.sourceforge.ganttproject.GanttProject</text:p>
            <text:p>- initIconList():javax.swing.DefaultListModel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32" calcext:value-type="float">
            <text:p>32</text:p>
          </table:table-cell>
          <table:table-cell table:style-name="ce18" office:value-type="string" calcext:value-type="string">
            <text:p>net.sourceforge.ganttproject.GanttProject</text:p>
            <text:p>- initDeletedIconList():javax.swing.DefaultListModel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33" calcext:value-type="float">
            <text:p>33</text:p>
          </table:table-cell>
          <table:table-cell table:style-name="ce18" office:value-type="string" calcext:value-type="string">
            <text:p>net.sourceforge.ganttproject.GanttTree2</text:p>
            <text:p>- createMenuAction(java.lang.String, java.lang.String):javax.swing.Action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34" calcext:value-type="float">
            <text:p>34</text:p>
          </table:table-cell>
          <table:table-cell table:style-name="ce18" office:value-type="string" calcext:value-type="string">
            <text:p>net.sourceforge.ganttproject.GanttTree2</text:p>
            <text:p>- getAllVisibleNodes():java.util.List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35" calcext:value-type="float">
            <text:p>35</text:p>
          </table:table-cell>
          <table:table-cell table:style-name="ce18" office:value-type="string" calcext:value-type="string">
            <text:p>net.sourceforge.ganttproject.chart.ChartHeaderImpl</text:p>
            <text:p>- renderTopUnits():void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36" calcext:value-type="float">
            <text:p>36</text:p>
          </table:table-cell>
          <table:table-cell table:style-name="ce18" office:value-type="string" calcext:value-type="string">
            <text:p>net.sourceforge.ganttproject.chart.ChartHeaderImpl</text:p>
            <text:p>- renderBottomUnits():void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37" calcext:value-type="float">
            <text:p>37</text:p>
          </table:table-cell>
          <table:table-cell table:style-name="ce18" office:value-type="string" calcext:value-type="string">
            <text:p>net.sourceforge.ganttproject.GanttGraphicArea</text:p>
            <text:p>- setPreviousStateTasks(java.util.ArrayList):void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38" calcext:value-type="float">
            <text:p>38</text:p>
          </table:table-cell>
          <table:table-cell table:style-name="ce18" office:value-type="string" calcext:value-type="string">
            <text:p>net.sourceforge.ganttproject.ResourceTreeTable</text:p>
            <text:p>- newResourceColumn():net.sourceforge.ganttproject.resource.ResourceColumn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39" calcext:value-type="float">
            <text:p>39</text:p>
          </table:table-cell>
          <table:table-cell table:style-name="ce18" office:value-type="string" calcext:value-type="string">
            <text:p>net.sourceforge.ganttproject.ResourceTreeTable</text:p>
            <text:p>- updateColumnOrders(int, int):void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40" calcext:value-type="float">
            <text:p>40</text:p>
          </table:table-cell>
          <table:table-cell table:style-name="ce18" office:value-type="string" calcext:value-type="string">
            <text:p>net.sourceforge.ganttproject.ResourceTreeTable</text:p>
            <text:p>- addMandatoryColumnResourceTreeTable(net.sourceforge.ganttproject.resource.ResourceColumn):void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41" calcext:value-type="float">
            <text:p>41</text:p>
          </table:table-cell>
          <table:table-cell table:style-name="ce18" office:value-type="string" calcext:value-type="string">
            <text:p>net.sourceforge.ganttproject.ResourceLoadGraphicArea</text:p>
            <text:p>- getHumanResourceManager():net.sourceforge.ganttproject.resource.HumanResourceManager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42" calcext:value-type="float">
            <text:p>42</text:p>
          </table:table-cell>
          <table:table-cell table:style-name="ce18" office:value-type="string" calcext:value-type="string">
            <text:p>net.sourceforge.ganttproject.GanttTree2</text:p>
            <text:p>- getSelectedTaskNode():javax.swing.tree.DefaultMutableTreeNode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43" calcext:value-type="float">
            <text:p>43</text:p>
          </table:table-cell>
          <table:table-cell table:style-name="ce18" office:value-type="string" calcext:value-type="string">
            <text:p>net.sourceforge.ganttproject.GanttTree2</text:p>
            <text:p>- getSelectedNodes():javax.swing.tree.DefaultMutableTreeNode[]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44" calcext:value-type="float">
            <text:p>44</text:p>
          </table:table-cell>
          <table:table-cell table:style-name="ce18" office:value-type="string" calcext:value-type="string">
            <text:p>net.sourceforge.ganttproject.ResourceTreeTable</text:p>
            <text:p>- deleteCustomColumn(java.lang.String):void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45" calcext:value-type="float">
            <text:p>45</text:p>
          </table:table-cell>
          <table:table-cell table:style-name="ce18" office:value-type="string" calcext:value-type="string">
            <text:p>net.sourceforge.ganttproject.chart.ChartHeaderImpl</text:p>
            <text:p>- createGreyRectangleWithNiceBorders():void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46" calcext:value-type="float">
            <text:p>46</text:p>
          </table:table-cell>
          <table:table-cell table:style-name="ce18" office:value-type="string" calcext:value-type="string">
            <text:p>net.sourceforge.ganttproject.UIFacadeImpl</text:p>
            <text:p>- createCancelAction(javax.swing.Action, javax.swing.JDialog, Commiter):javax.swing.Action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47" calcext:value-type="float">
            <text:p>47</text:p>
          </table:table-cell>
          <table:table-cell table:style-name="ce18" office:value-type="string" calcext:value-type="string">
            <text:p>net.sourceforge.ganttproject.TaskTreeImageGenerator</text:p>
            <text:p>- isVisible(net.sourceforge.ganttproject.task.Task):boolean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48" calcext:value-type="float">
            <text:p>48</text:p>
          </table:table-cell>
          <table:table-cell table:style-name="ce18" office:value-type="string" calcext:value-type="string">
            <text:p>net.sourceforge.ganttproject.GanttProject</text:p>
            <text:p>- addButtons():void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49" calcext:value-type="float">
            <text:p>49</text:p>
          </table:table-cell>
          <table:table-cell table:style-name="ce18" office:value-type="string" calcext:value-type="string">
            <text:p>net.sourceforge.ganttproject.chart.CachingOffsetCalculatorImpl</text:p>
            <text:p>- calculateOffsets(TimeFrame, TimeUnit, Date, TimeUnit, int):Offset[]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50" calcext:value-type="float">
            <text:p>50</text:p>
          </table:table-cell>
          <table:table-cell table:style-name="ce18" office:value-type="string" calcext:value-type="string">
            <text:p>net.sourceforge.ganttproject.GanttTreeTable</text:p>
            <text:p>- initColumnsAlignements() : void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51" calcext:value-type="float">
            <text:p>51</text:p>
          </table:table-cell>
          <table:table-cell table:style-name="ce18" office:value-type="string" calcext:value-type="string">
            <text:p>net.sourceforge.ganttproject.GanttTreeTable</text:p>
            <text:p>- getIdForName(String colName) : String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52" calcext:value-type="float">
            <text:p>52</text:p>
          </table:table-cell>
          <table:table-cell table:style-name="ce18" office:value-type="string" calcext:value-type="string">
            <text:p>net.sourceforge.ganttproject.GanttTreeTable</text:p>
            <text:p>- getNameForId(String id) : String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53" calcext:value-type="float">
            <text:p>53</text:p>
          </table:table-cell>
          <table:table-cell table:style-name="ce18" office:value-type="string" calcext:value-type="string">
            <text:p>net.sourceforge.ganttproject.GanttTreeTable$1</text:p>
            <text:p>- languageChanged(Event event) : void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54" calcext:value-type="float">
            <text:p>54</text:p>
          </table:table-cell>
          <table:table-cell table:style-name="ce18" office:value-type="string" calcext:value-type="string">
            <text:p>net.sourceforge.ganttproject.ResourceTreeTable</text:p>
            <text:p>- initColumnsAlignements() : void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55" calcext:value-type="float">
            <text:p>55</text:p>
          </table:table-cell>
          <table:table-cell table:style-name="ce18" office:value-type="string" calcext:value-type="string">
            <text:p>net.sourceforge.ganttproject.chart.StyledPainterImpl</text:p>
            <text:p>- paint(Text next) : void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56" calcext:value-type="float">
            <text:p>56</text:p>
          </table:table-cell>
          <table:table-cell table:style-name="ce18" office:value-type="string" calcext:value-type="string">
            <text:p>net.sourceforge.ganttproject.chart.StyledPainterImpl</text:p>
            <text:p>- paint(Rectangle next) : void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57" calcext:value-type="float">
            <text:p>57</text:p>
          </table:table-cell>
          <table:table-cell table:style-name="ce18" office:value-type="string" calcext:value-type="string">
            <text:p>net.sourceforge.ganttproject.chart.StyledPainterImpl$1</text:p>
            <text:p>- paint(Rectangle next) : void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58" calcext:value-type="float">
            <text:p>58</text:p>
          </table:table-cell>
          <table:table-cell table:style-name="ce18" office:value-type="string" calcext:value-type="string">
            <text:p>net.sourceforge.ganttproject.chart.ResourceLoadRenderer</text:p>
            <text:p>- buildTasksLoadsRectangles(List partition, int ypos) : void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59" calcext:value-type="float">
            <text:p>59</text:p>
          </table:table-cell>
          <table:table-cell table:style-name="ce18" office:value-type="string" calcext:value-type="string">
            <text:p>net.sourceforge.ganttproject.io.GanttCSVExport</text:p>
            <text:p>- writeTaskHeaders(OutputStreamWriter out) : void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60" calcext:value-type="float">
            <text:p>60</text:p>
          </table:table-cell>
          <table:table-cell table:style-name="ce18" office:value-type="string" calcext:value-type="string">
            <text:p>net.sourceforge.ganttproject.io.GanttCSVExport</text:p>
            <text:p>- writeResourceHeaders(OutputStreamWriter out) : void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61" calcext:value-type="float">
            <text:p>61</text:p>
          </table:table-cell>
          <table:table-cell table:style-name="ce18" office:value-type="string" calcext:value-type="string">
            <text:p>net.sourceforge.ganttproject.parser.TaskTagHandler</text:p>
            <text:p>- loadTask(Attributes attrs) : void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number-columns-repeated="1023"/>
        </table:table-row>
        <table:table-row table:style-name="ro8"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Long Method</text:p>
          </table:table-cell>
          <table:table-cell table:style-name="ce8" office:value-type="string" calcext:value-type="string">
            <text:p>Sim</text:p>
          </table:table-cell>
          <table:table-cell table:style-name="ce8" office:value-type="string" calcext:value-type="string">
            <text:p>Não</text:p>
          </table:table-cell>
          <table:table-cell table:style-name="ce20" table:number-columns-repeated="1019"/>
        </table:table-row>
        <table:table-row table:style-name="ro8">
          <table:table-cell table:style-name="ce12" office:value-type="float" office:value="1" calcext:value-type="float">
            <text:p>1</text:p>
          </table:table-cell>
          <table:table-cell table:style-name="ce18" office:value-type="string" calcext:value-type="string">
            <text:p>net.sourceforge.ganttproject.GanttOptions.java</text:p>
            <text:p>- void save()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2" calcext:value-type="float">
            <text:p>2</text:p>
          </table:table-cell>
          <table:table-cell table:style-name="ce18" office:value-type="string" calcext:value-type="string">
            <text:p>net.sourceforge.ganttproject.GanttOptions.java</text:p>
            <text:p>- void startElement(String namespaceURI, String sName, String qName, Attributes attrs) throws SAXException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3" calcext:value-type="float">
            <text:p>3</text:p>
          </table:table-cell>
          <table:table-cell table:style-name="ce18" office:value-type="string" calcext:value-type="string">
            <text:p>net.sourceforge.ganttproject.GanttTree2.java</text:p>
            <text:p>- void pasteNode()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4" calcext:value-type="float">
            <text:p>4</text:p>
          </table:table-cell>
          <table:table-cell table:style-name="ce18" office:value-type="string" calcext:value-type="string">
            <text:p>net.sourceforge.ganttproject.GanttTree2.java</text:p>
            <text:p>- void run()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5" calcext:value-type="float">
            <text:p>5</text:p>
          </table:table-cell>
          <table:table-cell table:style-name="ce18" office:value-type="string" calcext:value-type="string">
            <text:p>net.sourceforge.ganttproject.GanttTreeTable.java</text:p>
            <text:p>- void initTreeTable()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6" calcext:value-type="float">
            <text:p>6</text:p>
          </table:table-cell>
          <table:table-cell table:style-name="ce18" office:value-type="string" calcext:value-type="string">
            <text:p>net.sourceforge.ganttproject.chart.TaskRendererImpl.java</text:p>
            <text:p>- Rectangle processRegularActivity(TaskActivity nextStarted)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7" calcext:value-type="float">
            <text:p>7</text:p>
          </table:table-cell>
          <table:table-cell table:style-name="ce18" office:value-type="string" calcext:value-type="string">
            <text:p>net.sourceforge.ganttproject.gui.GanttTaskPropertiesBean.java</text:p>
            <text:p>- void constructGeneralPanel()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8" calcext:value-type="float">
            <text:p>8</text:p>
          </table:table-cell>
          <table:table-cell table:style-name="ce18" office:value-type="string" calcext:value-type="string">
            <text:p>net.sourceforge.ganttproject.io.GanttCSVExport.java</text:p>
            <text:p>- void getMaxSize()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9" calcext:value-type="float">
            <text:p>9</text:p>
          </table:table-cell>
          <table:table-cell table:style-name="ce18" office:value-type="string" calcext:value-type="string">
            <text:p>net.sourceforge.ganttproject.io.GanttXFIGSaver.java</text:p>
            <text:p>- BoxObject task2box(GanttTask task, int depthval, int number,boolean isLeaf)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0" calcext:value-type="float">
            <text:p>10</text:p>
          </table:table-cell>
          <table:table-cell table:style-name="ce18" office:value-type="string" calcext:value-type="string">
            <text:p>net.sourceforge.ganttproject.parser.TaskTagHandler.java</text:p>
            <text:p>- void loadTask(Attributes attrs)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1" calcext:value-type="float">
            <text:p>11</text:p>
          </table:table-cell>
          <table:table-cell table:style-name="ce18" office:value-type="string" calcext:value-type="string">
            <text:p>net.sourceforge.ganttproject.task.TaskProperties.java</text:p>
            <text:p>- static Object getProperty(Task task, String propertyID)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2" calcext:value-type="float">
            <text:p>12</text:p>
          </table:table-cell>
          <table:table-cell table:style-name="ce18" office:value-type="string" calcext:value-type="string">
            <text:p>org.w3c.util.DateParser.java</text:p>
            <text:p>- static Calendar getCalendar(String isodate)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3" calcext:value-type="float">
            <text:p>13</text:p>
          </table:table-cell>
          <table:table-cell table:style-name="ce18" office:value-type="string" calcext:value-type="string">
            <text:p>net.sourceforge.ganttproject.print.PrintPreview.java</text:p>
            <text:p>- PrintPreview(IGanttProject project, UIFacade uifacade, Chart chart, Date start, Date end)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4" calcext:value-type="float">
            <text:p>14</text:p>
          </table:table-cell>
          <table:table-cell table:style-name="ce18" office:value-type="string" calcext:value-type="string">
            <text:p>net.sourceforge.ganttproject.GanttTree2.java</text:p>
            <text:p>- GanttTree2(GanttProject, TaskManager, TaskSelectionManager, UIFacade)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5" calcext:value-type="float">
            <text:p>15</text:p>
          </table:table-cell>
          <table:table-cell table:style-name="ce18" office:value-type="string" calcext:value-type="string">
            <text:p>net.sourceforge.ganttproject.GanttProject.java</text:p>
            <text:p>- GanttProject(boolean isOnlyViewer, boolean isApplet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6" calcext:value-type="float">
            <text:p>16</text:p>
          </table:table-cell>
          <table:table-cell table:style-name="ce18" office:value-type="string" calcext:value-type="string">
            <text:p>net.sourceforge.ganttproject.GanttProject.java</text:p>
            <text:p>- void addButtons(JToolBar toolBar)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7" calcext:value-type="float">
            <text:p>17</text:p>
          </table:table-cell>
          <table:table-cell table:style-name="ce18" office:value-type="string" calcext:value-type="string">
            <text:p>net.sourceforge.ganttproject.gui.options.CSVSettingsPanel.java</text:p>
            <text:p>- CSVSettingsPanel(GanttProject parent)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8" calcext:value-type="float">
            <text:p>18</text:p>
          </table:table-cell>
          <table:table-cell table:style-name="ce18" office:value-type="string" calcext:value-type="string">
            <text:p>net.sourceforge.ganttproject.gui.options.LnFSettingsPanel.java</text:p>
            <text:p>- LnFSettingsPanel(GanttProject parent)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9" calcext:value-type="float">
            <text:p>19</text:p>
          </table:table-cell>
          <table:table-cell table:style-name="ce18" office:value-type="string" calcext:value-type="string">
            <text:p>net.sourceforge.ganttproject.gui.TipsDialog.java</text:p>
            <text:p>- TipsDialog(JFrame parent, boolean tips)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20" calcext:value-type="float">
            <text:p>20</text:p>
          </table:table-cell>
          <table:table-cell table:style-name="ce18" office:value-type="string" calcext:value-type="string">
            <text:p>net.sourceforge.ganttproject.chart.TaskRendererImpl</text:p>
            <text:p>- void drawPreviousStateTask(net.sourceforge.ganttproject.GanttPreviousStateTask, int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21" calcext:value-type="float">
            <text:p>21</text:p>
          </table:table-cell>
          <table:table-cell table:style-name="ce18" office:value-type="string" calcext:value-type="string">
            <text:p>net.sourceforge.ganttproject.UIFacadeImpl</text:p>
            <text:p>- java.awt.Component createDialogContentComponent(int, java.lang.String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22" calcext:value-type="float">
            <text:p>22</text:p>
          </table:table-cell>
          <table:table-cell table:style-name="ce18" office:value-type="string" calcext:value-type="string">
            <text:p>net.sourceforge.ganttproject.chart.ResourceLoadRenderer</text:p>
            <text:p>- void buildTasksLoadsRectangles(List#RAW, int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23" calcext:value-type="float">
            <text:p>23</text:p>
          </table:table-cell>
          <table:table-cell table:style-name="ce18" office:value-type="string" calcext:value-type="string">
            <text:p>net.sourceforge.ganttproject.chart.ResourceLoadRenderer</text:p>
            <text:p>- void renderLoads(LoadDistribution.Load, LoadDistribution.Load, LinkedList#RAW, int, java.lang.String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24" calcext:value-type="float">
            <text:p>24</text:p>
          </table:table-cell>
          <table:table-cell table:style-name="ce18" office:value-type="string" calcext:value-type="string">
            <text:p>net.sourceforge.ganttproject.GanttGraphicArea</text:p>
            <text:p>- java.awt.image.RenderedImage getRenderedImage(net.sourceforge.ganttproject.GanttExportSettings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25" calcext:value-type="float">
            <text:p>25</text:p>
          </table:table-cell>
          <table:table-cell table:style-name="ce18" office:value-type="string" calcext:value-type="string">
            <text:p>net.sourceforge.ganttproject.ResourceTreeTableModel</text:p>
            <text:p>- void changeLanguage(net.sourceforge.ganttproject.language.GanttLanguage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26" calcext:value-type="float">
            <text:p>26</text:p>
          </table:table-cell>
          <table:table-cell table:style-name="ce18" office:value-type="string" calcext:value-type="string">
            <text:p>net.sourceforge.ganttproject.ResourceLoadGraphicArea</text:p>
            <text:p>- java.awt.image.RenderedImage getRenderedImage(net.sourceforge.ganttproject.GanttExportSettings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27" calcext:value-type="float">
            <text:p>27</text:p>
          </table:table-cell>
          <table:table-cell table:style-name="ce18" office:value-type="string" calcext:value-type="string">
            <text:p>net.sourceforge.ganttproject.GanttTreeTable</text:p>
            <text:p>- void updateDisplayedColumnsOrder(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28" calcext:value-type="float">
            <text:p>28</text:p>
          </table:table-cell>
          <table:table-cell table:style-name="ce18" office:value-type="string" calcext:value-type="string">
            <text:p>net.sourceforge.ganttproject.GanttGraphicArea.ChangeTaskProgressInteraction</text:p>
            <text:p>- void apply(java.awt.event.MouseEvent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29" calcext:value-type="float">
            <text:p>29</text:p>
          </table:table-cell>
          <table:table-cell table:style-name="ce18" office:value-type="string" calcext:value-type="string">
            <text:p>net.sourceforge.ganttproject.GanttProject</text:p>
            <text:p>- void quitApplication(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30" calcext:value-type="float">
            <text:p>30</text:p>
          </table:table-cell>
          <table:table-cell table:style-name="ce18" office:value-type="string" calcext:value-type="string">
            <text:p>net.sourceforge.ganttproject.GanttTreeTable.VisibleFieldsImpl</text:p>
            <text:p>- void importData(net.sourceforge.ganttproject.gui.TableHeaderUIFacade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31" calcext:value-type="float">
            <text:p>31</text:p>
          </table:table-cell>
          <table:table-cell table:style-name="ce18" office:value-type="string" calcext:value-type="string">
            <text:p>net.sourceforge.ganttproject.chart.TaskRendererImpl</text:p>
            <text:p>- void afterProcessingTimeFrames(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32" calcext:value-type="float">
            <text:p>32</text:p>
          </table:table-cell>
          <table:table-cell table:style-name="ce18" office:value-type="string" calcext:value-type="string">
            <text:p>net.sourceforge.ganttproject.GanttTreeTable.ColumnKeeper</text:p>
            <text:p>- void hide(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33" calcext:value-type="float">
            <text:p>33</text:p>
          </table:table-cell>
          <table:table-cell table:style-name="ce18" office:value-type="string" calcext:value-type="string">
            <text:p>net.sourceforge.ganttproject.GanttTreeTable</text:p>
            <text:p>- void calculateWidth(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34" calcext:value-type="float">
            <text:p>34</text:p>
          </table:table-cell>
          <table:table-cell table:style-name="ce18" office:value-type="string" calcext:value-type="string">
            <text:p>net.sourceforge.ganttproject.GanttProject</text:p>
            <text:p>- void setHiddens(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35" calcext:value-type="float">
            <text:p>35</text:p>
          </table:table-cell>
          <table:table-cell table:style-name="ce18" office:value-type="string" calcext:value-type="string">
            <text:p>net.sourceforge.ganttproject.GanttTreeTable.VisibleFieldsImpl</text:p>
            <text:p>- void add(java.lang.String, int, int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36" calcext:value-type="float">
            <text:p>36</text:p>
          </table:table-cell>
          <table:table-cell table:style-name="ce18" office:value-type="string" calcext:value-type="string">
            <text:p>net.sourceforge.ganttproject.chart.ChartViewState</text:p>
            <text:p>- void zoomChanged(net.sourceforge.ganttproject.gui.zoom.ZoomEvent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37" calcext:value-type="float">
            <text:p>37</text:p>
          </table:table-cell>
          <table:table-cell table:style-name="ce18" office:value-type="string" calcext:value-type="string">
            <text:p>net.sourceforge.ganttproject.GanttGraphicArea.ScrollGanttChartCenterAction</text:p>
            <text:p>- void scroll(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38" calcext:value-type="float">
            <text:p>38</text:p>
          </table:table-cell>
          <table:table-cell table:style-name="ce18" office:value-type="string" calcext:value-type="string">
            <text:p>net.sourceforge.ganttproject.GanttTree2</text:p>
            <text:p>- TaskNode insertClonedNode(DefaultMutableTreeNode, DefaultMutableTreeNode, int, boolean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39" calcext:value-type="float">
            <text:p>39</text:p>
          </table:table-cell>
          <table:table-cell table:style-name="ce18" office:value-type="string" calcext:value-type="string">
            <text:p>net.sourceforge.ganttproject.action.ImportResources</text:p>
            <text:p>- java.io.File getResourcesFile(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40" calcext:value-type="float">
            <text:p>40</text:p>
          </table:table-cell>
          <table:table-cell table:style-name="ce18" office:value-type="string" calcext:value-type="string">
            <text:p>net.sourceforge.ganttproject.GanttTreeTable</text:p>
            <text:p>- void displayAllColumns(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41" calcext:value-type="float">
            <text:p>41</text:p>
          </table:table-cell>
          <table:table-cell table:style-name="ce18" office:value-type="string" calcext:value-type="string">
            <text:p>net.sourceforge.ganttproject.GanttTreeTable</text:p>
            <text:p>- void hideAllColumns(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42" calcext:value-type="float">
            <text:p>42</text:p>
          </table:table-cell>
          <table:table-cell table:style-name="ce18" office:value-type="string" calcext:value-type="string">
            <text:p>net.sourceforge.ganttproject.GanttTreeTableModel</text:p>
            <text:p>- java.lang.Object getValueAt(java.lang.Object, int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43" calcext:value-type="float">
            <text:p>43</text:p>
          </table:table-cell>
          <table:table-cell table:style-name="ce18" office:value-type="string" calcext:value-type="string">
            <text:p>net.sourceforge.ganttproject.ChartComponentBase.MouseMotionListenerBase</text:p>
            <text:p>- void mouseDragged(java.awt.event.MouseEvent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44" calcext:value-type="float">
            <text:p>44</text:p>
          </table:table-cell>
          <table:table-cell table:style-name="ce18" office:value-type="string" calcext:value-type="string">
            <text:p>net.sourceforge.ganttproject.GanttOptions</text:p>
            <text:p>- java.lang.String getFilePath(java.lang.String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45" calcext:value-type="float">
            <text:p>45</text:p>
          </table:table-cell>
          <table:table-cell table:style-name="ce18" office:value-type="string" calcext:value-type="string">
            <text:p>net.sourceforge.ganttproject.GanttOptions</text:p>
            <text:p>- boolean load(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46" calcext:value-type="float">
            <text:p>46</text:p>
          </table:table-cell>
          <table:table-cell table:style-name="ce18" office:value-type="string" calcext:value-type="string">
            <text:p>net.sourceforge.ganttproject.GanttProject</text:p>
            <text:p>- void changeLanguage(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47" calcext:value-type="float">
            <text:p>47</text:p>
          </table:table-cell>
          <table:table-cell table:style-name="ce18" office:value-type="string" calcext:value-type="string">
            <text:p>net.sourceforge.ganttproject.GanttTreeTable.ColumnKeeper</text:p>
            <text:p>- void show(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48" calcext:value-type="float">
            <text:p>48</text:p>
          </table:table-cell>
          <table:table-cell table:style-name="ce18" office:value-type="string" calcext:value-type="string">
            <text:p>net.sourceforge.ganttproject.GanttTreeTable</text:p>
            <text:p>- void centerViewOnSelectedCell(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49" calcext:value-type="float">
            <text:p>49</text:p>
          </table:table-cell>
          <table:table-cell table:style-name="ce18" office:value-type="string" calcext:value-type="string">
            <text:p>net.sourceforge.ganttproject.calendar.XMLCalendarOpen.DefaultTagHandler</text:p>
            <text:p>- void startElement(java.lang.String, java.lang.String, java.lang.String, org.xml.sax.Attributes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50" calcext:value-type="float">
            <text:p>50</text:p>
          </table:table-cell>
          <table:table-cell table:style-name="ce18" office:value-type="string" calcext:value-type="string">
            <text:p>net.sourceforge.ganttproject.chart.ChartModelImpl</text:p>
            <text:p>- net.sourceforge.ganttproject.chart.item.ChartItem findTaskBoundaryItem(int, int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51" calcext:value-type="float">
            <text:p>51</text:p>
          </table:table-cell>
          <table:table-cell table:style-name="ce18" office:value-type="string" calcext:value-type="string">
            <text:p>net.sourceforge.ganttproject.chart.ResourceLoadRenderer</text:p>
            <text:p>- Rectangle createRectangle(LinkedList#RAW, java.util.Date, java.util.Date, int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52" calcext:value-type="float">
            <text:p>52</text:p>
          </table:table-cell>
          <table:table-cell table:style-name="ce18" office:value-type="string" calcext:value-type="string">
            <text:p>net.sourceforge.ganttproject.chart.SimpleRenderedImage</text:p>
            <text:p>- static int XToTileX(int, int, int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53" calcext:value-type="float">
            <text:p>53</text:p>
          </table:table-cell>
          <table:table-cell table:style-name="ce18" office:value-type="string" calcext:value-type="string">
            <text:p>net.sourceforge.ganttproject.chart.SimpleRenderedImage</text:p>
            <text:p>- static int YToTileY(int, int, int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54" calcext:value-type="float">
            <text:p>54</text:p>
          </table:table-cell>
          <table:table-cell table:style-name="ce18" office:value-type="string" calcext:value-type="string">
            <text:p>net.sourceforge.ganttproject.chart.TaskRendererImpl</text:p>
            <text:p>- void drawDependencies(List#RAW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55" calcext:value-type="float">
            <text:p>55</text:p>
          </table:table-cell>
          <table:table-cell table:style-name="ce18" office:value-type="string" calcext:value-type="string">
            <text:p>net.sourceforge.ganttproject.chart.TaskRendererImpl</text:p>
            <text:p>- void pullQueue(java.util.Date, java.util.Date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56" calcext:value-type="float">
            <text:p>56</text:p>
          </table:table-cell>
          <table:table-cell table:style-name="ce18" office:value-type="string" calcext:value-type="string">
            <text:p>net.sourceforge.ganttproject.GanttOptions</text:p>
            <text:p>- void setButtonShow(int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57" calcext:value-type="float">
            <text:p>57</text:p>
          </table:table-cell>
          <table:table-cell table:style-name="ce18" office:value-type="string" calcext:value-type="string">
            <text:p>net.sourceforge.ganttproject.GanttProject</text:p>
            <text:p>- void changeOrder(DefaultListModel#RAW, DefaultListModel#RAW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58" calcext:value-type="float">
            <text:p>58</text:p>
          </table:table-cell>
          <table:table-cell table:style-name="ce18" office:value-type="string" calcext:value-type="string">
            <text:p>net.sourceforge.ganttproject.GanttTree2.AutoscrollingTree</text:p>
            <text:p>- void autoscroll(java.awt.Point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59" calcext:value-type="float">
            <text:p>59</text:p>
          </table:table-cell>
          <table:table-cell table:style-name="ce18" office:value-type="string" calcext:value-type="string">
            <text:p>net.sourceforge.ganttproject.GanttTree2</text:p>
            <text:p>- net.sourceforge.ganttproject.task.TaskNode addObject(java.lang.Object, javax.swing.tree.MutableTreeNode, int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60" calcext:value-type="float">
            <text:p>60</text:p>
          </table:table-cell>
          <table:table-cell table:style-name="ce18" office:value-type="string" calcext:value-type="string">
            <text:p>net.sourceforge.ganttproject.chart.ChartModelResource</text:p>
            <text:p>- void paint(java.awt.Graphics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61" calcext:value-type="float">
            <text:p>61</text:p>
          </table:table-cell>
          <table:table-cell table:style-name="ce18" office:value-type="string" calcext:value-type="string">
            <text:p>net.sourceforge.ganttproject.chart.ChartViewState</text:p>
            <text:p>- void setStartDate(java.util.Date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62" calcext:value-type="float">
            <text:p>62</text:p>
          </table:table-cell>
          <table:table-cell table:style-name="ce18" office:value-type="string" calcext:value-type="string">
            <text:p>net.sourceforge.ganttproject.chart.TaskRendererImpl</text:p>
            <text:p>- void createDownSideText(net.sourceforge.ganttproject.task.TaskActivity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63" calcext:value-type="float">
            <text:p>63</text:p>
          </table:table-cell>
          <table:table-cell table:style-name="ce18" office:value-type="string" calcext:value-type="string">
            <text:p>net.sourceforge.ganttproject.chart.TaskRendererImpl</text:p>
            <text:p>- void createLeftSideText(net.sourceforge.ganttproject.task.TaskActivity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64" calcext:value-type="float">
            <text:p>64</text:p>
          </table:table-cell>
          <table:table-cell table:style-name="ce18" office:value-type="string" calcext:value-type="string">
            <text:p>net.sourceforge.ganttproject.chart.TaskRendererImpl</text:p>
            <text:p>- void createUpSideText(net.sourceforge.ganttproject.task.TaskActivity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65" calcext:value-type="float">
            <text:p>65</text:p>
          </table:table-cell>
          <table:table-cell table:style-name="ce18" office:value-type="string" calcext:value-type="string">
            <text:p>net.sourceforge.ganttproject.GanttProject</text:p>
            <text:p>- void applyButtonOptions(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66" calcext:value-type="float">
            <text:p>66</text:p>
          </table:table-cell>
          <table:table-cell table:style-name="ce18" office:value-type="string" calcext:value-type="string">
            <text:p>net.sourceforge.ganttproject.GanttResourcePanel</text:p>
            <text:p>- net.sourceforge.ganttproject.resource.ProjectResource[] getResources(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67" calcext:value-type="float">
            <text:p>67</text:p>
          </table:table-cell>
          <table:table-cell table:style-name="ce18" office:value-type="string" calcext:value-type="string">
            <text:p>net.sourceforge.ganttproject.GanttResourcePanel</text:p>
            <text:p>- void saveSelectionToClipboard(boolean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68" calcext:value-type="float">
            <text:p>68</text:p>
          </table:table-cell>
          <table:table-cell table:style-name="ce18" office:value-type="string" calcext:value-type="string">
            <text:p>net.sourceforge.ganttproject.GanttTreeTable</text:p>
            <text:p>- void addNewCustomColumn(net.sourceforge.ganttproject.task.CustomColumn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69" calcext:value-type="float">
            <text:p>69</text:p>
          </table:table-cell>
          <table:table-cell table:style-name="ce18" office:value-type="string" calcext:value-type="string">
            <text:p>net.sourceforge.ganttproject.GanttTree2</text:p>
            <text:p>- javax.swing.tree.DefaultMutableTreeNode[] getSelectedNodes(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70" calcext:value-type="float">
            <text:p>70</text:p>
          </table:table-cell>
          <table:table-cell table:style-name="ce18" office:value-type="string" calcext:value-type="string">
            <text:p>net.sourceforge.ganttproject.GanttTree2</text:p>
            <text:p>- net.sourceforge.ganttproject.task.TaskNode[] getSelectedTaskNodes(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71" calcext:value-type="float">
            <text:p>71</text:p>
          </table:table-cell>
          <table:table-cell table:style-name="ce18" office:value-type="string" calcext:value-type="string">
            <text:p>net.sourceforge.ganttproject.chart.TaskRendererImpl</text:p>
            <text:p>- java.awt.Rectangle getBoundingRectangle(net.sourceforge.ganttproject.task.TaskActivity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72" calcext:value-type="float">
            <text:p>72</text:p>
          </table:table-cell>
          <table:table-cell table:style-name="ce18" office:value-type="string" calcext:value-type="string">
            <text:p>net.sourceforge.ganttproject.GanttResourcePanel</text:p>
            <text:p>- net.sourceforge.ganttproject.task.ResourceAssignment[] getResourceAssignments(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73" calcext:value-type="float">
            <text:p>73</text:p>
          </table:table-cell>
          <table:table-cell table:style-name="ce18" office:value-type="string" calcext:value-type="string">
            <text:p>net.sourceforge.ganttproject.OSXAdapter</text:p>
            <text:p>- void handleOpenFile(com.apple.eawt.ApplicationEvent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74" calcext:value-type="float">
            <text:p>74</text:p>
          </table:table-cell>
          <table:table-cell table:style-name="ce18" office:value-type="string" calcext:value-type="string">
            <text:p>net.sourceforge.ganttproject.GanttProject</text:p>
            <text:p>- static void main(java.lang.String[]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75" calcext:value-type="float">
            <text:p>75</text:p>
          </table:table-cell>
          <table:table-cell table:style-name="ce18" office:value-type="string" calcext:value-type="string">
            <text:p>net.sourceforge.ganttproject.chart.TaskRendererImpl</text:p>
            <text:p>- Rectangle processRegularActivity(net.sourceforge.ganttproject.task.TaskActivity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76" calcext:value-type="float">
            <text:p>76</text:p>
          </table:table-cell>
          <table:table-cell table:style-name="ce18" office:value-type="string" calcext:value-type="string">
            <text:p>net.sourceforge.ganttproject.ResourceTreeTableModel</text:p>
            <text:p>- java.lang.Object getValueAt(java.lang.Object, int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77" calcext:value-type="float">
            <text:p>77</text:p>
          </table:table-cell>
          <table:table-cell table:style-name="ce18" office:value-type="string" calcext:value-type="string">
            <text:p>net.sourceforge.ganttproject.calendar.AlwaysWorkingTimeCalendarImpl</text:p>
            <text:p>- List#RAW getActivitiesBackward(java.util.Date, net.sourceforge.ganttproject.time.TimeUnit, long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78" calcext:value-type="float">
            <text:p>78</text:p>
          </table:table-cell>
          <table:table-cell table:style-name="ce18" office:value-type="string" calcext:value-type="string">
            <text:p>net.sourceforge.ganttproject.calendar.AlwaysWorkingTimeCalendarImpl</text:p>
            <text:p>- List#RAW getActivitiesForward(java.util.Date, net.sourceforge.ganttproject.time.TimeUnit, long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79" calcext:value-type="float">
            <text:p>79</text:p>
          </table:table-cell>
          <table:table-cell table:style-name="ce18" office:value-type="string" calcext:value-type="string">
            <text:p>net.sourceforge.ganttproject.GanttTreeTable</text:p>
            <text:p>- void displayColumn(java.lang.String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80" calcext:value-type="float">
            <text:p>80</text:p>
          </table:table-cell>
          <table:table-cell table:style-name="ce18" office:value-type="string" calcext:value-type="string">
            <text:p>net.sourceforge.ganttproject.GanttTree2</text:p>
            <text:p>- void selectTask(net.sourceforge.ganttproject.task.Task, boolean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81" calcext:value-type="float">
            <text:p>81</text:p>
          </table:table-cell>
          <table:table-cell table:style-name="ce18" office:value-type="string" calcext:value-type="string">
            <text:p>net.sourceforge.ganttproject.GanttTreeTable</text:p>
            <text:p>- void hideColumn(java.lang.String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82" calcext:value-type="float">
            <text:p>82</text:p>
          </table:table-cell>
          <table:table-cell table:style-name="ce18" office:value-type="string" calcext:value-type="string">
            <text:p>net.sourceforge.ganttproject.GPToolBar</text:p>
            <text:p>- void populate(List#RAW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83" calcext:value-type="float">
            <text:p>83</text:p>
          </table:table-cell>
          <table:table-cell table:style-name="ce18" office:value-type="string" calcext:value-type="string">
            <text:p>net.sourceforge.ganttproject.chart.BottomUnitLineRendererImpl</text:p>
            <text:p>- void render(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84" calcext:value-type="float">
            <text:p>84</text:p>
          </table:table-cell>
          <table:table-cell table:style-name="ce18" office:value-type="string" calcext:value-type="string">
            <text:p>net.sourceforge.ganttproject.GanttTreeTable</text:p>
            <text:p>- void reloadColumns(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85" calcext:value-type="float">
            <text:p>85</text:p>
          </table:table-cell>
          <table:table-cell table:style-name="ce18" office:value-type="string" calcext:value-type="string">
            <text:p>net.sourceforge.ganttproject.PluginPreferencesImpl</text:p>
            <text:p>- org.osgi.service.prefs.Preferences node(java.lang.String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86" calcext:value-type="float">
            <text:p>86</text:p>
          </table:table-cell>
          <table:table-cell table:style-name="ce18" office:value-type="string" calcext:value-type="string">
            <text:p>net.sourceforge.ganttproject.action.DeleteAssignmentAction</text:p>
            <text:p>- void actionPerformed(java.awt.event.ActionEvent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87" calcext:value-type="float">
            <text:p>87</text:p>
          </table:table-cell>
          <table:table-cell table:style-name="ce18" office:value-type="string" calcext:value-type="string">
            <text:p>net.sourceforge.ganttproject.chart.TaskRendererImpl</text:p>
            <text:p>- void renderProgressBar(net.sourceforge.ganttproject.task.TaskActivity, Rectangle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88" calcext:value-type="float">
            <text:p>88</text:p>
          </table:table-cell>
          <table:table-cell table:style-name="ce18" office:value-type="string" calcext:value-type="string">
            <text:p>net.sourceforge.ganttproject.ResourceTreeTableModel</text:p>
            <text:p>- void updateResources(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89" calcext:value-type="float">
            <text:p>89</text:p>
          </table:table-cell>
          <table:table-cell table:style-name="ce18" office:value-type="string" calcext:value-type="string">
            <text:p>net.sourceforge.ganttproject.chart.ChartHeaderImpl</text:p>
            <text:p>- void createGreyRectangleWithNiceBorders(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90" calcext:value-type="float">
            <text:p>90</text:p>
          </table:table-cell>
          <table:table-cell table:style-name="ce18" office:value-type="string" calcext:value-type="string">
            <text:p>net.sourceforge.ganttproject.chart.GraphicPrimitiveContainer</text:p>
            <text:p>- void paint(net.sourceforge.ganttproject.chart.Painter, java.awt.Graphics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91" calcext:value-type="float">
            <text:p>91</text:p>
          </table:table-cell>
          <table:table-cell table:style-name="ce18" office:value-type="string" calcext:value-type="string">
            <text:p>net.sourceforge.ganttproject.chart.SimpleRenderedImage</text:p>
            <text:p>- java.awt.image.WritableRaster copyData(java.awt.image.WritableRaster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92" calcext:value-type="float">
            <text:p>92</text:p>
          </table:table-cell>
          <table:table-cell table:style-name="ce18" office:value-type="string" calcext:value-type="string">
            <text:p>net.sourceforge.ganttproject.chart.ChartHeaderImpl</text:p>
            <text:p>- void renderBottomUnits(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93" calcext:value-type="float">
            <text:p>93</text:p>
          </table:table-cell>
          <table:table-cell table:style-name="ce18" office:value-type="string" calcext:value-type="string">
            <text:p>net.sourceforge.ganttproject.chart.ChartHeaderImpl</text:p>
            <text:p>- void renderTopUnits(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94" calcext:value-type="float">
            <text:p>94</text:p>
          </table:table-cell>
          <table:table-cell table:style-name="ce18" office:value-type="string" calcext:value-type="string">
            <text:p>net.sourceforge.ganttproject.GanttTree2.GanttTreeDropListener</text:p>
            <text:p>- void dragOver(java.awt.dnd.DropTargetDragEvent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95" calcext:value-type="float">
            <text:p>95</text:p>
          </table:table-cell>
          <table:table-cell table:style-name="ce18" office:value-type="string" calcext:value-type="string">
            <text:p>net.sourceforge.ganttproject.CustomPropertyManager.PropertyTypeEncoder</text:p>
            <text:p>- net.sourceforge.ganttproject.CustomPropertyDefinition decodeTypeAndDefaultValue(String, String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96" calcext:value-type="float">
            <text:p>96</text:p>
          </table:table-cell>
          <table:table-cell table:style-name="ce18" office:value-type="string" calcext:value-type="string">
            <text:p>net.sourceforge.ganttproject.GanttCalendar</text:p>
            <text:p>- int diff(net.sourceforge.ganttproject.GanttCalendar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97" calcext:value-type="float">
            <text:p>97</text:p>
          </table:table-cell>
          <table:table-cell table:style-name="ce18" office:value-type="string" calcext:value-type="string">
            <text:p>net.sourceforge.ganttproject.GanttProject</text:p>
            <text:p>- net.sourceforge.ganttproject.task.Task newTask(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98" calcext:value-type="float">
            <text:p>98</text:p>
          </table:table-cell>
          <table:table-cell table:style-name="ce18" office:value-type="string" calcext:value-type="string">
            <text:p>net.sourceforge.ganttproject.GanttProjectBase.GPViewImpl</text:p>
            <text:p>- void setVisible(boolean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99" calcext:value-type="float">
            <text:p>99</text:p>
          </table:table-cell>
          <table:table-cell table:style-name="ce18" office:value-type="string" calcext:value-type="string">
            <text:p>net.sourceforge.ganttproject.GanttTreeTableModel</text:p>
            <text:p>- void removeNodeFromParent(javax.swing.tree.MutableTreeNode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00" calcext:value-type="float">
            <text:p>100</text:p>
          </table:table-cell>
          <table:table-cell table:style-name="ce18" office:value-type="string" calcext:value-type="string">
            <text:p>net.sourceforge.ganttproject.GanttGraphicArea.ChartOptionsPreviewPanel</text:p>
            <text:p>- void changeValue(net.sourceforge.ganttproject.gui.options.model.ChangeValueEvent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01" calcext:value-type="float">
            <text:p>101</text:p>
          </table:table-cell>
          <table:table-cell table:style-name="ce18" office:value-type="string" calcext:value-type="string">
            <text:p>net.sourceforge.ganttproject.GanttPreviousState</text:p>
            <text:p>- void writeTask(java.io.Writer, javax.swing.tree.DefaultMutableTreeNode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02" calcext:value-type="float">
            <text:p>102</text:p>
          </table:table-cell>
          <table:table-cell table:style-name="ce18" office:value-type="string" calcext:value-type="string">
            <text:p>net.sourceforge.ganttproject.action.GPAction</text:p>
            <text:p>- static javax.swing.KeyStroke getKeyStroke(java.lang.String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03" calcext:value-type="float">
            <text:p>103</text:p>
          </table:table-cell>
          <table:table-cell table:style-name="ce18" office:value-type="string" calcext:value-type="string">
            <text:p>net.sourceforge.ganttproject.ResourceTreeImageGenerator</text:p>
            <text:p>- java.awt.Dimension calculateDimension(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04" calcext:value-type="float">
            <text:p>104</text:p>
          </table:table-cell>
          <table:table-cell table:style-name="ce18" office:value-type="string" calcext:value-type="string">
            <text:p>net.sourceforge.ganttproject.GanttTree2.GanttTreeCellRenderer</text:p>
            <text:p>- Component getTreeCellRendererComponent(JTree, Object, boolean, boolean, boolean, int, boolean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05" calcext:value-type="float">
            <text:p>105</text:p>
          </table:table-cell>
          <table:table-cell table:style-name="ce18" office:value-type="string" calcext:value-type="string">
            <text:p>net.sourceforge.ganttproject.ResourceTreeTable</text:p>
            <text:p>- void initTreeTable(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06" calcext:value-type="float">
            <text:p>106</text:p>
          </table:table-cell>
          <table:table-cell table:style-name="ce18" office:value-type="string" calcext:value-type="string">
            <text:p>net.sourceforge.ganttproject.ResourceTreeTable</text:p>
            <text:p>- void addCustomColumn(net.sourceforge.ganttproject.resource.ResourceColumn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07" calcext:value-type="float">
            <text:p>107</text:p>
          </table:table-cell>
          <table:table-cell table:style-name="ce18" office:value-type="string" calcext:value-type="string">
            <text:p>net.sourceforge.ganttproject.GanttPreviousStateTask</text:p>
            <text:p>- net.sourceforge.ganttproject.GanttCalendar getEnd(net.sourceforge.ganttproject.calendar.GPCalendar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08" calcext:value-type="float">
            <text:p>108</text:p>
          </table:table-cell>
          <table:table-cell table:style-name="ce18" office:value-type="string" calcext:value-type="string">
            <text:p>net.sourceforge.ganttproject.GanttTree2</text:p>
            <text:p>- void indentCurrentNodes(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09" calcext:value-type="float">
            <text:p>109</text:p>
          </table:table-cell>
          <table:table-cell table:style-name="ce18" office:value-type="string" calcext:value-type="string">
            <text:p>net.sourceforge.ganttproject.ResourceTreeTable</text:p>
            <text:p>- void deleteAllColumns(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10" calcext:value-type="float">
            <text:p>110</text:p>
          </table:table-cell>
          <table:table-cell table:style-name="ce18" office:value-type="string" calcext:value-type="string">
            <text:p>net.sourceforge.ganttproject.TaskContainmentHierarchyFacadeImpl</text:p>
            <text:p>- void move(net.sourceforge.ganttproject.task.Task, net.sourceforge.ganttproject.task.Task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11" calcext:value-type="float">
            <text:p>111</text:p>
          </table:table-cell>
          <table:table-cell table:style-name="ce18" office:value-type="string" calcext:value-type="string">
            <text:p>net.sourceforge.ganttproject.GanttTree2.GanttTreeDropListener</text:p>
            <text:p>- void drop(java.awt.dnd.DropTargetDropEvent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12" calcext:value-type="float">
            <text:p>112</text:p>
          </table:table-cell>
          <table:table-cell table:style-name="ce18" office:value-type="string" calcext:value-type="string">
            <text:p>net.sourceforge.ganttproject.ResourceTreeTableModel</text:p>
            <text:p>- void removeNodeFromParent(javax.swing.tree.MutableTreeNode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13" calcext:value-type="float">
            <text:p>113</text:p>
          </table:table-cell>
          <table:table-cell table:style-name="ce18" office:value-type="string" calcext:value-type="string">
            <text:p>net.sourceforge.ganttproject.chart.TaskRendererImpl</text:p>
            <text:p>- void prepareDependencyDrawData(net.sourceforge.ganttproject.task.Task, List#RAW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14" calcext:value-type="float">
            <text:p>114</text:p>
          </table:table-cell>
          <table:table-cell table:style-name="ce18" office:value-type="string" calcext:value-type="string">
            <text:p>net.sourceforge.ganttproject.GanttOptions.GanttXMLOptionsParser</text:p>
            <text:p>- void startElement(String, String, String, org.xml.sax.Attributes) throws org.xml.sax.SAXException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15" calcext:value-type="float">
            <text:p>115</text:p>
          </table:table-cell>
          <table:table-cell table:style-name="ce18" office:value-type="string" calcext:value-type="string">
            <text:p>net.sourceforge.ganttproject.chart.ResourceLoadRenderer</text:p>
            <text:p>- void render(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16" calcext:value-type="float">
            <text:p>116</text:p>
          </table:table-cell>
          <table:table-cell table:style-name="ce18" office:value-type="string" calcext:value-type="string">
            <text:p>net.sourceforge.ganttproject.chart.GraphicPrimitiveContainer</text:p>
            <text:p>- net.sourceforge.ganttproject.chart.GraphicPrimitiveContainer.Rectangle createRectangle(int, int, int, int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17" calcext:value-type="float">
            <text:p>117</text:p>
          </table:table-cell>
          <table:table-cell table:style-name="ce18" office:value-type="string" calcext:value-type="string">
            <text:p>net.sourceforge.ganttproject.ResourceTreeTableModel</text:p>
            <text:p>- void buildAssignmentsSubtree(net.sourceforge.ganttproject.resource.ResourceNode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18" calcext:value-type="float">
            <text:p>118</text:p>
          </table:table-cell>
          <table:table-cell table:style-name="ce18" office:value-type="string" calcext:value-type="string">
            <text:p>net.sourceforge.ganttproject.TaskTreeImageGenerator</text:p>
            <text:p>- java.awt.Image createImage(List#RAW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19" calcext:value-type="float">
            <text:p>119</text:p>
          </table:table-cell>
          <table:table-cell table:style-name="ce18" office:value-type="string" calcext:value-type="string">
            <text:p>net.sourceforge.ganttproject.GanttTree2</text:p>
            <text:p>- javax.swing.tree.DefaultMutableTreeNode addObjectWithExpand(Object, DefaultMutableTreeNode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20" calcext:value-type="float">
            <text:p>120</text:p>
          </table:table-cell>
          <table:table-cell table:style-name="ce18" office:value-type="string" calcext:value-type="string">
            <text:p>net.sourceforge.ganttproject.TaskTreeImageGenerator</text:p>
            <text:p>- int printTask(java.awt.Graphics, List#RAW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21" calcext:value-type="float">
            <text:p>121</text:p>
          </table:table-cell>
          <table:table-cell table:style-name="ce18" office:value-type="string" calcext:value-type="string">
            <text:p>net.sourceforge.ganttproject.GanttGraphicArea.OldChartMouseListenerImpl</text:p>
            <text:p>- void processLeftButton(java.awt.event.MouseEvent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22" calcext:value-type="float">
            <text:p>122</text:p>
          </table:table-cell>
          <table:table-cell table:style-name="ce18" office:value-type="string" calcext:value-type="string">
            <text:p>net.sourceforge.ganttproject.chart.DependencyInteractionRenderer</text:p>
            <text:p>- void paint(java.awt.Graphics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23" calcext:value-type="float">
            <text:p>123</text:p>
          </table:table-cell>
          <table:table-cell table:style-name="ce18" office:value-type="string" calcext:value-type="string">
            <text:p>net.sourceforge.ganttproject.chart.TaskRendererImpl</text:p>
            <text:p>- long getPositiveOffset(java.util.Date, java.util.Date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24" calcext:value-type="float">
            <text:p>124</text:p>
          </table:table-cell>
          <table:table-cell table:style-name="ce18" office:value-type="string" calcext:value-type="string">
            <text:p>net.sourceforge.ganttproject.GanttProject</text:p>
            <text:p>- void deleteTasks(boolean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25" calcext:value-type="float">
            <text:p>125</text:p>
          </table:table-cell>
          <table:table-cell table:style-name="ce18" office:value-type="string" calcext:value-type="string">
            <text:p>net.sourceforge.ganttproject.calendar.WeekendCalendarImpl</text:p>
            <text:p>- List#RAW getActivitiesBackward(java.util.Date, net.sourceforge.ganttproject.time.TimeUnit, long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26" calcext:value-type="float">
            <text:p>126</text:p>
          </table:table-cell>
          <table:table-cell table:style-name="ce18" office:value-type="string" calcext:value-type="string">
            <text:p>net.sourceforge.ganttproject.GanttProject</text:p>
            <text:p>- void actionPerformed(java.awt.event.ActionEvent) 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12" office:value-type="float" office:value="127" calcext:value-type="float">
            <text:p>127</text:p>
          </table:table-cell>
          <table:table-cell table:style-name="ce18" office:value-type="string" calcext:value-type="string">
            <text:p>net.sourceforge.ganttproject.UIFacadeImpl</text:p>
            <text:p>- void showDialog(java.awt.Component, javax.swing.Action[], java.lang.String) </text:p>
          </table:table-cell>
          <table:table-cell table:style-name="ce8" table:number-columns-repeated="2"/>
          <table:table-cell table:number-columns-repeated="1019"/>
        </table:table-row>
        <table:table-row table:style-name="ro4" table:number-rows-repeated="1048329">
          <table:table-cell table:number-columns-repeated="1023"/>
        </table:table-row>
        <table:table-row table:style-name="ro4">
          <table:table-cell table:number-columns-repeated="1023"/>
        </table:table-row>
        <calcext:conditional-formats>
          <calcext:conditional-format calcext:target-range-address="GodClass.A2:GodClass.A6">
            <calcext:condition calcext:apply-style-name="ConditionalStyle_12" calcext:value="duplicate" calcext:base-cell-address="GodClass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number:fill-character> </number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2" style:display-name="ConditionalStyle_12" style:family="table-cell" style:parent-style-name="Default">
      <style:table-cell-properties fo:background-color="#ffc7ce"/>
      <style:text-properties fo:color="#9c0006"/>
    </style:style>
    <style:style style:name="ConditionalStyle_5f_11" style:display-name="ConditionalStyle_11" style:family="table-cell" style:parent-style-name="Default">
      <style:table-cell-properties fo:background-color="#ffc7ce"/>
      <style:text-properties fo:color="#9c0006"/>
    </style:style>
    <style:style style:name="ConditionalStyle_5f_10" style:display-name="ConditionalStyle_10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fo:page-width="8.2681in" fo:page-height="11.6929in" fo:margin-top="0.4in" fo:margin-bottom="0.4in" style:first-page-number="continue" style:scale-to="73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/00/0000</text:date>, <text:time style:data-style-name="N2" text:time-value="0000-00-00T00:00:03.667138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ng_20_Method" style:display-name="PageStyle_Long Metho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dClass" style:display-name="PageStyle_GodCla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_20_Envy" style:display-name="PageStyle_Feature Env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ng_20_Parameter_20_List" style:display-name="PageStyle_Long Parameter Lis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25T12:47:36</meta:creation-date>
    <dc:date>2014-07-08T16:24:58.595715296</dc:date>
    <meta:generator>LibreOffice/4.1.3.2$Linux_X86_64 LibreOffice_project/410m0$Build-2</meta:generator>
    <meta:editing-duration>P0D</meta:editing-duration>
    <meta:editing-cycles>4</meta:editing-cycles>
    <meta:document-statistic meta:table-count="6" meta:cell-count="2761" meta:object-count="0"/>
    <meta:user-defined meta:name="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